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25pt"/>
    </style:style>
    <style:style style:name="co2" style:family="table-column">
      <style:table-column-properties fo:break-before="auto" style:column-width="16.5pt"/>
    </style:style>
    <style:style style:name="co3" style:family="table-column">
      <style:table-column-properties fo:break-before="auto" style:column-width="77.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6.76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76.14pt"/>
    </style:style>
    <style:style style:name="co10" style:family="table-column">
      <style:table-column-properties fo:break-before="auto" style:column-width="167.84pt"/>
    </style:style>
    <style:style style:name="co11" style:family="table-column">
      <style:table-column-properties fo:break-before="auto" style:column-width="44.79pt"/>
    </style:style>
    <style:style style:name="co12" style:family="table-column">
      <style:table-column-properties fo:break-before="auto" style:column-width="46.4pt"/>
    </style:style>
    <style:style style:name="co13" style:family="table-column">
      <style:table-column-properties fo:break-before="auto" style:column-width="40.9pt"/>
    </style:style>
    <style:style style:name="co14" style:family="table-column">
      <style:table-column-properties fo:break-before="auto" style:column-width="45.61pt"/>
    </style:style>
    <style:style style:name="co15" style:family="table-column">
      <style:table-column-properties fo:break-before="auto" style:column-width="376.89pt"/>
    </style:style>
    <style:style style:name="co16" style:family="table-column">
      <style:table-column-properties fo:break-before="auto" style:column-width="238.99pt"/>
    </style:style>
    <style:style style:name="co17" style:family="table-column">
      <style:table-column-properties fo:break-before="auto" style:column-width="53.46pt"/>
    </style:style>
    <style:style style:name="co18" style:family="table-column">
      <style:table-column-properties fo:break-before="auto" style:column-width="150.6pt"/>
    </style:style>
    <style:style style:name="co19" style:family="table-column">
      <style:table-column-properties fo:break-before="auto" style:column-width="96.55pt"/>
    </style:style>
    <style:style style:name="co20" style:family="table-column">
      <style:table-column-properties fo:break-before="auto" style:column-width="123pt"/>
    </style:style>
    <style:style style:name="co21" style:family="table-column">
      <style:table-column-properties fo:break-before="auto" style:column-width="90.26pt"/>
    </style:style>
    <style:style style:name="co22" style:family="table-column">
      <style:table-column-properties fo:break-before="auto" style:column-width="36.2pt"/>
    </style:style>
    <style:style style:name="co23" style:family="table-column">
      <style:table-column-properties fo:break-before="auto" style:column-width="132.6pt"/>
    </style:style>
    <style:style style:name="co24" style:family="table-column">
      <style:table-column-properties fo:break-before="auto" style:column-width="62.84pt"/>
    </style:style>
    <style:style style:name="co25" style:family="table-column">
      <style:table-column-properties fo:break-before="auto" style:column-width="109.7pt"/>
    </style:style>
    <style:style style:name="co26" style:family="table-column">
      <style:table-column-properties fo:break-before="auto" style:column-width="55.81pt"/>
    </style:style>
    <style:style style:name="co27" style:family="table-column">
      <style:table-column-properties fo:break-before="auto" style:column-width="52.64pt"/>
    </style:style>
    <style:style style:name="co28" style:family="table-column">
      <style:table-column-properties fo:break-before="auto" style:column-width="188.19pt"/>
    </style:style>
    <style:style style:name="co29" style:family="table-column">
      <style:table-column-properties fo:break-before="auto" style:column-width="99.64pt"/>
    </style:style>
    <style:style style:name="co30" style:family="table-column">
      <style:table-column-properties fo:break-before="auto" style:column-width="91.05pt"/>
    </style:style>
    <style:style style:name="co31" style:family="table-column">
      <style:table-column-properties fo:break-before="auto" style:column-width="278.36pt"/>
    </style:style>
    <style:style style:name="co32" style:family="table-column">
      <style:table-column-properties fo:break-before="auto" style:column-width="61.26pt"/>
    </style:style>
    <style:style style:name="co33" style:family="table-column">
      <style:table-column-properties fo:break-before="auto" style:column-width="57.34pt"/>
    </style:style>
    <style:style style:name="co34" style:family="table-column">
      <style:table-column-properties fo:break-before="auto" style:column-width="31.49pt"/>
    </style:style>
    <style:style style:name="co35" style:family="table-column">
      <style:table-column-properties fo:break-before="auto" style:column-width="28.35pt"/>
    </style:style>
    <style:style style:name="co36" style:family="table-column">
      <style:table-column-properties fo:break-before="auto" style:column-width="20.49pt"/>
    </style:style>
    <style:style style:name="co37" style:family="table-column">
      <style:table-column-properties fo:break-before="auto" style:column-width="22.11pt"/>
    </style:style>
    <style:style style:name="co38" style:family="table-column">
      <style:table-column-properties fo:break-before="auto" style:column-width="124.41pt"/>
    </style:style>
    <style:style style:name="co39" style:family="table-column">
      <style:table-column-properties fo:break-before="auto" style:column-width="81.16pt"/>
    </style:style>
    <style:style style:name="co40" style:family="table-column">
      <style:table-column-properties fo:break-before="auto" style:column-width="52.04pt"/>
    </style:style>
    <style:style style:name="co41" style:family="table-column">
      <style:table-column-properties fo:break-before="auto" style:column-width="91.36pt"/>
    </style:style>
    <style:style style:name="co42" style:family="table-column">
      <style:table-column-properties fo:break-before="auto" style:column-width="86.66pt"/>
    </style:style>
    <style:style style:name="co43" style:family="table-column">
      <style:table-column-properties fo:break-before="auto" style:column-width="109.45pt"/>
    </style:style>
    <style:style style:name="co44" style:family="table-column">
      <style:table-column-properties fo:break-before="auto" style:column-width="92.61pt"/>
    </style:style>
    <style:style style:name="co45" style:family="table-column">
      <style:table-column-properties fo:break-before="auto" style:column-width="137.31pt"/>
    </style:style>
    <style:style style:name="co46" style:family="table-column">
      <style:table-column-properties fo:break-before="auto" style:column-width="37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ro6" style:family="table-row">
      <style:table-row-properties style:row-height="20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10.01pt"/>
    </style:style>
    <style:style style:name="ce10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start" fo:margin-left="10.01pt"/>
    </style:style>
    <style:style style:name="ce11" style:family="table-cell" style:parent-style-name="Default">
      <style:table-cell-properties fo:background-color="#ccf5ff" style:text-align-source="fix" style:repeat-content="false" fo:border="0.06pt solid #000000" style:vertical-align="middle"/>
      <style:paragraph-properties fo:text-align="start" fo:margin-left="10.01pt"/>
    </style:style>
    <style:style style:name="ce1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start" fo:margin-left="10.01pt"/>
    </style:style>
    <style:style style:name="ce13" style:family="table-cell" style:parent-style-name="Default">
      <style:table-cell-properties fo:background-color="#ccff66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fo:background-color="#ccf5ff" style:text-align-source="fix" style:repeat-content="false" fo:border="0.06pt solid #000000"/>
      <style:paragraph-properties fo:text-align="start" fo:margin-left="10.01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10.01pt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start" fo:margin-left="10.01p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999999"/>
    </style:style>
    <style:style style:name="ce19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 fo:border="0.06pt solid #000000"/>
    </style:style>
    <style:style style:name="ce21" style:family="table-cell" style:parent-style-name="Default">
      <style:table-cell-properties fo:background-color="#ccffcc" fo:border="0.06pt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ffff" fo:border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ffff" fo:border="0.06pt solid #000000"/>
      <style:text-properties fo:font-size="8pt" style:font-size-asian="8pt" style:font-size-complex="8p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99"/>
    <style:style style:name="ce26" style:family="table-cell" style:parent-style-name="Default" style:data-style-name="N1">
      <style:text-properties fo:font-weight="bold" style:font-weight-asian="bold" style:font-weight-complex="bold"/>
    </style:style>
    <style:style style:name="ce27" style:family="table-cell" style:parent-style-name="Default" style:data-style-name="N1"/>
    <style:style style:name="ce28" style:family="table-cell" style:parent-style-name="Default">
      <style:table-cell-properties fo:background-color="#eeeeee" fo:border="0.99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99pt solid #000000" fo:border-right="none" fo:border-top="none"/>
    </style:style>
    <style:style style:name="ce30" style:family="table-cell" style:parent-style-name="Default">
      <style:table-cell-properties fo:border-bottom="0.99pt solid #000000" fo:border-left="0.99pt solid #000000" fo:border-right="none" fo:border-top="none"/>
    </style:style>
    <style:style style:name="ce31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99pt solid #000000" fo:border-top="none"/>
    </style:style>
    <style:style style:name="ce33" style:family="table-cell" style:parent-style-name="Default">
      <style:table-cell-properties fo:border-bottom="0.99pt solid #000000" fo:border-left="none" fo:border-right="0.99pt solid #000000" fo:border-top="none"/>
    </style:style>
    <style:style style:name="ce3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</style:style>
    <style:style style:name="ce36" style:family="table-cell" style:parent-style-name="Default">
      <style:table-cell-properties fo:background-color="#ccf5ff" fo:border="0.06pt solid #000000"/>
    </style:style>
    <style:style style:name="ce37" style:family="table-cell" style:parent-style-name="Heading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38" style:family="table-cell" style:parent-style-name="Heading">
      <style:table-cell-properties fo:border-bottom="0.06pt solid #000000" fo:background-color="#eeeeee" fo:border-left="0.06pt solid #000000" fo:border-right="none" fo:border-top="0.06pt solid #000000"/>
    </style:style>
    <style:style style:name="ce39" style:family="table-cell" style:parent-style-name="Heading">
      <style:table-cell-properties fo:border-bottom="0.06pt solid #000000" fo:background-color="#eeeeee" fo:border-left="none" fo:border-right="none" fo:border-top="0.06pt solid #000000"/>
    </style:style>
    <style:style style:name="ce40" style:family="table-cell" style:parent-style-name="Heading">
      <style:table-cell-properties fo:border-bottom="0.06pt solid #000000" fo:background-color="#eeeeee" fo:border-left="none" fo:border-right="0.06pt solid #000000" fo:border-top="0.06pt solid #000000"/>
    </style:style>
    <style:style style:name="ce41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0.06pt solid #000000" fo:border-left="0.06pt solid #000000" fo:border-right="none" fo:border-top="none"/>
    </style:style>
    <style:style style:name="ce44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6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number-columns-repeated="5" table:default-cell-style-name="ce7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Goal</text:p>
          </table:table-cell>
          <table:table-cell/>
          <table:table-cell table:style-name="ce4" office:value-type="string" calcext:value-type="string" table:number-columns-spanned="8" table:number-rows-spanned="1">
            <text:p>Generate random characters for Pathfinder 2e</text:p>
          </table:table-cell>
          <table:covered-table-cell table:number-columns-repeated="5" table:style-name="ce8"/>
          <table:covered-table-cell table:number-columns-repeated="2" table:style-name="ce17"/>
          <table:table-cell table:number-columns-repeated="1014"/>
        </table:table-row>
        <table:table-row table:style-name="ro1">
          <table:table-cell table:style-name="ce1" office:value-type="string" calcext:value-type="string">
            <text:p>Step</text:p>
          </table:table-cell>
          <table:table-cell/>
          <table:table-cell table:style-name="ce5" office:value-type="string" calcext:value-type="string">
            <text:p>4 of 4</text:p>
          </table:table-cell>
          <table:table-cell table:style-name="ce9" office:value-type="string" calcext:value-type="string" table:number-columns-spanned="7" table:number-rows-spanned="1">
            <text:p>Select feats based on ancestry, background, skill training and class</text:p>
          </table:table-cell>
          <table:covered-table-cell table:number-columns-repeated="4" table:style-name="ce8"/>
          <table:covered-table-cell table:number-columns-repeated="2" table:style-name="ce17"/>
          <table:table-cell table:number-columns-repeated="1014"/>
        </table:table-row>
        <table:table-row table:style-name="ro2">
          <table:table-cell table:style-name="ce2"/>
          <table:table-cell/>
          <table:table-cell table:style-name="ce6" table:number-columns-repeated="6"/>
          <table:table-cell table:style-name="ce18" table:number-columns-repeated="1016"/>
        </table:table-row>
        <table:table-row table:style-name="ro1">
          <table:table-cell table:style-name="ce1" office:value-type="string" calcext:value-type="string">
            <text:p>HOWTO</text:p>
          </table:table-cell>
          <table:table-cell/>
          <table:table-cell table:style-name="ce4" office:value-type="string" calcext:value-type="string" table:number-columns-spanned="8" table:number-rows-spanned="1">
            <text:p>Enter the character data, adjust the deities, recalculate and use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>
            <text:p>Step 1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0" office:value-type="string" calcext:value-type="string" table:number-columns-spanned="7" table:number-rows-spanned="1">
            <text:p>Enter or paste the necessary character data into the green region</text:p>
          </table:table-cell>
          <table:covered-table-cell table:number-columns-repeated="6"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Step 2</text:p>
          </table:table-cell>
          <table:table-cell/>
          <table:table-cell table:style-name="ce5" office:value-type="string" calcext:value-type="string">
            <text:p>BG+Class</text:p>
          </table:table-cell>
          <table:table-cell table:style-name="ce11" office:value-type="string" calcext:value-type="string" table:number-columns-spanned="7" table:number-rows-spanned="1">
            <text:p>Edit the deities for your setting. Enter twice, but with different (unique) wording</text:p>
          </table:table-cell>
          <table:covered-table-cell table:number-columns-repeated="6" table:style-name="ce14"/>
          <table:table-cell table:number-columns-repeated="1014"/>
        </table:table-row>
        <table:table-row table:style-name="ro1">
          <table:table-cell table:style-name="ce1" office:value-type="string" calcext:value-type="string">
            <text:p>Step 3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2" office:value-type="string" calcext:value-type="string" table:number-columns-spanned="7" table:number-rows-spanned="1">
            <text:p>Delete rows or copy/paste rows to get the right character count</text:p>
          </table:table-cell>
          <table:covered-table-cell table:number-columns-repeated="6" table:style-name="ce15"/>
          <table:table-cell table:number-columns-repeated="1014"/>
        </table:table-row>
        <table:table-row table:style-name="ro1">
          <table:table-cell table:style-name="ce1" office:value-type="string" calcext:value-type="string">
            <text:p>Step 4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2" office:value-type="string" calcext:value-type="string" table:number-columns-spanned="7" table:number-rows-spanned="1">
            <text:p>Recalculate (F9) until you like what you get</text:p>
          </table:table-cell>
          <table:covered-table-cell table:number-columns-repeated="6" table:style-name="ce16"/>
          <table:table-cell table:number-columns-repeated="1014"/>
        </table:table-row>
        <table:table-row table:style-name="ro1">
          <table:table-cell table:style-name="ce1" office:value-type="string" calcext:value-type="string">
            <text:p>Step 5</text:p>
          </table:table-cell>
          <table:table-cell/>
          <table:table-cell table:style-name="ce5" office:value-type="string" calcext:value-type="string">
            <text:p>Chars</text:p>
          </table:table-cell>
          <table:table-cell table:style-name="ce12" office:value-type="string" calcext:value-type="string" table:number-columns-spanned="7" table:number-rows-spanned="1">
            <text:p>Copy, then paste the values to The next major step (Feats), or to some other media</text:p>
          </table:table-cell>
          <table:covered-table-cell table:number-columns-repeated="6" table:style-name="ce16"/>
          <table:table-cell table:number-columns-repeated="1014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r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ce27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4" table:number-columns-repeated="969" table:default-cell-style-name="Default"/>
        <table:table-row table:style-name="ro3">
          <table:table-cell table:style-name="ce19" office:value-type="string" calcext:value-type="string">
            <text:p>Ancestry</text:p>
          </table:table-cell>
          <table:table-cell table:style-name="ce19" office:value-type="string" calcext:value-type="string">
            <text:p>Heritage</text:p>
          </table:table-cell>
          <table:table-cell table:style-name="ce19" office:value-type="string" calcext:value-type="string">
            <text:p>Background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pec1</text:p>
          </table:table-cell>
          <table:table-cell table:style-name="ce19" office:value-type="string" calcext:value-type="string">
            <text:p>Spec2</text:p>
          </table:table-cell>
          <table:table-cell table:style-name="ce19" office:value-type="string" calcext:value-type="string">
            <text:p>STR</text:p>
          </table:table-cell>
          <table:table-cell table:style-name="ce19" office:value-type="string" calcext:value-type="string">
            <text:p>DEX</text:p>
          </table:table-cell>
          <table:table-cell table:style-name="ce19" office:value-type="string" calcext:value-type="string">
            <text:p>CON</text:p>
          </table:table-cell>
          <table:table-cell table:style-name="ce19" office:value-type="string" calcext:value-type="string">
            <text:p>INT</text:p>
          </table:table-cell>
          <table:table-cell table:style-name="ce19" office:value-type="string" calcext:value-type="string">
            <text:p>WIS</text:p>
          </table:table-cell>
          <table:table-cell table:style-name="ce19" office:value-type="string" calcext:value-type="string">
            <text:p>CHA</text:p>
          </table:table-cell>
          <table:table-cell table:style-name="ce19" office:value-type="string" calcext:value-type="string">
            <text:p>Skills</text:p>
          </table:table-cell>
          <table:table-cell table:style-name="ce22" office:value-type="string" calcext:value-type="string">
            <text:p>Feats</text:p>
          </table:table-cell>
          <table:table-cell table:style-name="ce24" office:value-type="string" calcext:value-type="string">
            <text:p>Classline</text:p>
          </table:table-cell>
          <table:table-cell table:style-name="ce24" office:value-type="string" calcext:value-type="string">
            <text:p>Feat BG</text:p>
          </table:table-cell>
          <table:table-cell table:style-name="ce24" office:value-type="string" calcext:value-type="string">
            <text:p>Feat Class</text:p>
          </table:table-cell>
          <table:table-cell table:style-name="ce24" office:value-type="string" calcext:value-type="string">
            <text:p>Feat Spec1</text:p>
          </table:table-cell>
          <table:table-cell table:style-name="ce24" office:value-type="string" calcext:value-type="string">
            <text:p>Feat Spec2</text:p>
          </table:table-cell>
          <table:table-cell table:style-name="ce24" office:value-type="string" calcext:value-type="string">
            <text:p>AFRN</text:p>
          </table:table-cell>
          <table:table-cell table:style-name="ce24" office:value-type="string" calcext:value-type="string">
            <text:p>Feat Anc</text:p>
          </table:table-cell>
          <table:table-cell table:style-name="ce24" office:value-type="string" calcext:value-type="string">
            <text:p>ClassFeat?</text:p>
          </table:table-cell>
          <table:table-cell table:style-name="ce26" office:value-type="string" calcext:value-type="string">
            <text:p>CFRN</text:p>
          </table:table-cell>
          <table:table-cell table:style-name="ce24" office:value-type="string" calcext:value-type="string">
            <text:p>ClassFeat</text:p>
          </table:table-cell>
          <table:table-cell table:style-name="ce24" office:value-type="string" calcext:value-type="string">
            <text:p>SkillPos0</text:p>
          </table:table-cell>
          <table:table-cell table:style-name="ce24" office:value-type="string" calcext:value-type="string">
            <text:p>SkillPosX</text:p>
          </table:table-cell>
          <table:table-cell table:style-name="ce24" office:value-type="string" calcext:value-type="string">
            <text:p>SkillRow</text:p>
          </table:table-cell>
          <table:table-cell table:style-name="ce24" office:value-type="string" calcext:value-type="string">
            <text:p>SkillFeat</text:p>
          </table:table-cell>
          <table:table-cell table:style-name="ce24" office:value-type="string" calcext:value-type="string">
            <text:p>General-V</text:p>
          </table:table-cell>
          <table:table-cell table:style-name="ce24" office:value-type="string" calcext:value-type="string">
            <text:p>General-GT</text:p>
          </table:table-cell>
          <table:table-cell table:style-name="ce24" office:value-type="string" calcext:value-type="string">
            <text:p>CFRN</text:p>
          </table:table-cell>
          <table:table-cell table:style-name="ce24" office:value-type="string" calcext:value-type="string">
            <text:p>ClassBonus</text:p>
          </table:table-cell>
          <table:table-cell table:style-name="ce24"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Skilled</text:p>
          </table:table-cell>
          <table:table-cell table:style-name="ce20" office:value-type="string" calcext:value-type="string">
            <text:p>Laborer</text:p>
          </table:table-cell>
          <table:table-cell table:style-name="ce20" office:value-type="string" calcext:value-type="string">
            <text:p>Cleric</text:p>
          </table:table-cell>
          <table:table-cell table:style-name="ce20" office:value-type="string" calcext:value-type="string">
            <text:p>Cloistered</text:p>
          </table:table-cell>
          <table:table-cell table:style-name="ce20" office:value-type="string" calcext:value-type="string">
            <text:p>Fleshreaper Wesley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Athletics,Lore (Labor),Religion,Athletics,Religion,Religion,Survival,Acrobatics</text:p>
          </table:table-cell>
          <table:table-cell table:style-name="ce23" table:formula="of:=[.P2]&amp;IF(LEN([.Q2])&gt;3;&quot;,&quot;&amp;[.Q2];&quot;&quot;)&amp;IF(LEN([.R2])&gt;3;&quot;,&quot;&amp;[.R2];&quot;&quot;)&amp;IF(LEN([.S2])&gt;3;&quot;,&quot;&amp;[.S2];&quot;&quot;)&amp;IF(LEN([.U2])&gt;3;&quot;,&quot;&amp;[.U2];&quot;&quot;)&amp;IF(LEN([.X2])&gt;3;&quot;,&quot;&amp;[.X2];&quot;&quot;)&amp;IF(LEN([.AB2])&gt;3;&quot;,&quot;&amp;[.AB2];&quot;&quot;)&amp;IF(LEN([.AC2])&gt;3;&quot;,&quot;&amp;[.AC2];&quot;&quot;)&amp;IF(LEN([.AD2])&gt;3;&quot;,&quot;&amp;[.AD2];&quot;&quot;)&amp;IF(LEN([.AF2])&gt;3;&quot;,&quot;&amp;[.AF2];&quot;&quot;)" office:value-type="string" office:string-value="Hefty Hauler,Domain initiate,Cooperative nature" calcext:value-type="string">
            <text:p>Hefty Hauler,Domain initiate,Cooperative nature</text:p>
          </table:table-cell>
          <table:table-cell table:formula="of:=MATCH([.D2];['BG+Class'.A$38:.A$50];0)+37" office:value-type="float" office:value="43" calcext:value-type="float">
            <text:p>43</text:p>
          </table:table-cell>
          <table:table-cell table:formula="of:=INDIRECT(&quot;'BG+Class'.B&quot;&amp;MATCH([.C2];['BG+Class'.A$1:.A$36];0))" office:value-type="string" office:string-value="Hefty Hauler" calcext:value-type="string">
            <text:p>Hefty Hauler</text:p>
          </table:table-cell>
          <table:table-cell table:formula="of:=INDIRECT(&quot;'BG+Class'.B&quot;&amp;37+MATCH([.D2];['BG+Class'.A$38:.A$50];0))" office:value-type="float" office:value="0" calcext:value-type="float">
            <text:p>0</text:p>
          </table:table-cell>
          <table:table-cell table:formula="of:=IF(OR(ISERROR([.E2]);LEN([.E2])&lt;1);0;INDIRECT(&quot;'BG+Class'.D&quot;&amp;52+MATCH([.E2];['BG+Class'.C$53:.C$125];0)))" office:value-type="string" office:string-value="Domain initiate" calcext:value-type="string">
            <text:p>Domain initiate</text:p>
          </table:table-cell>
          <table:table-cell table:formula="of:=IF(OR(ISERROR([.F2]);LEN([.F2])&lt;1);0;INDIRECT(&quot;'BG+Class'.D&quot;&amp;52+MATCH([.F2];['BG+Class'.C$53:.C$125];0)))" office:value-type="float" office:value="0" calcext:value-type="float">
            <text:p>0</text:p>
          </table:table-cell>
          <table:table-cell table:formula="of:=RANDBETWEEN(INDIRECT(&quot;'FEATAnc'.B&quot;&amp;MATCH([.A2];[FEATAnc.A$1:.A$8];0));INDIRECT(&quot;'FEATAnc'.C&quot;&amp;MATCH([.A2];[FEATAnc.A$1:.A$8];0)))" office:value-type="float" office:value="39" calcext:value-type="float">
            <text:p>39</text:p>
          </table:table-cell>
          <table:table-cell table:formula="of:=INDIRECT(&quot;'FEATAnc'.B&quot;&amp;[.T2])" office:value-type="string" office:string-value="Cooperative nature" calcext:value-type="string">
            <text:p>Cooperative nature</text:p>
          </table:table-cell>
          <table:table-cell table:style-name="ce25" table:formula="of:=INDIRECT(&quot;'BG+Class'.E&quot;&amp;37+MATCH([.D2];['BG+Class'.A$38:.A$50];0))" office:value-type="boolean" office:boolean-value="false" calcext:value-type="boolean">
            <text:p>FALSE</text:p>
          </table:table-cell>
          <table:table-cell table:formula="of:=IF([.V2]&gt;0;RANDBETWEEN(INDIRECT(&quot;'BG+Class'.K&quot;&amp;[.O2]);INDIRECT(&quot;'BG+Class'.L&quot;&amp;[.O2]));0)" office:value-type="float" office:value="0" calcext:value-type="float">
            <text:p>0</text:p>
          </table:table-cell>
          <table:table-cell table:formula="of:=IF([.V2];INDIRECT(&quot;'FEATClass'.A&quot;&amp;[.W2]);0)" office:value-type="float" office:value="0" calcext:value-type="float">
            <text:p>0</text:p>
          </table:table-cell>
          <table:table-cell table:formula="of:=FIND(&quot;,&quot;;[.M2];LEN([.M2])/2)+1" office:value-type="float" office:value="43" calcext:value-type="float">
            <text:p>43</text:p>
          </table:table-cell>
          <table:table-cell table:formula="of:=FIND(&quot;,&quot;;[.M2];[.Y2]+3)" office:value-type="float" office:value="51" calcext:value-type="float">
            <text:p>51</text:p>
          </table:table-cell>
          <table:table-cell table:formula="of:=MATCH(MID([.$M2];[.Y2];[.Z2]-[.Y2]);[FEATGenSkill.$A$2:.$A$18];0)+1" office:value-type="float" office:value="14" calcext:value-type="float">
            <text:p>14</text:p>
          </table:table-cell>
          <table:table-cell table:formula="of:=IF([.$D2]=&quot;Rogue&quot;;INDIRECT(&quot;FEATGenSkill.A&quot;&amp;RANDBETWEEN(INDIRECT(&quot;FEATGenSkill.B&quot;&amp;[.AA2]);INDIRECT(&quot;FEATGenSkill.C&quot;&amp;[.AA2])))&amp;&quot; (&quot;&amp;MID([.M2];[.Y2];[.Z2]-[.Y2])&amp;&quot;)&quot;;&quot;&quot;)">
            <text:p/>
          </table:table-cell>
          <table:table-cell table:formula="of:=IF([.B2]=&quot;Versatile&quot;;INDIRECT(&quot;FEATGenSkill.A&quot;&amp;RANDBETWEEN(21;34));&quot;&quot;)">
            <text:p/>
          </table:table-cell>
          <table:table-cell table:formula="of:=IF([.U2]=&quot;General Training&quot;;INDIRECT(&quot;FEATGenSkill.A&quot;&amp;RANDBETWEEN(21;34));&quot;&quot;)">
            <text:p/>
          </table:table-cell>
          <table:table-cell table:formula="of:=RANDBETWEEN(INDIRECT(&quot;'BG+Class'.K&quot;&amp;[.O2]);INDIRECT(&quot;'BG+Class'.L&quot;&amp;[.O2]))" office:value-type="float" office:value="20" calcext:value-type="float">
            <text:p>20</text:p>
          </table:table-cell>
          <table:table-cell table:formula="of:=IF([.U2]=&quot;Natural Ambition&quot;;INDIRECT(&quot;'FEATClass'.A&quot;&amp;[.AE2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Martial Disciple</text:p>
          </table:table-cell>
          <table:table-cell table:style-name="ce20" office:value-type="string" calcext:value-type="string">
            <text:p>Fighter</text:p>
          </table:table-cell>
          <table:table-cell table:style-name="ce20" table:number-columns-repeated="2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Acrobatics or Athletics,Lore (Warfare),Athletics,Diplomacy,Athletics,Occultism,Arcana</text:p>
          </table:table-cell>
          <table:table-cell table:style-name="ce23" table:formula="of:=[.P3]&amp;IF(LEN([.Q3])&gt;3;&quot;,&quot;&amp;[.Q3];&quot;&quot;)&amp;IF(LEN([.R3])&gt;3;&quot;,&quot;&amp;[.R3];&quot;&quot;)&amp;IF(LEN([.S3])&gt;3;&quot;,&quot;&amp;[.S3];&quot;&quot;)&amp;IF(LEN([.U3])&gt;3;&quot;,&quot;&amp;[.U3];&quot;&quot;)&amp;IF(LEN([.X3])&gt;3;&quot;,&quot;&amp;[.X3];&quot;&quot;)&amp;IF(LEN([.AB3])&gt;3;&quot;,&quot;&amp;[.AB3];&quot;&quot;)&amp;IF(LEN([.AC3])&gt;3;&quot;,&quot;&amp;[.AC3];&quot;&quot;)&amp;IF(LEN([.AD3])&gt;3;&quot;,&quot;&amp;[.AD3];&quot;&quot;)&amp;IF(LEN([.AF3])&gt;3;&quot;,&quot;&amp;[.AF3];&quot;&quot;)" office:value-type="string" office:string-value="Cat Fall or Quick Jump,Shield Block,Natural Skill,Sudden Charge,Skill Training" calcext:value-type="string">
            <text:p>Cat Fall or Quick Jump,Shield Block,Natural Skill,Sudden Charge,Skill Training</text:p>
          </table:table-cell>
          <table:table-cell table:formula="of:=MATCH([.D3];['BG+Class'.A$38:.A$50];0)+37" office:value-type="float" office:value="45" calcext:value-type="float">
            <text:p>45</text:p>
          </table:table-cell>
          <table:table-cell table:formula="of:=INDIRECT(&quot;'BG+Class'.B&quot;&amp;MATCH([.C3];['BG+Class'.A$1:.A$36];0))" office:value-type="string" office:string-value="Cat Fall or Quick Jump" calcext:value-type="string">
            <text:p>Cat Fall or Quick Jump</text:p>
          </table:table-cell>
          <table:table-cell table:formula="of:=INDIRECT(&quot;'BG+Class'.B&quot;&amp;37+MATCH([.D3];['BG+Class'.A$38:.A$50];0))" office:value-type="string" office:string-value="Shield Block" calcext:value-type="string">
            <text:p>Shield Block</text:p>
          </table:table-cell>
          <table:table-cell table:formula="of:=IF(OR(ISERROR([.E3]);LEN([.E3])&lt;1);0;INDIRECT(&quot;'BG+Class'.D&quot;&amp;52+MATCH([.E3];['BG+Class'.C$53:.C$125];0)))" office:value-type="float" office:value="0" calcext:value-type="float">
            <text:p>0</text:p>
          </table:table-cell>
          <table:table-cell table:formula="of:=IF(OR(ISERROR([.F3]);LEN([.F3])&lt;1);0;INDIRECT(&quot;'BG+Class'.D&quot;&amp;52+MATCH([.F3];['BG+Class'.C$53:.C$125];0)))" office:value-type="float" office:value="0" calcext:value-type="float">
            <text:p>0</text:p>
          </table:table-cell>
          <table:table-cell table:formula="of:=RANDBETWEEN(INDIRECT(&quot;'FEATAnc'.B&quot;&amp;MATCH([.A3];[FEATAnc.A$1:.A$8];0));INDIRECT(&quot;'FEATAnc'.C&quot;&amp;MATCH([.A3];[FEATAnc.A$1:.A$8];0)))" office:value-type="float" office:value="43" calcext:value-type="float">
            <text:p>43</text:p>
          </table:table-cell>
          <table:table-cell table:formula="of:=INDIRECT(&quot;'FEATAnc'.B&quot;&amp;[.T3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3];['BG+Class'.A$38:.A$50];0))=1" office:value-type="boolean" office:boolean-value="true" calcext:value-type="boolean">
            <text:p>TRUE</text:p>
          </table:table-cell>
          <table:table-cell table:formula="of:=IF([.V3]&gt;0;RANDBETWEEN(INDIRECT(&quot;'BG+Class'.K&quot;&amp;[.O3]);INDIRECT(&quot;'BG+Class'.L&quot;&amp;[.O3]));0)" office:value-type="float" office:value="37" calcext:value-type="float">
            <text:p>37</text:p>
          </table:table-cell>
          <table:table-cell table:formula="of:=IF([.V3];INDIRECT(&quot;'FEATClass'.A&quot;&amp;[.W3]);0)" office:value-type="string" office:string-value="Sudden Charge" calcext:value-type="string">
            <text:p>Sudden Charge</text:p>
          </table:table-cell>
          <table:table-cell table:formula="of:=FIND(&quot;,&quot;;[.M3];LEN([.M3])/2)+1" office:value-type="float" office:value="50" calcext:value-type="float">
            <text:p>50</text:p>
          </table:table-cell>
          <table:table-cell table:formula="of:=FIND(&quot;,&quot;;[.M3];[.Y3]+3)" office:value-type="float" office:value="59" calcext:value-type="float">
            <text:p>59</text:p>
          </table:table-cell>
          <table:table-cell table:formula="of:=MATCH(MID([.M3];[.Y3];[.Z3]-[.Y3]);[FEATGenSkill.A$2:.A$18];0)+1" office:value-type="float" office:value="7" calcext:value-type="float">
            <text:p>7</text:p>
          </table:table-cell>
          <table:table-cell table:formula="of:=IF([.$D3]=&quot;Rogue&quot;;INDIRECT(&quot;FEATGenSkill.A&quot;&amp;RANDBETWEEN(INDIRECT(&quot;FEATGenSkill.B&quot;&amp;[.AA3]);INDIRECT(&quot;FEATGenSkill.C&quot;&amp;[.AA3])))&amp;&quot; (&quot;&amp;MID([.M3];[.Y3];[.Z3]-[.Y3])&amp;&quot;)&quot;;&quot;&quot;)">
            <text:p/>
          </table:table-cell>
          <table:table-cell table:formula="of:=IF([.B3]=&quot;Versatile&quot;;INDIRECT(&quot;FEATGenSkill.A&quot;&amp;RANDBETWEEN(21;34));&quot;&quot;)" office:value-type="string" office:string-value="Skill Training" calcext:value-type="string">
            <text:p>Skill Training</text:p>
          </table:table-cell>
          <table:table-cell table:formula="of:=IF([.U3]=&quot;General Training&quot;;INDIRECT(&quot;FEATGenSkill.A&quot;&amp;RANDBETWEEN(21;34));&quot;&quot;)">
            <text:p/>
          </table:table-cell>
          <table:table-cell table:formula="of:=RANDBETWEEN(INDIRECT(&quot;'BG+Class'.K&quot;&amp;[.O3]);INDIRECT(&quot;'BG+Class'.L&quot;&amp;[.O3]))" office:value-type="float" office:value="31" calcext:value-type="float">
            <text:p>31</text:p>
          </table:table-cell>
          <table:table-cell table:formula="of:=IF([.U3]=&quot;Natural Ambition&quot;;INDIRECT(&quot;'FEATClass'.A&quot;&amp;[.AE3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Charlatan</text:p>
          </table:table-cell>
          <table:table-cell table:style-name="ce20" office:value-type="string" calcext:value-type="string">
            <text:p>Bard</text:p>
          </table:table-cell>
          <table:table-cell table:style-name="ce20" office:value-type="string" calcext:value-type="string">
            <text:p>Polymath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Deception,Lore (Underworld),Occultism,Performance,Survival,Performance,Stealth,Acrobatics,Deception</text:p>
          </table:table-cell>
          <table:table-cell table:style-name="ce23" table:formula="of:=[.P4]&amp;IF(LEN([.Q4])&gt;3;&quot;,&quot;&amp;[.Q4];&quot;&quot;)&amp;IF(LEN([.R4])&gt;3;&quot;,&quot;&amp;[.R4];&quot;&quot;)&amp;IF(LEN([.S4])&gt;3;&quot;,&quot;&amp;[.S4];&quot;&quot;)&amp;IF(LEN([.U4])&gt;3;&quot;,&quot;&amp;[.U4];&quot;&quot;)&amp;IF(LEN([.X4])&gt;3;&quot;,&quot;&amp;[.X4];&quot;&quot;)&amp;IF(LEN([.AB4])&gt;3;&quot;,&quot;&amp;[.AB4];&quot;&quot;)&amp;IF(LEN([.AC4])&gt;3;&quot;,&quot;&amp;[.AC4];&quot;&quot;)&amp;IF(LEN([.AD4])&gt;3;&quot;,&quot;&amp;[.AD4];&quot;&quot;)&amp;IF(LEN([.AF4])&gt;3;&quot;,&quot;&amp;[.AF4];&quot;&quot;)" office:value-type="string" office:string-value="Charming Liar,Versatile Performance,First World Magic" calcext:value-type="string">
            <text:p>Charming Liar,Versatile Performance,First World Magic</text:p>
          </table:table-cell>
          <table:table-cell table:formula="of:=MATCH([.D4];['BG+Class'.A$38:.A$50];0)+37" office:value-type="float" office:value="41" calcext:value-type="float">
            <text:p>41</text:p>
          </table:table-cell>
          <table:table-cell table:formula="of:=INDIRECT(&quot;'BG+Class'.B&quot;&amp;MATCH([.C4];['BG+Class'.A$1:.A$36];0))" office:value-type="string" office:string-value="Charming Liar" calcext:value-type="string">
            <text:p>Charming Liar</text:p>
          </table:table-cell>
          <table:table-cell table:formula="of:=INDIRECT(&quot;'BG+Class'.B&quot;&amp;37+MATCH([.D4];['BG+Class'.A$38:.A$50];0))" office:value-type="float" office:value="0" calcext:value-type="float">
            <text:p>0</text:p>
          </table:table-cell>
          <table:table-cell table:formula="of:=IF(OR(ISERROR([.E4]);LEN([.E4])&lt;1);0;INDIRECT(&quot;'BG+Class'.D&quot;&amp;52+MATCH([.E4];['BG+Class'.C$53:.C$125];0)))" office:value-type="string" office:string-value="Versatile Performance" calcext:value-type="string">
            <text:p>Versatile Performance</text:p>
          </table:table-cell>
          <table:table-cell table:formula="of:=IF(OR(ISERROR([.F4]);LEN([.F4])&lt;1);0;INDIRECT(&quot;'BG+Class'.D&quot;&amp;52+MATCH([.F4];['BG+Class'.C$53:.C$125];0)))" office:value-type="float" office:value="0" calcext:value-type="float">
            <text:p>0</text:p>
          </table:table-cell>
          <table:table-cell table:formula="of:=RANDBETWEEN(INDIRECT(&quot;'FEATAnc'.B&quot;&amp;MATCH([.A4];[FEATAnc.A$1:.A$8];0));INDIRECT(&quot;'FEATAnc'.C&quot;&amp;MATCH([.A4];[FEATAnc.A$1:.A$8];0)))" office:value-type="float" office:value="26" calcext:value-type="float">
            <text:p>26</text:p>
          </table:table-cell>
          <table:table-cell table:formula="of:=INDIRECT(&quot;'FEATAnc'.B&quot;&amp;[.T4])" office:value-type="string" office:string-value="First World Magic" calcext:value-type="string">
            <text:p>First World Magic</text:p>
          </table:table-cell>
          <table:table-cell table:style-name="ce25" table:formula="of:=INDIRECT(&quot;'BG+Class'.E&quot;&amp;37+MATCH([.D4];['BG+Class'.A$38:.A$50];0))=1" office:value-type="boolean" office:boolean-value="false" calcext:value-type="boolean">
            <text:p>FALSE</text:p>
          </table:table-cell>
          <table:table-cell table:formula="of:=IF([.V4]&gt;0;RANDBETWEEN(INDIRECT(&quot;'BG+Class'.K&quot;&amp;[.O4]);INDIRECT(&quot;'BG+Class'.L&quot;&amp;[.O4]));0)" office:value-type="float" office:value="0" calcext:value-type="float">
            <text:p>0</text:p>
          </table:table-cell>
          <table:table-cell table:formula="of:=IF([.V4];INDIRECT(&quot;'FEATClass'.A&quot;&amp;[.W4]);0)" office:value-type="float" office:value="0" calcext:value-type="float">
            <text:p>0</text:p>
          </table:table-cell>
          <table:table-cell table:formula="of:=FIND(&quot;,&quot;;[.M4];LEN([.M4])/2)+1" office:value-type="float" office:value="51" calcext:value-type="float">
            <text:p>51</text:p>
          </table:table-cell>
          <table:table-cell table:formula="of:=FIND(&quot;,&quot;;[.M4];[.Y4]+3)" office:value-type="float" office:value="59" calcext:value-type="float">
            <text:p>59</text:p>
          </table:table-cell>
          <table:table-cell table:formula="of:=MATCH(MID([.M4];[.Y4];[.Z4]-[.Y4]);[FEATGenSkill.A$2:.A$18];0)+1" office:value-type="float" office:value="17" calcext:value-type="float">
            <text:p>17</text:p>
          </table:table-cell>
          <table:table-cell table:formula="of:=IF([.$D4]=&quot;Rogue&quot;;INDIRECT(&quot;FEATGenSkill.A&quot;&amp;RANDBETWEEN(INDIRECT(&quot;FEATGenSkill.B&quot;&amp;[.AA4]);INDIRECT(&quot;FEATGenSkill.C&quot;&amp;[.AA4])))&amp;&quot; (&quot;&amp;MID([.M4];[.Y4];[.Z4]-[.Y4])&amp;&quot;)&quot;;&quot;&quot;)">
            <text:p/>
          </table:table-cell>
          <table:table-cell table:formula="of:=IF([.B4]=&quot;Versatile&quot;;INDIRECT(&quot;FEATGenSkill.A&quot;&amp;RANDBETWEEN(21;34));&quot;&quot;)">
            <text:p/>
          </table:table-cell>
          <table:table-cell table:formula="of:=IF([.U4]=&quot;General Training&quot;;INDIRECT(&quot;FEATGenSkill.A&quot;&amp;RANDBETWEEN(21;34));&quot;&quot;)">
            <text:p/>
          </table:table-cell>
          <table:table-cell table:formula="of:=RANDBETWEEN(INDIRECT(&quot;'BG+Class'.K&quot;&amp;[.O4]);INDIRECT(&quot;'BG+Class'.L&quot;&amp;[.O4]))" office:value-type="float" office:value="13" calcext:value-type="float">
            <text:p>13</text:p>
          </table:table-cell>
          <table:table-cell table:formula="of:=IF([.U4]=&quot;Natural Ambition&quot;;INDIRECT(&quot;'FEATClass'.A&quot;&amp;[.AE4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Umbral</text:p>
          </table:table-cell>
          <table:table-cell table:style-name="ce20" office:value-type="string" calcext:value-type="string">
            <text:p>Charlatan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Scoundrel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Deception,Lore (Underworld),Stealth,Deception,Diplomacy,Diplomacy,Thievery,Lore,Intimidation,Intimidation,Intimidation,Stealth,Medicine,Athletics,Crafting,Stealth</text:p>
          </table:table-cell>
          <table:table-cell table:style-name="ce23" table:formula="of:=[.P5]&amp;IF(LEN([.Q5])&gt;3;&quot;,&quot;&amp;[.Q5];&quot;&quot;)&amp;IF(LEN([.R5])&gt;3;&quot;,&quot;&amp;[.R5];&quot;&quot;)&amp;IF(LEN([.S5])&gt;3;&quot;,&quot;&amp;[.S5];&quot;&quot;)&amp;IF(LEN([.U5])&gt;3;&quot;,&quot;&amp;[.U5];&quot;&quot;)&amp;IF(LEN([.X5])&gt;3;&quot;,&quot;&amp;[.X5];&quot;&quot;)&amp;IF(LEN([.AB5])&gt;3;&quot;,&quot;&amp;[.AB5];&quot;&quot;)&amp;IF(LEN([.AC5])&gt;3;&quot;,&quot;&amp;[.AC5];&quot;&quot;)&amp;IF(LEN([.AD5])&gt;3;&quot;,&quot;&amp;[.AD5];&quot;&quot;)&amp;IF(LEN([.AF5])&gt;3;&quot;,&quot;&amp;[.AF5];&quot;&quot;)" office:value-type="string" office:string-value="Charming Liar,Animal Accomplice,You're Next,Group Coercion (Intimidation)" calcext:value-type="string">
            <text:p>Charming Liar,Animal Accomplice,You're Next,Group Coercion (Intimidation)</text:p>
          </table:table-cell>
          <table:table-cell table:formula="of:=MATCH([.D5];['BG+Class'.A$38:.A$50];0)+37" office:value-type="float" office:value="48" calcext:value-type="float">
            <text:p>48</text:p>
          </table:table-cell>
          <table:table-cell table:formula="of:=INDIRECT(&quot;'BG+Class'.B&quot;&amp;MATCH([.C5];['BG+Class'.A$1:.A$36];0))" office:value-type="string" office:string-value="Charming Liar" calcext:value-type="string">
            <text:p>Charming Liar</text:p>
          </table:table-cell>
          <table:table-cell table:formula="of:=INDIRECT(&quot;'BG+Class'.B&quot;&amp;37+MATCH([.D5];['BG+Class'.A$38:.A$50];0))" office:value-type="float" office:value="0" calcext:value-type="float">
            <text:p>0</text:p>
          </table:table-cell>
          <table:table-cell table:formula="of:=IF(OR(ISERROR([.E5]);LEN([.E5])&lt;1);0;INDIRECT(&quot;'BG+Class'.D&quot;&amp;52+MATCH([.E5];['BG+Class'.C$53:.C$125];0)))" office:value-type="float" office:value="0" calcext:value-type="float">
            <text:p>0</text:p>
          </table:table-cell>
          <table:table-cell table:formula="of:=IF(OR(ISERROR([.F5]);LEN([.F5])&lt;1);0;INDIRECT(&quot;'BG+Class'.D&quot;&amp;52+MATCH([.F5];['BG+Class'.C$53:.C$125];0)))" office:value-type="float" office:value="0" calcext:value-type="float">
            <text:p>0</text:p>
          </table:table-cell>
          <table:table-cell table:formula="of:=RANDBETWEEN(INDIRECT(&quot;'FEATAnc'.B&quot;&amp;MATCH([.A5];[FEATAnc.A$1:.A$8];0));INDIRECT(&quot;'FEATAnc'.C&quot;&amp;MATCH([.A5];[FEATAnc.A$1:.A$8];0)))" office:value-type="float" office:value="23" calcext:value-type="float">
            <text:p>23</text:p>
          </table:table-cell>
          <table:table-cell table:formula="of:=INDIRECT(&quot;'FEATAnc'.B&quot;&amp;[.T5])" office:value-type="string" office:string-value="Animal Accomplice" calcext:value-type="string">
            <text:p>Animal Accomplice</text:p>
          </table:table-cell>
          <table:table-cell table:style-name="ce25" table:formula="of:=INDIRECT(&quot;'BG+Class'.E&quot;&amp;37+MATCH([.D5];['BG+Class'.A$38:.A$50];0))=1" office:value-type="boolean" office:boolean-value="true" calcext:value-type="boolean">
            <text:p>TRUE</text:p>
          </table:table-cell>
          <table:table-cell table:formula="of:=IF([.V5]&gt;0;RANDBETWEEN(INDIRECT(&quot;'BG+Class'.K&quot;&amp;[.O5]);INDIRECT(&quot;'BG+Class'.L&quot;&amp;[.O5]));0)" office:value-type="float" office:value="54" calcext:value-type="float">
            <text:p>54</text:p>
          </table:table-cell>
          <table:table-cell table:formula="of:=IF([.V5];INDIRECT(&quot;'FEATClass'.A&quot;&amp;[.W5]);0)" office:value-type="string" office:string-value="You're Next" calcext:value-type="string">
            <text:p>You're Next</text:p>
          </table:table-cell>
          <table:table-cell table:formula="of:=FIND(&quot;,&quot;;[.M5];LEN([.M5])/2)+1" office:value-type="float" office:value="94" calcext:value-type="float">
            <text:p>94</text:p>
          </table:table-cell>
          <table:table-cell table:formula="of:=FIND(&quot;,&quot;;[.M5];[.Y5]+3)" office:value-type="float" office:value="106" calcext:value-type="float">
            <text:p>106</text:p>
          </table:table-cell>
          <table:table-cell table:formula="of:=MATCH(MID([.M5];[.Y5];[.Z5]-[.Y5]);[FEATGenSkill.A$2:.A$18];0)+1" office:value-type="float" office:value="8" calcext:value-type="float">
            <text:p>8</text:p>
          </table:table-cell>
          <table:table-cell table:formula="of:=IF([.$D5]=&quot;Rogue&quot;;INDIRECT(&quot;FEATGenSkill.A&quot;&amp;RANDBETWEEN(INDIRECT(&quot;FEATGenSkill.B&quot;&amp;[.AA5]);INDIRECT(&quot;FEATGenSkill.C&quot;&amp;[.AA5])))&amp;&quot; (&quot;&amp;MID([.M5];[.Y5];[.Z5]-[.Y5])&amp;&quot;)&quot;;&quot;&quot;)" office:value-type="string" office:string-value="Group Coercion (Intimidation)" calcext:value-type="string">
            <text:p>Group Coercion (Intimidation)</text:p>
          </table:table-cell>
          <table:table-cell table:formula="of:=IF([.B5]=&quot;Versatile&quot;;INDIRECT(&quot;FEATGenSkill.A&quot;&amp;RANDBETWEEN(21;34));&quot;&quot;)">
            <text:p/>
          </table:table-cell>
          <table:table-cell table:formula="of:=IF([.U5]=&quot;General Training&quot;;INDIRECT(&quot;FEATGenSkill.A&quot;&amp;RANDBETWEEN(21;34));&quot;&quot;)">
            <text:p/>
          </table:table-cell>
          <table:table-cell table:formula="of:=RANDBETWEEN(INDIRECT(&quot;'BG+Class'.K&quot;&amp;[.O5]);INDIRECT(&quot;'BG+Class'.L&quot;&amp;[.O5]))" office:value-type="float" office:value="54" calcext:value-type="float">
            <text:p>54</text:p>
          </table:table-cell>
          <table:table-cell table:formula="of:=IF([.U5]=&quot;Natural Ambition&quot;;INDIRECT(&quot;'FEATClass'.A&quot;&amp;[.AE5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Field Medic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Ruffian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Medicine,Lore (Warfare),Stealth,Intimidation,Deception,Stealth,Performance,Performance,Lore,Arcana,Deception,Arcana,Society,Thievery,Survival</text:p>
          </table:table-cell>
          <table:table-cell table:style-name="ce23" table:formula="of:=[.P6]&amp;IF(LEN([.Q6])&gt;3;&quot;,&quot;&amp;[.Q6];&quot;&quot;)&amp;IF(LEN([.R6])&gt;3;&quot;,&quot;&amp;[.R6];&quot;&quot;)&amp;IF(LEN([.S6])&gt;3;&quot;,&quot;&amp;[.S6];&quot;&quot;)&amp;IF(LEN([.U6])&gt;3;&quot;,&quot;&amp;[.U6];&quot;&quot;)&amp;IF(LEN([.X6])&gt;3;&quot;,&quot;&amp;[.X6];&quot;&quot;)&amp;IF(LEN([.AB6])&gt;3;&quot;,&quot;&amp;[.AB6];&quot;&quot;)&amp;IF(LEN([.AC6])&gt;3;&quot;,&quot;&amp;[.AC6];&quot;&quot;)&amp;IF(LEN([.AD6])&gt;3;&quot;,&quot;&amp;[.AD6];&quot;&quot;)&amp;IF(LEN([.AF6])&gt;3;&quot;,&quot;&amp;[.AF6];&quot;&quot;)" office:value-type="string" office:string-value="Battle Medic,Medium Armor,Gnome Obsession,You're Next,Virtuosic Performer (Performance)" calcext:value-type="string">
            <text:p>Battle Medic,Medium Armor,Gnome Obsession,You're Next,Virtuosic Performer (Performance)</text:p>
          </table:table-cell>
          <table:table-cell table:formula="of:=MATCH([.D6];['BG+Class'.A$38:.A$50];0)+37" office:value-type="float" office:value="48" calcext:value-type="float">
            <text:p>48</text:p>
          </table:table-cell>
          <table:table-cell table:formula="of:=INDIRECT(&quot;'BG+Class'.B&quot;&amp;MATCH([.C6];['BG+Class'.A$1:.A$36];0))" office:value-type="string" office:string-value="Battle Medic" calcext:value-type="string">
            <text:p>Battle Medic</text:p>
          </table:table-cell>
          <table:table-cell table:formula="of:=INDIRECT(&quot;'BG+Class'.B&quot;&amp;37+MATCH([.D6];['BG+Class'.A$38:.A$50];0))" office:value-type="float" office:value="0" calcext:value-type="float">
            <text:p>0</text:p>
          </table:table-cell>
          <table:table-cell table:formula="of:=IF(OR(ISERROR([.E6]);LEN([.E6])&lt;1);0;INDIRECT(&quot;'BG+Class'.D&quot;&amp;52+MATCH([.E6];['BG+Class'.C$53:.C$125];0)))" office:value-type="string" office:string-value="Medium Armor" calcext:value-type="string">
            <text:p>Medium Armor</text:p>
          </table:table-cell>
          <table:table-cell table:formula="of:=IF(OR(ISERROR([.F6]);LEN([.F6])&lt;1);0;INDIRECT(&quot;'BG+Class'.D&quot;&amp;52+MATCH([.F6];['BG+Class'.C$53:.C$125];0)))" office:value-type="float" office:value="0" calcext:value-type="float">
            <text:p>0</text:p>
          </table:table-cell>
          <table:table-cell table:formula="of:=RANDBETWEEN(INDIRECT(&quot;'FEATAnc'.B&quot;&amp;MATCH([.A6];[FEATAnc.A$1:.A$8];0));INDIRECT(&quot;'FEATAnc'.C&quot;&amp;MATCH([.A6];[FEATAnc.A$1:.A$8];0)))" office:value-type="float" office:value="27" calcext:value-type="float">
            <text:p>27</text:p>
          </table:table-cell>
          <table:table-cell table:formula="of:=INDIRECT(&quot;'FEATAnc'.B&quot;&amp;[.T6])" office:value-type="string" office:string-value="Gnome Obsession" calcext:value-type="string">
            <text:p>Gnome Obsession</text:p>
          </table:table-cell>
          <table:table-cell table:style-name="ce25" table:formula="of:=INDIRECT(&quot;'BG+Class'.E&quot;&amp;37+MATCH([.D6];['BG+Class'.A$38:.A$50];0))=1" office:value-type="boolean" office:boolean-value="true" calcext:value-type="boolean">
            <text:p>TRUE</text:p>
          </table:table-cell>
          <table:table-cell table:formula="of:=IF([.V6]&gt;0;RANDBETWEEN(INDIRECT(&quot;'BG+Class'.K&quot;&amp;[.O6]);INDIRECT(&quot;'BG+Class'.L&quot;&amp;[.O6]));0)" office:value-type="float" office:value="54" calcext:value-type="float">
            <text:p>54</text:p>
          </table:table-cell>
          <table:table-cell table:formula="of:=IF([.V6];INDIRECT(&quot;'FEATClass'.A&quot;&amp;[.W6]);0)" office:value-type="string" office:string-value="You're Next" calcext:value-type="string">
            <text:p>You're Next</text:p>
          </table:table-cell>
          <table:table-cell table:formula="of:=FIND(&quot;,&quot;;[.M6];LEN([.M6])/2)+1" office:value-type="float" office:value="76" calcext:value-type="float">
            <text:p>76</text:p>
          </table:table-cell>
          <table:table-cell table:formula="of:=FIND(&quot;,&quot;;[.M6];[.Y6]+3)" office:value-type="float" office:value="87" calcext:value-type="float">
            <text:p>87</text:p>
          </table:table-cell>
          <table:table-cell table:formula="of:=MATCH(MID([.M6];[.Y6];[.Z6]-[.Y6]);[FEATGenSkill.A$2:.A$18];0)+1" office:value-type="float" office:value="13" calcext:value-type="float">
            <text:p>13</text:p>
          </table:table-cell>
          <table:table-cell table:formula="of:=IF([.$D6]=&quot;Rogue&quot;;INDIRECT(&quot;FEATGenSkill.A&quot;&amp;RANDBETWEEN(INDIRECT(&quot;FEATGenSkill.B&quot;&amp;[.AA6]);INDIRECT(&quot;FEATGenSkill.C&quot;&amp;[.AA6])))&amp;&quot; (&quot;&amp;MID([.M6];[.Y6];[.Z6]-[.Y6])&amp;&quot;)&quot;;&quot;&quot;)" office:value-type="string" office:string-value="Virtuosic Performer (Performance)" calcext:value-type="string">
            <text:p>Virtuosic Performer (Performance)</text:p>
          </table:table-cell>
          <table:table-cell table:formula="of:=IF([.B6]=&quot;Versatile&quot;;INDIRECT(&quot;FEATGenSkill.A&quot;&amp;RANDBETWEEN(21;34));&quot;&quot;)">
            <text:p/>
          </table:table-cell>
          <table:table-cell table:formula="of:=IF([.U6]=&quot;General Training&quot;;INDIRECT(&quot;FEATGenSkill.A&quot;&amp;RANDBETWEEN(21;34));&quot;&quot;)">
            <text:p/>
          </table:table-cell>
          <table:table-cell table:formula="of:=RANDBETWEEN(INDIRECT(&quot;'BG+Class'.K&quot;&amp;[.O6]);INDIRECT(&quot;'BG+Class'.L&quot;&amp;[.O6]))" office:value-type="float" office:value="53" calcext:value-type="float">
            <text:p>53</text:p>
          </table:table-cell>
          <table:table-cell table:formula="of:=IF([.U6]=&quot;Natural Ambition&quot;;INDIRECT(&quot;'FEATClass'.A&quot;&amp;[.AE6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Dwarf</text:p>
          </table:table-cell>
          <table:table-cell table:style-name="ce20" office:value-type="string" calcext:value-type="string">
            <text:p>Ancient Blooded</text:p>
          </table:table-cell>
          <table:table-cell table:style-name="ce20" office:value-type="string" calcext:value-type="string">
            <text:p>Criminal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Thief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Stealth,Lore (Underworld),Stealth,Thievery,Nature,Stealth,Arcana,Arcana,Diplomacy,Lore,Performance,Deception,Nature,Intimidation,Deception</text:p>
          </table:table-cell>
          <table:table-cell table:style-name="ce23" table:formula="of:=[.P7]&amp;IF(LEN([.Q7])&gt;3;&quot;,&quot;&amp;[.Q7];&quot;&quot;)&amp;IF(LEN([.R7])&gt;3;&quot;,&quot;&amp;[.R7];&quot;&quot;)&amp;IF(LEN([.S7])&gt;3;&quot;,&quot;&amp;[.S7];&quot;&quot;)&amp;IF(LEN([.U7])&gt;3;&quot;,&quot;&amp;[.U7];&quot;&quot;)&amp;IF(LEN([.X7])&gt;3;&quot;,&quot;&amp;[.X7];&quot;&quot;)&amp;IF(LEN([.AB7])&gt;3;&quot;,&quot;&amp;[.AB7];&quot;&quot;)&amp;IF(LEN([.AC7])&gt;3;&quot;,&quot;&amp;[.AC7];&quot;&quot;)&amp;IF(LEN([.AD7])&gt;3;&quot;,&quot;&amp;[.AD7];&quot;&quot;)&amp;IF(LEN([.AF7])&gt;3;&quot;,&quot;&amp;[.AF7];&quot;&quot;)" office:value-type="string" office:string-value="Experienced Smuggler,Vengeful Hatred,Twin Feint,Bargain Hunter (Diplomacy)" calcext:value-type="string">
            <text:p>Experienced Smuggler,Vengeful Hatred,Twin Feint,Bargain Hunter (Diplomacy)</text:p>
          </table:table-cell>
          <table:table-cell table:formula="of:=MATCH([.D7];['BG+Class'.A$38:.A$50];0)+37" office:value-type="float" office:value="48" calcext:value-type="float">
            <text:p>48</text:p>
          </table:table-cell>
          <table:table-cell table:formula="of:=INDIRECT(&quot;'BG+Class'.B&quot;&amp;MATCH([.C7];['BG+Class'.A$1:.A$36];0))" office:value-type="string" office:string-value="Experienced Smuggler" calcext:value-type="string">
            <text:p>Experienced Smuggler</text:p>
          </table:table-cell>
          <table:table-cell table:formula="of:=INDIRECT(&quot;'BG+Class'.B&quot;&amp;37+MATCH([.D7];['BG+Class'.A$38:.A$50];0))" office:value-type="float" office:value="0" calcext:value-type="float">
            <text:p>0</text:p>
          </table:table-cell>
          <table:table-cell table:formula="of:=IF(OR(ISERROR([.E7]);LEN([.E7])&lt;1);0;INDIRECT(&quot;'BG+Class'.D&quot;&amp;52+MATCH([.E7];['BG+Class'.C$53:.C$125];0)))" office:value-type="float" office:value="0" calcext:value-type="float">
            <text:p>0</text:p>
          </table:table-cell>
          <table:table-cell table:formula="of:=IF(OR(ISERROR([.F7]);LEN([.F7])&lt;1);0;INDIRECT(&quot;'BG+Class'.D&quot;&amp;52+MATCH([.F7];['BG+Class'.C$53:.C$125];0)))" office:value-type="float" office:value="0" calcext:value-type="float">
            <text:p>0</text:p>
          </table:table-cell>
          <table:table-cell table:formula="of:=RANDBETWEEN(INDIRECT(&quot;'FEATAnc'.B&quot;&amp;MATCH([.A7];[FEATAnc.A$1:.A$8];0));INDIRECT(&quot;'FEATAnc'.C&quot;&amp;MATCH([.A7];[FEATAnc.A$1:.A$8];0)))" office:value-type="float" office:value="15" calcext:value-type="float">
            <text:p>15</text:p>
          </table:table-cell>
          <table:table-cell table:formula="of:=INDIRECT(&quot;'FEATAnc'.B&quot;&amp;[.T7])" office:value-type="string" office:string-value="Vengeful Hatred" calcext:value-type="string">
            <text:p>Vengeful Hatred</text:p>
          </table:table-cell>
          <table:table-cell table:style-name="ce25" table:formula="of:=INDIRECT(&quot;'BG+Class'.E&quot;&amp;37+MATCH([.D7];['BG+Class'.A$38:.A$50];0))=1" office:value-type="boolean" office:boolean-value="true" calcext:value-type="boolean">
            <text:p>TRUE</text:p>
          </table:table-cell>
          <table:table-cell table:formula="of:=IF([.V7]&gt;0;RANDBETWEEN(INDIRECT(&quot;'BG+Class'.K&quot;&amp;[.O7]);INDIRECT(&quot;'BG+Class'.L&quot;&amp;[.O7]));0)" office:value-type="float" office:value="53" calcext:value-type="float">
            <text:p>53</text:p>
          </table:table-cell>
          <table:table-cell table:formula="of:=IF([.V7];INDIRECT(&quot;'FEATClass'.A&quot;&amp;[.W7]);0)" office:value-type="string" office:string-value="Twin Feint" calcext:value-type="string">
            <text:p>Twin Feint</text:p>
          </table:table-cell>
          <table:table-cell table:formula="of:=FIND(&quot;,&quot;;[.M7];LEN([.M7])/2)+1" office:value-type="float" office:value="73" calcext:value-type="float">
            <text:p>73</text:p>
          </table:table-cell>
          <table:table-cell table:formula="of:=FIND(&quot;,&quot;;[.M7];[.Y7]+3)" office:value-type="float" office:value="82" calcext:value-type="float">
            <text:p>82</text:p>
          </table:table-cell>
          <table:table-cell table:formula="of:=MATCH(MID([.M7];[.Y7];[.Z7]-[.Y7]);[FEATGenSkill.A$2:.A$18];0)+1" office:value-type="float" office:value="7" calcext:value-type="float">
            <text:p>7</text:p>
          </table:table-cell>
          <table:table-cell table:formula="of:=IF([.$D7]=&quot;Rogue&quot;;INDIRECT(&quot;FEATGenSkill.A&quot;&amp;RANDBETWEEN(INDIRECT(&quot;FEATGenSkill.B&quot;&amp;[.AA7]);INDIRECT(&quot;FEATGenSkill.C&quot;&amp;[.AA7])))&amp;&quot; (&quot;&amp;MID([.M7];[.Y7];[.Z7]-[.Y7])&amp;&quot;)&quot;;&quot;&quot;)" office:value-type="string" office:string-value="Bargain Hunter (Diplomacy)" calcext:value-type="string">
            <text:p>Bargain Hunter (Diplomacy)</text:p>
          </table:table-cell>
          <table:table-cell table:formula="of:=IF([.B7]=&quot;Versatile&quot;;INDIRECT(&quot;FEATGenSkill.A&quot;&amp;RANDBETWEEN(21;34));&quot;&quot;)">
            <text:p/>
          </table:table-cell>
          <table:table-cell table:formula="of:=IF([.U7]=&quot;General Training&quot;;INDIRECT(&quot;FEATGenSkill.A&quot;&amp;RANDBETWEEN(21;34));&quot;&quot;)">
            <text:p/>
          </table:table-cell>
          <table:table-cell table:formula="of:=RANDBETWEEN(INDIRECT(&quot;'BG+Class'.K&quot;&amp;[.O7]);INDIRECT(&quot;'BG+Class'.L&quot;&amp;[.O7]))" office:value-type="float" office:value="52" calcext:value-type="float">
            <text:p>52</text:p>
          </table:table-cell>
          <table:table-cell table:formula="of:=IF([.U7]=&quot;Natural Ambition&quot;;INDIRECT(&quot;'FEATClass'.A&quot;&amp;[.AE7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Half-elf</text:p>
          </table:table-cell>
          <table:table-cell table:style-name="ce20" office:value-type="string" calcext:value-type="string">
            <text:p>Herbalist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Wild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Nature,Lore (Herbalism),Nature,Intimidation,Athletics,Medicine,Occultism</text:p>
          </table:table-cell>
          <table:table-cell table:style-name="ce23" table:formula="of:=[.P8]&amp;IF(LEN([.Q8])&gt;3;&quot;,&quot;&amp;[.Q8];&quot;&quot;)&amp;IF(LEN([.R8])&gt;3;&quot;,&quot;&amp;[.R8];&quot;&quot;)&amp;IF(LEN([.S8])&gt;3;&quot;,&quot;&amp;[.S8];&quot;&quot;)&amp;IF(LEN([.U8])&gt;3;&quot;,&quot;&amp;[.U8];&quot;&quot;)&amp;IF(LEN([.X8])&gt;3;&quot;,&quot;&amp;[.X8];&quot;&quot;)&amp;IF(LEN([.AB8])&gt;3;&quot;,&quot;&amp;[.AB8];&quot;&quot;)&amp;IF(LEN([.AC8])&gt;3;&quot;,&quot;&amp;[.AC8];&quot;&quot;)&amp;IF(LEN([.AD8])&gt;3;&quot;,&quot;&amp;[.AD8];&quot;&quot;)&amp;IF(LEN([.AF8])&gt;3;&quot;,&quot;&amp;[.AF8];&quot;&quot;)" office:value-type="string" office:string-value="Natural Medicine,Shield Block,Wild Shape,Unconventional Weaponry" calcext:value-type="string">
            <text:p>Natural Medicine,Shield Block,Wild Shape,Unconventional Weaponry</text:p>
          </table:table-cell>
          <table:table-cell table:formula="of:=MATCH([.D8];['BG+Class'.A$38:.A$50];0)+37" office:value-type="float" office:value="44" calcext:value-type="float">
            <text:p>44</text:p>
          </table:table-cell>
          <table:table-cell table:formula="of:=INDIRECT(&quot;'BG+Class'.B&quot;&amp;MATCH([.C8];['BG+Class'.A$1:.A$36];0))" office:value-type="string" office:string-value="Natural Medicine" calcext:value-type="string">
            <text:p>Natural Medicine</text:p>
          </table:table-cell>
          <table:table-cell table:formula="of:=INDIRECT(&quot;'BG+Class'.B&quot;&amp;37+MATCH([.D8];['BG+Class'.A$38:.A$50];0))" office:value-type="string" office:string-value="Shield Block" calcext:value-type="string">
            <text:p>Shield Block</text:p>
          </table:table-cell>
          <table:table-cell table:formula="of:=IF(OR(ISERROR([.E8]);LEN([.E8])&lt;1);0;INDIRECT(&quot;'BG+Class'.D&quot;&amp;52+MATCH([.E8];['BG+Class'.C$53:.C$125];0)))" office:value-type="string" office:string-value="Wild Shape" calcext:value-type="string">
            <text:p>Wild Shape</text:p>
          </table:table-cell>
          <table:table-cell table:formula="of:=IF(OR(ISERROR([.F8]);LEN([.F8])&lt;1);0;INDIRECT(&quot;'BG+Class'.D&quot;&amp;52+MATCH([.F8];['BG+Class'.C$53:.C$125];0)))" office:value-type="float" office:value="0" calcext:value-type="float">
            <text:p>0</text:p>
          </table:table-cell>
          <table:table-cell table:formula="of:=RANDBETWEEN(INDIRECT(&quot;'FEATAnc'.B&quot;&amp;MATCH([.A8];[FEATAnc.A$1:.A$8];0));INDIRECT(&quot;'FEATAnc'.C&quot;&amp;MATCH([.A8];[FEATAnc.A$1:.A$8];0)))" office:value-type="float" office:value="44" calcext:value-type="float">
            <text:p>44</text:p>
          </table:table-cell>
          <table:table-cell table:formula="of:=INDIRECT(&quot;'FEATAnc'.B&quot;&amp;[.T8])" office:value-type="string" office:string-value="Unconventional Weaponry" calcext:value-type="string">
            <text:p>Unconventional Weaponry</text:p>
          </table:table-cell>
          <table:table-cell table:style-name="ce25" table:formula="of:=INDIRECT(&quot;'BG+Class'.E&quot;&amp;37+MATCH([.D8];['BG+Class'.A$38:.A$50];0))=1" office:value-type="boolean" office:boolean-value="false" calcext:value-type="boolean">
            <text:p>FALSE</text:p>
          </table:table-cell>
          <table:table-cell table:formula="of:=IF([.V8]&gt;0;RANDBETWEEN(INDIRECT(&quot;'BG+Class'.K&quot;&amp;[.O8]);INDIRECT(&quot;'BG+Class'.L&quot;&amp;[.O8]));0)" office:value-type="float" office:value="0" calcext:value-type="float">
            <text:p>0</text:p>
          </table:table-cell>
          <table:table-cell table:formula="of:=IF([.V8];INDIRECT(&quot;'FEATClass'.A&quot;&amp;[.W8]);0)" office:value-type="float" office:value="0" calcext:value-type="float">
            <text:p>0</text:p>
          </table:table-cell>
          <table:table-cell table:formula="of:=FIND(&quot;,&quot;;[.M8];LEN([.M8])/2)+1" office:value-type="float" office:value="45" calcext:value-type="float">
            <text:p>45</text:p>
          </table:table-cell>
          <table:table-cell table:formula="of:=FIND(&quot;,&quot;;[.M8];[.Y8]+3)" office:value-type="float" office:value="54" calcext:value-type="float">
            <text:p>54</text:p>
          </table:table-cell>
          <table:table-cell table:formula="of:=MATCH(MID([.M8];[.Y8];[.Z8]-[.Y8]);[FEATGenSkill.A$2:.A$18];0)+1" office:value-type="float" office:value="4" calcext:value-type="float">
            <text:p>4</text:p>
          </table:table-cell>
          <table:table-cell table:formula="of:=IF([.$D8]=&quot;Rogue&quot;;INDIRECT(&quot;FEATGenSkill.A&quot;&amp;RANDBETWEEN(INDIRECT(&quot;FEATGenSkill.B&quot;&amp;[.AA8]);INDIRECT(&quot;FEATGenSkill.C&quot;&amp;[.AA8])))&amp;&quot; (&quot;&amp;MID([.M8];[.Y8];[.Z8]-[.Y8])&amp;&quot;)&quot;;&quot;&quot;)">
            <text:p/>
          </table:table-cell>
          <table:table-cell table:formula="of:=IF([.B8]=&quot;Versatile&quot;;INDIRECT(&quot;FEATGenSkill.A&quot;&amp;RANDBETWEEN(21;34));&quot;&quot;)">
            <text:p/>
          </table:table-cell>
          <table:table-cell table:formula="of:=IF([.U8]=&quot;General Training&quot;;INDIRECT(&quot;FEATGenSkill.A&quot;&amp;RANDBETWEEN(21;34));&quot;&quot;)">
            <text:p/>
          </table:table-cell>
          <table:table-cell table:formula="of:=RANDBETWEEN(INDIRECT(&quot;'BG+Class'.K&quot;&amp;[.O8]);INDIRECT(&quot;'BG+Class'.L&quot;&amp;[.O8]))" office:value-type="float" office:value="25" calcext:value-type="float">
            <text:p>25</text:p>
          </table:table-cell>
          <table:table-cell table:formula="of:=IF([.U8]=&quot;Natural Ambition&quot;;INDIRECT(&quot;'FEATClass'.A&quot;&amp;[.AE8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Entertainer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Wild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Performance,Lore (Theater),Nature,Intimidation,Survival,Religion,Acrobatics</text:p>
          </table:table-cell>
          <table:table-cell table:style-name="ce23" table:formula="of:=[.P9]&amp;IF(LEN([.Q9])&gt;3;&quot;,&quot;&amp;[.Q9];&quot;&quot;)&amp;IF(LEN([.R9])&gt;3;&quot;,&quot;&amp;[.R9];&quot;&quot;)&amp;IF(LEN([.S9])&gt;3;&quot;,&quot;&amp;[.S9];&quot;&quot;)&amp;IF(LEN([.U9])&gt;3;&quot;,&quot;&amp;[.U9];&quot;&quot;)&amp;IF(LEN([.X9])&gt;3;&quot;,&quot;&amp;[.X9];&quot;&quot;)&amp;IF(LEN([.AB9])&gt;3;&quot;,&quot;&amp;[.AB9];&quot;&quot;)&amp;IF(LEN([.AC9])&gt;3;&quot;,&quot;&amp;[.AC9];&quot;&quot;)&amp;IF(LEN([.AD9])&gt;3;&quot;,&quot;&amp;[.AD9];&quot;&quot;)&amp;IF(LEN([.AF9])&gt;3;&quot;,&quot;&amp;[.AF9];&quot;&quot;)" office:value-type="string" office:string-value="Fascinating Performance,Shield Block,Wild Shape,Gnome Obsession" calcext:value-type="string">
            <text:p>Fascinating Performance,Shield Block,Wild Shape,Gnome Obsession</text:p>
          </table:table-cell>
          <table:table-cell table:formula="of:=MATCH([.D9];['BG+Class'.A$38:.A$50];0)+37" office:value-type="float" office:value="44" calcext:value-type="float">
            <text:p>44</text:p>
          </table:table-cell>
          <table:table-cell table:formula="of:=INDIRECT(&quot;'BG+Class'.B&quot;&amp;MATCH([.C9];['BG+Class'.A$1:.A$36];0))" office:value-type="string" office:string-value="Fascinating Performance" calcext:value-type="string">
            <text:p>Fascinating Performance</text:p>
          </table:table-cell>
          <table:table-cell table:formula="of:=INDIRECT(&quot;'BG+Class'.B&quot;&amp;37+MATCH([.D9];['BG+Class'.A$38:.A$50];0))" office:value-type="string" office:string-value="Shield Block" calcext:value-type="string">
            <text:p>Shield Block</text:p>
          </table:table-cell>
          <table:table-cell table:formula="of:=IF(OR(ISERROR([.E9]);LEN([.E9])&lt;1);0;INDIRECT(&quot;'BG+Class'.D&quot;&amp;52+MATCH([.E9];['BG+Class'.C$53:.C$125];0)))" office:value-type="string" office:string-value="Wild Shape" calcext:value-type="string">
            <text:p>Wild Shape</text:p>
          </table:table-cell>
          <table:table-cell table:formula="of:=IF(OR(ISERROR([.F9]);LEN([.F9])&lt;1);0;INDIRECT(&quot;'BG+Class'.D&quot;&amp;52+MATCH([.F9];['BG+Class'.C$53:.C$125];0)))" office:value-type="float" office:value="0" calcext:value-type="float">
            <text:p>0</text:p>
          </table:table-cell>
          <table:table-cell table:formula="of:=RANDBETWEEN(INDIRECT(&quot;'FEATAnc'.B&quot;&amp;MATCH([.A9];[FEATAnc.A$1:.A$8];0));INDIRECT(&quot;'FEATAnc'.C&quot;&amp;MATCH([.A9];[FEATAnc.A$1:.A$8];0)))" office:value-type="float" office:value="27" calcext:value-type="float">
            <text:p>27</text:p>
          </table:table-cell>
          <table:table-cell table:formula="of:=INDIRECT(&quot;'FEATAnc'.B&quot;&amp;[.T9])" office:value-type="string" office:string-value="Gnome Obsession" calcext:value-type="string">
            <text:p>Gnome Obsession</text:p>
          </table:table-cell>
          <table:table-cell table:style-name="ce25" table:formula="of:=INDIRECT(&quot;'BG+Class'.E&quot;&amp;37+MATCH([.D9];['BG+Class'.A$38:.A$50];0))=1" office:value-type="boolean" office:boolean-value="false" calcext:value-type="boolean">
            <text:p>FALSE</text:p>
          </table:table-cell>
          <table:table-cell table:formula="of:=IF([.V9]&gt;0;RANDBETWEEN(INDIRECT(&quot;'BG+Class'.K&quot;&amp;[.O9]);INDIRECT(&quot;'BG+Class'.L&quot;&amp;[.O9]));0)" office:value-type="float" office:value="0" calcext:value-type="float">
            <text:p>0</text:p>
          </table:table-cell>
          <table:table-cell table:formula="of:=IF([.V9];INDIRECT(&quot;'FEATClass'.A&quot;&amp;[.W9]);0)" office:value-type="float" office:value="0" calcext:value-type="float">
            <text:p>0</text:p>
          </table:table-cell>
          <table:table-cell table:formula="of:=FIND(&quot;,&quot;;[.M9];LEN([.M9])/2)+1" office:value-type="float" office:value="48" calcext:value-type="float">
            <text:p>48</text:p>
          </table:table-cell>
          <table:table-cell table:formula="of:=FIND(&quot;,&quot;;[.M9];[.Y9]+3)" office:value-type="float" office:value="56" calcext:value-type="float">
            <text:p>56</text:p>
          </table:table-cell>
          <table:table-cell table:formula="of:=MATCH(MID([.M9];[.Y9];[.Z9]-[.Y9]);[FEATGenSkill.A$2:.A$18];0)+1" office:value-type="float" office:value="17" calcext:value-type="float">
            <text:p>17</text:p>
          </table:table-cell>
          <table:table-cell table:formula="of:=IF([.$D9]=&quot;Rogue&quot;;INDIRECT(&quot;FEATGenSkill.A&quot;&amp;RANDBETWEEN(INDIRECT(&quot;FEATGenSkill.B&quot;&amp;[.AA9]);INDIRECT(&quot;FEATGenSkill.C&quot;&amp;[.AA9])))&amp;&quot; (&quot;&amp;MID([.M9];[.Y9];[.Z9]-[.Y9])&amp;&quot;)&quot;;&quot;&quot;)">
            <text:p/>
          </table:table-cell>
          <table:table-cell table:formula="of:=IF([.B9]=&quot;Versatile&quot;;INDIRECT(&quot;FEATGenSkill.A&quot;&amp;RANDBETWEEN(21;34));&quot;&quot;)">
            <text:p/>
          </table:table-cell>
          <table:table-cell table:formula="of:=IF([.U9]=&quot;General Training&quot;;INDIRECT(&quot;FEATGenSkill.A&quot;&amp;RANDBETWEEN(21;34));&quot;&quot;)">
            <text:p/>
          </table:table-cell>
          <table:table-cell table:formula="of:=RANDBETWEEN(INDIRECT(&quot;'BG+Class'.K&quot;&amp;[.O9]);INDIRECT(&quot;'BG+Class'.L&quot;&amp;[.O9]))" office:value-type="float" office:value="30" calcext:value-type="float">
            <text:p>30</text:p>
          </table:table-cell>
          <table:table-cell table:formula="of:=IF([.U9]=&quot;Natural Ambition&quot;;INDIRECT(&quot;'FEATClass'.A&quot;&amp;[.AE9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Gambler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Scoundrel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4"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Deception,Lore (Games),Stealth,Deception,Diplomacy,Thievery,Thievery,Acrobatics,Intimidation,Thievery,Acrobatics,Survival,Survival,Acrobatics,Arcana,Diplomacy</text:p>
          </table:table-cell>
          <table:table-cell table:style-name="ce23" table:formula="of:=[.P10]&amp;IF(LEN([.Q10])&gt;3;&quot;,&quot;&amp;[.Q10];&quot;&quot;)&amp;IF(LEN([.R10])&gt;3;&quot;,&quot;&amp;[.R10];&quot;&quot;)&amp;IF(LEN([.S10])&gt;3;&quot;,&quot;&amp;[.S10];&quot;&quot;)&amp;IF(LEN([.U10])&gt;3;&quot;,&quot;&amp;[.U10];&quot;&quot;)&amp;IF(LEN([.X10])&gt;3;&quot;,&quot;&amp;[.X10];&quot;&quot;)&amp;IF(LEN([.AB10])&gt;3;&quot;,&quot;&amp;[.AB10];&quot;&quot;)&amp;IF(LEN([.AC10])&gt;3;&quot;,&quot;&amp;[.AC10];&quot;&quot;)&amp;IF(LEN([.AD10])&gt;3;&quot;,&quot;&amp;[.AD10];&quot;&quot;)&amp;IF(LEN([.AF10])&gt;3;&quot;,&quot;&amp;[.AF10];&quot;&quot;)" office:value-type="string" office:string-value="Lie to Me,Cooperative nature,Nimble Dodge,Intimidating Glare (Intimidation),Breath Control" calcext:value-type="string">
            <text:p>Lie to Me,Cooperative nature,Nimble Dodge,Intimidating Glare (Intimidation),Breath Control</text:p>
          </table:table-cell>
          <table:table-cell table:formula="of:=MATCH([.D10];['BG+Class'.A$38:.A$50];0)+37" office:value-type="float" office:value="48" calcext:value-type="float">
            <text:p>48</text:p>
          </table:table-cell>
          <table:table-cell table:formula="of:=INDIRECT(&quot;'BG+Class'.B&quot;&amp;MATCH([.C10];['BG+Class'.A$1:.A$36];0))" office:value-type="string" office:string-value="Lie to Me" calcext:value-type="string">
            <text:p>Lie to Me</text:p>
          </table:table-cell>
          <table:table-cell table:formula="of:=INDIRECT(&quot;'BG+Class'.B&quot;&amp;37+MATCH([.D10];['BG+Class'.A$38:.A$50];0))" office:value-type="float" office:value="0" calcext:value-type="float">
            <text:p>0</text:p>
          </table:table-cell>
          <table:table-cell table:formula="of:=IF(OR(ISERROR([.E10]);LEN([.E10])&lt;1);0;INDIRECT(&quot;'BG+Class'.D&quot;&amp;52+MATCH([.E10];['BG+Class'.C$53:.C$125];0)))" office:value-type="float" office:value="0" calcext:value-type="float">
            <text:p>0</text:p>
          </table:table-cell>
          <table:table-cell table:formula="of:=IF(OR(ISERROR([.F10]);LEN([.F10])&lt;1);0;INDIRECT(&quot;'BG+Class'.D&quot;&amp;52+MATCH([.F10];['BG+Class'.C$53:.C$125];0)))" office:value-type="float" office:value="0" calcext:value-type="float">
            <text:p>0</text:p>
          </table:table-cell>
          <table:table-cell table:formula="of:=RANDBETWEEN(INDIRECT(&quot;'FEATAnc'.B&quot;&amp;MATCH([.A10];[FEATAnc.A$1:.A$8];0));INDIRECT(&quot;'FEATAnc'.C&quot;&amp;MATCH([.A10];[FEATAnc.A$1:.A$8];0)))" office:value-type="float" office:value="39" calcext:value-type="float">
            <text:p>39</text:p>
          </table:table-cell>
          <table:table-cell table:formula="of:=INDIRECT(&quot;'FEATAnc'.B&quot;&amp;[.T10])" office:value-type="string" office:string-value="Cooperative nature" calcext:value-type="string">
            <text:p>Cooperative nature</text:p>
          </table:table-cell>
          <table:table-cell table:style-name="ce25" table:formula="of:=INDIRECT(&quot;'BG+Class'.E&quot;&amp;37+MATCH([.D10];['BG+Class'.A$38:.A$50];0))=1" office:value-type="boolean" office:boolean-value="true" calcext:value-type="boolean">
            <text:p>TRUE</text:p>
          </table:table-cell>
          <table:table-cell table:formula="of:=IF([.V10]&gt;0;RANDBETWEEN(INDIRECT(&quot;'BG+Class'.K&quot;&amp;[.O10]);INDIRECT(&quot;'BG+Class'.L&quot;&amp;[.O10]));0)" office:value-type="float" office:value="51" calcext:value-type="float">
            <text:p>51</text:p>
          </table:table-cell>
          <table:table-cell table:formula="of:=IF([.V10];INDIRECT(&quot;'FEATClass'.A&quot;&amp;[.W10]);0)" office:value-type="string" office:string-value="Nimble Dodge" calcext:value-type="string">
            <text:p>Nimble Dodge</text:p>
          </table:table-cell>
          <table:table-cell table:formula="of:=FIND(&quot;,&quot;;[.M10];LEN([.M10])/2)+1" office:value-type="float" office:value="81" calcext:value-type="float">
            <text:p>81</text:p>
          </table:table-cell>
          <table:table-cell table:formula="of:=FIND(&quot;,&quot;;[.M10];[.Y10]+3)" office:value-type="float" office:value="93" calcext:value-type="float">
            <text:p>93</text:p>
          </table:table-cell>
          <table:table-cell table:formula="of:=MATCH(MID([.M10];[.Y10];[.Z10]-[.Y10]);[FEATGenSkill.A$2:.A$18];0)+1" office:value-type="float" office:value="8" calcext:value-type="float">
            <text:p>8</text:p>
          </table:table-cell>
          <table:table-cell table:formula="of:=IF([.$D10]=&quot;Rogue&quot;;INDIRECT(&quot;FEATGenSkill.A&quot;&amp;RANDBETWEEN(INDIRECT(&quot;FEATGenSkill.B&quot;&amp;[.AA10]);INDIRECT(&quot;FEATGenSkill.C&quot;&amp;[.AA10])))&amp;&quot; (&quot;&amp;MID([.M10];[.Y10];[.Z10]-[.Y10])&amp;&quot;)&quot;;&quot;&quot;)" office:value-type="string" office:string-value="Intimidating Glare (Intimidation)" calcext:value-type="string">
            <text:p>Intimidating Glare (Intimidation)</text:p>
          </table:table-cell>
          <table:table-cell table:formula="of:=IF([.B10]=&quot;Versatile&quot;;INDIRECT(&quot;FEATGenSkill.A&quot;&amp;RANDBETWEEN(21;34));&quot;&quot;)" office:value-type="string" office:string-value="Breath Control" calcext:value-type="string">
            <text:p>Breath Control</text:p>
          </table:table-cell>
          <table:table-cell table:formula="of:=IF([.U10]=&quot;General Training&quot;;INDIRECT(&quot;FEATGenSkill.A&quot;&amp;RANDBETWEEN(21;34));&quot;&quot;)">
            <text:p/>
          </table:table-cell>
          <table:table-cell table:formula="of:=RANDBETWEEN(INDIRECT(&quot;'BG+Class'.K&quot;&amp;[.O10]);INDIRECT(&quot;'BG+Class'.L&quot;&amp;[.O10]))" office:value-type="float" office:value="53" calcext:value-type="float">
            <text:p>53</text:p>
          </table:table-cell>
          <table:table-cell table:formula="of:=IF([.U10]=&quot;Natural Ambition&quot;;INDIRECT(&quot;'FEATClass'.A&quot;&amp;[.AE10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Half-orc</text:p>
          </table:table-cell>
          <table:table-cell table:style-name="ce20" office:value-type="string" calcext:value-type="string">
            <text:p>Criminal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Ruffian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Stealth,Lore (Underworld),Stealth,Intimidation,Stealth,Athletics,Society,Lore,Intimidation,Medicine,Society,Occultism,Medicine,Occultism</text:p>
          </table:table-cell>
          <table:table-cell table:style-name="ce23" table:formula="of:=[.P11]&amp;IF(LEN([.Q11])&gt;3;&quot;,&quot;&amp;[.Q11];&quot;&quot;)&amp;IF(LEN([.R11])&gt;3;&quot;,&quot;&amp;[.R11];&quot;&quot;)&amp;IF(LEN([.S11])&gt;3;&quot;,&quot;&amp;[.S11];&quot;&quot;)&amp;IF(LEN([.U11])&gt;3;&quot;,&quot;&amp;[.U11];&quot;&quot;)&amp;IF(LEN([.X11])&gt;3;&quot;,&quot;&amp;[.X11];&quot;&quot;)&amp;IF(LEN([.AB11])&gt;3;&quot;,&quot;&amp;[.AB11];&quot;&quot;)&amp;IF(LEN([.AC11])&gt;3;&quot;,&quot;&amp;[.AC11];&quot;&quot;)&amp;IF(LEN([.AD11])&gt;3;&quot;,&quot;&amp;[.AD11];&quot;&quot;)&amp;IF(LEN([.AF11])&gt;3;&quot;,&quot;&amp;[.AF11];&quot;&quot;)" office:value-type="string" office:string-value="Experienced Smuggler,Medium Armor,Unconventional Weaponry,Nimble Dodge,Assurance (Lore)" calcext:value-type="string">
            <text:p>Experienced Smuggler,Medium Armor,Unconventional Weaponry,Nimble Dodge,Assurance (Lore)</text:p>
          </table:table-cell>
          <table:table-cell table:formula="of:=MATCH([.D11];['BG+Class'.A$38:.A$50];0)+37" office:value-type="float" office:value="48" calcext:value-type="float">
            <text:p>48</text:p>
          </table:table-cell>
          <table:table-cell table:formula="of:=INDIRECT(&quot;'BG+Class'.B&quot;&amp;MATCH([.C11];['BG+Class'.A$1:.A$36];0))" office:value-type="string" office:string-value="Experienced Smuggler" calcext:value-type="string">
            <text:p>Experienced Smuggler</text:p>
          </table:table-cell>
          <table:table-cell table:formula="of:=INDIRECT(&quot;'BG+Class'.B&quot;&amp;37+MATCH([.D11];['BG+Class'.A$38:.A$50];0))" office:value-type="float" office:value="0" calcext:value-type="float">
            <text:p>0</text:p>
          </table:table-cell>
          <table:table-cell table:formula="of:=IF(OR(ISERROR([.E11]);LEN([.E11])&lt;1);0;INDIRECT(&quot;'BG+Class'.D&quot;&amp;52+MATCH([.E11];['BG+Class'.C$53:.C$125];0)))" office:value-type="string" office:string-value="Medium Armor" calcext:value-type="string">
            <text:p>Medium Armor</text:p>
          </table:table-cell>
          <table:table-cell table:formula="of:=IF(OR(ISERROR([.F11]);LEN([.F11])&lt;1);0;INDIRECT(&quot;'BG+Class'.D&quot;&amp;52+MATCH([.F11];['BG+Class'.C$53:.C$125];0)))" office:value-type="float" office:value="0" calcext:value-type="float">
            <text:p>0</text:p>
          </table:table-cell>
          <table:table-cell table:formula="of:=RANDBETWEEN(INDIRECT(&quot;'FEATAnc'.B&quot;&amp;MATCH([.A11];[FEATAnc.A$1:.A$8];0));INDIRECT(&quot;'FEATAnc'.C&quot;&amp;MATCH([.A11];[FEATAnc.A$1:.A$8];0)))" office:value-type="float" office:value="44" calcext:value-type="float">
            <text:p>44</text:p>
          </table:table-cell>
          <table:table-cell table:formula="of:=INDIRECT(&quot;'FEATAnc'.B&quot;&amp;[.T11])" office:value-type="string" office:string-value="Unconventional Weaponry" calcext:value-type="string">
            <text:p>Unconventional Weaponry</text:p>
          </table:table-cell>
          <table:table-cell table:style-name="ce25" table:formula="of:=INDIRECT(&quot;'BG+Class'.E&quot;&amp;37+MATCH([.D11];['BG+Class'.A$38:.A$50];0))=1" office:value-type="boolean" office:boolean-value="true" calcext:value-type="boolean">
            <text:p>TRUE</text:p>
          </table:table-cell>
          <table:table-cell table:formula="of:=IF([.V11]&gt;0;RANDBETWEEN(INDIRECT(&quot;'BG+Class'.K&quot;&amp;[.O11]);INDIRECT(&quot;'BG+Class'.L&quot;&amp;[.O11]));0)" office:value-type="float" office:value="51" calcext:value-type="float">
            <text:p>51</text:p>
          </table:table-cell>
          <table:table-cell table:formula="of:=IF([.V11];INDIRECT(&quot;'FEATClass'.A&quot;&amp;[.W11]);0)" office:value-type="string" office:string-value="Nimble Dodge" calcext:value-type="string">
            <text:p>Nimble Dodge</text:p>
          </table:table-cell>
          <table:table-cell table:formula="of:=FIND(&quot;,&quot;;[.M11];LEN([.M11])/2)+1" office:value-type="float" office:value="74" calcext:value-type="float">
            <text:p>74</text:p>
          </table:table-cell>
          <table:table-cell table:formula="of:=FIND(&quot;,&quot;;[.M11];[.Y11]+3)" office:value-type="float" office:value="78" calcext:value-type="float">
            <text:p>78</text:p>
          </table:table-cell>
          <table:table-cell table:formula="of:=MATCH(MID([.M11];[.Y11];[.Z11]-[.Y11]);[FEATGenSkill.A$2:.A$18];0)+1" office:value-type="float" office:value="9" calcext:value-type="float">
            <text:p>9</text:p>
          </table:table-cell>
          <table:table-cell table:formula="of:=IF([.$D11]=&quot;Rogue&quot;;INDIRECT(&quot;FEATGenSkill.A&quot;&amp;RANDBETWEEN(INDIRECT(&quot;FEATGenSkill.B&quot;&amp;[.AA11]);INDIRECT(&quot;FEATGenSkill.C&quot;&amp;[.AA11])))&amp;&quot; (&quot;&amp;MID([.M11];[.Y11];[.Z11]-[.Y11])&amp;&quot;)&quot;;&quot;&quot;)" office:value-type="string" office:string-value="Assurance (Lore)" calcext:value-type="string">
            <text:p>Assurance (Lore)</text:p>
          </table:table-cell>
          <table:table-cell table:formula="of:=IF([.B11]=&quot;Versatile&quot;;INDIRECT(&quot;FEATGenSkill.A&quot;&amp;RANDBETWEEN(21;34));&quot;&quot;)">
            <text:p/>
          </table:table-cell>
          <table:table-cell table:formula="of:=IF([.U11]=&quot;General Training&quot;;INDIRECT(&quot;FEATGenSkill.A&quot;&amp;RANDBETWEEN(21;34));&quot;&quot;)">
            <text:p/>
          </table:table-cell>
          <table:table-cell table:formula="of:=RANDBETWEEN(INDIRECT(&quot;'BG+Class'.K&quot;&amp;[.O11]);INDIRECT(&quot;'BG+Class'.L&quot;&amp;[.O11]))" office:value-type="float" office:value="54" calcext:value-type="float">
            <text:p>54</text:p>
          </table:table-cell>
          <table:table-cell table:formula="of:=IF([.U11]=&quot;Natural Ambition&quot;;INDIRECT(&quot;'FEATClass'.A&quot;&amp;[.AE11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Fey Touched</text:p>
          </table:table-cell>
          <table:table-cell table:style-name="ce20" office:value-type="string" calcext:value-type="string">
            <text:p>Gambler</text:p>
          </table:table-cell>
          <table:table-cell table:style-name="ce20" office:value-type="string" calcext:value-type="string">
            <text:p>Barbarian</text:p>
          </table:table-cell>
          <table:table-cell table:style-name="ce20" office:value-type="string" calcext:value-type="string">
            <text:p>Dragon</text:p>
          </table:table-cell>
          <table:table-cell table:style-name="ce20"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Deception,Lore (Games),Athletics,Thievery,Athletics,Diplomacy,Medicine</text:p>
          </table:table-cell>
          <table:table-cell table:style-name="ce23" table:formula="of:=[.P12]&amp;IF(LEN([.Q12])&gt;3;&quot;,&quot;&amp;[.Q12];&quot;&quot;)&amp;IF(LEN([.R12])&gt;3;&quot;,&quot;&amp;[.R12];&quot;&quot;)&amp;IF(LEN([.S12])&gt;3;&quot;,&quot;&amp;[.S12];&quot;&quot;)&amp;IF(LEN([.U12])&gt;3;&quot;,&quot;&amp;[.U12];&quot;&quot;)&amp;IF(LEN([.X12])&gt;3;&quot;,&quot;&amp;[.X12];&quot;&quot;)&amp;IF(LEN([.AB12])&gt;3;&quot;,&quot;&amp;[.AB12];&quot;&quot;)&amp;IF(LEN([.AC12])&gt;3;&quot;,&quot;&amp;[.AC12];&quot;&quot;)&amp;IF(LEN([.AD12])&gt;3;&quot;,&quot;&amp;[.AD12];&quot;&quot;)&amp;IF(LEN([.AF12])&gt;3;&quot;,&quot;&amp;[.AF12];&quot;&quot;)" office:value-type="string" office:string-value="Lie to Me,Gnome Weapon Familiarity,Raging Thrower" calcext:value-type="string">
            <text:p>Lie to Me,Gnome Weapon Familiarity,Raging Thrower</text:p>
          </table:table-cell>
          <table:table-cell table:formula="of:=MATCH([.D12];['BG+Class'.A$38:.A$50];0)+37" office:value-type="float" office:value="40" calcext:value-type="float">
            <text:p>40</text:p>
          </table:table-cell>
          <table:table-cell table:formula="of:=INDIRECT(&quot;'BG+Class'.B&quot;&amp;MATCH([.C12];['BG+Class'.A$1:.A$36];0))" office:value-type="string" office:string-value="Lie to Me" calcext:value-type="string">
            <text:p>Lie to Me</text:p>
          </table:table-cell>
          <table:table-cell table:formula="of:=INDIRECT(&quot;'BG+Class'.B&quot;&amp;37+MATCH([.D12];['BG+Class'.A$38:.A$50];0))" office:value-type="float" office:value="0" calcext:value-type="float">
            <text:p>0</text:p>
          </table:table-cell>
          <table:table-cell table:formula="of:=IF(OR(ISERROR([.E12]);LEN([.E12])&lt;1);0;INDIRECT(&quot;'BG+Class'.D&quot;&amp;52+MATCH([.E12];['BG+Class'.C$53:.C$125];0)))" office:value-type="float" office:value="0" calcext:value-type="float">
            <text:p>0</text:p>
          </table:table-cell>
          <table:table-cell table:formula="of:=IF(OR(ISERROR([.F12]);LEN([.F12])&lt;1);0;INDIRECT(&quot;'BG+Class'.D&quot;&amp;52+MATCH([.F12];['BG+Class'.C$53:.C$125];0)))" office:value-type="float" office:value="0" calcext:value-type="float">
            <text:p>0</text:p>
          </table:table-cell>
          <table:table-cell table:formula="of:=RANDBETWEEN(INDIRECT(&quot;'FEATAnc'.B&quot;&amp;MATCH([.A12];[FEATAnc.A$1:.A$8];0));INDIRECT(&quot;'FEATAnc'.C&quot;&amp;MATCH([.A12];[FEATAnc.A$1:.A$8];0)))" office:value-type="float" office:value="28" calcext:value-type="float">
            <text:p>28</text:p>
          </table:table-cell>
          <table:table-cell table:formula="of:=INDIRECT(&quot;'FEATAnc'.B&quot;&amp;[.T12])" office:value-type="string" office:string-value="Gnome Weapon Familiarity" calcext:value-type="string">
            <text:p>Gnome Weapon Familiarity</text:p>
          </table:table-cell>
          <table:table-cell table:style-name="ce25" table:formula="of:=INDIRECT(&quot;'BG+Class'.E&quot;&amp;37+MATCH([.D12];['BG+Class'.A$38:.A$50];0))=1" office:value-type="boolean" office:boolean-value="true" calcext:value-type="boolean">
            <text:p>TRUE</text:p>
          </table:table-cell>
          <table:table-cell table:formula="of:=IF([.V12]&gt;0;RANDBETWEEN(INDIRECT(&quot;'BG+Class'.K&quot;&amp;[.O12]);INDIRECT(&quot;'BG+Class'.L&quot;&amp;[.O12]));0)" office:value-type="float" office:value="9" calcext:value-type="float">
            <text:p>9</text:p>
          </table:table-cell>
          <table:table-cell table:formula="of:=IF([.V12];INDIRECT(&quot;'FEATClass'.A&quot;&amp;[.W12]);0)" office:value-type="string" office:string-value="Raging Thrower" calcext:value-type="string">
            <text:p>Raging Thrower</text:p>
          </table:table-cell>
          <table:table-cell table:formula="of:=FIND(&quot;,&quot;;[.M12];LEN([.M12])/2)+1" office:value-type="float" office:value="43" calcext:value-type="float">
            <text:p>43</text:p>
          </table:table-cell>
          <table:table-cell table:formula="of:=FIND(&quot;,&quot;;[.M12];[.Y12]+3)" office:value-type="float" office:value="52" calcext:value-type="float">
            <text:p>52</text:p>
          </table:table-cell>
          <table:table-cell table:formula="of:=MATCH(MID([.M12];[.Y12];[.Z12]-[.Y12]);[FEATGenSkill.A$2:.A$18];0)+1" office:value-type="float" office:value="4" calcext:value-type="float">
            <text:p>4</text:p>
          </table:table-cell>
          <table:table-cell table:formula="of:=IF([.$D12]=&quot;Rogue&quot;;INDIRECT(&quot;FEATGenSkill.A&quot;&amp;RANDBETWEEN(INDIRECT(&quot;FEATGenSkill.B&quot;&amp;[.AA12]);INDIRECT(&quot;FEATGenSkill.C&quot;&amp;[.AA12])))&amp;&quot; (&quot;&amp;MID([.M12];[.Y12];[.Z12]-[.Y12])&amp;&quot;)&quot;;&quot;&quot;)">
            <text:p/>
          </table:table-cell>
          <table:table-cell table:formula="of:=IF([.B12]=&quot;Versatile&quot;;INDIRECT(&quot;FEATGenSkill.A&quot;&amp;RANDBETWEEN(21;34));&quot;&quot;)">
            <text:p/>
          </table:table-cell>
          <table:table-cell table:formula="of:=IF([.U12]=&quot;General Training&quot;;INDIRECT(&quot;FEATGenSkill.A&quot;&amp;RANDBETWEEN(21;34));&quot;&quot;)">
            <text:p/>
          </table:table-cell>
          <table:table-cell table:formula="of:=RANDBETWEEN(INDIRECT(&quot;'BG+Class'.K&quot;&amp;[.O12]);INDIRECT(&quot;'BG+Class'.L&quot;&amp;[.O12]))" office:value-type="float" office:value="10" calcext:value-type="float">
            <text:p>10</text:p>
          </table:table-cell>
          <table:table-cell table:formula="of:=IF([.U12]=&quot;Natural Ambition&quot;;INDIRECT(&quot;'FEATClass'.A&quot;&amp;[.AE12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Animal Whisperer</text:p>
          </table:table-cell>
          <table:table-cell table:style-name="ce20" office:value-type="string" calcext:value-type="string">
            <text:p>Fighter</text:p>
          </table:table-cell>
          <table:table-cell table:style-name="ce20" table:number-columns-repeated="2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Nature,Lore (pick a terrain),Acrobatics,Athletics,Acrobatics,Stealth,Diplomacy,Thievery,Survival,Society</text:p>
          </table:table-cell>
          <table:table-cell table:style-name="ce23" table:formula="of:=[.P13]&amp;IF(LEN([.Q13])&gt;3;&quot;,&quot;&amp;[.Q13];&quot;&quot;)&amp;IF(LEN([.R13])&gt;3;&quot;,&quot;&amp;[.R13];&quot;&quot;)&amp;IF(LEN([.S13])&gt;3;&quot;,&quot;&amp;[.S13];&quot;&quot;)&amp;IF(LEN([.U13])&gt;3;&quot;,&quot;&amp;[.U13];&quot;&quot;)&amp;IF(LEN([.X13])&gt;3;&quot;,&quot;&amp;[.X13];&quot;&quot;)&amp;IF(LEN([.AB13])&gt;3;&quot;,&quot;&amp;[.AB13];&quot;&quot;)&amp;IF(LEN([.AC13])&gt;3;&quot;,&quot;&amp;[.AC13];&quot;&quot;)&amp;IF(LEN([.AD13])&gt;3;&quot;,&quot;&amp;[.AD13];&quot;&quot;)&amp;IF(LEN([.AF13])&gt;3;&quot;,&quot;&amp;[.AF13];&quot;&quot;)" office:value-type="string" office:string-value="Train Animal,Shield Block,Unconventional Weaponry,Exacting Strike,Diehard" calcext:value-type="string">
            <text:p>Train Animal,Shield Block,Unconventional Weaponry,Exacting Strike,Diehard</text:p>
          </table:table-cell>
          <table:table-cell table:formula="of:=MATCH([.D13];['BG+Class'.A$38:.A$50];0)+37" office:value-type="float" office:value="45" calcext:value-type="float">
            <text:p>45</text:p>
          </table:table-cell>
          <table:table-cell table:formula="of:=INDIRECT(&quot;'BG+Class'.B&quot;&amp;MATCH([.C13];['BG+Class'.A$1:.A$36];0))" office:value-type="string" office:string-value="Train Animal" calcext:value-type="string">
            <text:p>Train Animal</text:p>
          </table:table-cell>
          <table:table-cell table:formula="of:=INDIRECT(&quot;'BG+Class'.B&quot;&amp;37+MATCH([.D13];['BG+Class'.A$38:.A$50];0))" office:value-type="string" office:string-value="Shield Block" calcext:value-type="string">
            <text:p>Shield Block</text:p>
          </table:table-cell>
          <table:table-cell table:formula="of:=IF(OR(ISERROR([.E13]);LEN([.E13])&lt;1);0;INDIRECT(&quot;'BG+Class'.D&quot;&amp;52+MATCH([.E13];['BG+Class'.C$53:.C$125];0)))" office:value-type="float" office:value="0" calcext:value-type="float">
            <text:p>0</text:p>
          </table:table-cell>
          <table:table-cell table:formula="of:=IF(OR(ISERROR([.F13]);LEN([.F13])&lt;1);0;INDIRECT(&quot;'BG+Class'.D&quot;&amp;52+MATCH([.F13];['BG+Class'.C$53:.C$125];0)))" office:value-type="float" office:value="0" calcext:value-type="float">
            <text:p>0</text:p>
          </table:table-cell>
          <table:table-cell table:formula="of:=RANDBETWEEN(INDIRECT(&quot;'FEATAnc'.B&quot;&amp;MATCH([.A13];[FEATAnc.A$1:.A$8];0));INDIRECT(&quot;'FEATAnc'.C&quot;&amp;MATCH([.A13];[FEATAnc.A$1:.A$8];0)))" office:value-type="float" office:value="44" calcext:value-type="float">
            <text:p>44</text:p>
          </table:table-cell>
          <table:table-cell table:formula="of:=INDIRECT(&quot;'FEATAnc'.B&quot;&amp;[.T13])" office:value-type="string" office:string-value="Unconventional Weaponry" calcext:value-type="string">
            <text:p>Unconventional Weaponry</text:p>
          </table:table-cell>
          <table:table-cell table:style-name="ce25" table:formula="of:=INDIRECT(&quot;'BG+Class'.E&quot;&amp;37+MATCH([.D13];['BG+Class'.A$38:.A$50];0))=1" office:value-type="boolean" office:boolean-value="true" calcext:value-type="boolean">
            <text:p>TRUE</text:p>
          </table:table-cell>
          <table:table-cell table:formula="of:=IF([.V13]&gt;0;RANDBETWEEN(INDIRECT(&quot;'BG+Class'.K&quot;&amp;[.O13]);INDIRECT(&quot;'BG+Class'.L&quot;&amp;[.O13]));0)" office:value-type="float" office:value="32" calcext:value-type="float">
            <text:p>32</text:p>
          </table:table-cell>
          <table:table-cell table:formula="of:=IF([.V13];INDIRECT(&quot;'FEATClass'.A&quot;&amp;[.W13]);0)" office:value-type="string" office:string-value="Exacting Strike" calcext:value-type="string">
            <text:p>Exacting Strike</text:p>
          </table:table-cell>
          <table:table-cell table:formula="of:=FIND(&quot;,&quot;;[.M13];LEN([.M13])/2)+1" office:value-type="float" office:value="62" calcext:value-type="float">
            <text:p>62</text:p>
          </table:table-cell>
          <table:table-cell table:formula="of:=FIND(&quot;,&quot;;[.M13];[.Y13]+3)" office:value-type="float" office:value="69" calcext:value-type="float">
            <text:p>69</text:p>
          </table:table-cell>
          <table:table-cell table:formula="of:=MATCH(MID([.M13];[.Y13];[.Z13]-[.Y13]);[FEATGenSkill.A$2:.A$18];0)+1" office:value-type="float" office:value="16" calcext:value-type="float">
            <text:p>16</text:p>
          </table:table-cell>
          <table:table-cell table:formula="of:=IF([.$D13]=&quot;Rogue&quot;;INDIRECT(&quot;FEATGenSkill.A&quot;&amp;RANDBETWEEN(INDIRECT(&quot;FEATGenSkill.B&quot;&amp;[.AA13]);INDIRECT(&quot;FEATGenSkill.C&quot;&amp;[.AA13])))&amp;&quot; (&quot;&amp;MID([.M13];[.Y13];[.Z13]-[.Y13])&amp;&quot;)&quot;;&quot;&quot;)">
            <text:p/>
          </table:table-cell>
          <table:table-cell table:formula="of:=IF([.B13]=&quot;Versatile&quot;;INDIRECT(&quot;FEATGenSkill.A&quot;&amp;RANDBETWEEN(21;34));&quot;&quot;)" office:value-type="string" office:string-value="Diehard" calcext:value-type="string">
            <text:p>Diehard</text:p>
          </table:table-cell>
          <table:table-cell table:formula="of:=IF([.U13]=&quot;General Training&quot;;INDIRECT(&quot;FEATGenSkill.A&quot;&amp;RANDBETWEEN(21;34));&quot;&quot;)">
            <text:p/>
          </table:table-cell>
          <table:table-cell table:formula="of:=RANDBETWEEN(INDIRECT(&quot;'BG+Class'.K&quot;&amp;[.O13]);INDIRECT(&quot;'BG+Class'.L&quot;&amp;[.O13]))" office:value-type="float" office:value="36" calcext:value-type="float">
            <text:p>36</text:p>
          </table:table-cell>
          <table:table-cell table:formula="of:=IF([.U13]=&quot;Natural Ambition&quot;;INDIRECT(&quot;'FEATClass'.A&quot;&amp;[.AE13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Half-elf</text:p>
          </table:table-cell>
          <table:table-cell table:style-name="ce20" office:value-type="string" calcext:value-type="string">
            <text:p>Hunter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Leaf</text:p>
          </table:table-cell>
          <table:table-cell table:style-name="ce20"/>
          <table:table-cell table:number-columns-repeated="4"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Survival,Lore (Tanning),Nature,Diplomacy,Thievery,Religion,Crafting</text:p>
          </table:table-cell>
          <table:table-cell table:style-name="ce23" table:formula="of:=[.P14]&amp;IF(LEN([.Q14])&gt;3;&quot;,&quot;&amp;[.Q14];&quot;&quot;)&amp;IF(LEN([.R14])&gt;3;&quot;,&quot;&amp;[.R14];&quot;&quot;)&amp;IF(LEN([.S14])&gt;3;&quot;,&quot;&amp;[.S14];&quot;&quot;)&amp;IF(LEN([.U14])&gt;3;&quot;,&quot;&amp;[.U14];&quot;&quot;)&amp;IF(LEN([.X14])&gt;3;&quot;,&quot;&amp;[.X14];&quot;&quot;)&amp;IF(LEN([.AB14])&gt;3;&quot;,&quot;&amp;[.AB14];&quot;&quot;)&amp;IF(LEN([.AC14])&gt;3;&quot;,&quot;&amp;[.AC14];&quot;&quot;)&amp;IF(LEN([.AD14])&gt;3;&quot;,&quot;&amp;[.AD14];&quot;&quot;)&amp;IF(LEN([.AF14])&gt;3;&quot;,&quot;&amp;[.AF14];&quot;&quot;)" office:value-type="string" office:string-value="Survey Wildlife,Shield Block,Leshy Familiar,General Training,Incredible Initiative" calcext:value-type="string">
            <text:p>Survey Wildlife,Shield Block,Leshy Familiar,General Training,Incredible Initiative</text:p>
          </table:table-cell>
          <table:table-cell table:formula="of:=MATCH([.D14];['BG+Class'.A$38:.A$50];0)+37" office:value-type="float" office:value="44" calcext:value-type="float">
            <text:p>44</text:p>
          </table:table-cell>
          <table:table-cell table:formula="of:=INDIRECT(&quot;'BG+Class'.B&quot;&amp;MATCH([.C14];['BG+Class'.A$1:.A$36];0))" office:value-type="string" office:string-value="Survey Wildlife" calcext:value-type="string">
            <text:p>Survey Wildlife</text:p>
          </table:table-cell>
          <table:table-cell table:formula="of:=INDIRECT(&quot;'BG+Class'.B&quot;&amp;37+MATCH([.D14];['BG+Class'.A$38:.A$50];0))" office:value-type="string" office:string-value="Shield Block" calcext:value-type="string">
            <text:p>Shield Block</text:p>
          </table:table-cell>
          <table:table-cell table:formula="of:=IF(OR(ISERROR([.E14]);LEN([.E14])&lt;1);0;INDIRECT(&quot;'BG+Class'.D&quot;&amp;52+MATCH([.E14];['BG+Class'.C$53:.C$125];0)))" office:value-type="string" office:string-value="Leshy Familiar" calcext:value-type="string">
            <text:p>Leshy Familiar</text:p>
          </table:table-cell>
          <table:table-cell table:formula="of:=IF(OR(ISERROR([.F14]);LEN([.F14])&lt;1);0;INDIRECT(&quot;'BG+Class'.D&quot;&amp;52+MATCH([.F14];['BG+Class'.C$53:.C$125];0)))" office:value-type="float" office:value="0" calcext:value-type="float">
            <text:p>0</text:p>
          </table:table-cell>
          <table:table-cell table:formula="of:=RANDBETWEEN(INDIRECT(&quot;'FEATAnc'.B&quot;&amp;MATCH([.A14];[FEATAnc.A$1:.A$8];0));INDIRECT(&quot;'FEATAnc'.C&quot;&amp;MATCH([.A14];[FEATAnc.A$1:.A$8];0)))" office:value-type="float" office:value="40" calcext:value-type="float">
            <text:p>40</text:p>
          </table:table-cell>
          <table:table-cell table:formula="of:=INDIRECT(&quot;'FEATAnc'.B&quot;&amp;[.T14])" office:value-type="string" office:string-value="General Training" calcext:value-type="string">
            <text:p>General Training</text:p>
          </table:table-cell>
          <table:table-cell table:style-name="ce25" table:formula="of:=INDIRECT(&quot;'BG+Class'.E&quot;&amp;37+MATCH([.D14];['BG+Class'.A$38:.A$50];0))=1" office:value-type="boolean" office:boolean-value="false" calcext:value-type="boolean">
            <text:p>FALSE</text:p>
          </table:table-cell>
          <table:table-cell table:formula="of:=IF([.V14]&gt;0;RANDBETWEEN(INDIRECT(&quot;'BG+Class'.K&quot;&amp;[.O14]);INDIRECT(&quot;'BG+Class'.L&quot;&amp;[.O14]));0)" office:value-type="float" office:value="0" calcext:value-type="float">
            <text:p>0</text:p>
          </table:table-cell>
          <table:table-cell table:formula="of:=IF([.V14];INDIRECT(&quot;'FEATClass'.A&quot;&amp;[.W14]);0)" office:value-type="float" office:value="0" calcext:value-type="float">
            <text:p>0</text:p>
          </table:table-cell>
          <table:table-cell table:formula="of:=FIND(&quot;,&quot;;[.M14];LEN([.M14])/2)+1" office:value-type="float" office:value="42" calcext:value-type="float">
            <text:p>42</text:p>
          </table:table-cell>
          <table:table-cell table:formula="of:=FIND(&quot;,&quot;;[.M14];[.Y14]+3)" office:value-type="float" office:value="50" calcext:value-type="float">
            <text:p>50</text:p>
          </table:table-cell>
          <table:table-cell table:formula="of:=MATCH(MID([.M14];[.Y14];[.Z14]-[.Y14]);[FEATGenSkill.A$2:.A$18];0)+1" office:value-type="float" office:value="18" calcext:value-type="float">
            <text:p>18</text:p>
          </table:table-cell>
          <table:table-cell table:formula="of:=IF([.$D14]=&quot;Rogue&quot;;INDIRECT(&quot;FEATGenSkill.A&quot;&amp;RANDBETWEEN(INDIRECT(&quot;FEATGenSkill.B&quot;&amp;[.AA14]);INDIRECT(&quot;FEATGenSkill.C&quot;&amp;[.AA14])))&amp;&quot; (&quot;&amp;MID([.M14];[.Y14];[.Z14]-[.Y14])&amp;&quot;)&quot;;&quot;&quot;)">
            <text:p/>
          </table:table-cell>
          <table:table-cell table:formula="of:=IF([.B14]=&quot;Versatile&quot;;INDIRECT(&quot;FEATGenSkill.A&quot;&amp;RANDBETWEEN(21;34));&quot;&quot;)">
            <text:p/>
          </table:table-cell>
          <table:table-cell table:formula="of:=IF([.U14]=&quot;General Training&quot;;INDIRECT(&quot;FEATGenSkill.A&quot;&amp;RANDBETWEEN(21;34));&quot;&quot;)" office:value-type="string" office:string-value="Incredible Initiative" calcext:value-type="string">
            <text:p>Incredible Initiative</text:p>
          </table:table-cell>
          <table:table-cell table:formula="of:=RANDBETWEEN(INDIRECT(&quot;'BG+Class'.K&quot;&amp;[.O14]);INDIRECT(&quot;'BG+Class'.L&quot;&amp;[.O14]))" office:value-type="float" office:value="28" calcext:value-type="float">
            <text:p>28</text:p>
          </table:table-cell>
          <table:table-cell table:formula="of:=IF([.U14]=&quot;Natural Ambition&quot;;INDIRECT(&quot;'FEATClass'.A&quot;&amp;[.AE14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Fey Touched</text:p>
          </table:table-cell>
          <table:table-cell table:style-name="ce20" office:value-type="string" calcext:value-type="string">
            <text:p>Miner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Scoundrel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Survival,Lore (Mining),Stealth,Deception,Diplomacy,Religion,Intimidation,Thievery,Athletics,Diplomacy,Occultism,Deception</text:p>
          </table:table-cell>
          <table:table-cell table:style-name="ce23" table:formula="of:=[.P15]&amp;IF(LEN([.Q15])&gt;3;&quot;,&quot;&amp;[.Q15];&quot;&quot;)&amp;IF(LEN([.R15])&gt;3;&quot;,&quot;&amp;[.R15];&quot;&quot;)&amp;IF(LEN([.S15])&gt;3;&quot;,&quot;&amp;[.S15];&quot;&quot;)&amp;IF(LEN([.U15])&gt;3;&quot;,&quot;&amp;[.U15];&quot;&quot;)&amp;IF(LEN([.X15])&gt;3;&quot;,&quot;&amp;[.X15];&quot;&quot;)&amp;IF(LEN([.AB15])&gt;3;&quot;,&quot;&amp;[.AB15];&quot;&quot;)&amp;IF(LEN([.AC15])&gt;3;&quot;,&quot;&amp;[.AC15];&quot;&quot;)&amp;IF(LEN([.AD15])&gt;3;&quot;,&quot;&amp;[.AD15];&quot;&quot;)&amp;IF(LEN([.AF15])&gt;3;&quot;,&quot;&amp;[.AF15];&quot;&quot;)" office:value-type="string" office:string-value="Terrain Expertise (underground),First World Magic,Trap Finder,Quick Coercion (Intimidation)" calcext:value-type="string">
            <text:p>Terrain Expertise (underground),First World Magic,Trap Finder,Quick Coercion (Intimidation)</text:p>
          </table:table-cell>
          <table:table-cell table:formula="of:=MATCH([.D15];['BG+Class'.A$38:.A$50];0)+37" office:value-type="float" office:value="48" calcext:value-type="float">
            <text:p>48</text:p>
          </table:table-cell>
          <table:table-cell table:formula="of:=INDIRECT(&quot;'BG+Class'.B&quot;&amp;MATCH([.C15];['BG+Class'.A$1:.A$36];0))" office:value-type="string" office:string-value="Terrain Expertise (underground)" calcext:value-type="string">
            <text:p>Terrain Expertise (underground)</text:p>
          </table:table-cell>
          <table:table-cell table:formula="of:=INDIRECT(&quot;'BG+Class'.B&quot;&amp;37+MATCH([.D15];['BG+Class'.A$38:.A$50];0))" office:value-type="float" office:value="0" calcext:value-type="float">
            <text:p>0</text:p>
          </table:table-cell>
          <table:table-cell table:formula="of:=IF(OR(ISERROR([.E15]);LEN([.E15])&lt;1);0;INDIRECT(&quot;'BG+Class'.D&quot;&amp;52+MATCH([.E15];['BG+Class'.C$53:.C$125];0)))" office:value-type="float" office:value="0" calcext:value-type="float">
            <text:p>0</text:p>
          </table:table-cell>
          <table:table-cell table:formula="of:=IF(OR(ISERROR([.F15]);LEN([.F15])&lt;1);0;INDIRECT(&quot;'BG+Class'.D&quot;&amp;52+MATCH([.F15];['BG+Class'.C$53:.C$125];0)))" office:value-type="float" office:value="0" calcext:value-type="float">
            <text:p>0</text:p>
          </table:table-cell>
          <table:table-cell table:formula="of:=RANDBETWEEN(INDIRECT(&quot;'FEATAnc'.B&quot;&amp;MATCH([.A15];[FEATAnc.A$1:.A$8];0));INDIRECT(&quot;'FEATAnc'.C&quot;&amp;MATCH([.A15];[FEATAnc.A$1:.A$8];0)))" office:value-type="float" office:value="26" calcext:value-type="float">
            <text:p>26</text:p>
          </table:table-cell>
          <table:table-cell table:formula="of:=INDIRECT(&quot;'FEATAnc'.B&quot;&amp;[.T15])" office:value-type="string" office:string-value="First World Magic" calcext:value-type="string">
            <text:p>First World Magic</text:p>
          </table:table-cell>
          <table:table-cell table:style-name="ce25" table:formula="of:=INDIRECT(&quot;'BG+Class'.E&quot;&amp;37+MATCH([.D15];['BG+Class'.A$38:.A$50];0))=1" office:value-type="boolean" office:boolean-value="true" calcext:value-type="boolean">
            <text:p>TRUE</text:p>
          </table:table-cell>
          <table:table-cell table:formula="of:=IF([.V15]&gt;0;RANDBETWEEN(INDIRECT(&quot;'BG+Class'.K&quot;&amp;[.O15]);INDIRECT(&quot;'BG+Class'.L&quot;&amp;[.O15]));0)" office:value-type="float" office:value="52" calcext:value-type="float">
            <text:p>52</text:p>
          </table:table-cell>
          <table:table-cell table:formula="of:=IF([.V15];INDIRECT(&quot;'FEATClass'.A&quot;&amp;[.W15]);0)" office:value-type="string" office:string-value="Trap Finder" calcext:value-type="string">
            <text:p>Trap Finder</text:p>
          </table:table-cell>
          <table:table-cell table:formula="of:=FIND(&quot;,&quot;;[.M15];LEN([.M15])/2)+1" office:value-type="float" office:value="61" calcext:value-type="float">
            <text:p>61</text:p>
          </table:table-cell>
          <table:table-cell table:formula="of:=FIND(&quot;,&quot;;[.M15];[.Y15]+3)" office:value-type="float" office:value="73" calcext:value-type="float">
            <text:p>73</text:p>
          </table:table-cell>
          <table:table-cell table:formula="of:=MATCH(MID([.M15];[.Y15];[.Z15]-[.Y15]);[FEATGenSkill.A$2:.A$18];0)+1" office:value-type="float" office:value="8" calcext:value-type="float">
            <text:p>8</text:p>
          </table:table-cell>
          <table:table-cell table:formula="of:=IF([.$D15]=&quot;Rogue&quot;;INDIRECT(&quot;FEATGenSkill.A&quot;&amp;RANDBETWEEN(INDIRECT(&quot;FEATGenSkill.B&quot;&amp;[.AA15]);INDIRECT(&quot;FEATGenSkill.C&quot;&amp;[.AA15])))&amp;&quot; (&quot;&amp;MID([.M15];[.Y15];[.Z15]-[.Y15])&amp;&quot;)&quot;;&quot;&quot;)" office:value-type="string" office:string-value="Quick Coercion (Intimidation)" calcext:value-type="string">
            <text:p>Quick Coercion (Intimidation)</text:p>
          </table:table-cell>
          <table:table-cell table:formula="of:=IF([.B15]=&quot;Versatile&quot;;INDIRECT(&quot;FEATGenSkill.A&quot;&amp;RANDBETWEEN(21;34));&quot;&quot;)">
            <text:p/>
          </table:table-cell>
          <table:table-cell table:formula="of:=IF([.U15]=&quot;General Training&quot;;INDIRECT(&quot;FEATGenSkill.A&quot;&amp;RANDBETWEEN(21;34));&quot;&quot;)">
            <text:p/>
          </table:table-cell>
          <table:table-cell table:formula="of:=RANDBETWEEN(INDIRECT(&quot;'BG+Class'.K&quot;&amp;[.O15]);INDIRECT(&quot;'BG+Class'.L&quot;&amp;[.O15]))" office:value-type="float" office:value="52" calcext:value-type="float">
            <text:p>52</text:p>
          </table:table-cell>
          <table:table-cell table:formula="of:=IF([.U15]=&quot;Natural Ambition&quot;;INDIRECT(&quot;'FEATClass'.A&quot;&amp;[.AE15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Laborer</text:p>
          </table:table-cell>
          <table:table-cell table:style-name="ce20" office:value-type="string" calcext:value-type="string">
            <text:p>Bard</text:p>
          </table:table-cell>
          <table:table-cell table:style-name="ce20" office:value-type="string" calcext:value-type="string">
            <text:p>Enigma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Athletics,Lore (Labor),Occultism,Performance,Medicine,Deception,Survival,Lore,Crafting</text:p>
          </table:table-cell>
          <table:table-cell table:style-name="ce23" table:formula="of:=[.P16]&amp;IF(LEN([.Q16])&gt;3;&quot;,&quot;&amp;[.Q16];&quot;&quot;)&amp;IF(LEN([.R16])&gt;3;&quot;,&quot;&amp;[.R16];&quot;&quot;)&amp;IF(LEN([.S16])&gt;3;&quot;,&quot;&amp;[.S16];&quot;&quot;)&amp;IF(LEN([.U16])&gt;3;&quot;,&quot;&amp;[.U16];&quot;&quot;)&amp;IF(LEN([.X16])&gt;3;&quot;,&quot;&amp;[.X16];&quot;&quot;)&amp;IF(LEN([.AB16])&gt;3;&quot;,&quot;&amp;[.AB16];&quot;&quot;)&amp;IF(LEN([.AC16])&gt;3;&quot;,&quot;&amp;[.AC16];&quot;&quot;)&amp;IF(LEN([.AD16])&gt;3;&quot;,&quot;&amp;[.AD16];&quot;&quot;)&amp;IF(LEN([.AF16])&gt;3;&quot;,&quot;&amp;[.AF16];&quot;&quot;)" office:value-type="string" office:string-value="Hefty Hauler,Bardic Lore,Natural Skill,Skill Training" calcext:value-type="string">
            <text:p>Hefty Hauler,Bardic Lore,Natural Skill,Skill Training</text:p>
          </table:table-cell>
          <table:table-cell table:formula="of:=MATCH([.D16];['BG+Class'.A$38:.A$50];0)+37" office:value-type="float" office:value="41" calcext:value-type="float">
            <text:p>41</text:p>
          </table:table-cell>
          <table:table-cell table:formula="of:=INDIRECT(&quot;'BG+Class'.B&quot;&amp;MATCH([.C16];['BG+Class'.A$1:.A$36];0))" office:value-type="string" office:string-value="Hefty Hauler" calcext:value-type="string">
            <text:p>Hefty Hauler</text:p>
          </table:table-cell>
          <table:table-cell table:formula="of:=INDIRECT(&quot;'BG+Class'.B&quot;&amp;37+MATCH([.D16];['BG+Class'.A$38:.A$50];0))" office:value-type="float" office:value="0" calcext:value-type="float">
            <text:p>0</text:p>
          </table:table-cell>
          <table:table-cell table:formula="of:=IF(OR(ISERROR([.E16]);LEN([.E16])&lt;1);0;INDIRECT(&quot;'BG+Class'.D&quot;&amp;52+MATCH([.E16];['BG+Class'.C$53:.C$125];0)))" office:value-type="string" office:string-value="Bardic Lore" calcext:value-type="string">
            <text:p>Bardic Lore</text:p>
          </table:table-cell>
          <table:table-cell table:formula="of:=IF(OR(ISERROR([.F16]);LEN([.F16])&lt;1);0;INDIRECT(&quot;'BG+Class'.D&quot;&amp;52+MATCH([.F16];['BG+Class'.C$53:.C$125];0)))" office:value-type="float" office:value="0" calcext:value-type="float">
            <text:p>0</text:p>
          </table:table-cell>
          <table:table-cell table:formula="of:=RANDBETWEEN(INDIRECT(&quot;'FEATAnc'.B&quot;&amp;MATCH([.A16];[FEATAnc.A$1:.A$8];0));INDIRECT(&quot;'FEATAnc'.C&quot;&amp;MATCH([.A16];[FEATAnc.A$1:.A$8];0)))" office:value-type="float" office:value="43" calcext:value-type="float">
            <text:p>43</text:p>
          </table:table-cell>
          <table:table-cell table:formula="of:=INDIRECT(&quot;'FEATAnc'.B&quot;&amp;[.T16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16];['BG+Class'.A$38:.A$50];0))=1" office:value-type="boolean" office:boolean-value="false" calcext:value-type="boolean">
            <text:p>FALSE</text:p>
          </table:table-cell>
          <table:table-cell table:formula="of:=IF([.V16]&gt;0;RANDBETWEEN(INDIRECT(&quot;'BG+Class'.K&quot;&amp;[.O16]);INDIRECT(&quot;'BG+Class'.L&quot;&amp;[.O16]));0)" office:value-type="float" office:value="0" calcext:value-type="float">
            <text:p>0</text:p>
          </table:table-cell>
          <table:table-cell table:formula="of:=IF([.V16];INDIRECT(&quot;'FEATClass'.A&quot;&amp;[.W16]);0)" office:value-type="float" office:value="0" calcext:value-type="float">
            <text:p>0</text:p>
          </table:table-cell>
          <table:table-cell table:formula="of:=FIND(&quot;,&quot;;[.M16];LEN([.M16])/2)+1" office:value-type="float" office:value="46" calcext:value-type="float">
            <text:p>46</text:p>
          </table:table-cell>
          <table:table-cell table:formula="of:=FIND(&quot;,&quot;;[.M16];[.Y16]+3)" office:value-type="float" office:value="54" calcext:value-type="float">
            <text:p>54</text:p>
          </table:table-cell>
          <table:table-cell table:formula="of:=MATCH(MID([.M16];[.Y16];[.Z16]-[.Y16]);[FEATGenSkill.A$2:.A$18];0)+1" office:value-type="float" office:value="10" calcext:value-type="float">
            <text:p>10</text:p>
          </table:table-cell>
          <table:table-cell table:formula="of:=IF([.$D16]=&quot;Rogue&quot;;INDIRECT(&quot;FEATGenSkill.A&quot;&amp;RANDBETWEEN(INDIRECT(&quot;FEATGenSkill.B&quot;&amp;[.AA16]);INDIRECT(&quot;FEATGenSkill.C&quot;&amp;[.AA16])))&amp;&quot; (&quot;&amp;MID([.M16];[.Y16];[.Z16]-[.Y16])&amp;&quot;)&quot;;&quot;&quot;)">
            <text:p/>
          </table:table-cell>
          <table:table-cell table:formula="of:=IF([.B16]=&quot;Versatile&quot;;INDIRECT(&quot;FEATGenSkill.A&quot;&amp;RANDBETWEEN(21;34));&quot;&quot;)" office:value-type="string" office:string-value="Skill Training" calcext:value-type="string">
            <text:p>Skill Training</text:p>
          </table:table-cell>
          <table:table-cell table:formula="of:=IF([.U16]=&quot;General Training&quot;;INDIRECT(&quot;FEATGenSkill.A&quot;&amp;RANDBETWEEN(21;34));&quot;&quot;)">
            <text:p/>
          </table:table-cell>
          <table:table-cell table:formula="of:=RANDBETWEEN(INDIRECT(&quot;'BG+Class'.K&quot;&amp;[.O16]);INDIRECT(&quot;'BG+Class'.L&quot;&amp;[.O16]))" office:value-type="float" office:value="14" calcext:value-type="float">
            <text:p>14</text:p>
          </table:table-cell>
          <table:table-cell table:formula="of:=IF([.U16]=&quot;Natural Ambition&quot;;INDIRECT(&quot;'FEATClass'.A&quot;&amp;[.AE16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Barkeep</text:p>
          </table:table-cell>
          <table:table-cell table:style-name="ce20" office:value-type="string" calcext:value-type="string">
            <text:p>Barbarian</text:p>
          </table:table-cell>
          <table:table-cell table:style-name="ce20" office:value-type="string" calcext:value-type="string">
            <text:p>Fury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Diplomacy,Lore (Alcohol),Athletics,Medicine,Athletics,Intimidation,Crafting</text:p>
          </table:table-cell>
          <table:table-cell table:style-name="ce23" table:formula="of:=[.P17]&amp;IF(LEN([.Q17])&gt;3;&quot;,&quot;&amp;[.Q17];&quot;&quot;)&amp;IF(LEN([.R17])&gt;3;&quot;,&quot;&amp;[.R17];&quot;&quot;)&amp;IF(LEN([.S17])&gt;3;&quot;,&quot;&amp;[.S17];&quot;&quot;)&amp;IF(LEN([.U17])&gt;3;&quot;,&quot;&amp;[.U17];&quot;&quot;)&amp;IF(LEN([.X17])&gt;3;&quot;,&quot;&amp;[.X17];&quot;&quot;)&amp;IF(LEN([.AB17])&gt;3;&quot;,&quot;&amp;[.AB17];&quot;&quot;)&amp;IF(LEN([.AC17])&gt;3;&quot;,&quot;&amp;[.AC17];&quot;&quot;)&amp;IF(LEN([.AD17])&gt;3;&quot;,&quot;&amp;[.AD17];&quot;&quot;)&amp;IF(LEN([.AF17])&gt;3;&quot;,&quot;&amp;[.AF17];&quot;&quot;)" office:value-type="string" office:string-value="Hobnobber,Natural Skill,Acute Vision,Incredible Initiative" calcext:value-type="string">
            <text:p>Hobnobber,Natural Skill,Acute Vision,Incredible Initiative</text:p>
          </table:table-cell>
          <table:table-cell table:formula="of:=MATCH([.D17];['BG+Class'.A$38:.A$50];0)+37" office:value-type="float" office:value="40" calcext:value-type="float">
            <text:p>40</text:p>
          </table:table-cell>
          <table:table-cell table:formula="of:=INDIRECT(&quot;'BG+Class'.B&quot;&amp;MATCH([.C17];['BG+Class'.A$1:.A$36];0))" office:value-type="string" office:string-value="Hobnobber" calcext:value-type="string">
            <text:p>Hobnobber</text:p>
          </table:table-cell>
          <table:table-cell table:formula="of:=INDIRECT(&quot;'BG+Class'.B&quot;&amp;37+MATCH([.D17];['BG+Class'.A$38:.A$50];0))" office:value-type="float" office:value="0" calcext:value-type="float">
            <text:p>0</text:p>
          </table:table-cell>
          <table:table-cell table:formula="of:=IF(OR(ISERROR([.E17]);LEN([.E17])&lt;1);0;INDIRECT(&quot;'BG+Class'.D&quot;&amp;52+MATCH([.E17];['BG+Class'.C$53:.C$125];0)))" office:value-type="float" office:value="0" calcext:value-type="float">
            <text:p>0</text:p>
          </table:table-cell>
          <table:table-cell table:formula="of:=IF(OR(ISERROR([.F17]);LEN([.F17])&lt;1);0;INDIRECT(&quot;'BG+Class'.D&quot;&amp;52+MATCH([.F17];['BG+Class'.C$53:.C$125];0)))" office:value-type="float" office:value="0" calcext:value-type="float">
            <text:p>0</text:p>
          </table:table-cell>
          <table:table-cell table:formula="of:=RANDBETWEEN(INDIRECT(&quot;'FEATAnc'.B&quot;&amp;MATCH([.A17];[FEATAnc.A$1:.A$8];0));INDIRECT(&quot;'FEATAnc'.C&quot;&amp;MATCH([.A17];[FEATAnc.A$1:.A$8];0)))" office:value-type="float" office:value="43" calcext:value-type="float">
            <text:p>43</text:p>
          </table:table-cell>
          <table:table-cell table:formula="of:=INDIRECT(&quot;'FEATAnc'.B&quot;&amp;[.T17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17];['BG+Class'.A$38:.A$50];0))=1" office:value-type="boolean" office:boolean-value="true" calcext:value-type="boolean">
            <text:p>TRUE</text:p>
          </table:table-cell>
          <table:table-cell table:formula="of:=IF([.V17]&gt;0;RANDBETWEEN(INDIRECT(&quot;'BG+Class'.K&quot;&amp;[.O17]);INDIRECT(&quot;'BG+Class'.L&quot;&amp;[.O17]));0)" office:value-type="float" office:value="6" calcext:value-type="float">
            <text:p>6</text:p>
          </table:table-cell>
          <table:table-cell table:formula="of:=IF([.V17];INDIRECT(&quot;'FEATClass'.A&quot;&amp;[.W17]);0)" office:value-type="string" office:string-value="Acute Vision" calcext:value-type="string">
            <text:p>Acute Vision</text:p>
          </table:table-cell>
          <table:table-cell table:formula="of:=FIND(&quot;,&quot;;[.M17];LEN([.M17])/2)+1" office:value-type="float" office:value="45" calcext:value-type="float">
            <text:p>45</text:p>
          </table:table-cell>
          <table:table-cell table:formula="of:=FIND(&quot;,&quot;;[.M17];[.Y17]+3)" office:value-type="float" office:value="54" calcext:value-type="float">
            <text:p>54</text:p>
          </table:table-cell>
          <table:table-cell table:formula="of:=MATCH(MID([.M17];[.Y17];[.Z17]-[.Y17]);[FEATGenSkill.A$2:.A$18];0)+1" office:value-type="float" office:value="4" calcext:value-type="float">
            <text:p>4</text:p>
          </table:table-cell>
          <table:table-cell table:formula="of:=IF([.$D17]=&quot;Rogue&quot;;INDIRECT(&quot;FEATGenSkill.A&quot;&amp;RANDBETWEEN(INDIRECT(&quot;FEATGenSkill.B&quot;&amp;[.AA17]);INDIRECT(&quot;FEATGenSkill.C&quot;&amp;[.AA17])))&amp;&quot; (&quot;&amp;MID([.M17];[.Y17];[.Z17]-[.Y17])&amp;&quot;)&quot;;&quot;&quot;)">
            <text:p/>
          </table:table-cell>
          <table:table-cell table:formula="of:=IF([.B17]=&quot;Versatile&quot;;INDIRECT(&quot;FEATGenSkill.A&quot;&amp;RANDBETWEEN(21;34));&quot;&quot;)" office:value-type="string" office:string-value="Incredible Initiative" calcext:value-type="string">
            <text:p>Incredible Initiative</text:p>
          </table:table-cell>
          <table:table-cell table:formula="of:=IF([.U17]=&quot;General Training&quot;;INDIRECT(&quot;FEATGenSkill.A&quot;&amp;RANDBETWEEN(21;34));&quot;&quot;)">
            <text:p/>
          </table:table-cell>
          <table:table-cell table:formula="of:=RANDBETWEEN(INDIRECT(&quot;'BG+Class'.K&quot;&amp;[.O17]);INDIRECT(&quot;'BG+Class'.L&quot;&amp;[.O17]))" office:value-type="float" office:value="10" calcext:value-type="float">
            <text:p>10</text:p>
          </table:table-cell>
          <table:table-cell table:formula="of:=IF([.U17]=&quot;Natural Ambition&quot;;INDIRECT(&quot;'FEATClass'.A&quot;&amp;[.AE17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Merchant</text:p>
          </table:table-cell>
          <table:table-cell table:style-name="ce20" office:value-type="string" calcext:value-type="string">
            <text:p>Wizard</text:p>
          </table:table-cell>
          <table:table-cell table:style-name="ce20" office:value-type="string" calcext:value-type="string">
            <text:p>Conjuration</text:p>
          </table:table-cell>
          <table:table-cell table:style-name="ce20" office:value-type="string" calcext:value-type="string">
            <text:p>Metamagic Experimentation Reach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Diplomacy,Lore (Mercantile),Arcana,Survival,Nature</text:p>
          </table:table-cell>
          <table:table-cell table:style-name="ce23" table:formula="of:=[.P18]&amp;IF(LEN([.Q18])&gt;3;&quot;,&quot;&amp;[.Q18];&quot;&quot;)&amp;IF(LEN([.R18])&gt;3;&quot;,&quot;&amp;[.R18];&quot;&quot;)&amp;IF(LEN([.S18])&gt;3;&quot;,&quot;&amp;[.S18];&quot;&quot;)&amp;IF(LEN([.U18])&gt;3;&quot;,&quot;&amp;[.U18];&quot;&quot;)&amp;IF(LEN([.X18])&gt;3;&quot;,&quot;&amp;[.X18];&quot;&quot;)&amp;IF(LEN([.AB18])&gt;3;&quot;,&quot;&amp;[.AB18];&quot;&quot;)&amp;IF(LEN([.AC18])&gt;3;&quot;,&quot;&amp;[.AC18];&quot;&quot;)&amp;IF(LEN([.AD18])&gt;3;&quot;,&quot;&amp;[.AD18];&quot;&quot;)&amp;IF(LEN([.AF18])&gt;3;&quot;,&quot;&amp;[.AF18];&quot;&quot;)" office:value-type="string" office:string-value="Bargain Hunter,Reach Spell,Gnome Weapon Familiarity,Hand of the Apprentice" calcext:value-type="string">
            <text:p>Bargain Hunter,Reach Spell,Gnome Weapon Familiarity,Hand of the Apprentice</text:p>
          </table:table-cell>
          <table:table-cell table:formula="of:=MATCH([.D18];['BG+Class'.A$38:.A$50];0)+37" office:value-type="float" office:value="50" calcext:value-type="float">
            <text:p>50</text:p>
          </table:table-cell>
          <table:table-cell table:formula="of:=INDIRECT(&quot;'BG+Class'.B&quot;&amp;MATCH([.C18];['BG+Class'.A$1:.A$36];0))" office:value-type="string" office:string-value="Bargain Hunter" calcext:value-type="string">
            <text:p>Bargain Hunter</text:p>
          </table:table-cell>
          <table:table-cell table:formula="of:=INDIRECT(&quot;'BG+Class'.B&quot;&amp;37+MATCH([.D18];['BG+Class'.A$38:.A$50];0))" office:value-type="float" office:value="0" calcext:value-type="float">
            <text:p>0</text:p>
          </table:table-cell>
          <table:table-cell table:formula="of:=IF(OR(ISERROR([.E18]);LEN([.E18])&lt;1);0;INDIRECT(&quot;'BG+Class'.D&quot;&amp;52+MATCH([.E18];['BG+Class'.C$53:.C$125];0)))" office:value-type="float" office:value="0" calcext:value-type="float">
            <text:p>0</text:p>
          </table:table-cell>
          <table:table-cell table:formula="of:=IF(OR(ISERROR([.F18]);LEN([.F18])&lt;1);0;INDIRECT(&quot;'BG+Class'.D&quot;&amp;52+MATCH([.F18];['BG+Class'.C$53:.C$125];0)))" office:value-type="string" office:string-value="Reach Spell" calcext:value-type="string">
            <text:p>Reach Spell</text:p>
          </table:table-cell>
          <table:table-cell table:formula="of:=RANDBETWEEN(INDIRECT(&quot;'FEATAnc'.B&quot;&amp;MATCH([.A18];[FEATAnc.A$1:.A$8];0));INDIRECT(&quot;'FEATAnc'.C&quot;&amp;MATCH([.A18];[FEATAnc.A$1:.A$8];0)))" office:value-type="float" office:value="28" calcext:value-type="float">
            <text:p>28</text:p>
          </table:table-cell>
          <table:table-cell table:formula="of:=INDIRECT(&quot;'FEATAnc'.B&quot;&amp;[.T18])" office:value-type="string" office:string-value="Gnome Weapon Familiarity" calcext:value-type="string">
            <text:p>Gnome Weapon Familiarity</text:p>
          </table:table-cell>
          <table:table-cell table:style-name="ce25" table:formula="of:=INDIRECT(&quot;'BG+Class'.E&quot;&amp;37+MATCH([.D18];['BG+Class'.A$38:.A$50];0))=1" office:value-type="boolean" office:boolean-value="true" calcext:value-type="boolean">
            <text:p>TRUE</text:p>
          </table:table-cell>
          <table:table-cell table:formula="of:=IF([.V18]&gt;0;RANDBETWEEN(INDIRECT(&quot;'BG+Class'.K&quot;&amp;[.O18]);INDIRECT(&quot;'BG+Class'.L&quot;&amp;[.O18]));0)" office:value-type="float" office:value="63" calcext:value-type="float">
            <text:p>63</text:p>
          </table:table-cell>
          <table:table-cell table:formula="of:=IF([.V18];INDIRECT(&quot;'FEATClass'.A&quot;&amp;[.W18]);0)" office:value-type="string" office:string-value="Hand of the Apprentice" calcext:value-type="string">
            <text:p>Hand of the Apprentice</text:p>
          </table:table-cell>
          <table:table-cell table:formula="of:=FIND(&quot;,&quot;;[.M18];LEN([.M18])/2)+1" office:value-type="float" office:value="29" calcext:value-type="float">
            <text:p>29</text:p>
          </table:table-cell>
          <table:table-cell table:formula="of:=FIND(&quot;,&quot;;[.M18];[.Y18]+3)" office:value-type="float" office:value="35" calcext:value-type="float">
            <text:p>35</text:p>
          </table:table-cell>
          <table:table-cell table:formula="of:=MATCH(MID([.M18];[.Y18];[.Z18]-[.Y18]);[FEATGenSkill.A$2:.A$18];0)+1" office:value-type="float" office:value="3" calcext:value-type="float">
            <text:p>3</text:p>
          </table:table-cell>
          <table:table-cell table:formula="of:=IF([.$D18]=&quot;Rogue&quot;;INDIRECT(&quot;FEATGenSkill.A&quot;&amp;RANDBETWEEN(INDIRECT(&quot;FEATGenSkill.B&quot;&amp;[.AA18]);INDIRECT(&quot;FEATGenSkill.C&quot;&amp;[.AA18])))&amp;&quot; (&quot;&amp;MID([.M18];[.Y18];[.Z18]-[.Y18])&amp;&quot;)&quot;;&quot;&quot;)">
            <text:p/>
          </table:table-cell>
          <table:table-cell table:formula="of:=IF([.B18]=&quot;Versatile&quot;;INDIRECT(&quot;FEATGenSkill.A&quot;&amp;RANDBETWEEN(21;34));&quot;&quot;)">
            <text:p/>
          </table:table-cell>
          <table:table-cell table:formula="of:=IF([.U18]=&quot;General Training&quot;;INDIRECT(&quot;FEATGenSkill.A&quot;&amp;RANDBETWEEN(21;34));&quot;&quot;)">
            <text:p/>
          </table:table-cell>
          <table:table-cell table:formula="of:=RANDBETWEEN(INDIRECT(&quot;'BG+Class'.K&quot;&amp;[.O18]);INDIRECT(&quot;'BG+Class'.L&quot;&amp;[.O18]))" office:value-type="float" office:value="60" calcext:value-type="float">
            <text:p>60</text:p>
          </table:table-cell>
          <table:table-cell table:formula="of:=IF([.U18]=&quot;Natural Ambition&quot;;INDIRECT(&quot;'FEATClass'.A&quot;&amp;[.AE18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Artisan</text:p>
          </table:table-cell>
          <table:table-cell table:style-name="ce20" office:value-type="string" calcext:value-type="string">
            <text:p>Sorcerer</text:p>
          </table:table-cell>
          <table:table-cell table:style-name="ce20" office:value-type="string" calcext:value-type="string">
            <text:p>Elemental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Crafting,Lore (Guild),Intimidation,Nature,Intimidation,Diplomacy,Thievery</text:p>
          </table:table-cell>
          <table:table-cell table:style-name="ce23" table:formula="of:=[.P19]&amp;IF(LEN([.Q19])&gt;3;&quot;,&quot;&amp;[.Q19];&quot;&quot;)&amp;IF(LEN([.R19])&gt;3;&quot;,&quot;&amp;[.R19];&quot;&quot;)&amp;IF(LEN([.S19])&gt;3;&quot;,&quot;&amp;[.S19];&quot;&quot;)&amp;IF(LEN([.U19])&gt;3;&quot;,&quot;&amp;[.U19];&quot;&quot;)&amp;IF(LEN([.X19])&gt;3;&quot;,&quot;&amp;[.X19];&quot;&quot;)&amp;IF(LEN([.AB19])&gt;3;&quot;,&quot;&amp;[.AB19];&quot;&quot;)&amp;IF(LEN([.AC19])&gt;3;&quot;,&quot;&amp;[.AC19];&quot;&quot;)&amp;IF(LEN([.AD19])&gt;3;&quot;,&quot;&amp;[.AD19];&quot;&quot;)&amp;IF(LEN([.AF19])&gt;3;&quot;,&quot;&amp;[.AF19];&quot;&quot;)" office:value-type="string" office:string-value="Specialty Crafting,Gnome Weapon Familiarity" calcext:value-type="string">
            <text:p>Specialty Crafting,Gnome Weapon Familiarity</text:p>
          </table:table-cell>
          <table:table-cell table:formula="of:=MATCH([.D19];['BG+Class'.A$38:.A$50];0)+37" office:value-type="float" office:value="49" calcext:value-type="float">
            <text:p>49</text:p>
          </table:table-cell>
          <table:table-cell table:formula="of:=INDIRECT(&quot;'BG+Class'.B&quot;&amp;MATCH([.C19];['BG+Class'.A$1:.A$36];0))" office:value-type="string" office:string-value="Specialty Crafting" calcext:value-type="string">
            <text:p>Specialty Crafting</text:p>
          </table:table-cell>
          <table:table-cell table:formula="of:=INDIRECT(&quot;'BG+Class'.B&quot;&amp;37+MATCH([.D19];['BG+Class'.A$38:.A$50];0))" office:value-type="float" office:value="0" calcext:value-type="float">
            <text:p>0</text:p>
          </table:table-cell>
          <table:table-cell table:formula="of:=IF(OR(ISERROR([.E19]);LEN([.E19])&lt;1);0;INDIRECT(&quot;'BG+Class'.D&quot;&amp;52+MATCH([.E19];['BG+Class'.C$53:.C$125];0)))" office:value-type="float" office:value="0" calcext:value-type="float">
            <text:p>0</text:p>
          </table:table-cell>
          <table:table-cell table:formula="of:=IF(OR(ISERROR([.F19]);LEN([.F19])&lt;1);0;INDIRECT(&quot;'BG+Class'.D&quot;&amp;52+MATCH([.F19];['BG+Class'.C$53:.C$125];0)))" office:value-type="float" office:value="0" calcext:value-type="float">
            <text:p>0</text:p>
          </table:table-cell>
          <table:table-cell table:formula="of:=RANDBETWEEN(INDIRECT(&quot;'FEATAnc'.B&quot;&amp;MATCH([.A19];[FEATAnc.A$1:.A$8];0));INDIRECT(&quot;'FEATAnc'.C&quot;&amp;MATCH([.A19];[FEATAnc.A$1:.A$8];0)))" office:value-type="float" office:value="28" calcext:value-type="float">
            <text:p>28</text:p>
          </table:table-cell>
          <table:table-cell table:formula="of:=INDIRECT(&quot;'FEATAnc'.B&quot;&amp;[.T19])" office:value-type="string" office:string-value="Gnome Weapon Familiarity" calcext:value-type="string">
            <text:p>Gnome Weapon Familiarity</text:p>
          </table:table-cell>
          <table:table-cell table:style-name="ce25" table:formula="of:=INDIRECT(&quot;'BG+Class'.E&quot;&amp;37+MATCH([.D19];['BG+Class'.A$38:.A$50];0))=1" office:value-type="boolean" office:boolean-value="false" calcext:value-type="boolean">
            <text:p>FALSE</text:p>
          </table:table-cell>
          <table:table-cell table:formula="of:=IF([.V19]&gt;0;RANDBETWEEN(INDIRECT(&quot;'BG+Class'.K&quot;&amp;[.O19]);INDIRECT(&quot;'BG+Class'.L&quot;&amp;[.O19]));0)" office:value-type="float" office:value="0" calcext:value-type="float">
            <text:p>0</text:p>
          </table:table-cell>
          <table:table-cell table:formula="of:=IF([.V19];INDIRECT(&quot;'FEATClass'.A&quot;&amp;[.W19]);0)" office:value-type="float" office:value="0" calcext:value-type="float">
            <text:p>0</text:p>
          </table:table-cell>
          <table:table-cell table:formula="of:=FIND(&quot;,&quot;;[.M19];LEN([.M19])/2)+1" office:value-type="float" office:value="43" calcext:value-type="float">
            <text:p>43</text:p>
          </table:table-cell>
          <table:table-cell table:formula="of:=FIND(&quot;,&quot;;[.M19];[.Y19]+3)" office:value-type="float" office:value="55" calcext:value-type="float">
            <text:p>55</text:p>
          </table:table-cell>
          <table:table-cell table:formula="of:=MATCH(MID([.M19];[.Y19];[.Z19]-[.Y19]);[FEATGenSkill.A$2:.A$18];0)+1" office:value-type="float" office:value="8" calcext:value-type="float">
            <text:p>8</text:p>
          </table:table-cell>
          <table:table-cell table:formula="of:=IF([.$D19]=&quot;Rogue&quot;;INDIRECT(&quot;FEATGenSkill.A&quot;&amp;RANDBETWEEN(INDIRECT(&quot;FEATGenSkill.B&quot;&amp;[.AA19]);INDIRECT(&quot;FEATGenSkill.C&quot;&amp;[.AA19])))&amp;&quot; (&quot;&amp;MID([.M19];[.Y19];[.Z19]-[.Y19])&amp;&quot;)&quot;;&quot;&quot;)">
            <text:p/>
          </table:table-cell>
          <table:table-cell table:formula="of:=IF([.B19]=&quot;Versatile&quot;;INDIRECT(&quot;FEATGenSkill.A&quot;&amp;RANDBETWEEN(21;34));&quot;&quot;)">
            <text:p/>
          </table:table-cell>
          <table:table-cell table:formula="of:=IF([.U19]=&quot;General Training&quot;;INDIRECT(&quot;FEATGenSkill.A&quot;&amp;RANDBETWEEN(21;34));&quot;&quot;)">
            <text:p/>
          </table:table-cell>
          <table:table-cell table:formula="of:=RANDBETWEEN(INDIRECT(&quot;'BG+Class'.K&quot;&amp;[.O19]);INDIRECT(&quot;'BG+Class'.L&quot;&amp;[.O19]))" office:value-type="float" office:value="55" calcext:value-type="float">
            <text:p>55</text:p>
          </table:table-cell>
          <table:table-cell table:formula="of:=IF([.U19]=&quot;Natural Ambition&quot;;INDIRECT(&quot;'FEATClass'.A&quot;&amp;[.AE19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Skilled</text:p>
          </table:table-cell>
          <table:table-cell table:style-name="ce20" office:value-type="string" calcext:value-type="string">
            <text:p>Detective</text:p>
          </table:table-cell>
          <table:table-cell table:style-name="ce20" office:value-type="string" calcext:value-type="string">
            <text:p>Alchemist</text:p>
          </table:table-cell>
          <table:table-cell table:style-name="ce20" office:value-type="string" calcext:value-type="string">
            <text:p>Mutagenist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Society,Lore (Underworld),Crafting,Crafting,Nature,Survival,Lore,Nature</text:p>
          </table:table-cell>
          <table:table-cell table:style-name="ce23" table:formula="of:=[.P20]&amp;IF(LEN([.Q20])&gt;3;&quot;,&quot;&amp;[.Q20];&quot;&quot;)&amp;IF(LEN([.R20])&gt;3;&quot;,&quot;&amp;[.R20];&quot;&quot;)&amp;IF(LEN([.S20])&gt;3;&quot;,&quot;&amp;[.S20];&quot;&quot;)&amp;IF(LEN([.U20])&gt;3;&quot;,&quot;&amp;[.U20];&quot;&quot;)&amp;IF(LEN([.X20])&gt;3;&quot;,&quot;&amp;[.X20];&quot;&quot;)&amp;IF(LEN([.AB20])&gt;3;&quot;,&quot;&amp;[.AB20];&quot;&quot;)&amp;IF(LEN([.AC20])&gt;3;&quot;,&quot;&amp;[.AC20];&quot;&quot;)&amp;IF(LEN([.AD20])&gt;3;&quot;,&quot;&amp;[.AD20];&quot;&quot;)&amp;IF(LEN([.AF20])&gt;3;&quot;,&quot;&amp;[.AF20];&quot;&quot;)" office:value-type="string" office:string-value="Streetwise,Alchemical Crafting,Natural Ambition,Alchemical Savant,Alchemical Familiar" calcext:value-type="string">
            <text:p>Streetwise,Alchemical Crafting,Natural Ambition,Alchemical Savant,Alchemical Familiar</text:p>
          </table:table-cell>
          <table:table-cell table:formula="of:=MATCH([.D20];['BG+Class'.A$38:.A$50];0)+37" office:value-type="float" office:value="39" calcext:value-type="float">
            <text:p>39</text:p>
          </table:table-cell>
          <table:table-cell table:formula="of:=INDIRECT(&quot;'BG+Class'.B&quot;&amp;MATCH([.C20];['BG+Class'.A$1:.A$36];0))" office:value-type="string" office:string-value="Streetwise" calcext:value-type="string">
            <text:p>Streetwise</text:p>
          </table:table-cell>
          <table:table-cell table:formula="of:=INDIRECT(&quot;'BG+Class'.B&quot;&amp;37+MATCH([.D20];['BG+Class'.A$38:.A$50];0))" office:value-type="string" office:string-value="Alchemical Crafting" calcext:value-type="string">
            <text:p>Alchemical Crafting</text:p>
          </table:table-cell>
          <table:table-cell table:formula="of:=IF(OR(ISERROR([.E20]);LEN([.E20])&lt;1);0;INDIRECT(&quot;'BG+Class'.D&quot;&amp;52+MATCH([.E20];['BG+Class'.C$53:.C$125];0)))" office:value-type="float" office:value="0" calcext:value-type="float">
            <text:p>0</text:p>
          </table:table-cell>
          <table:table-cell table:formula="of:=IF(OR(ISERROR([.F20]);LEN([.F20])&lt;1);0;INDIRECT(&quot;'BG+Class'.D&quot;&amp;52+MATCH([.F20];['BG+Class'.C$53:.C$125];0)))" office:value-type="float" office:value="0" calcext:value-type="float">
            <text:p>0</text:p>
          </table:table-cell>
          <table:table-cell table:formula="of:=RANDBETWEEN(INDIRECT(&quot;'FEATAnc'.B&quot;&amp;MATCH([.A20];[FEATAnc.A$1:.A$8];0));INDIRECT(&quot;'FEATAnc'.C&quot;&amp;MATCH([.A20];[FEATAnc.A$1:.A$8];0)))" office:value-type="float" office:value="42" calcext:value-type="float">
            <text:p>42</text:p>
          </table:table-cell>
          <table:table-cell table:formula="of:=INDIRECT(&quot;'FEATAnc'.B&quot;&amp;[.T20])" office:value-type="string" office:string-value="Natural Ambition" calcext:value-type="string">
            <text:p>Natural Ambition</text:p>
          </table:table-cell>
          <table:table-cell table:style-name="ce25" table:formula="of:=INDIRECT(&quot;'BG+Class'.E&quot;&amp;37+MATCH([.D20];['BG+Class'.A$38:.A$50];0))=1" office:value-type="boolean" office:boolean-value="true" calcext:value-type="boolean">
            <text:p>TRUE</text:p>
          </table:table-cell>
          <table:table-cell table:formula="of:=IF([.V20]&gt;0;RANDBETWEEN(INDIRECT(&quot;'BG+Class'.K&quot;&amp;[.O20]);INDIRECT(&quot;'BG+Class'.L&quot;&amp;[.O20]));0)" office:value-type="float" office:value="3" calcext:value-type="float">
            <text:p>3</text:p>
          </table:table-cell>
          <table:table-cell table:formula="of:=IF([.V20];INDIRECT(&quot;'FEATClass'.A&quot;&amp;[.W20]);0)" office:value-type="string" office:string-value="Alchemical Savant" calcext:value-type="string">
            <text:p>Alchemical Savant</text:p>
          </table:table-cell>
          <table:table-cell table:formula="of:=FIND(&quot;,&quot;;[.M20];LEN([.M20])/2)+1" office:value-type="float" office:value="36" calcext:value-type="float">
            <text:p>36</text:p>
          </table:table-cell>
          <table:table-cell table:formula="of:=FIND(&quot;,&quot;;[.M20];[.Y20]+3)" office:value-type="float" office:value="44" calcext:value-type="float">
            <text:p>44</text:p>
          </table:table-cell>
          <table:table-cell table:formula="of:=MATCH(MID([.M20];[.Y20];[.Z20]-[.Y20]);[FEATGenSkill.A$2:.A$18];0)+1" office:value-type="float" office:value="5" calcext:value-type="float">
            <text:p>5</text:p>
          </table:table-cell>
          <table:table-cell table:formula="of:=IF([.$D20]=&quot;Rogue&quot;;INDIRECT(&quot;FEATGenSkill.A&quot;&amp;RANDBETWEEN(INDIRECT(&quot;FEATGenSkill.B&quot;&amp;[.AA20]);INDIRECT(&quot;FEATGenSkill.C&quot;&amp;[.AA20])))&amp;&quot; (&quot;&amp;MID([.M20];[.Y20];[.Z20]-[.Y20])&amp;&quot;)&quot;;&quot;&quot;)">
            <text:p/>
          </table:table-cell>
          <table:table-cell table:formula="of:=IF([.B20]=&quot;Versatile&quot;;INDIRECT(&quot;FEATGenSkill.A&quot;&amp;RANDBETWEEN(21;34));&quot;&quot;)">
            <text:p/>
          </table:table-cell>
          <table:table-cell table:formula="of:=IF([.U20]=&quot;General Training&quot;;INDIRECT(&quot;FEATGenSkill.A&quot;&amp;RANDBETWEEN(21;34));&quot;&quot;)">
            <text:p/>
          </table:table-cell>
          <table:table-cell table:formula="of:=RANDBETWEEN(INDIRECT(&quot;'BG+Class'.K&quot;&amp;[.O20]);INDIRECT(&quot;'BG+Class'.L&quot;&amp;[.O20]))" office:value-type="float" office:value="2" calcext:value-type="float">
            <text:p>2</text:p>
          </table:table-cell>
          <table:table-cell table:formula="of:=IF([.U20]=&quot;Natural Ambition&quot;;INDIRECT(&quot;'FEATClass'.A&quot;&amp;[.AE20]);&quot;&quot;)" office:value-type="string" office:string-value="Alchemical Familiar" calcext:value-type="string">
            <text:p>Alchemical Familiar</text:p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Acrobat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Leaf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Acrobatics,Lore (Circus),Nature,Diplomacy,Stealth,Survival,Acrobatics,Occultism,Performance</text:p>
          </table:table-cell>
          <table:table-cell table:style-name="ce23" table:formula="of:=[.P21]&amp;IF(LEN([.Q21])&gt;3;&quot;,&quot;&amp;[.Q21];&quot;&quot;)&amp;IF(LEN([.R21])&gt;3;&quot;,&quot;&amp;[.R21];&quot;&quot;)&amp;IF(LEN([.S21])&gt;3;&quot;,&quot;&amp;[.S21];&quot;&quot;)&amp;IF(LEN([.U21])&gt;3;&quot;,&quot;&amp;[.U21];&quot;&quot;)&amp;IF(LEN([.X21])&gt;3;&quot;,&quot;&amp;[.X21];&quot;&quot;)&amp;IF(LEN([.AB21])&gt;3;&quot;,&quot;&amp;[.AB21];&quot;&quot;)&amp;IF(LEN([.AC21])&gt;3;&quot;,&quot;&amp;[.AC21];&quot;&quot;)&amp;IF(LEN([.AD21])&gt;3;&quot;,&quot;&amp;[.AD21];&quot;&quot;)&amp;IF(LEN([.AF21])&gt;3;&quot;,&quot;&amp;[.AF21];&quot;&quot;)" office:value-type="string" office:string-value="Steady Balance,Shield Block,Leshy Familiar,Cooperative nature,Breath Control" calcext:value-type="string">
            <text:p>Steady Balance,Shield Block,Leshy Familiar,Cooperative nature,Breath Control</text:p>
          </table:table-cell>
          <table:table-cell table:formula="of:=MATCH([.D21];['BG+Class'.A$38:.A$50];0)+37" office:value-type="float" office:value="44" calcext:value-type="float">
            <text:p>44</text:p>
          </table:table-cell>
          <table:table-cell table:formula="of:=INDIRECT(&quot;'BG+Class'.B&quot;&amp;MATCH([.C21];['BG+Class'.A$1:.A$36];0))" office:value-type="string" office:string-value="Steady Balance" calcext:value-type="string">
            <text:p>Steady Balance</text:p>
          </table:table-cell>
          <table:table-cell table:formula="of:=INDIRECT(&quot;'BG+Class'.B&quot;&amp;37+MATCH([.D21];['BG+Class'.A$38:.A$50];0))" office:value-type="string" office:string-value="Shield Block" calcext:value-type="string">
            <text:p>Shield Block</text:p>
          </table:table-cell>
          <table:table-cell table:formula="of:=IF(OR(ISERROR([.E21]);LEN([.E21])&lt;1);0;INDIRECT(&quot;'BG+Class'.D&quot;&amp;52+MATCH([.E21];['BG+Class'.C$53:.C$125];0)))" office:value-type="string" office:string-value="Leshy Familiar" calcext:value-type="string">
            <text:p>Leshy Familiar</text:p>
          </table:table-cell>
          <table:table-cell table:formula="of:=IF(OR(ISERROR([.F21]);LEN([.F21])&lt;1);0;INDIRECT(&quot;'BG+Class'.D&quot;&amp;52+MATCH([.F21];['BG+Class'.C$53:.C$125];0)))" office:value-type="float" office:value="0" calcext:value-type="float">
            <text:p>0</text:p>
          </table:table-cell>
          <table:table-cell table:formula="of:=RANDBETWEEN(INDIRECT(&quot;'FEATAnc'.B&quot;&amp;MATCH([.A21];[FEATAnc.A$1:.A$8];0));INDIRECT(&quot;'FEATAnc'.C&quot;&amp;MATCH([.A21];[FEATAnc.A$1:.A$8];0)))" office:value-type="float" office:value="39" calcext:value-type="float">
            <text:p>39</text:p>
          </table:table-cell>
          <table:table-cell table:formula="of:=INDIRECT(&quot;'FEATAnc'.B&quot;&amp;[.T21])" office:value-type="string" office:string-value="Cooperative nature" calcext:value-type="string">
            <text:p>Cooperative nature</text:p>
          </table:table-cell>
          <table:table-cell table:style-name="ce25" table:formula="of:=INDIRECT(&quot;'BG+Class'.E&quot;&amp;37+MATCH([.D21];['BG+Class'.A$38:.A$50];0))=1" office:value-type="boolean" office:boolean-value="false" calcext:value-type="boolean">
            <text:p>FALSE</text:p>
          </table:table-cell>
          <table:table-cell table:formula="of:=IF([.V21]&gt;0;RANDBETWEEN(INDIRECT(&quot;'BG+Class'.K&quot;&amp;[.O21]);INDIRECT(&quot;'BG+Class'.L&quot;&amp;[.O21]));0)" office:value-type="float" office:value="0" calcext:value-type="float">
            <text:p>0</text:p>
          </table:table-cell>
          <table:table-cell table:formula="of:=IF([.V21];INDIRECT(&quot;'FEATClass'.A&quot;&amp;[.W21]);0)" office:value-type="float" office:value="0" calcext:value-type="float">
            <text:p>0</text:p>
          </table:table-cell>
          <table:table-cell table:formula="of:=FIND(&quot;,&quot;;[.M21];LEN([.M21])/2)+1" office:value-type="float" office:value="51" calcext:value-type="float">
            <text:p>51</text:p>
          </table:table-cell>
          <table:table-cell table:formula="of:=FIND(&quot;,&quot;;[.M21];[.Y21]+3)" office:value-type="float" office:value="59" calcext:value-type="float">
            <text:p>59</text:p>
          </table:table-cell>
          <table:table-cell table:formula="of:=MATCH(MID([.M21];[.Y21];[.Z21]-[.Y21]);[FEATGenSkill.A$2:.A$18];0)+1" office:value-type="float" office:value="17" calcext:value-type="float">
            <text:p>17</text:p>
          </table:table-cell>
          <table:table-cell table:formula="of:=IF([.$D21]=&quot;Rogue&quot;;INDIRECT(&quot;FEATGenSkill.A&quot;&amp;RANDBETWEEN(INDIRECT(&quot;FEATGenSkill.B&quot;&amp;[.AA21]);INDIRECT(&quot;FEATGenSkill.C&quot;&amp;[.AA21])))&amp;&quot; (&quot;&amp;MID([.M21];[.Y21];[.Z21]-[.Y21])&amp;&quot;)&quot;;&quot;&quot;)">
            <text:p/>
          </table:table-cell>
          <table:table-cell table:formula="of:=IF([.B21]=&quot;Versatile&quot;;INDIRECT(&quot;FEATGenSkill.A&quot;&amp;RANDBETWEEN(21;34));&quot;&quot;)" office:value-type="string" office:string-value="Breath Control" calcext:value-type="string">
            <text:p>Breath Control</text:p>
          </table:table-cell>
          <table:table-cell table:formula="of:=IF([.U21]=&quot;General Training&quot;;INDIRECT(&quot;FEATGenSkill.A&quot;&amp;RANDBETWEEN(21;34));&quot;&quot;)">
            <text:p/>
          </table:table-cell>
          <table:table-cell table:formula="of:=RANDBETWEEN(INDIRECT(&quot;'BG+Class'.K&quot;&amp;[.O21]);INDIRECT(&quot;'BG+Class'.L&quot;&amp;[.O21]))" office:value-type="float" office:value="26" calcext:value-type="float">
            <text:p>26</text:p>
          </table:table-cell>
          <table:table-cell table:formula="of:=IF([.U21]=&quot;Natural Ambition&quot;;INDIRECT(&quot;'FEATClass'.A&quot;&amp;[.AE21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Half-elf</text:p>
          </table:table-cell>
          <table:table-cell table:style-name="ce20" office:value-type="string" calcext:value-type="string">
            <text:p>Gambler</text:p>
          </table:table-cell>
          <table:table-cell table:style-name="ce20" office:value-type="string" calcext:value-type="string">
            <text:p>Bard</text:p>
          </table:table-cell>
          <table:table-cell table:style-name="ce20" office:value-type="string" calcext:value-type="string">
            <text:p>Polymath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Deception,Lore (Games),Occultism,Performance,Diplomacy,Diplomacy,Athletics,Intimidation,Nature,Intimidation</text:p>
          </table:table-cell>
          <table:table-cell table:style-name="ce23" table:formula="of:=[.P22]&amp;IF(LEN([.Q22])&gt;3;&quot;,&quot;&amp;[.Q22];&quot;&quot;)&amp;IF(LEN([.R22])&gt;3;&quot;,&quot;&amp;[.R22];&quot;&quot;)&amp;IF(LEN([.S22])&gt;3;&quot;,&quot;&amp;[.S22];&quot;&quot;)&amp;IF(LEN([.U22])&gt;3;&quot;,&quot;&amp;[.U22];&quot;&quot;)&amp;IF(LEN([.X22])&gt;3;&quot;,&quot;&amp;[.X22];&quot;&quot;)&amp;IF(LEN([.AB22])&gt;3;&quot;,&quot;&amp;[.AB22];&quot;&quot;)&amp;IF(LEN([.AC22])&gt;3;&quot;,&quot;&amp;[.AC22];&quot;&quot;)&amp;IF(LEN([.AD22])&gt;3;&quot;,&quot;&amp;[.AD22];&quot;&quot;)&amp;IF(LEN([.AF22])&gt;3;&quot;,&quot;&amp;[.AF22];&quot;&quot;)" office:value-type="string" office:string-value="Lie to Me,Versatile Performance,Haughty Obstinacy" calcext:value-type="string">
            <text:p>Lie to Me,Versatile Performance,Haughty Obstinacy</text:p>
          </table:table-cell>
          <table:table-cell table:formula="of:=MATCH([.D22];['BG+Class'.A$38:.A$50];0)+37" office:value-type="float" office:value="41" calcext:value-type="float">
            <text:p>41</text:p>
          </table:table-cell>
          <table:table-cell table:formula="of:=INDIRECT(&quot;'BG+Class'.B&quot;&amp;MATCH([.C22];['BG+Class'.A$1:.A$36];0))" office:value-type="string" office:string-value="Lie to Me" calcext:value-type="string">
            <text:p>Lie to Me</text:p>
          </table:table-cell>
          <table:table-cell table:formula="of:=INDIRECT(&quot;'BG+Class'.B&quot;&amp;37+MATCH([.D22];['BG+Class'.A$38:.A$50];0))" office:value-type="float" office:value="0" calcext:value-type="float">
            <text:p>0</text:p>
          </table:table-cell>
          <table:table-cell table:formula="of:=IF(OR(ISERROR([.E22]);LEN([.E22])&lt;1);0;INDIRECT(&quot;'BG+Class'.D&quot;&amp;52+MATCH([.E22];['BG+Class'.C$53:.C$125];0)))" office:value-type="string" office:string-value="Versatile Performance" calcext:value-type="string">
            <text:p>Versatile Performance</text:p>
          </table:table-cell>
          <table:table-cell table:formula="of:=IF(OR(ISERROR([.F22]);LEN([.F22])&lt;1);0;INDIRECT(&quot;'BG+Class'.D&quot;&amp;52+MATCH([.F22];['BG+Class'.C$53:.C$125];0)))" office:value-type="float" office:value="0" calcext:value-type="float">
            <text:p>0</text:p>
          </table:table-cell>
          <table:table-cell table:formula="of:=RANDBETWEEN(INDIRECT(&quot;'FEATAnc'.B&quot;&amp;MATCH([.A22];[FEATAnc.A$1:.A$8];0));INDIRECT(&quot;'FEATAnc'.C&quot;&amp;MATCH([.A22];[FEATAnc.A$1:.A$8];0)))" office:value-type="float" office:value="41" calcext:value-type="float">
            <text:p>41</text:p>
          </table:table-cell>
          <table:table-cell table:formula="of:=INDIRECT(&quot;'FEATAnc'.B&quot;&amp;[.T22])" office:value-type="string" office:string-value="Haughty Obstinacy" calcext:value-type="string">
            <text:p>Haughty Obstinacy</text:p>
          </table:table-cell>
          <table:table-cell table:style-name="ce25" table:formula="of:=INDIRECT(&quot;'BG+Class'.E&quot;&amp;37+MATCH([.D22];['BG+Class'.A$38:.A$50];0))=1" office:value-type="boolean" office:boolean-value="false" calcext:value-type="boolean">
            <text:p>FALSE</text:p>
          </table:table-cell>
          <table:table-cell table:formula="of:=IF([.V22]&gt;0;RANDBETWEEN(INDIRECT(&quot;'BG+Class'.K&quot;&amp;[.O22]);INDIRECT(&quot;'BG+Class'.L&quot;&amp;[.O22]));0)" office:value-type="float" office:value="0" calcext:value-type="float">
            <text:p>0</text:p>
          </table:table-cell>
          <table:table-cell table:formula="of:=IF([.V22];INDIRECT(&quot;'FEATClass'.A&quot;&amp;[.W22]);0)" office:value-type="float" office:value="0" calcext:value-type="float">
            <text:p>0</text:p>
          </table:table-cell>
          <table:table-cell table:formula="of:=FIND(&quot;,&quot;;[.M22];LEN([.M22])/2)+1" office:value-type="float" office:value="56" calcext:value-type="float">
            <text:p>56</text:p>
          </table:table-cell>
          <table:table-cell table:formula="of:=FIND(&quot;,&quot;;[.M22];[.Y22]+3)" office:value-type="float" office:value="65" calcext:value-type="float">
            <text:p>65</text:p>
          </table:table-cell>
          <table:table-cell table:formula="of:=MATCH(MID([.M22];[.Y22];[.Z22]-[.Y22]);[FEATGenSkill.A$2:.A$18];0)+1" office:value-type="float" office:value="7" calcext:value-type="float">
            <text:p>7</text:p>
          </table:table-cell>
          <table:table-cell table:formula="of:=IF([.$D22]=&quot;Rogue&quot;;INDIRECT(&quot;FEATGenSkill.A&quot;&amp;RANDBETWEEN(INDIRECT(&quot;FEATGenSkill.B&quot;&amp;[.AA22]);INDIRECT(&quot;FEATGenSkill.C&quot;&amp;[.AA22])))&amp;&quot; (&quot;&amp;MID([.M22];[.Y22];[.Z22]-[.Y22])&amp;&quot;)&quot;;&quot;&quot;)">
            <text:p/>
          </table:table-cell>
          <table:table-cell table:formula="of:=IF([.B22]=&quot;Versatile&quot;;INDIRECT(&quot;FEATGenSkill.A&quot;&amp;RANDBETWEEN(21;34));&quot;&quot;)">
            <text:p/>
          </table:table-cell>
          <table:table-cell table:formula="of:=IF([.U22]=&quot;General Training&quot;;INDIRECT(&quot;FEATGenSkill.A&quot;&amp;RANDBETWEEN(21;34));&quot;&quot;)">
            <text:p/>
          </table:table-cell>
          <table:table-cell table:formula="of:=RANDBETWEEN(INDIRECT(&quot;'BG+Class'.K&quot;&amp;[.O22]);INDIRECT(&quot;'BG+Class'.L&quot;&amp;[.O22]))" office:value-type="float" office:value="12" calcext:value-type="float">
            <text:p>12</text:p>
          </table:table-cell>
          <table:table-cell table:formula="of:=IF([.U22]=&quot;Natural Ambition&quot;;INDIRECT(&quot;'FEATClass'.A&quot;&amp;[.AE22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Entertainer</text:p>
          </table:table-cell>
          <table:table-cell table:style-name="ce20" office:value-type="string" calcext:value-type="string">
            <text:p>Bard</text:p>
          </table:table-cell>
          <table:table-cell table:style-name="ce20" office:value-type="string" calcext:value-type="string">
            <text:p>Enigma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Performance,Lore (Theater),Occultism,Performance,Society,Diplomacy,Stealth,Thievery,Acrobatics,Thievery</text:p>
          </table:table-cell>
          <table:table-cell table:style-name="ce23" table:formula="of:=[.P23]&amp;IF(LEN([.Q23])&gt;3;&quot;,&quot;&amp;[.Q23];&quot;&quot;)&amp;IF(LEN([.R23])&gt;3;&quot;,&quot;&amp;[.R23];&quot;&quot;)&amp;IF(LEN([.S23])&gt;3;&quot;,&quot;&amp;[.S23];&quot;&quot;)&amp;IF(LEN([.U23])&gt;3;&quot;,&quot;&amp;[.U23];&quot;&quot;)&amp;IF(LEN([.X23])&gt;3;&quot;,&quot;&amp;[.X23];&quot;&quot;)&amp;IF(LEN([.AB23])&gt;3;&quot;,&quot;&amp;[.AB23];&quot;&quot;)&amp;IF(LEN([.AC23])&gt;3;&quot;,&quot;&amp;[.AC23];&quot;&quot;)&amp;IF(LEN([.AD23])&gt;3;&quot;,&quot;&amp;[.AD23];&quot;&quot;)&amp;IF(LEN([.AF23])&gt;3;&quot;,&quot;&amp;[.AF23];&quot;&quot;)" office:value-type="string" office:string-value="Fascinating Performance,Bardic Lore,Natural Skill,Fleet" calcext:value-type="string">
            <text:p>Fascinating Performance,Bardic Lore,Natural Skill,Fleet</text:p>
          </table:table-cell>
          <table:table-cell table:formula="of:=MATCH([.D23];['BG+Class'.A$38:.A$50];0)+37" office:value-type="float" office:value="41" calcext:value-type="float">
            <text:p>41</text:p>
          </table:table-cell>
          <table:table-cell table:formula="of:=INDIRECT(&quot;'BG+Class'.B&quot;&amp;MATCH([.C23];['BG+Class'.A$1:.A$36];0))" office:value-type="string" office:string-value="Fascinating Performance" calcext:value-type="string">
            <text:p>Fascinating Performance</text:p>
          </table:table-cell>
          <table:table-cell table:formula="of:=INDIRECT(&quot;'BG+Class'.B&quot;&amp;37+MATCH([.D23];['BG+Class'.A$38:.A$50];0))" office:value-type="float" office:value="0" calcext:value-type="float">
            <text:p>0</text:p>
          </table:table-cell>
          <table:table-cell table:formula="of:=IF(OR(ISERROR([.E23]);LEN([.E23])&lt;1);0;INDIRECT(&quot;'BG+Class'.D&quot;&amp;52+MATCH([.E23];['BG+Class'.C$53:.C$125];0)))" office:value-type="string" office:string-value="Bardic Lore" calcext:value-type="string">
            <text:p>Bardic Lore</text:p>
          </table:table-cell>
          <table:table-cell table:formula="of:=IF(OR(ISERROR([.F23]);LEN([.F23])&lt;1);0;INDIRECT(&quot;'BG+Class'.D&quot;&amp;52+MATCH([.F23];['BG+Class'.C$53:.C$125];0)))" office:value-type="float" office:value="0" calcext:value-type="float">
            <text:p>0</text:p>
          </table:table-cell>
          <table:table-cell table:formula="of:=RANDBETWEEN(INDIRECT(&quot;'FEATAnc'.B&quot;&amp;MATCH([.A23];[FEATAnc.A$1:.A$8];0));INDIRECT(&quot;'FEATAnc'.C&quot;&amp;MATCH([.A23];[FEATAnc.A$1:.A$8];0)))" office:value-type="float" office:value="43" calcext:value-type="float">
            <text:p>43</text:p>
          </table:table-cell>
          <table:table-cell table:formula="of:=INDIRECT(&quot;'FEATAnc'.B&quot;&amp;[.T23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23];['BG+Class'.A$38:.A$50];0))=1" office:value-type="boolean" office:boolean-value="false" calcext:value-type="boolean">
            <text:p>FALSE</text:p>
          </table:table-cell>
          <table:table-cell table:formula="of:=IF([.V23]&gt;0;RANDBETWEEN(INDIRECT(&quot;'BG+Class'.K&quot;&amp;[.O23]);INDIRECT(&quot;'BG+Class'.L&quot;&amp;[.O23]));0)" office:value-type="float" office:value="0" calcext:value-type="float">
            <text:p>0</text:p>
          </table:table-cell>
          <table:table-cell table:formula="of:=IF([.V23];INDIRECT(&quot;'FEATClass'.A&quot;&amp;[.W23]);0)" office:value-type="float" office:value="0" calcext:value-type="float">
            <text:p>0</text:p>
          </table:table-cell>
          <table:table-cell table:formula="of:=FIND(&quot;,&quot;;[.M23];LEN([.M23])/2)+1" office:value-type="float" office:value="58" calcext:value-type="float">
            <text:p>58</text:p>
          </table:table-cell>
          <table:table-cell table:formula="of:=FIND(&quot;,&quot;;[.M23];[.Y23]+3)" office:value-type="float" office:value="67" calcext:value-type="float">
            <text:p>67</text:p>
          </table:table-cell>
          <table:table-cell table:formula="of:=MATCH(MID([.M23];[.Y23];[.Z23]-[.Y23]);[FEATGenSkill.A$2:.A$18];0)+1" office:value-type="float" office:value="7" calcext:value-type="float">
            <text:p>7</text:p>
          </table:table-cell>
          <table:table-cell table:formula="of:=IF([.$D23]=&quot;Rogue&quot;;INDIRECT(&quot;FEATGenSkill.A&quot;&amp;RANDBETWEEN(INDIRECT(&quot;FEATGenSkill.B&quot;&amp;[.AA23]);INDIRECT(&quot;FEATGenSkill.C&quot;&amp;[.AA23])))&amp;&quot; (&quot;&amp;MID([.M23];[.Y23];[.Z23]-[.Y23])&amp;&quot;)&quot;;&quot;&quot;)">
            <text:p/>
          </table:table-cell>
          <table:table-cell table:formula="of:=IF([.B23]=&quot;Versatile&quot;;INDIRECT(&quot;FEATGenSkill.A&quot;&amp;RANDBETWEEN(21;34));&quot;&quot;)" office:value-type="string" office:string-value="Fleet" calcext:value-type="string">
            <text:p>Fleet</text:p>
          </table:table-cell>
          <table:table-cell table:formula="of:=IF([.U23]=&quot;General Training&quot;;INDIRECT(&quot;FEATGenSkill.A&quot;&amp;RANDBETWEEN(21;34));&quot;&quot;)">
            <text:p/>
          </table:table-cell>
          <table:table-cell table:formula="of:=RANDBETWEEN(INDIRECT(&quot;'BG+Class'.K&quot;&amp;[.O23]);INDIRECT(&quot;'BG+Class'.L&quot;&amp;[.O23]))" office:value-type="float" office:value="12" calcext:value-type="float">
            <text:p>12</text:p>
          </table:table-cell>
          <table:table-cell table:formula="of:=IF([.U23]=&quot;Natural Ambition&quot;;INDIRECT(&quot;'FEATClass'.A&quot;&amp;[.AE23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Skilled</text:p>
          </table:table-cell>
          <table:table-cell table:style-name="ce20" office:value-type="string" calcext:value-type="string">
            <text:p>Merchant</text:p>
          </table:table-cell>
          <table:table-cell table:style-name="ce20" office:value-type="string" calcext:value-type="string">
            <text:p>Barbarian</text:p>
          </table:table-cell>
          <table:table-cell table:style-name="ce20" office:value-type="string" calcext:value-type="string">
            <text:p>Fury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Diplomacy,Lore (Mercantile),Athletics,Crafting,Athletics,Diplomacy,Crafting,Occultism</text:p>
          </table:table-cell>
          <table:table-cell table:style-name="ce23" table:formula="of:=[.P24]&amp;IF(LEN([.Q24])&gt;3;&quot;,&quot;&amp;[.Q24];&quot;&quot;)&amp;IF(LEN([.R24])&gt;3;&quot;,&quot;&amp;[.R24];&quot;&quot;)&amp;IF(LEN([.S24])&gt;3;&quot;,&quot;&amp;[.S24];&quot;&quot;)&amp;IF(LEN([.U24])&gt;3;&quot;,&quot;&amp;[.U24];&quot;&quot;)&amp;IF(LEN([.X24])&gt;3;&quot;,&quot;&amp;[.X24];&quot;&quot;)&amp;IF(LEN([.AB24])&gt;3;&quot;,&quot;&amp;[.AB24];&quot;&quot;)&amp;IF(LEN([.AC24])&gt;3;&quot;,&quot;&amp;[.AC24];&quot;&quot;)&amp;IF(LEN([.AD24])&gt;3;&quot;,&quot;&amp;[.AD24];&quot;&quot;)&amp;IF(LEN([.AF24])&gt;3;&quot;,&quot;&amp;[.AF24];&quot;&quot;)" office:value-type="string" office:string-value="Bargain Hunter,Unconventional Weaponry,Raging Intimidation" calcext:value-type="string">
            <text:p>Bargain Hunter,Unconventional Weaponry,Raging Intimidation</text:p>
          </table:table-cell>
          <table:table-cell table:formula="of:=MATCH([.D24];['BG+Class'.A$38:.A$50];0)+37" office:value-type="float" office:value="40" calcext:value-type="float">
            <text:p>40</text:p>
          </table:table-cell>
          <table:table-cell table:formula="of:=INDIRECT(&quot;'BG+Class'.B&quot;&amp;MATCH([.C24];['BG+Class'.A$1:.A$36];0))" office:value-type="string" office:string-value="Bargain Hunter" calcext:value-type="string">
            <text:p>Bargain Hunter</text:p>
          </table:table-cell>
          <table:table-cell table:formula="of:=INDIRECT(&quot;'BG+Class'.B&quot;&amp;37+MATCH([.D24];['BG+Class'.A$38:.A$50];0))" office:value-type="float" office:value="0" calcext:value-type="float">
            <text:p>0</text:p>
          </table:table-cell>
          <table:table-cell table:formula="of:=IF(OR(ISERROR([.E24]);LEN([.E24])&lt;1);0;INDIRECT(&quot;'BG+Class'.D&quot;&amp;52+MATCH([.E24];['BG+Class'.C$53:.C$125];0)))" office:value-type="float" office:value="0" calcext:value-type="float">
            <text:p>0</text:p>
          </table:table-cell>
          <table:table-cell table:formula="of:=IF(OR(ISERROR([.F24]);LEN([.F24])&lt;1);0;INDIRECT(&quot;'BG+Class'.D&quot;&amp;52+MATCH([.F24];['BG+Class'.C$53:.C$125];0)))" office:value-type="float" office:value="0" calcext:value-type="float">
            <text:p>0</text:p>
          </table:table-cell>
          <table:table-cell table:formula="of:=RANDBETWEEN(INDIRECT(&quot;'FEATAnc'.B&quot;&amp;MATCH([.A24];[FEATAnc.A$1:.A$8];0));INDIRECT(&quot;'FEATAnc'.C&quot;&amp;MATCH([.A24];[FEATAnc.A$1:.A$8];0)))" office:value-type="float" office:value="44" calcext:value-type="float">
            <text:p>44</text:p>
          </table:table-cell>
          <table:table-cell table:formula="of:=INDIRECT(&quot;'FEATAnc'.B&quot;&amp;[.T24])" office:value-type="string" office:string-value="Unconventional Weaponry" calcext:value-type="string">
            <text:p>Unconventional Weaponry</text:p>
          </table:table-cell>
          <table:table-cell table:style-name="ce25" table:formula="of:=INDIRECT(&quot;'BG+Class'.E&quot;&amp;37+MATCH([.D24];['BG+Class'.A$38:.A$50];0))=1" office:value-type="boolean" office:boolean-value="true" calcext:value-type="boolean">
            <text:p>TRUE</text:p>
          </table:table-cell>
          <table:table-cell table:formula="of:=IF([.V24]&gt;0;RANDBETWEEN(INDIRECT(&quot;'BG+Class'.K&quot;&amp;[.O24]);INDIRECT(&quot;'BG+Class'.L&quot;&amp;[.O24]));0)" office:value-type="float" office:value="8" calcext:value-type="float">
            <text:p>8</text:p>
          </table:table-cell>
          <table:table-cell table:formula="of:=IF([.V24];INDIRECT(&quot;'FEATClass'.A&quot;&amp;[.W24]);0)" office:value-type="string" office:string-value="Raging Intimidation" calcext:value-type="string">
            <text:p>Raging Intimidation</text:p>
          </table:table-cell>
          <table:table-cell table:formula="of:=FIND(&quot;,&quot;;[.M24];LEN([.M24])/2)+1" office:value-type="float" office:value="48" calcext:value-type="float">
            <text:p>48</text:p>
          </table:table-cell>
          <table:table-cell table:formula="of:=FIND(&quot;,&quot;;[.M24];[.Y24]+3)" office:value-type="float" office:value="57" calcext:value-type="float">
            <text:p>57</text:p>
          </table:table-cell>
          <table:table-cell table:formula="of:=MATCH(MID([.M24];[.Y24];[.Z24]-[.Y24]);[FEATGenSkill.A$2:.A$18];0)+1" office:value-type="float" office:value="4" calcext:value-type="float">
            <text:p>4</text:p>
          </table:table-cell>
          <table:table-cell table:formula="of:=IF([.$D24]=&quot;Rogue&quot;;INDIRECT(&quot;FEATGenSkill.A&quot;&amp;RANDBETWEEN(INDIRECT(&quot;FEATGenSkill.B&quot;&amp;[.AA24]);INDIRECT(&quot;FEATGenSkill.C&quot;&amp;[.AA24])))&amp;&quot; (&quot;&amp;MID([.M24];[.Y24];[.Z24]-[.Y24])&amp;&quot;)&quot;;&quot;&quot;)">
            <text:p/>
          </table:table-cell>
          <table:table-cell table:formula="of:=IF([.B24]=&quot;Versatile&quot;;INDIRECT(&quot;FEATGenSkill.A&quot;&amp;RANDBETWEEN(21;34));&quot;&quot;)">
            <text:p/>
          </table:table-cell>
          <table:table-cell table:formula="of:=IF([.U24]=&quot;General Training&quot;;INDIRECT(&quot;FEATGenSkill.A&quot;&amp;RANDBETWEEN(21;34));&quot;&quot;)">
            <text:p/>
          </table:table-cell>
          <table:table-cell table:formula="of:=RANDBETWEEN(INDIRECT(&quot;'BG+Class'.K&quot;&amp;[.O24]);INDIRECT(&quot;'BG+Class'.L&quot;&amp;[.O24]))" office:value-type="float" office:value="9" calcext:value-type="float">
            <text:p>9</text:p>
          </table:table-cell>
          <table:table-cell table:formula="of:=IF([.U24]=&quot;Natural Ambition&quot;;INDIRECT(&quot;'FEATClass'.A&quot;&amp;[.AE24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Hermit</text:p>
          </table:table-cell>
          <table:table-cell table:style-name="ce20" office:value-type="string" calcext:value-type="string">
            <text:p>Wizard</text:p>
          </table:table-cell>
          <table:table-cell table:style-name="ce20" office:value-type="string" calcext:value-type="string">
            <text:p>Illusion</text:p>
          </table:table-cell>
          <table:table-cell table:style-name="ce20" office:value-type="string" calcext:value-type="string">
            <text:p>Improved Familiar Attunement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Nature or Occultism,Lore (pick a terrain),Arcana,Crafting,Occultism,Thievery,Nature</text:p>
          </table:table-cell>
          <table:table-cell table:style-name="ce23" table:formula="of:=[.P25]&amp;IF(LEN([.Q25])&gt;3;&quot;,&quot;&amp;[.Q25];&quot;&quot;)&amp;IF(LEN([.R25])&gt;3;&quot;,&quot;&amp;[.R25];&quot;&quot;)&amp;IF(LEN([.S25])&gt;3;&quot;,&quot;&amp;[.S25];&quot;&quot;)&amp;IF(LEN([.U25])&gt;3;&quot;,&quot;&amp;[.U25];&quot;&quot;)&amp;IF(LEN([.X25])&gt;3;&quot;,&quot;&amp;[.X25];&quot;&quot;)&amp;IF(LEN([.AB25])&gt;3;&quot;,&quot;&amp;[.AB25];&quot;&quot;)&amp;IF(LEN([.AC25])&gt;3;&quot;,&quot;&amp;[.AC25];&quot;&quot;)&amp;IF(LEN([.AD25])&gt;3;&quot;,&quot;&amp;[.AD25];&quot;&quot;)&amp;IF(LEN([.AF25])&gt;3;&quot;,&quot;&amp;[.AF25];&quot;&quot;)" office:value-type="string" office:string-value="Dubious Knowledge,Familiar,Unconventional Weaponry,Widen Spell,Weapon Proficiency" calcext:value-type="string">
            <text:p>Dubious Knowledge,Familiar,Unconventional Weaponry,Widen Spell,Weapon Proficiency</text:p>
          </table:table-cell>
          <table:table-cell table:formula="of:=MATCH([.D25];['BG+Class'.A$38:.A$50];0)+37" office:value-type="float" office:value="50" calcext:value-type="float">
            <text:p>50</text:p>
          </table:table-cell>
          <table:table-cell table:formula="of:=INDIRECT(&quot;'BG+Class'.B&quot;&amp;MATCH([.C25];['BG+Class'.A$1:.A$36];0))" office:value-type="string" office:string-value="Dubious Knowledge" calcext:value-type="string">
            <text:p>Dubious Knowledge</text:p>
          </table:table-cell>
          <table:table-cell table:formula="of:=INDIRECT(&quot;'BG+Class'.B&quot;&amp;37+MATCH([.D25];['BG+Class'.A$38:.A$50];0))" office:value-type="float" office:value="0" calcext:value-type="float">
            <text:p>0</text:p>
          </table:table-cell>
          <table:table-cell table:formula="of:=IF(OR(ISERROR([.E25]);LEN([.E25])&lt;1);0;INDIRECT(&quot;'BG+Class'.D&quot;&amp;52+MATCH([.E25];['BG+Class'.C$53:.C$125];0)))" office:value-type="float" office:value="0" calcext:value-type="float">
            <text:p>0</text:p>
          </table:table-cell>
          <table:table-cell table:formula="of:=IF(OR(ISERROR([.F25]);LEN([.F25])&lt;1);0;INDIRECT(&quot;'BG+Class'.D&quot;&amp;52+MATCH([.F25];['BG+Class'.C$53:.C$125];0)))" office:value-type="string" office:string-value="Familiar" calcext:value-type="string">
            <text:p>Familiar</text:p>
          </table:table-cell>
          <table:table-cell table:formula="of:=RANDBETWEEN(INDIRECT(&quot;'FEATAnc'.B&quot;&amp;MATCH([.A25];[FEATAnc.A$1:.A$8];0));INDIRECT(&quot;'FEATAnc'.C&quot;&amp;MATCH([.A25];[FEATAnc.A$1:.A$8];0)))" office:value-type="float" office:value="44" calcext:value-type="float">
            <text:p>44</text:p>
          </table:table-cell>
          <table:table-cell table:formula="of:=INDIRECT(&quot;'FEATAnc'.B&quot;&amp;[.T25])" office:value-type="string" office:string-value="Unconventional Weaponry" calcext:value-type="string">
            <text:p>Unconventional Weaponry</text:p>
          </table:table-cell>
          <table:table-cell table:style-name="ce25" table:formula="of:=INDIRECT(&quot;'BG+Class'.E&quot;&amp;37+MATCH([.D25];['BG+Class'.A$38:.A$50];0))=1" office:value-type="boolean" office:boolean-value="true" calcext:value-type="boolean">
            <text:p>TRUE</text:p>
          </table:table-cell>
          <table:table-cell table:formula="of:=IF([.V25]&gt;0;RANDBETWEEN(INDIRECT(&quot;'BG+Class'.K&quot;&amp;[.O25]);INDIRECT(&quot;'BG+Class'.L&quot;&amp;[.O25]));0)" office:value-type="float" office:value="65" calcext:value-type="float">
            <text:p>65</text:p>
          </table:table-cell>
          <table:table-cell table:formula="of:=IF([.V25];INDIRECT(&quot;'FEATClass'.A&quot;&amp;[.W25]);0)" office:value-type="string" office:string-value="Widen Spell" calcext:value-type="string">
            <text:p>Widen Spell</text:p>
          </table:table-cell>
          <table:table-cell table:formula="of:=FIND(&quot;,&quot;;[.M25];LEN([.M25])/2)+1" office:value-type="float" office:value="43" calcext:value-type="float">
            <text:p>43</text:p>
          </table:table-cell>
          <table:table-cell table:formula="of:=FIND(&quot;,&quot;;[.M25];[.Y25]+3)" office:value-type="float" office:value="49" calcext:value-type="float">
            <text:p>49</text:p>
          </table:table-cell>
          <table:table-cell table:formula="of:=MATCH(MID([.M25];[.Y25];[.Z25]-[.Y25]);[FEATGenSkill.A$2:.A$18];0)+1" office:value-type="float" office:value="3" calcext:value-type="float">
            <text:p>3</text:p>
          </table:table-cell>
          <table:table-cell table:formula="of:=IF([.$D25]=&quot;Rogue&quot;;INDIRECT(&quot;FEATGenSkill.A&quot;&amp;RANDBETWEEN(INDIRECT(&quot;FEATGenSkill.B&quot;&amp;[.AA25]);INDIRECT(&quot;FEATGenSkill.C&quot;&amp;[.AA25])))&amp;&quot; (&quot;&amp;MID([.M25];[.Y25];[.Z25]-[.Y25])&amp;&quot;)&quot;;&quot;&quot;)">
            <text:p/>
          </table:table-cell>
          <table:table-cell table:formula="of:=IF([.B25]=&quot;Versatile&quot;;INDIRECT(&quot;FEATGenSkill.A&quot;&amp;RANDBETWEEN(21;34));&quot;&quot;)" office:value-type="string" office:string-value="Weapon Proficiency" calcext:value-type="string">
            <text:p>Weapon Proficiency</text:p>
          </table:table-cell>
          <table:table-cell table:formula="of:=IF([.U25]=&quot;General Training&quot;;INDIRECT(&quot;FEATGenSkill.A&quot;&amp;RANDBETWEEN(21;34));&quot;&quot;)">
            <text:p/>
          </table:table-cell>
          <table:table-cell table:formula="of:=RANDBETWEEN(INDIRECT(&quot;'BG+Class'.K&quot;&amp;[.O25]);INDIRECT(&quot;'BG+Class'.L&quot;&amp;[.O25]))" office:value-type="float" office:value="64" calcext:value-type="float">
            <text:p>64</text:p>
          </table:table-cell>
          <table:table-cell table:formula="of:=IF([.U25]=&quot;Natural Ambition&quot;;INDIRECT(&quot;'FEATClass'.A&quot;&amp;[.AE25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Wellspring Occult</text:p>
          </table:table-cell>
          <table:table-cell table:style-name="ce20" office:value-type="string" calcext:value-type="string">
            <text:p>Field Medic</text:p>
          </table:table-cell>
          <table:table-cell table:style-name="ce20" office:value-type="string" calcext:value-type="string">
            <text:p>Fighter</text:p>
          </table:table-cell>
          <table:table-cell table:style-name="ce20" table:number-columns-repeated="2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Medicine,Lore (Warfare),Acrobatics,Thievery,Thievery,Religion,Intimidation,Nature,Religion,Occultism</text:p>
          </table:table-cell>
          <table:table-cell table:style-name="ce23" table:formula="of:=[.P26]&amp;IF(LEN([.Q26])&gt;3;&quot;,&quot;&amp;[.Q26];&quot;&quot;)&amp;IF(LEN([.R26])&gt;3;&quot;,&quot;&amp;[.R26];&quot;&quot;)&amp;IF(LEN([.S26])&gt;3;&quot;,&quot;&amp;[.S26];&quot;&quot;)&amp;IF(LEN([.U26])&gt;3;&quot;,&quot;&amp;[.U26];&quot;&quot;)&amp;IF(LEN([.X26])&gt;3;&quot;,&quot;&amp;[.X26];&quot;&quot;)&amp;IF(LEN([.AB26])&gt;3;&quot;,&quot;&amp;[.AB26];&quot;&quot;)&amp;IF(LEN([.AC26])&gt;3;&quot;,&quot;&amp;[.AC26];&quot;&quot;)&amp;IF(LEN([.AD26])&gt;3;&quot;,&quot;&amp;[.AD26];&quot;&quot;)&amp;IF(LEN([.AF26])&gt;3;&quot;,&quot;&amp;[.AF26];&quot;&quot;)" office:value-type="string" office:string-value="Battle Medic,Shield Block,First World Magic,Double Slice" calcext:value-type="string">
            <text:p>Battle Medic,Shield Block,First World Magic,Double Slice</text:p>
          </table:table-cell>
          <table:table-cell table:formula="of:=MATCH([.D26];['BG+Class'.A$38:.A$50];0)+37" office:value-type="float" office:value="45" calcext:value-type="float">
            <text:p>45</text:p>
          </table:table-cell>
          <table:table-cell table:formula="of:=INDIRECT(&quot;'BG+Class'.B&quot;&amp;MATCH([.C26];['BG+Class'.A$1:.A$36];0))" office:value-type="string" office:string-value="Battle Medic" calcext:value-type="string">
            <text:p>Battle Medic</text:p>
          </table:table-cell>
          <table:table-cell table:formula="of:=INDIRECT(&quot;'BG+Class'.B&quot;&amp;37+MATCH([.D26];['BG+Class'.A$38:.A$50];0))" office:value-type="string" office:string-value="Shield Block" calcext:value-type="string">
            <text:p>Shield Block</text:p>
          </table:table-cell>
          <table:table-cell table:formula="of:=IF(OR(ISERROR([.E26]);LEN([.E26])&lt;1);0;INDIRECT(&quot;'BG+Class'.D&quot;&amp;52+MATCH([.E26];['BG+Class'.C$53:.C$125];0)))" office:value-type="float" office:value="0" calcext:value-type="float">
            <text:p>0</text:p>
          </table:table-cell>
          <table:table-cell table:formula="of:=IF(OR(ISERROR([.F26]);LEN([.F26])&lt;1);0;INDIRECT(&quot;'BG+Class'.D&quot;&amp;52+MATCH([.F26];['BG+Class'.C$53:.C$125];0)))" office:value-type="float" office:value="0" calcext:value-type="float">
            <text:p>0</text:p>
          </table:table-cell>
          <table:table-cell table:formula="of:=RANDBETWEEN(INDIRECT(&quot;'FEATAnc'.B&quot;&amp;MATCH([.A26];[FEATAnc.A$1:.A$8];0));INDIRECT(&quot;'FEATAnc'.C&quot;&amp;MATCH([.A26];[FEATAnc.A$1:.A$8];0)))" office:value-type="float" office:value="26" calcext:value-type="float">
            <text:p>26</text:p>
          </table:table-cell>
          <table:table-cell table:formula="of:=INDIRECT(&quot;'FEATAnc'.B&quot;&amp;[.T26])" office:value-type="string" office:string-value="First World Magic" calcext:value-type="string">
            <text:p>First World Magic</text:p>
          </table:table-cell>
          <table:table-cell table:style-name="ce25" table:formula="of:=INDIRECT(&quot;'BG+Class'.E&quot;&amp;37+MATCH([.D26];['BG+Class'.A$38:.A$50];0))=1" office:value-type="boolean" office:boolean-value="true" calcext:value-type="boolean">
            <text:p>TRUE</text:p>
          </table:table-cell>
          <table:table-cell table:formula="of:=IF([.V26]&gt;0;RANDBETWEEN(INDIRECT(&quot;'BG+Class'.K&quot;&amp;[.O26]);INDIRECT(&quot;'BG+Class'.L&quot;&amp;[.O26]));0)" office:value-type="float" office:value="31" calcext:value-type="float">
            <text:p>31</text:p>
          </table:table-cell>
          <table:table-cell table:formula="of:=IF([.V26];INDIRECT(&quot;'FEATClass'.A&quot;&amp;[.W26]);0)" office:value-type="string" office:string-value="Double Slice" calcext:value-type="string">
            <text:p>Double Slice</text:p>
          </table:table-cell>
          <table:table-cell table:formula="of:=FIND(&quot;,&quot;;[.M26];LEN([.M26])/2)+1" office:value-type="float" office:value="54" calcext:value-type="float">
            <text:p>54</text:p>
          </table:table-cell>
          <table:table-cell table:formula="of:=FIND(&quot;,&quot;;[.M26];[.Y26]+3)" office:value-type="float" office:value="62" calcext:value-type="float">
            <text:p>62</text:p>
          </table:table-cell>
          <table:table-cell table:formula="of:=MATCH(MID([.M26];[.Y26];[.Z26]-[.Y26]);[FEATGenSkill.A$2:.A$18];0)+1" office:value-type="float" office:value="14" calcext:value-type="float">
            <text:p>14</text:p>
          </table:table-cell>
          <table:table-cell table:formula="of:=IF([.$D26]=&quot;Rogue&quot;;INDIRECT(&quot;FEATGenSkill.A&quot;&amp;RANDBETWEEN(INDIRECT(&quot;FEATGenSkill.B&quot;&amp;[.AA26]);INDIRECT(&quot;FEATGenSkill.C&quot;&amp;[.AA26])))&amp;&quot; (&quot;&amp;MID([.M26];[.Y26];[.Z26]-[.Y26])&amp;&quot;)&quot;;&quot;&quot;)">
            <text:p/>
          </table:table-cell>
          <table:table-cell table:formula="of:=IF([.B26]=&quot;Versatile&quot;;INDIRECT(&quot;FEATGenSkill.A&quot;&amp;RANDBETWEEN(21;34));&quot;&quot;)">
            <text:p/>
          </table:table-cell>
          <table:table-cell table:formula="of:=IF([.U26]=&quot;General Training&quot;;INDIRECT(&quot;FEATGenSkill.A&quot;&amp;RANDBETWEEN(21;34));&quot;&quot;)">
            <text:p/>
          </table:table-cell>
          <table:table-cell table:formula="of:=RANDBETWEEN(INDIRECT(&quot;'BG+Class'.K&quot;&amp;[.O26]);INDIRECT(&quot;'BG+Class'.L&quot;&amp;[.O26]))" office:value-type="float" office:value="33" calcext:value-type="float">
            <text:p>33</text:p>
          </table:table-cell>
          <table:table-cell table:formula="of:=IF([.U26]=&quot;Natural Ambition&quot;;INDIRECT(&quot;'FEATClass'.A&quot;&amp;[.AE26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Barkeep</text:p>
          </table:table-cell>
          <table:table-cell table:style-name="ce20" office:value-type="string" calcext:value-type="string">
            <text:p>Ranger</text:p>
          </table:table-cell>
          <table:table-cell table:style-name="ce20" office:value-type="string" calcext:value-type="string">
            <text:p>Precision</text:p>
          </table:table-cell>
          <table:table-cell table:style-name="ce20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Diplomacy,Lore (Alcohol),Nature,Survival,Athletics,Stealth,Acrobatics,Athletics,Nature,Performance,Religion,Stealth</text:p>
          </table:table-cell>
          <table:table-cell table:style-name="ce23" table:formula="of:=[.P27]&amp;IF(LEN([.Q27])&gt;3;&quot;,&quot;&amp;[.Q27];&quot;&quot;)&amp;IF(LEN([.R27])&gt;3;&quot;,&quot;&amp;[.R27];&quot;&quot;)&amp;IF(LEN([.S27])&gt;3;&quot;,&quot;&amp;[.S27];&quot;&quot;)&amp;IF(LEN([.U27])&gt;3;&quot;,&quot;&amp;[.U27];&quot;&quot;)&amp;IF(LEN([.X27])&gt;3;&quot;,&quot;&amp;[.X27];&quot;&quot;)&amp;IF(LEN([.AB27])&gt;3;&quot;,&quot;&amp;[.AB27];&quot;&quot;)&amp;IF(LEN([.AC27])&gt;3;&quot;,&quot;&amp;[.AC27];&quot;&quot;)&amp;IF(LEN([.AD27])&gt;3;&quot;,&quot;&amp;[.AD27];&quot;&quot;)&amp;IF(LEN([.AF27])&gt;3;&quot;,&quot;&amp;[.AF27];&quot;&quot;)" office:value-type="string" office:string-value="Hobnobber,Natural Ambition,Monster Hunter,Shield Block,Twin Takedown" calcext:value-type="string">
            <text:p>Hobnobber,Natural Ambition,Monster Hunter,Shield Block,Twin Takedown</text:p>
          </table:table-cell>
          <table:table-cell table:formula="of:=MATCH([.D27];['BG+Class'.A$38:.A$50];0)+37" office:value-type="float" office:value="47" calcext:value-type="float">
            <text:p>47</text:p>
          </table:table-cell>
          <table:table-cell table:formula="of:=INDIRECT(&quot;'BG+Class'.B&quot;&amp;MATCH([.C27];['BG+Class'.A$1:.A$36];0))" office:value-type="string" office:string-value="Hobnobber" calcext:value-type="string">
            <text:p>Hobnobber</text:p>
          </table:table-cell>
          <table:table-cell table:formula="of:=INDIRECT(&quot;'BG+Class'.B&quot;&amp;37+MATCH([.D27];['BG+Class'.A$38:.A$50];0))" office:value-type="float" office:value="0" calcext:value-type="float">
            <text:p>0</text:p>
          </table:table-cell>
          <table:table-cell table:formula="of:=IF(OR(ISERROR([.E27]);LEN([.E27])&lt;1);0;INDIRECT(&quot;'BG+Class'.D&quot;&amp;52+MATCH([.E27];['BG+Class'.C$53:.C$125];0)))" office:value-type="float" office:value="0" calcext:value-type="float">
            <text:p>0</text:p>
          </table:table-cell>
          <table:table-cell table:formula="of:=IF(OR(ISERROR([.F27]);LEN([.F27])&lt;1);0;INDIRECT(&quot;'BG+Class'.D&quot;&amp;52+MATCH([.F27];['BG+Class'.C$53:.C$125];0)))" office:value-type="float" office:value="0" calcext:value-type="float">
            <text:p>0</text:p>
          </table:table-cell>
          <table:table-cell table:formula="of:=RANDBETWEEN(INDIRECT(&quot;'FEATAnc'.B&quot;&amp;MATCH([.A27];[FEATAnc.A$1:.A$8];0));INDIRECT(&quot;'FEATAnc'.C&quot;&amp;MATCH([.A27];[FEATAnc.A$1:.A$8];0)))" office:value-type="float" office:value="42" calcext:value-type="float">
            <text:p>42</text:p>
          </table:table-cell>
          <table:table-cell table:formula="of:=INDIRECT(&quot;'FEATAnc'.B&quot;&amp;[.T27])" office:value-type="string" office:string-value="Natural Ambition" calcext:value-type="string">
            <text:p>Natural Ambition</text:p>
          </table:table-cell>
          <table:table-cell table:style-name="ce25" table:formula="of:=INDIRECT(&quot;'BG+Class'.E&quot;&amp;37+MATCH([.D27];['BG+Class'.A$38:.A$50];0))=1" office:value-type="boolean" office:boolean-value="true" calcext:value-type="boolean">
            <text:p>TRUE</text:p>
          </table:table-cell>
          <table:table-cell table:formula="of:=IF([.V27]&gt;0;RANDBETWEEN(INDIRECT(&quot;'BG+Class'.K&quot;&amp;[.O27]);INDIRECT(&quot;'BG+Class'.L&quot;&amp;[.O27]));0)" office:value-type="float" office:value="49" calcext:value-type="float">
            <text:p>49</text:p>
          </table:table-cell>
          <table:table-cell table:formula="of:=IF([.V27];INDIRECT(&quot;'FEATClass'.A&quot;&amp;[.W27]);0)" office:value-type="string" office:string-value="Monster Hunter" calcext:value-type="string">
            <text:p>Monster Hunter</text:p>
          </table:table-cell>
          <table:table-cell table:formula="of:=FIND(&quot;,&quot;;[.M27];LEN([.M27])/2)+1" office:value-type="float" office:value="60" calcext:value-type="float">
            <text:p>60</text:p>
          </table:table-cell>
          <table:table-cell table:formula="of:=FIND(&quot;,&quot;;[.M27];[.Y27]+3)" office:value-type="float" office:value="70" calcext:value-type="float">
            <text:p>70</text:p>
          </table:table-cell>
          <table:table-cell table:formula="of:=MATCH(MID([.M27];[.Y27];[.Z27]-[.Y27]);[FEATGenSkill.A$2:.A$18];0)+1" office:value-type="float" office:value="2" calcext:value-type="float">
            <text:p>2</text:p>
          </table:table-cell>
          <table:table-cell table:formula="of:=IF([.$D27]=&quot;Rogue&quot;;INDIRECT(&quot;FEATGenSkill.A&quot;&amp;RANDBETWEEN(INDIRECT(&quot;FEATGenSkill.B&quot;&amp;[.AA27]);INDIRECT(&quot;FEATGenSkill.C&quot;&amp;[.AA27])))&amp;&quot; (&quot;&amp;MID([.M27];[.Y27];[.Z27]-[.Y27])&amp;&quot;)&quot;;&quot;&quot;)">
            <text:p/>
          </table:table-cell>
          <table:table-cell table:formula="of:=IF([.B27]=&quot;Versatile&quot;;INDIRECT(&quot;FEATGenSkill.A&quot;&amp;RANDBETWEEN(21;34));&quot;&quot;)" office:value-type="string" office:string-value="Shield Block" calcext:value-type="string">
            <text:p>Shield Block</text:p>
          </table:table-cell>
          <table:table-cell table:formula="of:=IF([.U27]=&quot;General Training&quot;;INDIRECT(&quot;FEATGenSkill.A&quot;&amp;RANDBETWEEN(21;34));&quot;&quot;)">
            <text:p/>
          </table:table-cell>
          <table:table-cell table:formula="of:=RANDBETWEEN(INDIRECT(&quot;'BG+Class'.K&quot;&amp;[.O27]);INDIRECT(&quot;'BG+Class'.L&quot;&amp;[.O27]))" office:value-type="float" office:value="50" calcext:value-type="float">
            <text:p>50</text:p>
          </table:table-cell>
          <table:table-cell table:formula="of:=IF([.U27]=&quot;Natural Ambition&quot;;INDIRECT(&quot;'FEATClass'.A&quot;&amp;[.AE27]);&quot;&quot;)" office:value-type="string" office:string-value="Twin Takedown" calcext:value-type="string">
            <text:p>Twin Takedown</text:p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Fey Touched</text:p>
          </table:table-cell>
          <table:table-cell table:style-name="ce20" office:value-type="string" calcext:value-type="string">
            <text:p>Charlatan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Wild</text:p>
          </table:table-cell>
          <table:table-cell table:style-name="ce20"/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Deception,Lore (Underworld),Nature,Intimidation,Acrobatics,Religion</text:p>
          </table:table-cell>
          <table:table-cell table:style-name="ce23" table:formula="of:=[.P28]&amp;IF(LEN([.Q28])&gt;3;&quot;,&quot;&amp;[.Q28];&quot;&quot;)&amp;IF(LEN([.R28])&gt;3;&quot;,&quot;&amp;[.R28];&quot;&quot;)&amp;IF(LEN([.S28])&gt;3;&quot;,&quot;&amp;[.S28];&quot;&quot;)&amp;IF(LEN([.U28])&gt;3;&quot;,&quot;&amp;[.U28];&quot;&quot;)&amp;IF(LEN([.X28])&gt;3;&quot;,&quot;&amp;[.X28];&quot;&quot;)&amp;IF(LEN([.AB28])&gt;3;&quot;,&quot;&amp;[.AB28];&quot;&quot;)&amp;IF(LEN([.AC28])&gt;3;&quot;,&quot;&amp;[.AC28];&quot;&quot;)&amp;IF(LEN([.AD28])&gt;3;&quot;,&quot;&amp;[.AD28];&quot;&quot;)&amp;IF(LEN([.AF28])&gt;3;&quot;,&quot;&amp;[.AF28];&quot;&quot;)" office:value-type="string" office:string-value="Charming Liar,Shield Block,Wild Shape,First World Magic" calcext:value-type="string">
            <text:p>Charming Liar,Shield Block,Wild Shape,First World Magic</text:p>
          </table:table-cell>
          <table:table-cell table:formula="of:=MATCH([.D28];['BG+Class'.A$38:.A$50];0)+37" office:value-type="float" office:value="44" calcext:value-type="float">
            <text:p>44</text:p>
          </table:table-cell>
          <table:table-cell table:formula="of:=INDIRECT(&quot;'BG+Class'.B&quot;&amp;MATCH([.C28];['BG+Class'.A$1:.A$36];0))" office:value-type="string" office:string-value="Charming Liar" calcext:value-type="string">
            <text:p>Charming Liar</text:p>
          </table:table-cell>
          <table:table-cell table:formula="of:=INDIRECT(&quot;'BG+Class'.B&quot;&amp;37+MATCH([.D28];['BG+Class'.A$38:.A$50];0))" office:value-type="string" office:string-value="Shield Block" calcext:value-type="string">
            <text:p>Shield Block</text:p>
          </table:table-cell>
          <table:table-cell table:formula="of:=IF(OR(ISERROR([.E28]);LEN([.E28])&lt;1);0;INDIRECT(&quot;'BG+Class'.D&quot;&amp;52+MATCH([.E28];['BG+Class'.C$53:.C$125];0)))" office:value-type="string" office:string-value="Wild Shape" calcext:value-type="string">
            <text:p>Wild Shape</text:p>
          </table:table-cell>
          <table:table-cell table:formula="of:=IF(OR(ISERROR([.F28]);LEN([.F28])&lt;1);0;INDIRECT(&quot;'BG+Class'.D&quot;&amp;52+MATCH([.F28];['BG+Class'.C$53:.C$125];0)))" office:value-type="float" office:value="0" calcext:value-type="float">
            <text:p>0</text:p>
          </table:table-cell>
          <table:table-cell table:formula="of:=RANDBETWEEN(INDIRECT(&quot;'FEATAnc'.B&quot;&amp;MATCH([.A28];[FEATAnc.A$1:.A$8];0));INDIRECT(&quot;'FEATAnc'.C&quot;&amp;MATCH([.A28];[FEATAnc.A$1:.A$8];0)))" office:value-type="float" office:value="26" calcext:value-type="float">
            <text:p>26</text:p>
          </table:table-cell>
          <table:table-cell table:formula="of:=INDIRECT(&quot;'FEATAnc'.B&quot;&amp;[.T28])" office:value-type="string" office:string-value="First World Magic" calcext:value-type="string">
            <text:p>First World Magic</text:p>
          </table:table-cell>
          <table:table-cell table:style-name="ce25" table:formula="of:=INDIRECT(&quot;'BG+Class'.E&quot;&amp;37+MATCH([.D28];['BG+Class'.A$38:.A$50];0))=1" office:value-type="boolean" office:boolean-value="false" calcext:value-type="boolean">
            <text:p>FALSE</text:p>
          </table:table-cell>
          <table:table-cell table:formula="of:=IF([.V28]&gt;0;RANDBETWEEN(INDIRECT(&quot;'BG+Class'.K&quot;&amp;[.O28]);INDIRECT(&quot;'BG+Class'.L&quot;&amp;[.O28]));0)" office:value-type="float" office:value="0" calcext:value-type="float">
            <text:p>0</text:p>
          </table:table-cell>
          <table:table-cell table:formula="of:=IF([.V28];INDIRECT(&quot;'FEATClass'.A&quot;&amp;[.W28]);0)" office:value-type="float" office:value="0" calcext:value-type="float">
            <text:p>0</text:p>
          </table:table-cell>
          <table:table-cell table:formula="of:=FIND(&quot;,&quot;;[.M28];LEN([.M28])/2)+1" office:value-type="float" office:value="36" calcext:value-type="float">
            <text:p>36</text:p>
          </table:table-cell>
          <table:table-cell table:formula="of:=FIND(&quot;,&quot;;[.M28];[.Y28]+3)" office:value-type="float" office:value="48" calcext:value-type="float">
            <text:p>48</text:p>
          </table:table-cell>
          <table:table-cell table:formula="of:=MATCH(MID([.M28];[.Y28];[.Z28]-[.Y28]);[FEATGenSkill.A$2:.A$18];0)+1" office:value-type="float" office:value="8" calcext:value-type="float">
            <text:p>8</text:p>
          </table:table-cell>
          <table:table-cell table:formula="of:=IF([.$D28]=&quot;Rogue&quot;;INDIRECT(&quot;FEATGenSkill.A&quot;&amp;RANDBETWEEN(INDIRECT(&quot;FEATGenSkill.B&quot;&amp;[.AA28]);INDIRECT(&quot;FEATGenSkill.C&quot;&amp;[.AA28])))&amp;&quot; (&quot;&amp;MID([.M28];[.Y28];[.Z28]-[.Y28])&amp;&quot;)&quot;;&quot;&quot;)">
            <text:p/>
          </table:table-cell>
          <table:table-cell table:formula="of:=IF([.B28]=&quot;Versatile&quot;;INDIRECT(&quot;FEATGenSkill.A&quot;&amp;RANDBETWEEN(21;34));&quot;&quot;)">
            <text:p/>
          </table:table-cell>
          <table:table-cell table:formula="of:=IF([.U28]=&quot;General Training&quot;;INDIRECT(&quot;FEATGenSkill.A&quot;&amp;RANDBETWEEN(21;34));&quot;&quot;)">
            <text:p/>
          </table:table-cell>
          <table:table-cell table:formula="of:=RANDBETWEEN(INDIRECT(&quot;'BG+Class'.K&quot;&amp;[.O28]);INDIRECT(&quot;'BG+Class'.L&quot;&amp;[.O28]))" office:value-type="float" office:value="25" calcext:value-type="float">
            <text:p>25</text:p>
          </table:table-cell>
          <table:table-cell table:formula="of:=IF([.U28]=&quot;Natural Ambition&quot;;INDIRECT(&quot;'FEATClass'.A&quot;&amp;[.AE28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Half-elf</text:p>
          </table:table-cell>
          <table:table-cell table:style-name="ce20" office:value-type="string" calcext:value-type="string">
            <text:p>Farmhand</text:p>
          </table:table-cell>
          <table:table-cell table:style-name="ce20" office:value-type="string" calcext:value-type="string">
            <text:p>Cleric</text:p>
          </table:table-cell>
          <table:table-cell table:style-name="ce20" office:value-type="string" calcext:value-type="string">
            <text:p>Warpriest</text:p>
          </table:table-cell>
          <table:table-cell table:style-name="ce20" office:value-type="string" calcext:value-type="string">
            <text:p>Cheryl the Devourer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Athletics,Lore (Farming),Religion,Survival,Medicine,Survival,Religion</text:p>
          </table:table-cell>
          <table:table-cell table:style-name="ce23" table:formula="of:=[.P29]&amp;IF(LEN([.Q29])&gt;3;&quot;,&quot;&amp;[.Q29];&quot;&quot;)&amp;IF(LEN([.R29])&gt;3;&quot;,&quot;&amp;[.R29];&quot;&quot;)&amp;IF(LEN([.S29])&gt;3;&quot;,&quot;&amp;[.S29];&quot;&quot;)&amp;IF(LEN([.U29])&gt;3;&quot;,&quot;&amp;[.U29];&quot;&quot;)&amp;IF(LEN([.X29])&gt;3;&quot;,&quot;&amp;[.X29];&quot;&quot;)&amp;IF(LEN([.AB29])&gt;3;&quot;,&quot;&amp;[.AB29];&quot;&quot;)&amp;IF(LEN([.AC29])&gt;3;&quot;,&quot;&amp;[.AC29];&quot;&quot;)&amp;IF(LEN([.AD29])&gt;3;&quot;,&quot;&amp;[.AD29];&quot;&quot;)&amp;IF(LEN([.AF29])&gt;3;&quot;,&quot;&amp;[.AF29];&quot;&quot;)" office:value-type="string" office:string-value="Assurance (Athletics),Light armor, Medium armor, Shield Block, Deadly simplicity,Sickle Proficiency,Cooperative nature" calcext:value-type="string">
            <text:p>Assurance (Athletics),Light armor, Medium armor, Shield Block, Deadly simplicity,Sickle Proficiency,Cooperative nature</text:p>
          </table:table-cell>
          <table:table-cell table:formula="of:=MATCH([.D29];['BG+Class'.A$38:.A$50];0)+37" office:value-type="float" office:value="43" calcext:value-type="float">
            <text:p>43</text:p>
          </table:table-cell>
          <table:table-cell table:formula="of:=INDIRECT(&quot;'BG+Class'.B&quot;&amp;MATCH([.C29];['BG+Class'.A$1:.A$36];0))" office:value-type="string" office:string-value="Assurance (Athletics)" calcext:value-type="string">
            <text:p>Assurance (Athletics)</text:p>
          </table:table-cell>
          <table:table-cell table:formula="of:=INDIRECT(&quot;'BG+Class'.B&quot;&amp;37+MATCH([.D29];['BG+Class'.A$38:.A$50];0))" office:value-type="float" office:value="0" calcext:value-type="float">
            <text:p>0</text:p>
          </table:table-cell>
          <table:table-cell table:formula="of:=IF(OR(ISERROR([.E29]);LEN([.E29])&lt;1);0;INDIRECT(&quot;'BG+Class'.D&quot;&amp;52+MATCH([.E29];['BG+Class'.C$53:.C$125];0)))" office:value-type="string" office:string-value="Light armor, Medium armor, Shield Block, Deadly simplicity" calcext:value-type="string">
            <text:p>Light armor, Medium armor, Shield Block, Deadly simplicity</text:p>
          </table:table-cell>
          <table:table-cell table:formula="of:=IF(OR(ISERROR([.F29]);LEN([.F29])&lt;1);0;INDIRECT(&quot;'BG+Class'.D&quot;&amp;52+MATCH([.F29];['BG+Class'.C$53:.C$125];0)))" office:value-type="string" office:string-value="Sickle Proficiency" calcext:value-type="string">
            <text:p>Sickle Proficiency</text:p>
          </table:table-cell>
          <table:table-cell table:formula="of:=RANDBETWEEN(INDIRECT(&quot;'FEATAnc'.B&quot;&amp;MATCH([.A29];[FEATAnc.A$1:.A$8];0));INDIRECT(&quot;'FEATAnc'.C&quot;&amp;MATCH([.A29];[FEATAnc.A$1:.A$8];0)))" office:value-type="float" office:value="39" calcext:value-type="float">
            <text:p>39</text:p>
          </table:table-cell>
          <table:table-cell table:formula="of:=INDIRECT(&quot;'FEATAnc'.B&quot;&amp;[.T29])" office:value-type="string" office:string-value="Cooperative nature" calcext:value-type="string">
            <text:p>Cooperative nature</text:p>
          </table:table-cell>
          <table:table-cell table:style-name="ce25" table:formula="of:=INDIRECT(&quot;'BG+Class'.E&quot;&amp;37+MATCH([.D29];['BG+Class'.A$38:.A$50];0))=1" office:value-type="boolean" office:boolean-value="false" calcext:value-type="boolean">
            <text:p>FALSE</text:p>
          </table:table-cell>
          <table:table-cell table:formula="of:=IF([.V29]&gt;0;RANDBETWEEN(INDIRECT(&quot;'BG+Class'.K&quot;&amp;[.O29]);INDIRECT(&quot;'BG+Class'.L&quot;&amp;[.O29]));0)" office:value-type="float" office:value="0" calcext:value-type="float">
            <text:p>0</text:p>
          </table:table-cell>
          <table:table-cell table:formula="of:=IF([.V29];INDIRECT(&quot;'FEATClass'.A&quot;&amp;[.W29]);0)" office:value-type="float" office:value="0" calcext:value-type="float">
            <text:p>0</text:p>
          </table:table-cell>
          <table:table-cell table:formula="of:=FIND(&quot;,&quot;;[.M29];LEN([.M29])/2)+1" office:value-type="float" office:value="35" calcext:value-type="float">
            <text:p>35</text:p>
          </table:table-cell>
          <table:table-cell table:formula="of:=FIND(&quot;,&quot;;[.M29];[.Y29]+3)" office:value-type="float" office:value="43" calcext:value-type="float">
            <text:p>43</text:p>
          </table:table-cell>
          <table:table-cell table:formula="of:=MATCH(MID([.M29];[.Y29];[.Z29]-[.Y29]);[FEATGenSkill.A$2:.A$18];0)+1" office:value-type="float" office:value="17" calcext:value-type="float">
            <text:p>17</text:p>
          </table:table-cell>
          <table:table-cell table:formula="of:=IF([.$D29]=&quot;Rogue&quot;;INDIRECT(&quot;FEATGenSkill.A&quot;&amp;RANDBETWEEN(INDIRECT(&quot;FEATGenSkill.B&quot;&amp;[.AA29]);INDIRECT(&quot;FEATGenSkill.C&quot;&amp;[.AA29])))&amp;&quot; (&quot;&amp;MID([.M29];[.Y29];[.Z29]-[.Y29])&amp;&quot;)&quot;;&quot;&quot;)">
            <text:p/>
          </table:table-cell>
          <table:table-cell table:formula="of:=IF([.B29]=&quot;Versatile&quot;;INDIRECT(&quot;FEATGenSkill.A&quot;&amp;RANDBETWEEN(21;34));&quot;&quot;)">
            <text:p/>
          </table:table-cell>
          <table:table-cell table:formula="of:=IF([.U29]=&quot;General Training&quot;;INDIRECT(&quot;FEATGenSkill.A&quot;&amp;RANDBETWEEN(21;34));&quot;&quot;)">
            <text:p/>
          </table:table-cell>
          <table:table-cell table:formula="of:=RANDBETWEEN(INDIRECT(&quot;'BG+Class'.K&quot;&amp;[.O29]);INDIRECT(&quot;'BG+Class'.L&quot;&amp;[.O29]))" office:value-type="float" office:value="20" calcext:value-type="float">
            <text:p>20</text:p>
          </table:table-cell>
          <table:table-cell table:formula="of:=IF([.U29]=&quot;Natural Ambition&quot;;INDIRECT(&quot;'FEATClass'.A&quot;&amp;[.AE29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Skilled</text:p>
          </table:table-cell>
          <table:table-cell table:style-name="ce20" office:value-type="string" calcext:value-type="string">
            <text:p>Artist</text:p>
          </table:table-cell>
          <table:table-cell table:style-name="ce20" office:value-type="string" calcext:value-type="string">
            <text:p>Fighter</text:p>
          </table:table-cell>
          <table:table-cell table:style-name="ce20" table:number-columns-repeated="2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Crafting,Lore (Art),Athletics,Lore,Athletics,Society,Lore,Survival</text:p>
          </table:table-cell>
          <table:table-cell table:style-name="ce23" table:formula="of:=[.P30]&amp;IF(LEN([.Q30])&gt;3;&quot;,&quot;&amp;[.Q30];&quot;&quot;)&amp;IF(LEN([.R30])&gt;3;&quot;,&quot;&amp;[.R30];&quot;&quot;)&amp;IF(LEN([.S30])&gt;3;&quot;,&quot;&amp;[.S30];&quot;&quot;)&amp;IF(LEN([.U30])&gt;3;&quot;,&quot;&amp;[.U30];&quot;&quot;)&amp;IF(LEN([.X30])&gt;3;&quot;,&quot;&amp;[.X30];&quot;&quot;)&amp;IF(LEN([.AB30])&gt;3;&quot;,&quot;&amp;[.AB30];&quot;&quot;)&amp;IF(LEN([.AC30])&gt;3;&quot;,&quot;&amp;[.AC30];&quot;&quot;)&amp;IF(LEN([.AD30])&gt;3;&quot;,&quot;&amp;[.AD30];&quot;&quot;)&amp;IF(LEN([.AF30])&gt;3;&quot;,&quot;&amp;[.AF30];&quot;&quot;)" office:value-type="string" office:string-value="Specialty Crafting,Shield Block,Adapted Cantrip,Sudden Charge" calcext:value-type="string">
            <text:p>Specialty Crafting,Shield Block,Adapted Cantrip,Sudden Charge</text:p>
          </table:table-cell>
          <table:table-cell table:formula="of:=MATCH([.D30];['BG+Class'.A$38:.A$50];0)+37" office:value-type="float" office:value="45" calcext:value-type="float">
            <text:p>45</text:p>
          </table:table-cell>
          <table:table-cell table:formula="of:=INDIRECT(&quot;'BG+Class'.B&quot;&amp;MATCH([.C30];['BG+Class'.A$1:.A$36];0))" office:value-type="string" office:string-value="Specialty Crafting" calcext:value-type="string">
            <text:p>Specialty Crafting</text:p>
          </table:table-cell>
          <table:table-cell table:formula="of:=INDIRECT(&quot;'BG+Class'.B&quot;&amp;37+MATCH([.D30];['BG+Class'.A$38:.A$50];0))" office:value-type="string" office:string-value="Shield Block" calcext:value-type="string">
            <text:p>Shield Block</text:p>
          </table:table-cell>
          <table:table-cell table:formula="of:=IF(OR(ISERROR([.E30]);LEN([.E30])&lt;1);0;INDIRECT(&quot;'BG+Class'.D&quot;&amp;52+MATCH([.E30];['BG+Class'.C$53:.C$125];0)))" office:value-type="float" office:value="0" calcext:value-type="float">
            <text:p>0</text:p>
          </table:table-cell>
          <table:table-cell table:formula="of:=IF(OR(ISERROR([.F30]);LEN([.F30])&lt;1);0;INDIRECT(&quot;'BG+Class'.D&quot;&amp;52+MATCH([.F30];['BG+Class'.C$53:.C$125];0)))" office:value-type="float" office:value="0" calcext:value-type="float">
            <text:p>0</text:p>
          </table:table-cell>
          <table:table-cell table:formula="of:=RANDBETWEEN(INDIRECT(&quot;'FEATAnc'.B&quot;&amp;MATCH([.A30];[FEATAnc.A$1:.A$8];0));INDIRECT(&quot;'FEATAnc'.C&quot;&amp;MATCH([.A30];[FEATAnc.A$1:.A$8];0)))" office:value-type="float" office:value="38" calcext:value-type="float">
            <text:p>38</text:p>
          </table:table-cell>
          <table:table-cell table:formula="of:=INDIRECT(&quot;'FEATAnc'.B&quot;&amp;[.T30])" office:value-type="string" office:string-value="Adapted Cantrip" calcext:value-type="string">
            <text:p>Adapted Cantrip</text:p>
          </table:table-cell>
          <table:table-cell table:style-name="ce25" table:formula="of:=INDIRECT(&quot;'BG+Class'.E&quot;&amp;37+MATCH([.D30];['BG+Class'.A$38:.A$50];0))=1" office:value-type="boolean" office:boolean-value="true" calcext:value-type="boolean">
            <text:p>TRUE</text:p>
          </table:table-cell>
          <table:table-cell table:formula="of:=IF([.V30]&gt;0;RANDBETWEEN(INDIRECT(&quot;'BG+Class'.K&quot;&amp;[.O30]);INDIRECT(&quot;'BG+Class'.L&quot;&amp;[.O30]));0)" office:value-type="float" office:value="37" calcext:value-type="float">
            <text:p>37</text:p>
          </table:table-cell>
          <table:table-cell table:formula="of:=IF([.V30];INDIRECT(&quot;'FEATClass'.A&quot;&amp;[.W30]);0)" office:value-type="string" office:string-value="Sudden Charge" calcext:value-type="string">
            <text:p>Sudden Charge</text:p>
          </table:table-cell>
          <table:table-cell table:formula="of:=FIND(&quot;,&quot;;[.M30];LEN([.M30])/2)+1" office:value-type="float" office:value="36" calcext:value-type="float">
            <text:p>36</text:p>
          </table:table-cell>
          <table:table-cell table:formula="of:=FIND(&quot;,&quot;;[.M30];[.Y30]+3)" office:value-type="float" office:value="45" calcext:value-type="float">
            <text:p>45</text:p>
          </table:table-cell>
          <table:table-cell table:formula="of:=MATCH(MID([.M30];[.Y30];[.Z30]-[.Y30]);[FEATGenSkill.A$2:.A$18];0)+1" office:value-type="float" office:value="4" calcext:value-type="float">
            <text:p>4</text:p>
          </table:table-cell>
          <table:table-cell table:formula="of:=IF([.$D30]=&quot;Rogue&quot;;INDIRECT(&quot;FEATGenSkill.A&quot;&amp;RANDBETWEEN(INDIRECT(&quot;FEATGenSkill.B&quot;&amp;[.AA30]);INDIRECT(&quot;FEATGenSkill.C&quot;&amp;[.AA30])))&amp;&quot; (&quot;&amp;MID([.M30];[.Y30];[.Z30]-[.Y30])&amp;&quot;)&quot;;&quot;&quot;)">
            <text:p/>
          </table:table-cell>
          <table:table-cell table:formula="of:=IF([.B30]=&quot;Versatile&quot;;INDIRECT(&quot;FEATGenSkill.A&quot;&amp;RANDBETWEEN(21;34));&quot;&quot;)">
            <text:p/>
          </table:table-cell>
          <table:table-cell table:formula="of:=IF([.U30]=&quot;General Training&quot;;INDIRECT(&quot;FEATGenSkill.A&quot;&amp;RANDBETWEEN(21;34));&quot;&quot;)">
            <text:p/>
          </table:table-cell>
          <table:table-cell table:formula="of:=RANDBETWEEN(INDIRECT(&quot;'BG+Class'.K&quot;&amp;[.O30]);INDIRECT(&quot;'BG+Class'.L&quot;&amp;[.O30]))" office:value-type="float" office:value="36" calcext:value-type="float">
            <text:p>36</text:p>
          </table:table-cell>
          <table:table-cell table:formula="of:=IF([.U30]=&quot;Natural Ambition&quot;;INDIRECT(&quot;'FEATClass'.A&quot;&amp;[.AE30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Sailor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Ruffian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3"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Athletics,Lore (Sailing),Stealth,Intimidation,Survival,Stealth,Deception,Society,Arcana,Arcana,Arcana,Athletics,Thievery,Arcana,Arcana</text:p>
          </table:table-cell>
          <table:table-cell table:style-name="ce23" table:formula="of:=[.P31]&amp;IF(LEN([.Q31])&gt;3;&quot;,&quot;&amp;[.Q31];&quot;&quot;)&amp;IF(LEN([.R31])&gt;3;&quot;,&quot;&amp;[.R31];&quot;&quot;)&amp;IF(LEN([.S31])&gt;3;&quot;,&quot;&amp;[.S31];&quot;&quot;)&amp;IF(LEN([.U31])&gt;3;&quot;,&quot;&amp;[.U31];&quot;&quot;)&amp;IF(LEN([.X31])&gt;3;&quot;,&quot;&amp;[.X31];&quot;&quot;)&amp;IF(LEN([.AB31])&gt;3;&quot;,&quot;&amp;[.AB31];&quot;&quot;)&amp;IF(LEN([.AC31])&gt;3;&quot;,&quot;&amp;[.AC31];&quot;&quot;)&amp;IF(LEN([.AD31])&gt;3;&quot;,&quot;&amp;[.AD31];&quot;&quot;)&amp;IF(LEN([.AF31])&gt;3;&quot;,&quot;&amp;[.AF31];&quot;&quot;)" office:value-type="string" office:string-value="Underwater Marauder,Medium Armor,Burrowing Elocutionist,Nimble Dodge,Read Lips (Society)" calcext:value-type="string">
            <text:p>Underwater Marauder,Medium Armor,Burrowing Elocutionist,Nimble Dodge,Read Lips (Society)</text:p>
          </table:table-cell>
          <table:table-cell table:formula="of:=MATCH([.D31];['BG+Class'.A$38:.A$50];0)+37" office:value-type="float" office:value="48" calcext:value-type="float">
            <text:p>48</text:p>
          </table:table-cell>
          <table:table-cell table:formula="of:=INDIRECT(&quot;'BG+Class'.B&quot;&amp;MATCH([.C31];['BG+Class'.A$1:.A$36];0))" office:value-type="string" office:string-value="Underwater Marauder" calcext:value-type="string">
            <text:p>Underwater Marauder</text:p>
          </table:table-cell>
          <table:table-cell table:formula="of:=INDIRECT(&quot;'BG+Class'.B&quot;&amp;37+MATCH([.D31];['BG+Class'.A$38:.A$50];0))" office:value-type="float" office:value="0" calcext:value-type="float">
            <text:p>0</text:p>
          </table:table-cell>
          <table:table-cell table:formula="of:=IF(OR(ISERROR([.E31]);LEN([.E31])&lt;1);0;INDIRECT(&quot;'BG+Class'.D&quot;&amp;52+MATCH([.E31];['BG+Class'.C$53:.C$125];0)))" office:value-type="string" office:string-value="Medium Armor" calcext:value-type="string">
            <text:p>Medium Armor</text:p>
          </table:table-cell>
          <table:table-cell table:formula="of:=IF(OR(ISERROR([.F31]);LEN([.F31])&lt;1);0;INDIRECT(&quot;'BG+Class'.D&quot;&amp;52+MATCH([.F31];['BG+Class'.C$53:.C$125];0)))" office:value-type="float" office:value="0" calcext:value-type="float">
            <text:p>0</text:p>
          </table:table-cell>
          <table:table-cell table:formula="of:=RANDBETWEEN(INDIRECT(&quot;'FEATAnc'.B&quot;&amp;MATCH([.A31];[FEATAnc.A$1:.A$8];0));INDIRECT(&quot;'FEATAnc'.C&quot;&amp;MATCH([.A31];[FEATAnc.A$1:.A$8];0)))" office:value-type="float" office:value="24" calcext:value-type="float">
            <text:p>24</text:p>
          </table:table-cell>
          <table:table-cell table:formula="of:=INDIRECT(&quot;'FEATAnc'.B&quot;&amp;[.T31])" office:value-type="string" office:string-value="Burrowing Elocutionist" calcext:value-type="string">
            <text:p>Burrowing Elocutionist</text:p>
          </table:table-cell>
          <table:table-cell table:style-name="ce25" table:formula="of:=INDIRECT(&quot;'BG+Class'.E&quot;&amp;37+MATCH([.D31];['BG+Class'.A$38:.A$50];0))=1" office:value-type="boolean" office:boolean-value="true" calcext:value-type="boolean">
            <text:p>TRUE</text:p>
          </table:table-cell>
          <table:table-cell table:formula="of:=IF([.V31]&gt;0;RANDBETWEEN(INDIRECT(&quot;'BG+Class'.K&quot;&amp;[.O31]);INDIRECT(&quot;'BG+Class'.L&quot;&amp;[.O31]));0)" office:value-type="float" office:value="51" calcext:value-type="float">
            <text:p>51</text:p>
          </table:table-cell>
          <table:table-cell table:formula="of:=IF([.V31];INDIRECT(&quot;'FEATClass'.A&quot;&amp;[.W31]);0)" office:value-type="string" office:string-value="Nimble Dodge" calcext:value-type="string">
            <text:p>Nimble Dodge</text:p>
          </table:table-cell>
          <table:table-cell table:formula="of:=FIND(&quot;,&quot;;[.M31];LEN([.M31])/2)+1" office:value-type="float" office:value="74" calcext:value-type="float">
            <text:p>74</text:p>
          </table:table-cell>
          <table:table-cell table:formula="of:=FIND(&quot;,&quot;;[.M31];[.Y31]+3)" office:value-type="float" office:value="81" calcext:value-type="float">
            <text:p>81</text:p>
          </table:table-cell>
          <table:table-cell table:formula="of:=MATCH(MID([.M31];[.Y31];[.Z31]-[.Y31]);[FEATGenSkill.A$2:.A$18];0)+1" office:value-type="float" office:value="15" calcext:value-type="float">
            <text:p>15</text:p>
          </table:table-cell>
          <table:table-cell table:formula="of:=IF([.$D31]=&quot;Rogue&quot;;INDIRECT(&quot;FEATGenSkill.A&quot;&amp;RANDBETWEEN(INDIRECT(&quot;FEATGenSkill.B&quot;&amp;[.AA31]);INDIRECT(&quot;FEATGenSkill.C&quot;&amp;[.AA31])))&amp;&quot; (&quot;&amp;MID([.M31];[.Y31];[.Z31]-[.Y31])&amp;&quot;)&quot;;&quot;&quot;)" office:value-type="string" office:string-value="Read Lips (Society)" calcext:value-type="string">
            <text:p>Read Lips (Society)</text:p>
          </table:table-cell>
          <table:table-cell table:formula="of:=IF([.B31]=&quot;Versatile&quot;;INDIRECT(&quot;FEATGenSkill.A&quot;&amp;RANDBETWEEN(21;34));&quot;&quot;)">
            <text:p/>
          </table:table-cell>
          <table:table-cell table:formula="of:=IF([.U31]=&quot;General Training&quot;;INDIRECT(&quot;FEATGenSkill.A&quot;&amp;RANDBETWEEN(21;34));&quot;&quot;)">
            <text:p/>
          </table:table-cell>
          <table:table-cell table:formula="of:=RANDBETWEEN(INDIRECT(&quot;'BG+Class'.K&quot;&amp;[.O31]);INDIRECT(&quot;'BG+Class'.L&quot;&amp;[.O31]))" office:value-type="float" office:value="51" calcext:value-type="float">
            <text:p>51</text:p>
          </table:table-cell>
          <table:table-cell table:formula="of:=IF([.U31]=&quot;Natural Ambition&quot;;INDIRECT(&quot;'FEATClass'.A&quot;&amp;[.AE31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Dwarf</text:p>
          </table:table-cell>
          <table:table-cell table:style-name="ce20" office:value-type="string" calcext:value-type="string">
            <text:p>Death Warden</text:p>
          </table:table-cell>
          <table:table-cell table:style-name="ce20" office:value-type="string" calcext:value-type="string">
            <text:p>Acrobat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Thief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Acrobatics,Lore (Circus),Stealth,Thievery,Acrobatics,Acrobatics,Diplomacy,Nature,Medicine,Diplomacy,Acrobatics,Occultism,Deception,Nature,Acrobatics</text:p>
          </table:table-cell>
          <table:table-cell table:style-name="ce23" table:formula="of:=[.P32]&amp;IF(LEN([.Q32])&gt;3;&quot;,&quot;&amp;[.Q32];&quot;&quot;)&amp;IF(LEN([.R32])&gt;3;&quot;,&quot;&amp;[.R32];&quot;&quot;)&amp;IF(LEN([.S32])&gt;3;&quot;,&quot;&amp;[.S32];&quot;&quot;)&amp;IF(LEN([.U32])&gt;3;&quot;,&quot;&amp;[.U32];&quot;&quot;)&amp;IF(LEN([.X32])&gt;3;&quot;,&quot;&amp;[.X32];&quot;&quot;)&amp;IF(LEN([.AB32])&gt;3;&quot;,&quot;&amp;[.AB32];&quot;&quot;)&amp;IF(LEN([.AC32])&gt;3;&quot;,&quot;&amp;[.AC32];&quot;&quot;)&amp;IF(LEN([.AD32])&gt;3;&quot;,&quot;&amp;[.AD32];&quot;&quot;)&amp;IF(LEN([.AF32])&gt;3;&quot;,&quot;&amp;[.AF32];&quot;&quot;)" office:value-type="string" office:string-value="Steady Balance,Vengeful Hatred,Nimble Dodge,Train Animal (Nature)" calcext:value-type="string">
            <text:p>Steady Balance,Vengeful Hatred,Nimble Dodge,Train Animal (Nature)</text:p>
          </table:table-cell>
          <table:table-cell table:formula="of:=MATCH([.D32];['BG+Class'.A$38:.A$50];0)+37" office:value-type="float" office:value="48" calcext:value-type="float">
            <text:p>48</text:p>
          </table:table-cell>
          <table:table-cell table:formula="of:=INDIRECT(&quot;'BG+Class'.B&quot;&amp;MATCH([.C32];['BG+Class'.A$1:.A$36];0))" office:value-type="string" office:string-value="Steady Balance" calcext:value-type="string">
            <text:p>Steady Balance</text:p>
          </table:table-cell>
          <table:table-cell table:formula="of:=INDIRECT(&quot;'BG+Class'.B&quot;&amp;37+MATCH([.D32];['BG+Class'.A$38:.A$50];0))" office:value-type="float" office:value="0" calcext:value-type="float">
            <text:p>0</text:p>
          </table:table-cell>
          <table:table-cell table:formula="of:=IF(OR(ISERROR([.E32]);LEN([.E32])&lt;1);0;INDIRECT(&quot;'BG+Class'.D&quot;&amp;52+MATCH([.E32];['BG+Class'.C$53:.C$125];0)))" office:value-type="float" office:value="0" calcext:value-type="float">
            <text:p>0</text:p>
          </table:table-cell>
          <table:table-cell table:formula="of:=IF(OR(ISERROR([.F32]);LEN([.F32])&lt;1);0;INDIRECT(&quot;'BG+Class'.D&quot;&amp;52+MATCH([.F32];['BG+Class'.C$53:.C$125];0)))" office:value-type="float" office:value="0" calcext:value-type="float">
            <text:p>0</text:p>
          </table:table-cell>
          <table:table-cell table:formula="of:=RANDBETWEEN(INDIRECT(&quot;'FEATAnc'.B&quot;&amp;MATCH([.A32];[FEATAnc.A$1:.A$8];0));INDIRECT(&quot;'FEATAnc'.C&quot;&amp;MATCH([.A32];[FEATAnc.A$1:.A$8];0)))" office:value-type="float" office:value="15" calcext:value-type="float">
            <text:p>15</text:p>
          </table:table-cell>
          <table:table-cell table:formula="of:=INDIRECT(&quot;'FEATAnc'.B&quot;&amp;[.T32])" office:value-type="string" office:string-value="Vengeful Hatred" calcext:value-type="string">
            <text:p>Vengeful Hatred</text:p>
          </table:table-cell>
          <table:table-cell table:style-name="ce25" table:formula="of:=INDIRECT(&quot;'BG+Class'.E&quot;&amp;37+MATCH([.D32];['BG+Class'.A$38:.A$50];0))=1" office:value-type="boolean" office:boolean-value="true" calcext:value-type="boolean">
            <text:p>TRUE</text:p>
          </table:table-cell>
          <table:table-cell table:formula="of:=IF([.V32]&gt;0;RANDBETWEEN(INDIRECT(&quot;'BG+Class'.K&quot;&amp;[.O32]);INDIRECT(&quot;'BG+Class'.L&quot;&amp;[.O32]));0)" office:value-type="float" office:value="51" calcext:value-type="float">
            <text:p>51</text:p>
          </table:table-cell>
          <table:table-cell table:formula="of:=IF([.V32];INDIRECT(&quot;'FEATClass'.A&quot;&amp;[.W32]);0)" office:value-type="string" office:string-value="Nimble Dodge" calcext:value-type="string">
            <text:p>Nimble Dodge</text:p>
          </table:table-cell>
          <table:table-cell table:formula="of:=FIND(&quot;,&quot;;[.M32];LEN([.M32])/2)+1" office:value-type="float" office:value="75" calcext:value-type="float">
            <text:p>75</text:p>
          </table:table-cell>
          <table:table-cell table:formula="of:=FIND(&quot;,&quot;;[.M32];[.Y32]+3)" office:value-type="float" office:value="81" calcext:value-type="float">
            <text:p>81</text:p>
          </table:table-cell>
          <table:table-cell table:formula="of:=MATCH(MID([.M32];[.Y32];[.Z32]-[.Y32]);[FEATGenSkill.A$2:.A$18];0)+1" office:value-type="float" office:value="11" calcext:value-type="float">
            <text:p>11</text:p>
          </table:table-cell>
          <table:table-cell table:formula="of:=IF([.$D32]=&quot;Rogue&quot;;INDIRECT(&quot;FEATGenSkill.A&quot;&amp;RANDBETWEEN(INDIRECT(&quot;FEATGenSkill.B&quot;&amp;[.AA32]);INDIRECT(&quot;FEATGenSkill.C&quot;&amp;[.AA32])))&amp;&quot; (&quot;&amp;MID([.M32];[.Y32];[.Z32]-[.Y32])&amp;&quot;)&quot;;&quot;&quot;)" office:value-type="string" office:string-value="Train Animal (Nature)" calcext:value-type="string">
            <text:p>Train Animal (Nature)</text:p>
          </table:table-cell>
          <table:table-cell table:formula="of:=IF([.B32]=&quot;Versatile&quot;;INDIRECT(&quot;FEATGenSkill.A&quot;&amp;RANDBETWEEN(21;34));&quot;&quot;)">
            <text:p/>
          </table:table-cell>
          <table:table-cell table:formula="of:=IF([.U32]=&quot;General Training&quot;;INDIRECT(&quot;FEATGenSkill.A&quot;&amp;RANDBETWEEN(21;34));&quot;&quot;)">
            <text:p/>
          </table:table-cell>
          <table:table-cell table:formula="of:=RANDBETWEEN(INDIRECT(&quot;'BG+Class'.K&quot;&amp;[.O32]);INDIRECT(&quot;'BG+Class'.L&quot;&amp;[.O32]))" office:value-type="float" office:value="54" calcext:value-type="float">
            <text:p>54</text:p>
          </table:table-cell>
          <table:table-cell table:formula="of:=IF([.U32]=&quot;Natural Ambition&quot;;INDIRECT(&quot;'FEATClass'.A&quot;&amp;[.AE32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Street Urchin</text:p>
          </table:table-cell>
          <table:table-cell table:style-name="ce20" office:value-type="string" calcext:value-type="string">
            <text:p>Ranger</text:p>
          </table:table-cell>
          <table:table-cell table:style-name="ce20" office:value-type="string" calcext:value-type="string">
            <text:p>Flurry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number-columns-repeated="5"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Thievery,Lore (pick a city),Nature,Survival,Deception,Athletics,Religion,Stealth,Arcana</text:p>
          </table:table-cell>
          <table:table-cell table:style-name="ce23" table:formula="of:=[.P33]&amp;IF(LEN([.Q33])&gt;3;&quot;,&quot;&amp;[.Q33];&quot;&quot;)&amp;IF(LEN([.R33])&gt;3;&quot;,&quot;&amp;[.R33];&quot;&quot;)&amp;IF(LEN([.S33])&gt;3;&quot;,&quot;&amp;[.S33];&quot;&quot;)&amp;IF(LEN([.U33])&gt;3;&quot;,&quot;&amp;[.U33];&quot;&quot;)&amp;IF(LEN([.X33])&gt;3;&quot;,&quot;&amp;[.X33];&quot;&quot;)&amp;IF(LEN([.AB33])&gt;3;&quot;,&quot;&amp;[.AB33];&quot;&quot;)&amp;IF(LEN([.AC33])&gt;3;&quot;,&quot;&amp;[.AC33];&quot;&quot;)&amp;IF(LEN([.AD33])&gt;3;&quot;,&quot;&amp;[.AD33];&quot;&quot;)&amp;IF(LEN([.AF33])&gt;3;&quot;,&quot;&amp;[.AF33];&quot;&quot;)" office:value-type="string" office:string-value="Pickpocket,Haughty Obstinacy,Monster Hunter,Diehard" calcext:value-type="string">
            <text:p>Pickpocket,Haughty Obstinacy,Monster Hunter,Diehard</text:p>
          </table:table-cell>
          <table:table-cell table:formula="of:=MATCH([.D33];['BG+Class'.A$38:.A$50];0)+37" office:value-type="float" office:value="47" calcext:value-type="float">
            <text:p>47</text:p>
          </table:table-cell>
          <table:table-cell table:formula="of:=INDIRECT(&quot;'BG+Class'.B&quot;&amp;MATCH([.C33];['BG+Class'.A$1:.A$36];0))" office:value-type="string" office:string-value="Pickpocket" calcext:value-type="string">
            <text:p>Pickpocket</text:p>
          </table:table-cell>
          <table:table-cell table:formula="of:=INDIRECT(&quot;'BG+Class'.B&quot;&amp;37+MATCH([.D33];['BG+Class'.A$38:.A$50];0))" office:value-type="float" office:value="0" calcext:value-type="float">
            <text:p>0</text:p>
          </table:table-cell>
          <table:table-cell table:formula="of:=IF(OR(ISERROR([.E33]);LEN([.E33])&lt;1);0;INDIRECT(&quot;'BG+Class'.D&quot;&amp;52+MATCH([.E33];['BG+Class'.C$53:.C$125];0)))" office:value-type="float" office:value="0" calcext:value-type="float">
            <text:p>0</text:p>
          </table:table-cell>
          <table:table-cell table:formula="of:=IF(OR(ISERROR([.F33]);LEN([.F33])&lt;1);0;INDIRECT(&quot;'BG+Class'.D&quot;&amp;52+MATCH([.F33];['BG+Class'.C$53:.C$125];0)))" office:value-type="float" office:value="0" calcext:value-type="float">
            <text:p>0</text:p>
          </table:table-cell>
          <table:table-cell table:formula="of:=RANDBETWEEN(INDIRECT(&quot;'FEATAnc'.B&quot;&amp;MATCH([.A33];[FEATAnc.A$1:.A$8];0));INDIRECT(&quot;'FEATAnc'.C&quot;&amp;MATCH([.A33];[FEATAnc.A$1:.A$8];0)))" office:value-type="float" office:value="41" calcext:value-type="float">
            <text:p>41</text:p>
          </table:table-cell>
          <table:table-cell table:formula="of:=INDIRECT(&quot;'FEATAnc'.B&quot;&amp;[.T33])" office:value-type="string" office:string-value="Haughty Obstinacy" calcext:value-type="string">
            <text:p>Haughty Obstinacy</text:p>
          </table:table-cell>
          <table:table-cell table:style-name="ce25" table:formula="of:=INDIRECT(&quot;'BG+Class'.E&quot;&amp;37+MATCH([.D33];['BG+Class'.A$38:.A$50];0))=1" office:value-type="boolean" office:boolean-value="true" calcext:value-type="boolean">
            <text:p>TRUE</text:p>
          </table:table-cell>
          <table:table-cell table:formula="of:=IF([.V33]&gt;0;RANDBETWEEN(INDIRECT(&quot;'BG+Class'.K&quot;&amp;[.O33]);INDIRECT(&quot;'BG+Class'.L&quot;&amp;[.O33]));0)" office:value-type="float" office:value="49" calcext:value-type="float">
            <text:p>49</text:p>
          </table:table-cell>
          <table:table-cell table:formula="of:=IF([.V33];INDIRECT(&quot;'FEATClass'.A&quot;&amp;[.W33]);0)" office:value-type="string" office:string-value="Monster Hunter" calcext:value-type="string">
            <text:p>Monster Hunter</text:p>
          </table:table-cell>
          <table:table-cell table:formula="of:=FIND(&quot;,&quot;;[.M33];LEN([.M33])/2)+1" office:value-type="float" office:value="45" calcext:value-type="float">
            <text:p>45</text:p>
          </table:table-cell>
          <table:table-cell table:formula="of:=FIND(&quot;,&quot;;[.M33];[.Y33]+3)" office:value-type="float" office:value="54" calcext:value-type="float">
            <text:p>54</text:p>
          </table:table-cell>
          <table:table-cell table:formula="of:=MATCH(MID([.M33];[.Y33];[.Z33]-[.Y33]);[FEATGenSkill.A$2:.A$18];0)+1" office:value-type="float" office:value="6" calcext:value-type="float">
            <text:p>6</text:p>
          </table:table-cell>
          <table:table-cell table:formula="of:=IF([.$D33]=&quot;Rogue&quot;;INDIRECT(&quot;FEATGenSkill.A&quot;&amp;RANDBETWEEN(INDIRECT(&quot;FEATGenSkill.B&quot;&amp;[.AA33]);INDIRECT(&quot;FEATGenSkill.C&quot;&amp;[.AA33])))&amp;&quot; (&quot;&amp;MID([.M33];[.Y33];[.Z33]-[.Y33])&amp;&quot;)&quot;;&quot;&quot;)">
            <text:p/>
          </table:table-cell>
          <table:table-cell table:formula="of:=IF([.B33]=&quot;Versatile&quot;;INDIRECT(&quot;FEATGenSkill.A&quot;&amp;RANDBETWEEN(21;34));&quot;&quot;)" office:value-type="string" office:string-value="Diehard" calcext:value-type="string">
            <text:p>Diehard</text:p>
          </table:table-cell>
          <table:table-cell table:formula="of:=IF([.U33]=&quot;General Training&quot;;INDIRECT(&quot;FEATGenSkill.A&quot;&amp;RANDBETWEEN(21;34));&quot;&quot;)">
            <text:p/>
          </table:table-cell>
          <table:table-cell table:formula="of:=RANDBETWEEN(INDIRECT(&quot;'BG+Class'.K&quot;&amp;[.O33]);INDIRECT(&quot;'BG+Class'.L&quot;&amp;[.O33]))" office:value-type="float" office:value="46" calcext:value-type="float">
            <text:p>46</text:p>
          </table:table-cell>
          <table:table-cell table:formula="of:=IF([.U33]=&quot;Natural Ambition&quot;;INDIRECT(&quot;'FEATClass'.A&quot;&amp;[.AE33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Artist</text:p>
          </table:table-cell>
          <table:table-cell table:style-name="ce20" office:value-type="string" calcext:value-type="string">
            <text:p>Alchemist</text:p>
          </table:table-cell>
          <table:table-cell table:style-name="ce20" office:value-type="string" calcext:value-type="string">
            <text:p>Chirurgeon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Crafting,Lore (Art),Crafting,Occultism,Crafting,Society,Society,Religion</text:p>
          </table:table-cell>
          <table:table-cell table:style-name="ce23" table:formula="of:=[.P34]&amp;IF(LEN([.Q34])&gt;3;&quot;,&quot;&amp;[.Q34];&quot;&quot;)&amp;IF(LEN([.R34])&gt;3;&quot;,&quot;&amp;[.R34];&quot;&quot;)&amp;IF(LEN([.S34])&gt;3;&quot;,&quot;&amp;[.S34];&quot;&quot;)&amp;IF(LEN([.U34])&gt;3;&quot;,&quot;&amp;[.U34];&quot;&quot;)&amp;IF(LEN([.X34])&gt;3;&quot;,&quot;&amp;[.X34];&quot;&quot;)&amp;IF(LEN([.AB34])&gt;3;&quot;,&quot;&amp;[.AB34];&quot;&quot;)&amp;IF(LEN([.AC34])&gt;3;&quot;,&quot;&amp;[.AC34];&quot;&quot;)&amp;IF(LEN([.AD34])&gt;3;&quot;,&quot;&amp;[.AD34];&quot;&quot;)&amp;IF(LEN([.AF34])&gt;3;&quot;,&quot;&amp;[.AF34];&quot;&quot;)" office:value-type="string" office:string-value="Specialty Crafting,Alchemical Crafting,Gnome Obsession,Far Lobber" calcext:value-type="string">
            <text:p>Specialty Crafting,Alchemical Crafting,Gnome Obsession,Far Lobber</text:p>
          </table:table-cell>
          <table:table-cell table:formula="of:=MATCH([.D34];['BG+Class'.A$38:.A$50];0)+37" office:value-type="float" office:value="39" calcext:value-type="float">
            <text:p>39</text:p>
          </table:table-cell>
          <table:table-cell table:formula="of:=INDIRECT(&quot;'BG+Class'.B&quot;&amp;MATCH([.C34];['BG+Class'.A$1:.A$36];0))" office:value-type="string" office:string-value="Specialty Crafting" calcext:value-type="string">
            <text:p>Specialty Crafting</text:p>
          </table:table-cell>
          <table:table-cell table:formula="of:=INDIRECT(&quot;'BG+Class'.B&quot;&amp;37+MATCH([.D34];['BG+Class'.A$38:.A$50];0))" office:value-type="string" office:string-value="Alchemical Crafting" calcext:value-type="string">
            <text:p>Alchemical Crafting</text:p>
          </table:table-cell>
          <table:table-cell table:formula="of:=IF(OR(ISERROR([.E34]);LEN([.E34])&lt;1);0;INDIRECT(&quot;'BG+Class'.D&quot;&amp;52+MATCH([.E34];['BG+Class'.C$53:.C$125];0)))" office:value-type="float" office:value="0" calcext:value-type="float">
            <text:p>0</text:p>
          </table:table-cell>
          <table:table-cell table:formula="of:=IF(OR(ISERROR([.F34]);LEN([.F34])&lt;1);0;INDIRECT(&quot;'BG+Class'.D&quot;&amp;52+MATCH([.F34];['BG+Class'.C$53:.C$125];0)))" office:value-type="float" office:value="0" calcext:value-type="float">
            <text:p>0</text:p>
          </table:table-cell>
          <table:table-cell table:formula="of:=RANDBETWEEN(INDIRECT(&quot;'FEATAnc'.B&quot;&amp;MATCH([.A34];[FEATAnc.A$1:.A$8];0));INDIRECT(&quot;'FEATAnc'.C&quot;&amp;MATCH([.A34];[FEATAnc.A$1:.A$8];0)))" office:value-type="float" office:value="27" calcext:value-type="float">
            <text:p>27</text:p>
          </table:table-cell>
          <table:table-cell table:formula="of:=INDIRECT(&quot;'FEATAnc'.B&quot;&amp;[.T34])" office:value-type="string" office:string-value="Gnome Obsession" calcext:value-type="string">
            <text:p>Gnome Obsession</text:p>
          </table:table-cell>
          <table:table-cell table:style-name="ce25" table:formula="of:=INDIRECT(&quot;'BG+Class'.E&quot;&amp;37+MATCH([.D34];['BG+Class'.A$38:.A$50];0))=1" office:value-type="boolean" office:boolean-value="true" calcext:value-type="boolean">
            <text:p>TRUE</text:p>
          </table:table-cell>
          <table:table-cell table:formula="of:=IF([.V34]&gt;0;RANDBETWEEN(INDIRECT(&quot;'BG+Class'.K&quot;&amp;[.O34]);INDIRECT(&quot;'BG+Class'.L&quot;&amp;[.O34]));0)" office:value-type="float" office:value="4" calcext:value-type="float">
            <text:p>4</text:p>
          </table:table-cell>
          <table:table-cell table:formula="of:=IF([.V34];INDIRECT(&quot;'FEATClass'.A&quot;&amp;[.W34]);0)" office:value-type="string" office:string-value="Far Lobber" calcext:value-type="string">
            <text:p>Far Lobber</text:p>
          </table:table-cell>
          <table:table-cell table:formula="of:=FIND(&quot;,&quot;;[.M34];LEN([.M34])/2)+1" office:value-type="float" office:value="40" calcext:value-type="float">
            <text:p>40</text:p>
          </table:table-cell>
          <table:table-cell table:formula="of:=FIND(&quot;,&quot;;[.M34];[.Y34]+3)" office:value-type="float" office:value="48" calcext:value-type="float">
            <text:p>48</text:p>
          </table:table-cell>
          <table:table-cell table:formula="of:=MATCH(MID([.M34];[.Y34];[.Z34]-[.Y34]);[FEATGenSkill.A$2:.A$18];0)+1" office:value-type="float" office:value="5" calcext:value-type="float">
            <text:p>5</text:p>
          </table:table-cell>
          <table:table-cell table:formula="of:=IF([.$D34]=&quot;Rogue&quot;;INDIRECT(&quot;FEATGenSkill.A&quot;&amp;RANDBETWEEN(INDIRECT(&quot;FEATGenSkill.B&quot;&amp;[.AA34]);INDIRECT(&quot;FEATGenSkill.C&quot;&amp;[.AA34])))&amp;&quot; (&quot;&amp;MID([.M34];[.Y34];[.Z34]-[.Y34])&amp;&quot;)&quot;;&quot;&quot;)">
            <text:p/>
          </table:table-cell>
          <table:table-cell table:formula="of:=IF([.B34]=&quot;Versatile&quot;;INDIRECT(&quot;FEATGenSkill.A&quot;&amp;RANDBETWEEN(21;34));&quot;&quot;)">
            <text:p/>
          </table:table-cell>
          <table:table-cell table:formula="of:=IF([.U34]=&quot;General Training&quot;;INDIRECT(&quot;FEATGenSkill.A&quot;&amp;RANDBETWEEN(21;34));&quot;&quot;)">
            <text:p/>
          </table:table-cell>
          <table:table-cell table:formula="of:=RANDBETWEEN(INDIRECT(&quot;'BG+Class'.K&quot;&amp;[.O34]);INDIRECT(&quot;'BG+Class'.L&quot;&amp;[.O34]))" office:value-type="float" office:value="5" calcext:value-type="float">
            <text:p>5</text:p>
          </table:table-cell>
          <table:table-cell table:formula="of:=IF([.U34]=&quot;Natural Ambition&quot;;INDIRECT(&quot;'FEATClass'.A&quot;&amp;[.AE34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Entertainer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Scoundrel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4"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Performance,Lore (Theater),Stealth,Deception,Diplomacy,Performance,Stealth,Athletics,Stealth,Lore,Diplomacy,Stealth,Occultism,Arcana,Crafting,Stealth</text:p>
          </table:table-cell>
          <table:table-cell table:style-name="ce23" table:formula="of:=[.P35]&amp;IF(LEN([.Q35])&gt;3;&quot;,&quot;&amp;[.Q35];&quot;&quot;)&amp;IF(LEN([.R35])&gt;3;&quot;,&quot;&amp;[.R35];&quot;&quot;)&amp;IF(LEN([.S35])&gt;3;&quot;,&quot;&amp;[.S35];&quot;&quot;)&amp;IF(LEN([.U35])&gt;3;&quot;,&quot;&amp;[.U35];&quot;&quot;)&amp;IF(LEN([.X35])&gt;3;&quot;,&quot;&amp;[.X35];&quot;&quot;)&amp;IF(LEN([.AB35])&gt;3;&quot;,&quot;&amp;[.AB35];&quot;&quot;)&amp;IF(LEN([.AC35])&gt;3;&quot;,&quot;&amp;[.AC35];&quot;&quot;)&amp;IF(LEN([.AD35])&gt;3;&quot;,&quot;&amp;[.AD35];&quot;&quot;)&amp;IF(LEN([.AF35])&gt;3;&quot;,&quot;&amp;[.AF35];&quot;&quot;)" office:value-type="string" office:string-value="Fascinating Performance,Natural Ambition,Twin Feint,Assurance (Athletics),Fast Recovery,Trap Finder" calcext:value-type="string">
            <text:p>Fascinating Performance,Natural Ambition,Twin Feint,Assurance (Athletics),Fast Recovery,Trap Finder</text:p>
          </table:table-cell>
          <table:table-cell table:formula="of:=MATCH([.D35];['BG+Class'.A$38:.A$50];0)+37" office:value-type="float" office:value="48" calcext:value-type="float">
            <text:p>48</text:p>
          </table:table-cell>
          <table:table-cell table:formula="of:=INDIRECT(&quot;'BG+Class'.B&quot;&amp;MATCH([.C35];['BG+Class'.A$1:.A$36];0))" office:value-type="string" office:string-value="Fascinating Performance" calcext:value-type="string">
            <text:p>Fascinating Performance</text:p>
          </table:table-cell>
          <table:table-cell table:formula="of:=INDIRECT(&quot;'BG+Class'.B&quot;&amp;37+MATCH([.D35];['BG+Class'.A$38:.A$50];0))" office:value-type="float" office:value="0" calcext:value-type="float">
            <text:p>0</text:p>
          </table:table-cell>
          <table:table-cell table:formula="of:=IF(OR(ISERROR([.E35]);LEN([.E35])&lt;1);0;INDIRECT(&quot;'BG+Class'.D&quot;&amp;52+MATCH([.E35];['BG+Class'.C$53:.C$125];0)))" office:value-type="float" office:value="0" calcext:value-type="float">
            <text:p>0</text:p>
          </table:table-cell>
          <table:table-cell table:formula="of:=IF(OR(ISERROR([.F35]);LEN([.F35])&lt;1);0;INDIRECT(&quot;'BG+Class'.D&quot;&amp;52+MATCH([.F35];['BG+Class'.C$53:.C$125];0)))" office:value-type="float" office:value="0" calcext:value-type="float">
            <text:p>0</text:p>
          </table:table-cell>
          <table:table-cell table:formula="of:=RANDBETWEEN(INDIRECT(&quot;'FEATAnc'.B&quot;&amp;MATCH([.A35];[FEATAnc.A$1:.A$8];0));INDIRECT(&quot;'FEATAnc'.C&quot;&amp;MATCH([.A35];[FEATAnc.A$1:.A$8];0)))" office:value-type="float" office:value="42" calcext:value-type="float">
            <text:p>42</text:p>
          </table:table-cell>
          <table:table-cell table:formula="of:=INDIRECT(&quot;'FEATAnc'.B&quot;&amp;[.T35])" office:value-type="string" office:string-value="Natural Ambition" calcext:value-type="string">
            <text:p>Natural Ambition</text:p>
          </table:table-cell>
          <table:table-cell table:style-name="ce25" table:formula="of:=INDIRECT(&quot;'BG+Class'.E&quot;&amp;37+MATCH([.D35];['BG+Class'.A$38:.A$50];0))=1" office:value-type="boolean" office:boolean-value="true" calcext:value-type="boolean">
            <text:p>TRUE</text:p>
          </table:table-cell>
          <table:table-cell table:formula="of:=IF([.V35]&gt;0;RANDBETWEEN(INDIRECT(&quot;'BG+Class'.K&quot;&amp;[.O35]);INDIRECT(&quot;'BG+Class'.L&quot;&amp;[.O35]));0)" office:value-type="float" office:value="53" calcext:value-type="float">
            <text:p>53</text:p>
          </table:table-cell>
          <table:table-cell table:formula="of:=IF([.V35];INDIRECT(&quot;'FEATClass'.A&quot;&amp;[.W35]);0)" office:value-type="string" office:string-value="Twin Feint" calcext:value-type="string">
            <text:p>Twin Feint</text:p>
          </table:table-cell>
          <table:table-cell table:formula="of:=FIND(&quot;,&quot;;[.M35];LEN([.M35])/2)+1" office:value-type="float" office:value="76" calcext:value-type="float">
            <text:p>76</text:p>
          </table:table-cell>
          <table:table-cell table:formula="of:=FIND(&quot;,&quot;;[.M35];[.Y35]+3)" office:value-type="float" office:value="85" calcext:value-type="float">
            <text:p>85</text:p>
          </table:table-cell>
          <table:table-cell table:formula="of:=MATCH(MID([.M35];[.Y35];[.Z35]-[.Y35]);[FEATGenSkill.A$2:.A$18];0)+1" office:value-type="float" office:value="4" calcext:value-type="float">
            <text:p>4</text:p>
          </table:table-cell>
          <table:table-cell table:formula="of:=IF([.$D35]=&quot;Rogue&quot;;INDIRECT(&quot;FEATGenSkill.A&quot;&amp;RANDBETWEEN(INDIRECT(&quot;FEATGenSkill.B&quot;&amp;[.AA35]);INDIRECT(&quot;FEATGenSkill.C&quot;&amp;[.AA35])))&amp;&quot; (&quot;&amp;MID([.M35];[.Y35];[.Z35]-[.Y35])&amp;&quot;)&quot;;&quot;&quot;)" office:value-type="string" office:string-value="Assurance (Athletics)" calcext:value-type="string">
            <text:p>Assurance (Athletics)</text:p>
          </table:table-cell>
          <table:table-cell table:formula="of:=IF([.B35]=&quot;Versatile&quot;;INDIRECT(&quot;FEATGenSkill.A&quot;&amp;RANDBETWEEN(21;34));&quot;&quot;)" office:value-type="string" office:string-value="Fast Recovery" calcext:value-type="string">
            <text:p>Fast Recovery</text:p>
          </table:table-cell>
          <table:table-cell table:formula="of:=IF([.U35]=&quot;General Training&quot;;INDIRECT(&quot;FEATGenSkill.A&quot;&amp;RANDBETWEEN(21;34));&quot;&quot;)">
            <text:p/>
          </table:table-cell>
          <table:table-cell table:formula="of:=RANDBETWEEN(INDIRECT(&quot;'BG+Class'.K&quot;&amp;[.O35]);INDIRECT(&quot;'BG+Class'.L&quot;&amp;[.O35]))" office:value-type="float" office:value="52" calcext:value-type="float">
            <text:p>52</text:p>
          </table:table-cell>
          <table:table-cell table:formula="of:=IF([.U35]=&quot;Natural Ambition&quot;;INDIRECT(&quot;'FEATClass'.A&quot;&amp;[.AE35]);&quot;&quot;)" office:value-type="string" office:string-value="Trap Finder" calcext:value-type="string">
            <text:p>Trap Finder</text:p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Prisoner</text:p>
          </table:table-cell>
          <table:table-cell table:style-name="ce20" office:value-type="string" calcext:value-type="string">
            <text:p>Cleric</text:p>
          </table:table-cell>
          <table:table-cell table:style-name="ce20" office:value-type="string" calcext:value-type="string">
            <text:p>Cloistered</text:p>
          </table:table-cell>
          <table:table-cell table:style-name="ce20" office:value-type="string" calcext:value-type="string">
            <text:p>Bringer of Visions Halfrida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Stealth,Lore (Underworld),Religion,Crafting,Medicine,Religion</text:p>
          </table:table-cell>
          <table:table-cell table:style-name="ce23" table:formula="of:=[.P36]&amp;IF(LEN([.Q36])&gt;3;&quot;,&quot;&amp;[.Q36];&quot;&quot;)&amp;IF(LEN([.R36])&gt;3;&quot;,&quot;&amp;[.R36];&quot;&quot;)&amp;IF(LEN([.S36])&gt;3;&quot;,&quot;&amp;[.S36];&quot;&quot;)&amp;IF(LEN([.U36])&gt;3;&quot;,&quot;&amp;[.U36];&quot;&quot;)&amp;IF(LEN([.X36])&gt;3;&quot;,&quot;&amp;[.X36];&quot;&quot;)&amp;IF(LEN([.AB36])&gt;3;&quot;,&quot;&amp;[.AB36];&quot;&quot;)&amp;IF(LEN([.AC36])&gt;3;&quot;,&quot;&amp;[.AC36];&quot;&quot;)&amp;IF(LEN([.AD36])&gt;3;&quot;,&quot;&amp;[.AD36];&quot;&quot;)&amp;IF(LEN([.AF36])&gt;3;&quot;,&quot;&amp;[.AF36];&quot;&quot;)" office:value-type="string" office:string-value="Experienced Smuggler,Domain initiate,Natural Skill,Diehard" calcext:value-type="string">
            <text:p>Experienced Smuggler,Domain initiate,Natural Skill,Diehard</text:p>
          </table:table-cell>
          <table:table-cell table:formula="of:=MATCH([.D36];['BG+Class'.A$38:.A$50];0)+37" office:value-type="float" office:value="43" calcext:value-type="float">
            <text:p>43</text:p>
          </table:table-cell>
          <table:table-cell table:formula="of:=INDIRECT(&quot;'BG+Class'.B&quot;&amp;MATCH([.C36];['BG+Class'.A$1:.A$36];0))" office:value-type="string" office:string-value="Experienced Smuggler" calcext:value-type="string">
            <text:p>Experienced Smuggler</text:p>
          </table:table-cell>
          <table:table-cell table:formula="of:=INDIRECT(&quot;'BG+Class'.B&quot;&amp;37+MATCH([.D36];['BG+Class'.A$38:.A$50];0))" office:value-type="float" office:value="0" calcext:value-type="float">
            <text:p>0</text:p>
          </table:table-cell>
          <table:table-cell table:formula="of:=IF(OR(ISERROR([.E36]);LEN([.E36])&lt;1);0;INDIRECT(&quot;'BG+Class'.D&quot;&amp;52+MATCH([.E36];['BG+Class'.C$53:.C$125];0)))" office:value-type="string" office:string-value="Domain initiate" calcext:value-type="string">
            <text:p>Domain initiate</text:p>
          </table:table-cell>
          <table:table-cell table:formula="of:=IF(OR(ISERROR([.F36]);LEN([.F36])&lt;1);0;INDIRECT(&quot;'BG+Class'.D&quot;&amp;52+MATCH([.F36];['BG+Class'.C$53:.C$125];0)))" office:value-type="float" office:value="0" calcext:value-type="float">
            <text:p>0</text:p>
          </table:table-cell>
          <table:table-cell table:formula="of:=RANDBETWEEN(INDIRECT(&quot;'FEATAnc'.B&quot;&amp;MATCH([.A36];[FEATAnc.A$1:.A$8];0));INDIRECT(&quot;'FEATAnc'.C&quot;&amp;MATCH([.A36];[FEATAnc.A$1:.A$8];0)))" office:value-type="float" office:value="43" calcext:value-type="float">
            <text:p>43</text:p>
          </table:table-cell>
          <table:table-cell table:formula="of:=INDIRECT(&quot;'FEATAnc'.B&quot;&amp;[.T36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36];['BG+Class'.A$38:.A$50];0))=1" office:value-type="boolean" office:boolean-value="false" calcext:value-type="boolean">
            <text:p>FALSE</text:p>
          </table:table-cell>
          <table:table-cell table:formula="of:=IF([.V36]&gt;0;RANDBETWEEN(INDIRECT(&quot;'BG+Class'.K&quot;&amp;[.O36]);INDIRECT(&quot;'BG+Class'.L&quot;&amp;[.O36]));0)" office:value-type="float" office:value="0" calcext:value-type="float">
            <text:p>0</text:p>
          </table:table-cell>
          <table:table-cell table:formula="of:=IF([.V36];INDIRECT(&quot;'FEATClass'.A&quot;&amp;[.W36]);0)" office:value-type="float" office:value="0" calcext:value-type="float">
            <text:p>0</text:p>
          </table:table-cell>
          <table:table-cell table:formula="of:=FIND(&quot;,&quot;;[.M36];LEN([.M36])/2)+1" office:value-type="float" office:value="36" calcext:value-type="float">
            <text:p>36</text:p>
          </table:table-cell>
          <table:table-cell table:formula="of:=FIND(&quot;,&quot;;[.M36];[.Y36]+3)" office:value-type="float" office:value="44" calcext:value-type="float">
            <text:p>44</text:p>
          </table:table-cell>
          <table:table-cell table:formula="of:=MATCH(MID([.M36];[.Y36];[.Z36]-[.Y36]);[FEATGenSkill.A$2:.A$18];0)+1" office:value-type="float" office:value="5" calcext:value-type="float">
            <text:p>5</text:p>
          </table:table-cell>
          <table:table-cell table:formula="of:=IF([.$D36]=&quot;Rogue&quot;;INDIRECT(&quot;FEATGenSkill.A&quot;&amp;RANDBETWEEN(INDIRECT(&quot;FEATGenSkill.B&quot;&amp;[.AA36]);INDIRECT(&quot;FEATGenSkill.C&quot;&amp;[.AA36])))&amp;&quot; (&quot;&amp;MID([.M36];[.Y36];[.Z36]-[.Y36])&amp;&quot;)&quot;;&quot;&quot;)">
            <text:p/>
          </table:table-cell>
          <table:table-cell table:formula="of:=IF([.B36]=&quot;Versatile&quot;;INDIRECT(&quot;FEATGenSkill.A&quot;&amp;RANDBETWEEN(21;34));&quot;&quot;)" office:value-type="string" office:string-value="Diehard" calcext:value-type="string">
            <text:p>Diehard</text:p>
          </table:table-cell>
          <table:table-cell table:formula="of:=IF([.U36]=&quot;General Training&quot;;INDIRECT(&quot;FEATGenSkill.A&quot;&amp;RANDBETWEEN(21;34));&quot;&quot;)">
            <text:p/>
          </table:table-cell>
          <table:table-cell table:formula="of:=RANDBETWEEN(INDIRECT(&quot;'BG+Class'.K&quot;&amp;[.O36]);INDIRECT(&quot;'BG+Class'.L&quot;&amp;[.O36]))" office:value-type="float" office:value="21" calcext:value-type="float">
            <text:p>21</text:p>
          </table:table-cell>
          <table:table-cell table:formula="of:=IF([.U36]=&quot;Natural Ambition&quot;;INDIRECT(&quot;'FEATClass'.A&quot;&amp;[.AE36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Laborer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Ruffian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Athletics,Lore (Labor),Stealth,Intimidation,Society,Thievery,Athletics,Thievery,Society,Religion,Medicine,Medicine,Religion,Lore,Acrobatics</text:p>
          </table:table-cell>
          <table:table-cell table:style-name="ce23" table:formula="of:=[.P37]&amp;IF(LEN([.Q37])&gt;3;&quot;,&quot;&amp;[.Q37];&quot;&quot;)&amp;IF(LEN([.R37])&gt;3;&quot;,&quot;&amp;[.R37];&quot;&quot;)&amp;IF(LEN([.S37])&gt;3;&quot;,&quot;&amp;[.S37];&quot;&quot;)&amp;IF(LEN([.U37])&gt;3;&quot;,&quot;&amp;[.U37];&quot;&quot;)&amp;IF(LEN([.X37])&gt;3;&quot;,&quot;&amp;[.X37];&quot;&quot;)&amp;IF(LEN([.AB37])&gt;3;&quot;,&quot;&amp;[.AB37];&quot;&quot;)&amp;IF(LEN([.AC37])&gt;3;&quot;,&quot;&amp;[.AC37];&quot;&quot;)&amp;IF(LEN([.AD37])&gt;3;&quot;,&quot;&amp;[.AD37];&quot;&quot;)&amp;IF(LEN([.AF37])&gt;3;&quot;,&quot;&amp;[.AF37];&quot;&quot;)" office:value-type="string" office:string-value="Hefty Hauler,Medium Armor,Natural Skill,Nimble Dodge,Assurance (Thievery),Canny Acumen" calcext:value-type="string">
            <text:p>Hefty Hauler,Medium Armor,Natural Skill,Nimble Dodge,Assurance (Thievery),Canny Acumen</text:p>
          </table:table-cell>
          <table:table-cell table:formula="of:=MATCH([.D37];['BG+Class'.A$38:.A$50];0)+37" office:value-type="float" office:value="48" calcext:value-type="float">
            <text:p>48</text:p>
          </table:table-cell>
          <table:table-cell table:formula="of:=INDIRECT(&quot;'BG+Class'.B&quot;&amp;MATCH([.C37];['BG+Class'.A$1:.A$36];0))" office:value-type="string" office:string-value="Hefty Hauler" calcext:value-type="string">
            <text:p>Hefty Hauler</text:p>
          </table:table-cell>
          <table:table-cell table:formula="of:=INDIRECT(&quot;'BG+Class'.B&quot;&amp;37+MATCH([.D37];['BG+Class'.A$38:.A$50];0))" office:value-type="float" office:value="0" calcext:value-type="float">
            <text:p>0</text:p>
          </table:table-cell>
          <table:table-cell table:formula="of:=IF(OR(ISERROR([.E37]);LEN([.E37])&lt;1);0;INDIRECT(&quot;'BG+Class'.D&quot;&amp;52+MATCH([.E37];['BG+Class'.C$53:.C$125];0)))" office:value-type="string" office:string-value="Medium Armor" calcext:value-type="string">
            <text:p>Medium Armor</text:p>
          </table:table-cell>
          <table:table-cell table:formula="of:=IF(OR(ISERROR([.F37]);LEN([.F37])&lt;1);0;INDIRECT(&quot;'BG+Class'.D&quot;&amp;52+MATCH([.F37];['BG+Class'.C$53:.C$125];0)))" office:value-type="float" office:value="0" calcext:value-type="float">
            <text:p>0</text:p>
          </table:table-cell>
          <table:table-cell table:formula="of:=RANDBETWEEN(INDIRECT(&quot;'FEATAnc'.B&quot;&amp;MATCH([.A37];[FEATAnc.A$1:.A$8];0));INDIRECT(&quot;'FEATAnc'.C&quot;&amp;MATCH([.A37];[FEATAnc.A$1:.A$8];0)))" office:value-type="float" office:value="43" calcext:value-type="float">
            <text:p>43</text:p>
          </table:table-cell>
          <table:table-cell table:formula="of:=INDIRECT(&quot;'FEATAnc'.B&quot;&amp;[.T37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37];['BG+Class'.A$38:.A$50];0))=1" office:value-type="boolean" office:boolean-value="true" calcext:value-type="boolean">
            <text:p>TRUE</text:p>
          </table:table-cell>
          <table:table-cell table:formula="of:=IF([.V37]&gt;0;RANDBETWEEN(INDIRECT(&quot;'BG+Class'.K&quot;&amp;[.O37]);INDIRECT(&quot;'BG+Class'.L&quot;&amp;[.O37]));0)" office:value-type="float" office:value="51" calcext:value-type="float">
            <text:p>51</text:p>
          </table:table-cell>
          <table:table-cell table:formula="of:=IF([.V37];INDIRECT(&quot;'FEATClass'.A&quot;&amp;[.W37]);0)" office:value-type="string" office:string-value="Nimble Dodge" calcext:value-type="string">
            <text:p>Nimble Dodge</text:p>
          </table:table-cell>
          <table:table-cell table:formula="of:=FIND(&quot;,&quot;;[.M37];LEN([.M37])/2)+1" office:value-type="float" office:value="72" calcext:value-type="float">
            <text:p>72</text:p>
          </table:table-cell>
          <table:table-cell table:formula="of:=FIND(&quot;,&quot;;[.M37];[.Y37]+3)" office:value-type="float" office:value="80" calcext:value-type="float">
            <text:p>80</text:p>
          </table:table-cell>
          <table:table-cell table:formula="of:=MATCH(MID([.M37];[.Y37];[.Z37]-[.Y37]);[FEATGenSkill.A$2:.A$18];0)+1" office:value-type="float" office:value="18" calcext:value-type="float">
            <text:p>18</text:p>
          </table:table-cell>
          <table:table-cell table:formula="of:=IF([.$D37]=&quot;Rogue&quot;;INDIRECT(&quot;FEATGenSkill.A&quot;&amp;RANDBETWEEN(INDIRECT(&quot;FEATGenSkill.B&quot;&amp;[.AA37]);INDIRECT(&quot;FEATGenSkill.C&quot;&amp;[.AA37])))&amp;&quot; (&quot;&amp;MID([.M37];[.Y37];[.Z37]-[.Y37])&amp;&quot;)&quot;;&quot;&quot;)" office:value-type="string" office:string-value="Assurance (Thievery)" calcext:value-type="string">
            <text:p>Assurance (Thievery)</text:p>
          </table:table-cell>
          <table:table-cell table:formula="of:=IF([.B37]=&quot;Versatile&quot;;INDIRECT(&quot;FEATGenSkill.A&quot;&amp;RANDBETWEEN(21;34));&quot;&quot;)" office:value-type="string" office:string-value="Canny Acumen" calcext:value-type="string">
            <text:p>Canny Acumen</text:p>
          </table:table-cell>
          <table:table-cell table:formula="of:=IF([.U37]=&quot;General Training&quot;;INDIRECT(&quot;FEATGenSkill.A&quot;&amp;RANDBETWEEN(21;34));&quot;&quot;)">
            <text:p/>
          </table:table-cell>
          <table:table-cell table:formula="of:=RANDBETWEEN(INDIRECT(&quot;'BG+Class'.K&quot;&amp;[.O37]);INDIRECT(&quot;'BG+Class'.L&quot;&amp;[.O37]))" office:value-type="float" office:value="53" calcext:value-type="float">
            <text:p>53</text:p>
          </table:table-cell>
          <table:table-cell table:formula="of:=IF([.U37]=&quot;Natural Ambition&quot;;INDIRECT(&quot;'FEATClass'.A&quot;&amp;[.AE37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Hermit</text:p>
          </table:table-cell>
          <table:table-cell table:style-name="ce20" office:value-type="string" calcext:value-type="string">
            <text:p>Barbarian</text:p>
          </table:table-cell>
          <table:table-cell table:style-name="ce20" office:value-type="string" calcext:value-type="string">
            <text:p>Animal Instinct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Nature or Occultism,Lore (pick a terrain),Athletics,Diplomacy,Athletics,Intimidation,Performance</text:p>
          </table:table-cell>
          <table:table-cell table:style-name="ce23" table:formula="of:=[.P38]&amp;IF(LEN([.Q38])&gt;3;&quot;,&quot;&amp;[.Q38];&quot;&quot;)&amp;IF(LEN([.R38])&gt;3;&quot;,&quot;&amp;[.R38];&quot;&quot;)&amp;IF(LEN([.S38])&gt;3;&quot;,&quot;&amp;[.S38];&quot;&quot;)&amp;IF(LEN([.U38])&gt;3;&quot;,&quot;&amp;[.U38];&quot;&quot;)&amp;IF(LEN([.X38])&gt;3;&quot;,&quot;&amp;[.X38];&quot;&quot;)&amp;IF(LEN([.AB38])&gt;3;&quot;,&quot;&amp;[.AB38];&quot;&quot;)&amp;IF(LEN([.AC38])&gt;3;&quot;,&quot;&amp;[.AC38];&quot;&quot;)&amp;IF(LEN([.AD38])&gt;3;&quot;,&quot;&amp;[.AD38];&quot;&quot;)&amp;IF(LEN([.AF38])&gt;3;&quot;,&quot;&amp;[.AF38];&quot;&quot;)" office:value-type="string" office:string-value="Dubious Knowledge,Natural Skill,Acute Vision,Ride" calcext:value-type="string">
            <text:p>Dubious Knowledge,Natural Skill,Acute Vision,Ride</text:p>
          </table:table-cell>
          <table:table-cell table:formula="of:=MATCH([.D38];['BG+Class'.A$38:.A$50];0)+37" office:value-type="float" office:value="40" calcext:value-type="float">
            <text:p>40</text:p>
          </table:table-cell>
          <table:table-cell table:formula="of:=INDIRECT(&quot;'BG+Class'.B&quot;&amp;MATCH([.C38];['BG+Class'.A$1:.A$36];0))" office:value-type="string" office:string-value="Dubious Knowledge" calcext:value-type="string">
            <text:p>Dubious Knowledge</text:p>
          </table:table-cell>
          <table:table-cell table:formula="of:=INDIRECT(&quot;'BG+Class'.B&quot;&amp;37+MATCH([.D38];['BG+Class'.A$38:.A$50];0))" office:value-type="float" office:value="0" calcext:value-type="float">
            <text:p>0</text:p>
          </table:table-cell>
          <table:table-cell table:formula="of:=IF(OR(ISERROR([.E38]);LEN([.E38])&lt;1);0;INDIRECT(&quot;'BG+Class'.D&quot;&amp;52+MATCH([.E38];['BG+Class'.C$53:.C$125];0)))" office:value-type="float" office:value="0" calcext:value-type="float">
            <text:p>0</text:p>
          </table:table-cell>
          <table:table-cell table:formula="of:=IF(OR(ISERROR([.F38]);LEN([.F38])&lt;1);0;INDIRECT(&quot;'BG+Class'.D&quot;&amp;52+MATCH([.F38];['BG+Class'.C$53:.C$125];0)))" office:value-type="float" office:value="0" calcext:value-type="float">
            <text:p>0</text:p>
          </table:table-cell>
          <table:table-cell table:formula="of:=RANDBETWEEN(INDIRECT(&quot;'FEATAnc'.B&quot;&amp;MATCH([.A38];[FEATAnc.A$1:.A$8];0));INDIRECT(&quot;'FEATAnc'.C&quot;&amp;MATCH([.A38];[FEATAnc.A$1:.A$8];0)))" office:value-type="float" office:value="43" calcext:value-type="float">
            <text:p>43</text:p>
          </table:table-cell>
          <table:table-cell table:formula="of:=INDIRECT(&quot;'FEATAnc'.B&quot;&amp;[.T38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38];['BG+Class'.A$38:.A$50];0))=1" office:value-type="boolean" office:boolean-value="true" calcext:value-type="boolean">
            <text:p>TRUE</text:p>
          </table:table-cell>
          <table:table-cell table:formula="of:=IF([.V38]&gt;0;RANDBETWEEN(INDIRECT(&quot;'BG+Class'.K&quot;&amp;[.O38]);INDIRECT(&quot;'BG+Class'.L&quot;&amp;[.O38]));0)" office:value-type="float" office:value="6" calcext:value-type="float">
            <text:p>6</text:p>
          </table:table-cell>
          <table:table-cell table:formula="of:=IF([.V38];INDIRECT(&quot;'FEATClass'.A&quot;&amp;[.W38]);0)" office:value-type="string" office:string-value="Acute Vision" calcext:value-type="string">
            <text:p>Acute Vision</text:p>
          </table:table-cell>
          <table:table-cell table:formula="of:=FIND(&quot;,&quot;;[.M38];LEN([.M38])/2)+1" office:value-type="float" office:value="53" calcext:value-type="float">
            <text:p>53</text:p>
          </table:table-cell>
          <table:table-cell table:formula="of:=FIND(&quot;,&quot;;[.M38];[.Y38]+3)" office:value-type="float" office:value="62" calcext:value-type="float">
            <text:p>62</text:p>
          </table:table-cell>
          <table:table-cell table:formula="of:=MATCH(MID([.M38];[.Y38];[.Z38]-[.Y38]);[FEATGenSkill.A$2:.A$18];0)+1" office:value-type="float" office:value="7" calcext:value-type="float">
            <text:p>7</text:p>
          </table:table-cell>
          <table:table-cell table:formula="of:=IF([.$D38]=&quot;Rogue&quot;;INDIRECT(&quot;FEATGenSkill.A&quot;&amp;RANDBETWEEN(INDIRECT(&quot;FEATGenSkill.B&quot;&amp;[.AA38]);INDIRECT(&quot;FEATGenSkill.C&quot;&amp;[.AA38])))&amp;&quot; (&quot;&amp;MID([.M38];[.Y38];[.Z38]-[.Y38])&amp;&quot;)&quot;;&quot;&quot;)">
            <text:p/>
          </table:table-cell>
          <table:table-cell table:formula="of:=IF([.B38]=&quot;Versatile&quot;;INDIRECT(&quot;FEATGenSkill.A&quot;&amp;RANDBETWEEN(21;34));&quot;&quot;)" office:value-type="string" office:string-value="Ride" calcext:value-type="string">
            <text:p>Ride</text:p>
          </table:table-cell>
          <table:table-cell table:formula="of:=IF([.U38]=&quot;General Training&quot;;INDIRECT(&quot;FEATGenSkill.A&quot;&amp;RANDBETWEEN(21;34));&quot;&quot;)">
            <text:p/>
          </table:table-cell>
          <table:table-cell table:formula="of:=RANDBETWEEN(INDIRECT(&quot;'BG+Class'.K&quot;&amp;[.O38]);INDIRECT(&quot;'BG+Class'.L&quot;&amp;[.O38]))" office:value-type="float" office:value="8" calcext:value-type="float">
            <text:p>8</text:p>
          </table:table-cell>
          <table:table-cell table:formula="of:=IF([.U38]=&quot;Natural Ambition&quot;;INDIRECT(&quot;'FEATClass'.A&quot;&amp;[.AE38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Wellspring Occult</text:p>
          </table:table-cell>
          <table:table-cell table:style-name="ce20" office:value-type="string" calcext:value-type="string">
            <text:p>Guard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Animal</text:p>
          </table:table-cell>
          <table:table-cell table:style-name="ce20"/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Intimidation,Lore (Legal or Warfare),Nature,Athletics,Athletics,Medicine</text:p>
          </table:table-cell>
          <table:table-cell table:style-name="ce23" table:formula="of:=[.P39]&amp;IF(LEN([.Q39])&gt;3;&quot;,&quot;&amp;[.Q39];&quot;&quot;)&amp;IF(LEN([.R39])&gt;3;&quot;,&quot;&amp;[.R39];&quot;&quot;)&amp;IF(LEN([.S39])&gt;3;&quot;,&quot;&amp;[.S39];&quot;&quot;)&amp;IF(LEN([.U39])&gt;3;&quot;,&quot;&amp;[.U39];&quot;&quot;)&amp;IF(LEN([.X39])&gt;3;&quot;,&quot;&amp;[.X39];&quot;&quot;)&amp;IF(LEN([.AB39])&gt;3;&quot;,&quot;&amp;[.AB39];&quot;&quot;)&amp;IF(LEN([.AC39])&gt;3;&quot;,&quot;&amp;[.AC39];&quot;&quot;)&amp;IF(LEN([.AD39])&gt;3;&quot;,&quot;&amp;[.AD39];&quot;&quot;)&amp;IF(LEN([.AF39])&gt;3;&quot;,&quot;&amp;[.AF39];&quot;&quot;)" office:value-type="string" office:string-value="Quick Coercion,Shield Block,Animal Companion,First World Magic" calcext:value-type="string">
            <text:p>Quick Coercion,Shield Block,Animal Companion,First World Magic</text:p>
          </table:table-cell>
          <table:table-cell table:formula="of:=MATCH([.D39];['BG+Class'.A$38:.A$50];0)+37" office:value-type="float" office:value="44" calcext:value-type="float">
            <text:p>44</text:p>
          </table:table-cell>
          <table:table-cell table:formula="of:=INDIRECT(&quot;'BG+Class'.B&quot;&amp;MATCH([.C39];['BG+Class'.A$1:.A$36];0))" office:value-type="string" office:string-value="Quick Coercion" calcext:value-type="string">
            <text:p>Quick Coercion</text:p>
          </table:table-cell>
          <table:table-cell table:formula="of:=INDIRECT(&quot;'BG+Class'.B&quot;&amp;37+MATCH([.D39];['BG+Class'.A$38:.A$50];0))" office:value-type="string" office:string-value="Shield Block" calcext:value-type="string">
            <text:p>Shield Block</text:p>
          </table:table-cell>
          <table:table-cell table:formula="of:=IF(OR(ISERROR([.E39]);LEN([.E39])&lt;1);0;INDIRECT(&quot;'BG+Class'.D&quot;&amp;52+MATCH([.E39];['BG+Class'.C$53:.C$125];0)))" office:value-type="string" office:string-value="Animal Companion" calcext:value-type="string">
            <text:p>Animal Companion</text:p>
          </table:table-cell>
          <table:table-cell table:formula="of:=IF(OR(ISERROR([.F39]);LEN([.F39])&lt;1);0;INDIRECT(&quot;'BG+Class'.D&quot;&amp;52+MATCH([.F39];['BG+Class'.C$53:.C$125];0)))" office:value-type="float" office:value="0" calcext:value-type="float">
            <text:p>0</text:p>
          </table:table-cell>
          <table:table-cell table:formula="of:=RANDBETWEEN(INDIRECT(&quot;'FEATAnc'.B&quot;&amp;MATCH([.A39];[FEATAnc.A$1:.A$8];0));INDIRECT(&quot;'FEATAnc'.C&quot;&amp;MATCH([.A39];[FEATAnc.A$1:.A$8];0)))" office:value-type="float" office:value="26" calcext:value-type="float">
            <text:p>26</text:p>
          </table:table-cell>
          <table:table-cell table:formula="of:=INDIRECT(&quot;'FEATAnc'.B&quot;&amp;[.T39])" office:value-type="string" office:string-value="First World Magic" calcext:value-type="string">
            <text:p>First World Magic</text:p>
          </table:table-cell>
          <table:table-cell table:style-name="ce25" table:formula="of:=INDIRECT(&quot;'BG+Class'.E&quot;&amp;37+MATCH([.D39];['BG+Class'.A$38:.A$50];0))=1" office:value-type="boolean" office:boolean-value="false" calcext:value-type="boolean">
            <text:p>FALSE</text:p>
          </table:table-cell>
          <table:table-cell table:formula="of:=IF([.V39]&gt;0;RANDBETWEEN(INDIRECT(&quot;'BG+Class'.K&quot;&amp;[.O39]);INDIRECT(&quot;'BG+Class'.L&quot;&amp;[.O39]));0)" office:value-type="float" office:value="0" calcext:value-type="float">
            <text:p>0</text:p>
          </table:table-cell>
          <table:table-cell table:formula="of:=IF([.V39];INDIRECT(&quot;'FEATClass'.A&quot;&amp;[.W39]);0)" office:value-type="float" office:value="0" calcext:value-type="float">
            <text:p>0</text:p>
          </table:table-cell>
          <table:table-cell table:formula="of:=FIND(&quot;,&quot;;[.M39];LEN([.M39])/2)+1" office:value-type="float" office:value="38" calcext:value-type="float">
            <text:p>38</text:p>
          </table:table-cell>
          <table:table-cell table:formula="of:=FIND(&quot;,&quot;;[.M39];[.Y39]+3)" office:value-type="float" office:value="44" calcext:value-type="float">
            <text:p>44</text:p>
          </table:table-cell>
          <table:table-cell table:formula="of:=MATCH(MID([.M39];[.Y39];[.Z39]-[.Y39]);[FEATGenSkill.A$2:.A$18];0)+1" office:value-type="float" office:value="11" calcext:value-type="float">
            <text:p>11</text:p>
          </table:table-cell>
          <table:table-cell table:formula="of:=IF([.$D39]=&quot;Rogue&quot;;INDIRECT(&quot;FEATGenSkill.A&quot;&amp;RANDBETWEEN(INDIRECT(&quot;FEATGenSkill.B&quot;&amp;[.AA39]);INDIRECT(&quot;FEATGenSkill.C&quot;&amp;[.AA39])))&amp;&quot; (&quot;&amp;MID([.M39];[.Y39];[.Z39]-[.Y39])&amp;&quot;)&quot;;&quot;&quot;)">
            <text:p/>
          </table:table-cell>
          <table:table-cell table:formula="of:=IF([.B39]=&quot;Versatile&quot;;INDIRECT(&quot;FEATGenSkill.A&quot;&amp;RANDBETWEEN(21;34));&quot;&quot;)">
            <text:p/>
          </table:table-cell>
          <table:table-cell table:formula="of:=IF([.U39]=&quot;General Training&quot;;INDIRECT(&quot;FEATGenSkill.A&quot;&amp;RANDBETWEEN(21;34));&quot;&quot;)">
            <text:p/>
          </table:table-cell>
          <table:table-cell table:formula="of:=RANDBETWEEN(INDIRECT(&quot;'BG+Class'.K&quot;&amp;[.O39]);INDIRECT(&quot;'BG+Class'.L&quot;&amp;[.O39]))" office:value-type="float" office:value="28" calcext:value-type="float">
            <text:p>28</text:p>
          </table:table-cell>
          <table:table-cell table:formula="of:=IF([.U39]=&quot;Natural Ambition&quot;;INDIRECT(&quot;'FEATClass'.A&quot;&amp;[.AE39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Skilled</text:p>
          </table:table-cell>
          <table:table-cell table:style-name="ce20" office:value-type="string" calcext:value-type="string">
            <text:p>Guard</text:p>
          </table:table-cell>
          <table:table-cell table:style-name="ce20" office:value-type="string" calcext:value-type="string">
            <text:p>Ranger</text:p>
          </table:table-cell>
          <table:table-cell table:style-name="ce20" office:value-type="string" calcext:value-type="string">
            <text:p>Outwit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Intimidation,Lore (Legal or Warfare),Nature,Survival,Stealth,Athletics,Survival,Athletics,Medicine</text:p>
          </table:table-cell>
          <table:table-cell table:style-name="ce23" table:formula="of:=[.P40]&amp;IF(LEN([.Q40])&gt;3;&quot;,&quot;&amp;[.Q40];&quot;&quot;)&amp;IF(LEN([.R40])&gt;3;&quot;,&quot;&amp;[.R40];&quot;&quot;)&amp;IF(LEN([.S40])&gt;3;&quot;,&quot;&amp;[.S40];&quot;&quot;)&amp;IF(LEN([.U40])&gt;3;&quot;,&quot;&amp;[.U40];&quot;&quot;)&amp;IF(LEN([.X40])&gt;3;&quot;,&quot;&amp;[.X40];&quot;&quot;)&amp;IF(LEN([.AB40])&gt;3;&quot;,&quot;&amp;[.AB40];&quot;&quot;)&amp;IF(LEN([.AC40])&gt;3;&quot;,&quot;&amp;[.AC40];&quot;&quot;)&amp;IF(LEN([.AD40])&gt;3;&quot;,&quot;&amp;[.AD40];&quot;&quot;)&amp;IF(LEN([.AF40])&gt;3;&quot;,&quot;&amp;[.AF40];&quot;&quot;)" office:value-type="string" office:string-value="Quick Coercion,Natural Skill,Animal Companion" calcext:value-type="string">
            <text:p>Quick Coercion,Natural Skill,Animal Companion</text:p>
          </table:table-cell>
          <table:table-cell table:formula="of:=MATCH([.D40];['BG+Class'.A$38:.A$50];0)+37" office:value-type="float" office:value="47" calcext:value-type="float">
            <text:p>47</text:p>
          </table:table-cell>
          <table:table-cell table:formula="of:=INDIRECT(&quot;'BG+Class'.B&quot;&amp;MATCH([.C40];['BG+Class'.A$1:.A$36];0))" office:value-type="string" office:string-value="Quick Coercion" calcext:value-type="string">
            <text:p>Quick Coercion</text:p>
          </table:table-cell>
          <table:table-cell table:formula="of:=INDIRECT(&quot;'BG+Class'.B&quot;&amp;37+MATCH([.D40];['BG+Class'.A$38:.A$50];0))" office:value-type="float" office:value="0" calcext:value-type="float">
            <text:p>0</text:p>
          </table:table-cell>
          <table:table-cell table:formula="of:=IF(OR(ISERROR([.E40]);LEN([.E40])&lt;1);0;INDIRECT(&quot;'BG+Class'.D&quot;&amp;52+MATCH([.E40];['BG+Class'.C$53:.C$125];0)))" office:value-type="float" office:value="0" calcext:value-type="float">
            <text:p>0</text:p>
          </table:table-cell>
          <table:table-cell table:formula="of:=IF(OR(ISERROR([.F40]);LEN([.F40])&lt;1);0;INDIRECT(&quot;'BG+Class'.D&quot;&amp;52+MATCH([.F40];['BG+Class'.C$53:.C$125];0)))" office:value-type="float" office:value="0" calcext:value-type="float">
            <text:p>0</text:p>
          </table:table-cell>
          <table:table-cell table:formula="of:=RANDBETWEEN(INDIRECT(&quot;'FEATAnc'.B&quot;&amp;MATCH([.A40];[FEATAnc.A$1:.A$8];0));INDIRECT(&quot;'FEATAnc'.C&quot;&amp;MATCH([.A40];[FEATAnc.A$1:.A$8];0)))" office:value-type="float" office:value="43" calcext:value-type="float">
            <text:p>43</text:p>
          </table:table-cell>
          <table:table-cell table:formula="of:=INDIRECT(&quot;'FEATAnc'.B&quot;&amp;[.T40])" office:value-type="string" office:string-value="Natural Skill" calcext:value-type="string">
            <text:p>Natural Skill</text:p>
          </table:table-cell>
          <table:table-cell table:style-name="ce25" table:formula="of:=INDIRECT(&quot;'BG+Class'.E&quot;&amp;37+MATCH([.D40];['BG+Class'.A$38:.A$50];0))=1" office:value-type="boolean" office:boolean-value="true" calcext:value-type="boolean">
            <text:p>TRUE</text:p>
          </table:table-cell>
          <table:table-cell table:formula="of:=IF([.V40]&gt;0;RANDBETWEEN(INDIRECT(&quot;'BG+Class'.K&quot;&amp;[.O40]);INDIRECT(&quot;'BG+Class'.L&quot;&amp;[.O40]));0)" office:value-type="float" office:value="46" calcext:value-type="float">
            <text:p>46</text:p>
          </table:table-cell>
          <table:table-cell table:formula="of:=IF([.V40];INDIRECT(&quot;'FEATClass'.A&quot;&amp;[.W40]);0)" office:value-type="string" office:string-value="Animal Companion" calcext:value-type="string">
            <text:p>Animal Companion</text:p>
          </table:table-cell>
          <table:table-cell table:formula="of:=FIND(&quot;,&quot;;[.M40];LEN([.M40])/2)+1" office:value-type="float" office:value="54" calcext:value-type="float">
            <text:p>54</text:p>
          </table:table-cell>
          <table:table-cell table:formula="of:=FIND(&quot;,&quot;;[.M40];[.Y40]+3)" office:value-type="float" office:value="61" calcext:value-type="float">
            <text:p>61</text:p>
          </table:table-cell>
          <table:table-cell table:formula="of:=MATCH(MID([.M40];[.Y40];[.Z40]-[.Y40]);[FEATGenSkill.A$2:.A$18];0)+1" office:value-type="float" office:value="16" calcext:value-type="float">
            <text:p>16</text:p>
          </table:table-cell>
          <table:table-cell table:formula="of:=IF([.$D40]=&quot;Rogue&quot;;INDIRECT(&quot;FEATGenSkill.A&quot;&amp;RANDBETWEEN(INDIRECT(&quot;FEATGenSkill.B&quot;&amp;[.AA40]);INDIRECT(&quot;FEATGenSkill.C&quot;&amp;[.AA40])))&amp;&quot; (&quot;&amp;MID([.M40];[.Y40];[.Z40]-[.Y40])&amp;&quot;)&quot;;&quot;&quot;)">
            <text:p/>
          </table:table-cell>
          <table:table-cell table:formula="of:=IF([.B40]=&quot;Versatile&quot;;INDIRECT(&quot;FEATGenSkill.A&quot;&amp;RANDBETWEEN(21;34));&quot;&quot;)">
            <text:p/>
          </table:table-cell>
          <table:table-cell table:formula="of:=IF([.U40]=&quot;General Training&quot;;INDIRECT(&quot;FEATGenSkill.A&quot;&amp;RANDBETWEEN(21;34));&quot;&quot;)">
            <text:p/>
          </table:table-cell>
          <table:table-cell table:formula="of:=RANDBETWEEN(INDIRECT(&quot;'BG+Class'.K&quot;&amp;[.O40]);INDIRECT(&quot;'BG+Class'.L&quot;&amp;[.O40]))" office:value-type="float" office:value="50" calcext:value-type="float">
            <text:p>50</text:p>
          </table:table-cell>
          <table:table-cell table:formula="of:=IF([.U40]=&quot;Natural Ambition&quot;;INDIRECT(&quot;'FEATClass'.A&quot;&amp;[.AE40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Umbral</text:p>
          </table:table-cell>
          <table:table-cell table:style-name="ce20" office:value-type="string" calcext:value-type="string">
            <text:p>Street Urchin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Scoundrel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hievery,Lore (pick a city),Stealth,Deception,Diplomacy,Stealth,Performance,Society,Acrobatics,Occultism,Crafting,Performance,Nature,Acrobatics</text:p>
          </table:table-cell>
          <table:table-cell table:style-name="ce23" table:formula="of:=[.P41]&amp;IF(LEN([.Q41])&gt;3;&quot;,&quot;&amp;[.Q41];&quot;&quot;)&amp;IF(LEN([.R41])&gt;3;&quot;,&quot;&amp;[.R41];&quot;&quot;)&amp;IF(LEN([.S41])&gt;3;&quot;,&quot;&amp;[.S41];&quot;&quot;)&amp;IF(LEN([.U41])&gt;3;&quot;,&quot;&amp;[.U41];&quot;&quot;)&amp;IF(LEN([.X41])&gt;3;&quot;,&quot;&amp;[.X41];&quot;&quot;)&amp;IF(LEN([.AB41])&gt;3;&quot;,&quot;&amp;[.AB41];&quot;&quot;)&amp;IF(LEN([.AC41])&gt;3;&quot;,&quot;&amp;[.AC41];&quot;&quot;)&amp;IF(LEN([.AD41])&gt;3;&quot;,&quot;&amp;[.AD41];&quot;&quot;)&amp;IF(LEN([.AF41])&gt;3;&quot;,&quot;&amp;[.AF41];&quot;&quot;)" office:value-type="string" office:string-value="Pickpocket,Animal Accomplice,Trap Finder,Read Lips (Society)" calcext:value-type="string">
            <text:p>Pickpocket,Animal Accomplice,Trap Finder,Read Lips (Society)</text:p>
          </table:table-cell>
          <table:table-cell table:formula="of:=MATCH([.D41];['BG+Class'.A$38:.A$50];0)+37" office:value-type="float" office:value="48" calcext:value-type="float">
            <text:p>48</text:p>
          </table:table-cell>
          <table:table-cell table:formula="of:=INDIRECT(&quot;'BG+Class'.B&quot;&amp;MATCH([.C41];['BG+Class'.A$1:.A$36];0))" office:value-type="string" office:string-value="Pickpocket" calcext:value-type="string">
            <text:p>Pickpocket</text:p>
          </table:table-cell>
          <table:table-cell table:formula="of:=INDIRECT(&quot;'BG+Class'.B&quot;&amp;37+MATCH([.D41];['BG+Class'.A$38:.A$50];0))" office:value-type="float" office:value="0" calcext:value-type="float">
            <text:p>0</text:p>
          </table:table-cell>
          <table:table-cell table:formula="of:=IF(OR(ISERROR([.E41]);LEN([.E41])&lt;1);0;INDIRECT(&quot;'BG+Class'.D&quot;&amp;52+MATCH([.E41];['BG+Class'.C$53:.C$125];0)))" office:value-type="float" office:value="0" calcext:value-type="float">
            <text:p>0</text:p>
          </table:table-cell>
          <table:table-cell table:formula="of:=IF(OR(ISERROR([.F41]);LEN([.F41])&lt;1);0;INDIRECT(&quot;'BG+Class'.D&quot;&amp;52+MATCH([.F41];['BG+Class'.C$53:.C$125];0)))" office:value-type="float" office:value="0" calcext:value-type="float">
            <text:p>0</text:p>
          </table:table-cell>
          <table:table-cell table:formula="of:=RANDBETWEEN(INDIRECT(&quot;'FEATAnc'.B&quot;&amp;MATCH([.A41];[FEATAnc.A$1:.A$8];0));INDIRECT(&quot;'FEATAnc'.C&quot;&amp;MATCH([.A41];[FEATAnc.A$1:.A$8];0)))" office:value-type="float" office:value="23" calcext:value-type="float">
            <text:p>23</text:p>
          </table:table-cell>
          <table:table-cell table:formula="of:=INDIRECT(&quot;'FEATAnc'.B&quot;&amp;[.T41])" office:value-type="string" office:string-value="Animal Accomplice" calcext:value-type="string">
            <text:p>Animal Accomplice</text:p>
          </table:table-cell>
          <table:table-cell table:style-name="ce25" table:formula="of:=INDIRECT(&quot;'BG+Class'.E&quot;&amp;37+MATCH([.D41];['BG+Class'.A$38:.A$50];0))=1" office:value-type="boolean" office:boolean-value="true" calcext:value-type="boolean">
            <text:p>TRUE</text:p>
          </table:table-cell>
          <table:table-cell table:formula="of:=IF([.V41]&gt;0;RANDBETWEEN(INDIRECT(&quot;'BG+Class'.K&quot;&amp;[.O41]);INDIRECT(&quot;'BG+Class'.L&quot;&amp;[.O41]));0)" office:value-type="float" office:value="52" calcext:value-type="float">
            <text:p>52</text:p>
          </table:table-cell>
          <table:table-cell table:formula="of:=IF([.V41];INDIRECT(&quot;'FEATClass'.A&quot;&amp;[.W41]);0)" office:value-type="string" office:string-value="Trap Finder" calcext:value-type="string">
            <text:p>Trap Finder</text:p>
          </table:table-cell>
          <table:table-cell table:formula="of:=FIND(&quot;,&quot;;[.M41];LEN([.M41])/2)+1" office:value-type="float" office:value="77" calcext:value-type="float">
            <text:p>77</text:p>
          </table:table-cell>
          <table:table-cell table:formula="of:=FIND(&quot;,&quot;;[.M41];[.Y41]+3)" office:value-type="float" office:value="84" calcext:value-type="float">
            <text:p>84</text:p>
          </table:table-cell>
          <table:table-cell table:formula="of:=MATCH(MID([.M41];[.Y41];[.Z41]-[.Y41]);[FEATGenSkill.A$2:.A$18];0)+1" office:value-type="float" office:value="15" calcext:value-type="float">
            <text:p>15</text:p>
          </table:table-cell>
          <table:table-cell table:formula="of:=IF([.$D41]=&quot;Rogue&quot;;INDIRECT(&quot;FEATGenSkill.A&quot;&amp;RANDBETWEEN(INDIRECT(&quot;FEATGenSkill.B&quot;&amp;[.AA41]);INDIRECT(&quot;FEATGenSkill.C&quot;&amp;[.AA41])))&amp;&quot; (&quot;&amp;MID([.M41];[.Y41];[.Z41]-[.Y41])&amp;&quot;)&quot;;&quot;&quot;)" office:value-type="string" office:string-value="Read Lips (Society)" calcext:value-type="string">
            <text:p>Read Lips (Society)</text:p>
          </table:table-cell>
          <table:table-cell table:formula="of:=IF([.B41]=&quot;Versatile&quot;;INDIRECT(&quot;FEATGenSkill.A&quot;&amp;RANDBETWEEN(21;34));&quot;&quot;)">
            <text:p/>
          </table:table-cell>
          <table:table-cell table:formula="of:=IF([.U41]=&quot;General Training&quot;;INDIRECT(&quot;FEATGenSkill.A&quot;&amp;RANDBETWEEN(21;34));&quot;&quot;)">
            <text:p/>
          </table:table-cell>
          <table:table-cell table:formula="of:=RANDBETWEEN(INDIRECT(&quot;'BG+Class'.K&quot;&amp;[.O41]);INDIRECT(&quot;'BG+Class'.L&quot;&amp;[.O41]))" office:value-type="float" office:value="54" calcext:value-type="float">
            <text:p>54</text:p>
          </table:table-cell>
          <table:table-cell table:formula="of:=IF([.U41]=&quot;Natural Ambition&quot;;INDIRECT(&quot;'FEATClass'.A&quot;&amp;[.AE41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Fey Touched</text:p>
          </table:table-cell>
          <table:table-cell table:style-name="ce20" office:value-type="string" calcext:value-type="string">
            <text:p>Animal Whisperer</text:p>
          </table:table-cell>
          <table:table-cell table:style-name="ce20" office:value-type="string" calcext:value-type="string">
            <text:p>Bard</text:p>
          </table:table-cell>
          <table:table-cell table:style-name="ce20" office:value-type="string" calcext:value-type="string">
            <text:p>Maestro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Nature,Lore (pick a terrain),Occultism,Performance,Occultism,Performance,Lore,Medicine,Occultism</text:p>
          </table:table-cell>
          <table:table-cell table:style-name="ce23" table:formula="of:=[.P42]&amp;IF(LEN([.Q42])&gt;3;&quot;,&quot;&amp;[.Q42];&quot;&quot;)&amp;IF(LEN([.R42])&gt;3;&quot;,&quot;&amp;[.R42];&quot;&quot;)&amp;IF(LEN([.S42])&gt;3;&quot;,&quot;&amp;[.S42];&quot;&quot;)&amp;IF(LEN([.U42])&gt;3;&quot;,&quot;&amp;[.U42];&quot;&quot;)&amp;IF(LEN([.X42])&gt;3;&quot;,&quot;&amp;[.X42];&quot;&quot;)&amp;IF(LEN([.AB42])&gt;3;&quot;,&quot;&amp;[.AB42];&quot;&quot;)&amp;IF(LEN([.AC42])&gt;3;&quot;,&quot;&amp;[.AC42];&quot;&quot;)&amp;IF(LEN([.AD42])&gt;3;&quot;,&quot;&amp;[.AD42];&quot;&quot;)&amp;IF(LEN([.AF42])&gt;3;&quot;,&quot;&amp;[.AF42];&quot;&quot;)" office:value-type="string" office:string-value="Train Animal,Lingering Composition,Animal Accomplice" calcext:value-type="string">
            <text:p>Train Animal,Lingering Composition,Animal Accomplice</text:p>
          </table:table-cell>
          <table:table-cell table:formula="of:=MATCH([.D42];['BG+Class'.A$38:.A$50];0)+37" office:value-type="float" office:value="41" calcext:value-type="float">
            <text:p>41</text:p>
          </table:table-cell>
          <table:table-cell table:formula="of:=INDIRECT(&quot;'BG+Class'.B&quot;&amp;MATCH([.C42];['BG+Class'.A$1:.A$36];0))" office:value-type="string" office:string-value="Train Animal" calcext:value-type="string">
            <text:p>Train Animal</text:p>
          </table:table-cell>
          <table:table-cell table:formula="of:=INDIRECT(&quot;'BG+Class'.B&quot;&amp;37+MATCH([.D42];['BG+Class'.A$38:.A$50];0))" office:value-type="float" office:value="0" calcext:value-type="float">
            <text:p>0</text:p>
          </table:table-cell>
          <table:table-cell table:formula="of:=IF(OR(ISERROR([.E42]);LEN([.E42])&lt;1);0;INDIRECT(&quot;'BG+Class'.D&quot;&amp;52+MATCH([.E42];['BG+Class'.C$53:.C$125];0)))" office:value-type="string" office:string-value="Lingering Composition" calcext:value-type="string">
            <text:p>Lingering Composition</text:p>
          </table:table-cell>
          <table:table-cell table:formula="of:=IF(OR(ISERROR([.F42]);LEN([.F42])&lt;1);0;INDIRECT(&quot;'BG+Class'.D&quot;&amp;52+MATCH([.F42];['BG+Class'.C$53:.C$125];0)))" office:value-type="float" office:value="0" calcext:value-type="float">
            <text:p>0</text:p>
          </table:table-cell>
          <table:table-cell table:formula="of:=RANDBETWEEN(INDIRECT(&quot;'FEATAnc'.B&quot;&amp;MATCH([.A42];[FEATAnc.A$1:.A$8];0));INDIRECT(&quot;'FEATAnc'.C&quot;&amp;MATCH([.A42];[FEATAnc.A$1:.A$8];0)))" office:value-type="float" office:value="23" calcext:value-type="float">
            <text:p>23</text:p>
          </table:table-cell>
          <table:table-cell table:formula="of:=INDIRECT(&quot;'FEATAnc'.B&quot;&amp;[.T42])" office:value-type="string" office:string-value="Animal Accomplice" calcext:value-type="string">
            <text:p>Animal Accomplice</text:p>
          </table:table-cell>
          <table:table-cell table:style-name="ce25" table:formula="of:=INDIRECT(&quot;'BG+Class'.E&quot;&amp;37+MATCH([.D42];['BG+Class'.A$38:.A$50];0))=1" office:value-type="boolean" office:boolean-value="false" calcext:value-type="boolean">
            <text:p>FALSE</text:p>
          </table:table-cell>
          <table:table-cell table:formula="of:=IF([.V42]&gt;0;RANDBETWEEN(INDIRECT(&quot;'BG+Class'.K&quot;&amp;[.O42]);INDIRECT(&quot;'BG+Class'.L&quot;&amp;[.O42]));0)" office:value-type="float" office:value="0" calcext:value-type="float">
            <text:p>0</text:p>
          </table:table-cell>
          <table:table-cell table:formula="of:=IF([.V42];INDIRECT(&quot;'FEATClass'.A&quot;&amp;[.W42]);0)" office:value-type="float" office:value="0" calcext:value-type="float">
            <text:p>0</text:p>
          </table:table-cell>
          <table:table-cell table:formula="of:=FIND(&quot;,&quot;;[.M42];LEN([.M42])/2)+1" office:value-type="float" office:value="52" calcext:value-type="float">
            <text:p>52</text:p>
          </table:table-cell>
          <table:table-cell table:formula="of:=FIND(&quot;,&quot;;[.M42];[.Y42]+3)" office:value-type="float" office:value="61" calcext:value-type="float">
            <text:p>61</text:p>
          </table:table-cell>
          <table:table-cell table:formula="of:=MATCH(MID([.M42];[.Y42];[.Z42]-[.Y42]);[FEATGenSkill.A$2:.A$18];0)+1" office:value-type="float" office:value="12" calcext:value-type="float">
            <text:p>12</text:p>
          </table:table-cell>
          <table:table-cell table:formula="of:=IF([.$D42]=&quot;Rogue&quot;;INDIRECT(&quot;FEATGenSkill.A&quot;&amp;RANDBETWEEN(INDIRECT(&quot;FEATGenSkill.B&quot;&amp;[.AA42]);INDIRECT(&quot;FEATGenSkill.C&quot;&amp;[.AA42])))&amp;&quot; (&quot;&amp;MID([.M42];[.Y42];[.Z42]-[.Y42])&amp;&quot;)&quot;;&quot;&quot;)">
            <text:p/>
          </table:table-cell>
          <table:table-cell table:formula="of:=IF([.B42]=&quot;Versatile&quot;;INDIRECT(&quot;FEATGenSkill.A&quot;&amp;RANDBETWEEN(21;34));&quot;&quot;)">
            <text:p/>
          </table:table-cell>
          <table:table-cell table:formula="of:=IF([.U42]=&quot;General Training&quot;;INDIRECT(&quot;FEATGenSkill.A&quot;&amp;RANDBETWEEN(21;34));&quot;&quot;)">
            <text:p/>
          </table:table-cell>
          <table:table-cell table:formula="of:=RANDBETWEEN(INDIRECT(&quot;'BG+Class'.K&quot;&amp;[.O42]);INDIRECT(&quot;'BG+Class'.L&quot;&amp;[.O42]))" office:value-type="float" office:value="14" calcext:value-type="float">
            <text:p>14</text:p>
          </table:table-cell>
          <table:table-cell table:formula="of:=IF([.U42]=&quot;Natural Ambition&quot;;INDIRECT(&quot;'FEATClass'.A&quot;&amp;[.AE42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Chameleon</text:p>
          </table:table-cell>
          <table:table-cell table:style-name="ce20" office:value-type="string" calcext:value-type="string">
            <text:p>Street Urchin</text:p>
          </table:table-cell>
          <table:table-cell table:style-name="ce20" office:value-type="string" calcext:value-type="string">
            <text:p>Bard</text:p>
          </table:table-cell>
          <table:table-cell table:style-name="ce20" office:value-type="string" calcext:value-type="string">
            <text:p>Maestro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Thievery,Lore (pick a city),Occultism,Performance,Arcana,Intimidation,Society,Acrobatics,Diplomacy,Crafting</text:p>
          </table:table-cell>
          <table:table-cell table:style-name="ce23" table:formula="of:=[.P43]&amp;IF(LEN([.Q43])&gt;3;&quot;,&quot;&amp;[.Q43];&quot;&quot;)&amp;IF(LEN([.R43])&gt;3;&quot;,&quot;&amp;[.R43];&quot;&quot;)&amp;IF(LEN([.S43])&gt;3;&quot;,&quot;&amp;[.S43];&quot;&quot;)&amp;IF(LEN([.U43])&gt;3;&quot;,&quot;&amp;[.U43];&quot;&quot;)&amp;IF(LEN([.X43])&gt;3;&quot;,&quot;&amp;[.X43];&quot;&quot;)&amp;IF(LEN([.AB43])&gt;3;&quot;,&quot;&amp;[.AB43];&quot;&quot;)&amp;IF(LEN([.AC43])&gt;3;&quot;,&quot;&amp;[.AC43];&quot;&quot;)&amp;IF(LEN([.AD43])&gt;3;&quot;,&quot;&amp;[.AD43];&quot;&quot;)&amp;IF(LEN([.AF43])&gt;3;&quot;,&quot;&amp;[.AF43];&quot;&quot;)" office:value-type="string" office:string-value="Pickpocket,Lingering Composition,Fey Fellowship" calcext:value-type="string">
            <text:p>Pickpocket,Lingering Composition,Fey Fellowship</text:p>
          </table:table-cell>
          <table:table-cell table:formula="of:=MATCH([.D43];['BG+Class'.A$38:.A$50];0)+37" office:value-type="float" office:value="41" calcext:value-type="float">
            <text:p>41</text:p>
          </table:table-cell>
          <table:table-cell table:formula="of:=INDIRECT(&quot;'BG+Class'.B&quot;&amp;MATCH([.C43];['BG+Class'.A$1:.A$36];0))" office:value-type="string" office:string-value="Pickpocket" calcext:value-type="string">
            <text:p>Pickpocket</text:p>
          </table:table-cell>
          <table:table-cell table:formula="of:=INDIRECT(&quot;'BG+Class'.B&quot;&amp;37+MATCH([.D43];['BG+Class'.A$38:.A$50];0))" office:value-type="float" office:value="0" calcext:value-type="float">
            <text:p>0</text:p>
          </table:table-cell>
          <table:table-cell table:formula="of:=IF(OR(ISERROR([.E43]);LEN([.E43])&lt;1);0;INDIRECT(&quot;'BG+Class'.D&quot;&amp;52+MATCH([.E43];['BG+Class'.C$53:.C$125];0)))" office:value-type="string" office:string-value="Lingering Composition" calcext:value-type="string">
            <text:p>Lingering Composition</text:p>
          </table:table-cell>
          <table:table-cell table:formula="of:=IF(OR(ISERROR([.F43]);LEN([.F43])&lt;1);0;INDIRECT(&quot;'BG+Class'.D&quot;&amp;52+MATCH([.F43];['BG+Class'.C$53:.C$125];0)))" office:value-type="float" office:value="0" calcext:value-type="float">
            <text:p>0</text:p>
          </table:table-cell>
          <table:table-cell table:formula="of:=RANDBETWEEN(INDIRECT(&quot;'FEATAnc'.B&quot;&amp;MATCH([.A43];[FEATAnc.A$1:.A$8];0));INDIRECT(&quot;'FEATAnc'.C&quot;&amp;MATCH([.A43];[FEATAnc.A$1:.A$8];0)))" office:value-type="float" office:value="25" calcext:value-type="float">
            <text:p>25</text:p>
          </table:table-cell>
          <table:table-cell table:formula="of:=INDIRECT(&quot;'FEATAnc'.B&quot;&amp;[.T43])" office:value-type="string" office:string-value="Fey Fellowship" calcext:value-type="string">
            <text:p>Fey Fellowship</text:p>
          </table:table-cell>
          <table:table-cell table:style-name="ce25" table:formula="of:=INDIRECT(&quot;'BG+Class'.E&quot;&amp;37+MATCH([.D43];['BG+Class'.A$38:.A$50];0))=1" office:value-type="boolean" office:boolean-value="false" calcext:value-type="boolean">
            <text:p>FALSE</text:p>
          </table:table-cell>
          <table:table-cell table:formula="of:=IF([.V43]&gt;0;RANDBETWEEN(INDIRECT(&quot;'BG+Class'.K&quot;&amp;[.O43]);INDIRECT(&quot;'BG+Class'.L&quot;&amp;[.O43]));0)" office:value-type="float" office:value="0" calcext:value-type="float">
            <text:p>0</text:p>
          </table:table-cell>
          <table:table-cell table:formula="of:=IF([.V43];INDIRECT(&quot;'FEATClass'.A&quot;&amp;[.W43]);0)" office:value-type="float" office:value="0" calcext:value-type="float">
            <text:p>0</text:p>
          </table:table-cell>
          <table:table-cell table:formula="of:=FIND(&quot;,&quot;;[.M43];LEN([.M43])/2)+1" office:value-type="float" office:value="58" calcext:value-type="float">
            <text:p>58</text:p>
          </table:table-cell>
          <table:table-cell table:formula="of:=FIND(&quot;,&quot;;[.M43];[.Y43]+3)" office:value-type="float" office:value="70" calcext:value-type="float">
            <text:p>70</text:p>
          </table:table-cell>
          <table:table-cell table:formula="of:=MATCH(MID([.M43];[.Y43];[.Z43]-[.Y43]);[FEATGenSkill.A$2:.A$18];0)+1" office:value-type="float" office:value="8" calcext:value-type="float">
            <text:p>8</text:p>
          </table:table-cell>
          <table:table-cell table:formula="of:=IF([.$D43]=&quot;Rogue&quot;;INDIRECT(&quot;FEATGenSkill.A&quot;&amp;RANDBETWEEN(INDIRECT(&quot;FEATGenSkill.B&quot;&amp;[.AA43]);INDIRECT(&quot;FEATGenSkill.C&quot;&amp;[.AA43])))&amp;&quot; (&quot;&amp;MID([.M43];[.Y43];[.Z43]-[.Y43])&amp;&quot;)&quot;;&quot;&quot;)">
            <text:p/>
          </table:table-cell>
          <table:table-cell table:formula="of:=IF([.B43]=&quot;Versatile&quot;;INDIRECT(&quot;FEATGenSkill.A&quot;&amp;RANDBETWEEN(21;34));&quot;&quot;)">
            <text:p/>
          </table:table-cell>
          <table:table-cell table:formula="of:=IF([.U43]=&quot;General Training&quot;;INDIRECT(&quot;FEATGenSkill.A&quot;&amp;RANDBETWEEN(21;34));&quot;&quot;)">
            <text:p/>
          </table:table-cell>
          <table:table-cell table:formula="of:=RANDBETWEEN(INDIRECT(&quot;'BG+Class'.K&quot;&amp;[.O43]);INDIRECT(&quot;'BG+Class'.L&quot;&amp;[.O43]))" office:value-type="float" office:value="12" calcext:value-type="float">
            <text:p>12</text:p>
          </table:table-cell>
          <table:table-cell table:formula="of:=IF([.U43]=&quot;Natural Ambition&quot;;INDIRECT(&quot;'FEATClass'.A&quot;&amp;[.AE43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Wellspring Arcane</text:p>
          </table:table-cell>
          <table:table-cell table:style-name="ce20" office:value-type="string" calcext:value-type="string">
            <text:p>Field Medic</text:p>
          </table:table-cell>
          <table:table-cell table:style-name="ce20" office:value-type="string" calcext:value-type="string">
            <text:p>Sorcerer</text:p>
          </table:table-cell>
          <table:table-cell table:style-name="ce20" office:value-type="string" calcext:value-type="string">
            <text:p>Undead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1" office:value-type="string" calcext:value-type="string">
            <text:p>Medicine,Lore (Warfare),Intimidation,Religion,Athletics,Diplomacy</text:p>
          </table:table-cell>
          <table:table-cell table:style-name="ce23" table:formula="of:=[.P44]&amp;IF(LEN([.Q44])&gt;3;&quot;,&quot;&amp;[.Q44];&quot;&quot;)&amp;IF(LEN([.R44])&gt;3;&quot;,&quot;&amp;[.R44];&quot;&quot;)&amp;IF(LEN([.S44])&gt;3;&quot;,&quot;&amp;[.S44];&quot;&quot;)&amp;IF(LEN([.U44])&gt;3;&quot;,&quot;&amp;[.U44];&quot;&quot;)&amp;IF(LEN([.X44])&gt;3;&quot;,&quot;&amp;[.X44];&quot;&quot;)&amp;IF(LEN([.AB44])&gt;3;&quot;,&quot;&amp;[.AB44];&quot;&quot;)&amp;IF(LEN([.AC44])&gt;3;&quot;,&quot;&amp;[.AC44];&quot;&quot;)&amp;IF(LEN([.AD44])&gt;3;&quot;,&quot;&amp;[.AD44];&quot;&quot;)&amp;IF(LEN([.AF44])&gt;3;&quot;,&quot;&amp;[.AF44];&quot;&quot;)" office:value-type="string" office:string-value="Battle Medic,Burrowing Elocutionist" calcext:value-type="string">
            <text:p>Battle Medic,Burrowing Elocutionist</text:p>
          </table:table-cell>
          <table:table-cell table:formula="of:=MATCH([.D44];['BG+Class'.A$38:.A$50];0)+37" office:value-type="float" office:value="49" calcext:value-type="float">
            <text:p>49</text:p>
          </table:table-cell>
          <table:table-cell table:formula="of:=INDIRECT(&quot;'BG+Class'.B&quot;&amp;MATCH([.C44];['BG+Class'.A$1:.A$36];0))" office:value-type="string" office:string-value="Battle Medic" calcext:value-type="string">
            <text:p>Battle Medic</text:p>
          </table:table-cell>
          <table:table-cell table:formula="of:=INDIRECT(&quot;'BG+Class'.B&quot;&amp;37+MATCH([.D44];['BG+Class'.A$38:.A$50];0))" office:value-type="float" office:value="0" calcext:value-type="float">
            <text:p>0</text:p>
          </table:table-cell>
          <table:table-cell table:formula="of:=IF(OR(ISERROR([.E44]);LEN([.E44])&lt;1);0;INDIRECT(&quot;'BG+Class'.D&quot;&amp;52+MATCH([.E44];['BG+Class'.C$53:.C$125];0)))" office:value-type="float" office:value="0" calcext:value-type="float">
            <text:p>0</text:p>
          </table:table-cell>
          <table:table-cell table:formula="of:=IF(OR(ISERROR([.F44]);LEN([.F44])&lt;1);0;INDIRECT(&quot;'BG+Class'.D&quot;&amp;52+MATCH([.F44];['BG+Class'.C$53:.C$125];0)))" office:value-type="float" office:value="0" calcext:value-type="float">
            <text:p>0</text:p>
          </table:table-cell>
          <table:table-cell table:formula="of:=RANDBETWEEN(INDIRECT(&quot;'FEATAnc'.B&quot;&amp;MATCH([.A44];[FEATAnc.A$1:.A$8];0));INDIRECT(&quot;'FEATAnc'.C&quot;&amp;MATCH([.A44];[FEATAnc.A$1:.A$8];0)))" office:value-type="float" office:value="24" calcext:value-type="float">
            <text:p>24</text:p>
          </table:table-cell>
          <table:table-cell table:formula="of:=INDIRECT(&quot;'FEATAnc'.B&quot;&amp;[.T44])" office:value-type="string" office:string-value="Burrowing Elocutionist" calcext:value-type="string">
            <text:p>Burrowing Elocutionist</text:p>
          </table:table-cell>
          <table:table-cell table:style-name="ce25" table:formula="of:=INDIRECT(&quot;'BG+Class'.E&quot;&amp;37+MATCH([.D44];['BG+Class'.A$38:.A$50];0))=1" office:value-type="boolean" office:boolean-value="false" calcext:value-type="boolean">
            <text:p>FALSE</text:p>
          </table:table-cell>
          <table:table-cell table:formula="of:=IF([.V44]&gt;0;RANDBETWEEN(INDIRECT(&quot;'BG+Class'.K&quot;&amp;[.O44]);INDIRECT(&quot;'BG+Class'.L&quot;&amp;[.O44]));0)" office:value-type="float" office:value="0" calcext:value-type="float">
            <text:p>0</text:p>
          </table:table-cell>
          <table:table-cell table:formula="of:=IF([.V44];INDIRECT(&quot;'FEATClass'.A&quot;&amp;[.W44]);0)" office:value-type="float" office:value="0" calcext:value-type="float">
            <text:p>0</text:p>
          </table:table-cell>
          <table:table-cell table:formula="of:=FIND(&quot;,&quot;;[.M44];LEN([.M44])/2)+1" office:value-type="float" office:value="38" calcext:value-type="float">
            <text:p>38</text:p>
          </table:table-cell>
          <table:table-cell table:formula="of:=FIND(&quot;,&quot;;[.M44];[.Y44]+3)" office:value-type="float" office:value="46" calcext:value-type="float">
            <text:p>46</text:p>
          </table:table-cell>
          <table:table-cell table:formula="of:=MATCH(MID([.M44];[.Y44];[.Z44]-[.Y44]);[FEATGenSkill.A$2:.A$18];0)+1" office:value-type="float" office:value="14" calcext:value-type="float">
            <text:p>14</text:p>
          </table:table-cell>
          <table:table-cell table:formula="of:=IF([.$D44]=&quot;Rogue&quot;;INDIRECT(&quot;FEATGenSkill.A&quot;&amp;RANDBETWEEN(INDIRECT(&quot;FEATGenSkill.B&quot;&amp;[.AA44]);INDIRECT(&quot;FEATGenSkill.C&quot;&amp;[.AA44])))&amp;&quot; (&quot;&amp;MID([.M44];[.Y44];[.Z44]-[.Y44])&amp;&quot;)&quot;;&quot;&quot;)">
            <text:p/>
          </table:table-cell>
          <table:table-cell table:formula="of:=IF([.B44]=&quot;Versatile&quot;;INDIRECT(&quot;FEATGenSkill.A&quot;&amp;RANDBETWEEN(21;34));&quot;&quot;)">
            <text:p/>
          </table:table-cell>
          <table:table-cell table:formula="of:=IF([.U44]=&quot;General Training&quot;;INDIRECT(&quot;FEATGenSkill.A&quot;&amp;RANDBETWEEN(21;34));&quot;&quot;)">
            <text:p/>
          </table:table-cell>
          <table:table-cell table:formula="of:=RANDBETWEEN(INDIRECT(&quot;'BG+Class'.K&quot;&amp;[.O44]);INDIRECT(&quot;'BG+Class'.L&quot;&amp;[.O44]))" office:value-type="float" office:value="59" calcext:value-type="float">
            <text:p>59</text:p>
          </table:table-cell>
          <table:table-cell table:formula="of:=IF([.U44]=&quot;Natural Ambition&quot;;INDIRECT(&quot;'FEATClass'.A&quot;&amp;[.AE44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Skilled</text:p>
          </table:table-cell>
          <table:table-cell table:style-name="ce20" office:value-type="string" calcext:value-type="string">
            <text:p>Scout</text:p>
          </table:table-cell>
          <table:table-cell table:style-name="ce20" office:value-type="string" calcext:value-type="string">
            <text:p>Fighter</text:p>
          </table:table-cell>
          <table:table-cell table:style-name="ce20" table:number-columns-repeated="2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Survival,Lore (pick a terrain),Acrobatics,Intimidation,Stealth,Arcana,Society,Performance,Religion,Deception,Diplomacy</text:p>
          </table:table-cell>
          <table:table-cell table:style-name="ce23" table:formula="of:=[.P45]&amp;IF(LEN([.Q45])&gt;3;&quot;,&quot;&amp;[.Q45];&quot;&quot;)&amp;IF(LEN([.R45])&gt;3;&quot;,&quot;&amp;[.R45];&quot;&quot;)&amp;IF(LEN([.S45])&gt;3;&quot;,&quot;&amp;[.S45];&quot;&quot;)&amp;IF(LEN([.U45])&gt;3;&quot;,&quot;&amp;[.U45];&quot;&quot;)&amp;IF(LEN([.X45])&gt;3;&quot;,&quot;&amp;[.X45];&quot;&quot;)&amp;IF(LEN([.AB45])&gt;3;&quot;,&quot;&amp;[.AB45];&quot;&quot;)&amp;IF(LEN([.AC45])&gt;3;&quot;,&quot;&amp;[.AC45];&quot;&quot;)&amp;IF(LEN([.AD45])&gt;3;&quot;,&quot;&amp;[.AD45];&quot;&quot;)&amp;IF(LEN([.AF45])&gt;3;&quot;,&quot;&amp;[.AF45];&quot;&quot;)" office:value-type="string" office:string-value="Forager,Shield Block,Haughty Obstinacy,Power Attack" calcext:value-type="string">
            <text:p>Forager,Shield Block,Haughty Obstinacy,Power Attack</text:p>
          </table:table-cell>
          <table:table-cell table:formula="of:=MATCH([.D45];['BG+Class'.A$38:.A$50];0)+37" office:value-type="float" office:value="45" calcext:value-type="float">
            <text:p>45</text:p>
          </table:table-cell>
          <table:table-cell table:formula="of:=INDIRECT(&quot;'BG+Class'.B&quot;&amp;MATCH([.C45];['BG+Class'.A$1:.A$36];0))" office:value-type="string" office:string-value="Forager" calcext:value-type="string">
            <text:p>Forager</text:p>
          </table:table-cell>
          <table:table-cell table:formula="of:=INDIRECT(&quot;'BG+Class'.B&quot;&amp;37+MATCH([.D45];['BG+Class'.A$38:.A$50];0))" office:value-type="string" office:string-value="Shield Block" calcext:value-type="string">
            <text:p>Shield Block</text:p>
          </table:table-cell>
          <table:table-cell table:formula="of:=IF(OR(ISERROR([.E45]);LEN([.E45])&lt;1);0;INDIRECT(&quot;'BG+Class'.D&quot;&amp;52+MATCH([.E45];['BG+Class'.C$53:.C$125];0)))" office:value-type="float" office:value="0" calcext:value-type="float">
            <text:p>0</text:p>
          </table:table-cell>
          <table:table-cell table:formula="of:=IF(OR(ISERROR([.F45]);LEN([.F45])&lt;1);0;INDIRECT(&quot;'BG+Class'.D&quot;&amp;52+MATCH([.F45];['BG+Class'.C$53:.C$125];0)))" office:value-type="float" office:value="0" calcext:value-type="float">
            <text:p>0</text:p>
          </table:table-cell>
          <table:table-cell table:formula="of:=RANDBETWEEN(INDIRECT(&quot;'FEATAnc'.B&quot;&amp;MATCH([.A45];[FEATAnc.A$1:.A$8];0));INDIRECT(&quot;'FEATAnc'.C&quot;&amp;MATCH([.A45];[FEATAnc.A$1:.A$8];0)))" office:value-type="float" office:value="41" calcext:value-type="float">
            <text:p>41</text:p>
          </table:table-cell>
          <table:table-cell table:formula="of:=INDIRECT(&quot;'FEATAnc'.B&quot;&amp;[.T45])" office:value-type="string" office:string-value="Haughty Obstinacy" calcext:value-type="string">
            <text:p>Haughty Obstinacy</text:p>
          </table:table-cell>
          <table:table-cell table:style-name="ce25" table:formula="of:=INDIRECT(&quot;'BG+Class'.E&quot;&amp;37+MATCH([.D45];['BG+Class'.A$38:.A$50];0))=1" office:value-type="boolean" office:boolean-value="true" calcext:value-type="boolean">
            <text:p>TRUE</text:p>
          </table:table-cell>
          <table:table-cell table:formula="of:=IF([.V45]&gt;0;RANDBETWEEN(INDIRECT(&quot;'BG+Class'.K&quot;&amp;[.O45]);INDIRECT(&quot;'BG+Class'.L&quot;&amp;[.O45]));0)" office:value-type="float" office:value="34" calcext:value-type="float">
            <text:p>34</text:p>
          </table:table-cell>
          <table:table-cell table:formula="of:=IF([.V45];INDIRECT(&quot;'FEATClass'.A&quot;&amp;[.W45]);0)" office:value-type="string" office:string-value="Power Attack" calcext:value-type="string">
            <text:p>Power Attack</text:p>
          </table:table-cell>
          <table:table-cell table:formula="of:=FIND(&quot;,&quot;;[.M45];LEN([.M45])/2)+1" office:value-type="float" office:value="64" calcext:value-type="float">
            <text:p>64</text:p>
          </table:table-cell>
          <table:table-cell table:formula="of:=FIND(&quot;,&quot;;[.M45];[.Y45]+3)" office:value-type="float" office:value="70" calcext:value-type="float">
            <text:p>70</text:p>
          </table:table-cell>
          <table:table-cell table:formula="of:=MATCH(MID([.M45];[.Y45];[.Z45]-[.Y45]);[FEATGenSkill.A$2:.A$18];0)+1" office:value-type="float" office:value="3" calcext:value-type="float">
            <text:p>3</text:p>
          </table:table-cell>
          <table:table-cell table:formula="of:=IF([.$D45]=&quot;Rogue&quot;;INDIRECT(&quot;FEATGenSkill.A&quot;&amp;RANDBETWEEN(INDIRECT(&quot;FEATGenSkill.B&quot;&amp;[.AA45]);INDIRECT(&quot;FEATGenSkill.C&quot;&amp;[.AA45])))&amp;&quot; (&quot;&amp;MID([.M45];[.Y45];[.Z45]-[.Y45])&amp;&quot;)&quot;;&quot;&quot;)">
            <text:p/>
          </table:table-cell>
          <table:table-cell table:formula="of:=IF([.B45]=&quot;Versatile&quot;;INDIRECT(&quot;FEATGenSkill.A&quot;&amp;RANDBETWEEN(21;34));&quot;&quot;)">
            <text:p/>
          </table:table-cell>
          <table:table-cell table:formula="of:=IF([.U45]=&quot;General Training&quot;;INDIRECT(&quot;FEATGenSkill.A&quot;&amp;RANDBETWEEN(21;34));&quot;&quot;)">
            <text:p/>
          </table:table-cell>
          <table:table-cell table:formula="of:=RANDBETWEEN(INDIRECT(&quot;'BG+Class'.K&quot;&amp;[.O45]);INDIRECT(&quot;'BG+Class'.L&quot;&amp;[.O45]))" office:value-type="float" office:value="34" calcext:value-type="float">
            <text:p>34</text:p>
          </table:table-cell>
          <table:table-cell table:formula="of:=IF([.U45]=&quot;Natural Ambition&quot;;INDIRECT(&quot;'FEATClass'.A&quot;&amp;[.AE45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alfling</text:p>
          </table:table-cell>
          <table:table-cell table:style-name="ce20" office:value-type="string" calcext:value-type="string">
            <text:p>Wildwood</text:p>
          </table:table-cell>
          <table:table-cell table:style-name="ce20" office:value-type="string" calcext:value-type="string">
            <text:p>Charlatan</text:p>
          </table:table-cell>
          <table:table-cell table:style-name="ce20" office:value-type="string" calcext:value-type="string">
            <text:p>Druid</text:p>
          </table:table-cell>
          <table:table-cell table:style-name="ce20" office:value-type="string" calcext:value-type="string">
            <text:p>Storm</text:p>
          </table:table-cell>
          <table:table-cell table:style-name="ce20"/>
          <table:table-cell table:style-name="ce20" office:value-type="float" office:value="8" calcext:value-type="float">
            <text:p>8</text:p>
          </table:table-cell>
          <table:table-cell table:number-columns-repeated="3" table:style-name="ce20" office:value-type="float" office:value="14" calcext:value-type="float">
            <text:p>14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string" calcext:value-type="string">
            <text:p>Deception,Lore (Underworld),Nature,Acrobatics,Lore,Medicine,Thievery,Nature</text:p>
          </table:table-cell>
          <table:table-cell table:style-name="ce23" table:formula="of:=[.P46]&amp;IF(LEN([.Q46])&gt;3;&quot;,&quot;&amp;[.Q46];&quot;&quot;)&amp;IF(LEN([.R46])&gt;3;&quot;,&quot;&amp;[.R46];&quot;&quot;)&amp;IF(LEN([.S46])&gt;3;&quot;,&quot;&amp;[.S46];&quot;&quot;)&amp;IF(LEN([.U46])&gt;3;&quot;,&quot;&amp;[.U46];&quot;&quot;)&amp;IF(LEN([.X46])&gt;3;&quot;,&quot;&amp;[.X46];&quot;&quot;)&amp;IF(LEN([.AB46])&gt;3;&quot;,&quot;&amp;[.AB46];&quot;&quot;)&amp;IF(LEN([.AC46])&gt;3;&quot;,&quot;&amp;[.AC46];&quot;&quot;)&amp;IF(LEN([.AD46])&gt;3;&quot;,&quot;&amp;[.AD46];&quot;&quot;)&amp;IF(LEN([.AF46])&gt;3;&quot;,&quot;&amp;[.AF46];&quot;&quot;)" office:value-type="string" office:string-value="Charming Liar,Shield Block,Storm Born,Unfettered Halfling" calcext:value-type="string">
            <text:p>Charming Liar,Shield Block,Storm Born,Unfettered Halfling</text:p>
          </table:table-cell>
          <table:table-cell table:formula="of:=MATCH([.D46];['BG+Class'.A$38:.A$50];0)+37" office:value-type="float" office:value="44" calcext:value-type="float">
            <text:p>44</text:p>
          </table:table-cell>
          <table:table-cell table:formula="of:=INDIRECT(&quot;'BG+Class'.B&quot;&amp;MATCH([.C46];['BG+Class'.A$1:.A$36];0))" office:value-type="string" office:string-value="Charming Liar" calcext:value-type="string">
            <text:p>Charming Liar</text:p>
          </table:table-cell>
          <table:table-cell table:formula="of:=INDIRECT(&quot;'BG+Class'.B&quot;&amp;37+MATCH([.D46];['BG+Class'.A$38:.A$50];0))" office:value-type="string" office:string-value="Shield Block" calcext:value-type="string">
            <text:p>Shield Block</text:p>
          </table:table-cell>
          <table:table-cell table:formula="of:=IF(OR(ISERROR([.E46]);LEN([.E46])&lt;1);0;INDIRECT(&quot;'BG+Class'.D&quot;&amp;52+MATCH([.E46];['BG+Class'.C$53:.C$125];0)))" office:value-type="string" office:string-value="Storm Born" calcext:value-type="string">
            <text:p>Storm Born</text:p>
          </table:table-cell>
          <table:table-cell table:formula="of:=IF(OR(ISERROR([.F46]);LEN([.F46])&lt;1);0;INDIRECT(&quot;'BG+Class'.D&quot;&amp;52+MATCH([.F46];['BG+Class'.C$53:.C$125];0)))" office:value-type="float" office:value="0" calcext:value-type="float">
            <text:p>0</text:p>
          </table:table-cell>
          <table:table-cell table:formula="of:=RANDBETWEEN(INDIRECT(&quot;'FEATAnc'.B&quot;&amp;MATCH([.A46];[FEATAnc.A$1:.A$8];0));INDIRECT(&quot;'FEATAnc'.C&quot;&amp;MATCH([.A46];[FEATAnc.A$1:.A$8];0)))" office:value-type="float" office:value="36" calcext:value-type="float">
            <text:p>36</text:p>
          </table:table-cell>
          <table:table-cell table:formula="of:=INDIRECT(&quot;'FEATAnc'.B&quot;&amp;[.T46])" office:value-type="string" office:string-value="Unfettered Halfling" calcext:value-type="string">
            <text:p>Unfettered Halfling</text:p>
          </table:table-cell>
          <table:table-cell table:style-name="ce25" table:formula="of:=INDIRECT(&quot;'BG+Class'.E&quot;&amp;37+MATCH([.D46];['BG+Class'.A$38:.A$50];0))=1" office:value-type="boolean" office:boolean-value="false" calcext:value-type="boolean">
            <text:p>FALSE</text:p>
          </table:table-cell>
          <table:table-cell table:formula="of:=IF([.V46]&gt;0;RANDBETWEEN(INDIRECT(&quot;'BG+Class'.K&quot;&amp;[.O46]);INDIRECT(&quot;'BG+Class'.L&quot;&amp;[.O46]));0)" office:value-type="float" office:value="0" calcext:value-type="float">
            <text:p>0</text:p>
          </table:table-cell>
          <table:table-cell table:formula="of:=IF([.V46];INDIRECT(&quot;'FEATClass'.A&quot;&amp;[.W46]);0)" office:value-type="float" office:value="0" calcext:value-type="float">
            <text:p>0</text:p>
          </table:table-cell>
          <table:table-cell table:formula="of:=FIND(&quot;,&quot;;[.M46];LEN([.M46])/2)+1" office:value-type="float" office:value="47" calcext:value-type="float">
            <text:p>47</text:p>
          </table:table-cell>
          <table:table-cell table:formula="of:=FIND(&quot;,&quot;;[.M46];[.Y46]+3)" office:value-type="float" office:value="51" calcext:value-type="float">
            <text:p>51</text:p>
          </table:table-cell>
          <table:table-cell table:formula="of:=MATCH(MID([.M46];[.Y46];[.Z46]-[.Y46]);[FEATGenSkill.A$2:.A$18];0)+1" office:value-type="float" office:value="9" calcext:value-type="float">
            <text:p>9</text:p>
          </table:table-cell>
          <table:table-cell table:formula="of:=IF([.$D46]=&quot;Rogue&quot;;INDIRECT(&quot;FEATGenSkill.A&quot;&amp;RANDBETWEEN(INDIRECT(&quot;FEATGenSkill.B&quot;&amp;[.AA46]);INDIRECT(&quot;FEATGenSkill.C&quot;&amp;[.AA46])))&amp;&quot; (&quot;&amp;MID([.M46];[.Y46];[.Z46]-[.Y46])&amp;&quot;)&quot;;&quot;&quot;)">
            <text:p/>
          </table:table-cell>
          <table:table-cell table:formula="of:=IF([.B46]=&quot;Versatile&quot;;INDIRECT(&quot;FEATGenSkill.A&quot;&amp;RANDBETWEEN(21;34));&quot;&quot;)">
            <text:p/>
          </table:table-cell>
          <table:table-cell table:formula="of:=IF([.U46]=&quot;General Training&quot;;INDIRECT(&quot;FEATGenSkill.A&quot;&amp;RANDBETWEEN(21;34));&quot;&quot;)">
            <text:p/>
          </table:table-cell>
          <table:table-cell table:formula="of:=RANDBETWEEN(INDIRECT(&quot;'BG+Class'.K&quot;&amp;[.O46]);INDIRECT(&quot;'BG+Class'.L&quot;&amp;[.O46]))" office:value-type="float" office:value="29" calcext:value-type="float">
            <text:p>29</text:p>
          </table:table-cell>
          <table:table-cell table:formula="of:=IF([.U46]=&quot;Natural Ambition&quot;;INDIRECT(&quot;'FEATClass'.A&quot;&amp;[.AE46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Human</text:p>
          </table:table-cell>
          <table:table-cell table:style-name="ce20" office:value-type="string" calcext:value-type="string">
            <text:p>Versatile</text:p>
          </table:table-cell>
          <table:table-cell table:style-name="ce20" office:value-type="string" calcext:value-type="string">
            <text:p>Acolyte</text:p>
          </table:table-cell>
          <table:table-cell table:style-name="ce20" office:value-type="string" calcext:value-type="string">
            <text:p>Ranger</text:p>
          </table:table-cell>
          <table:table-cell table:style-name="ce20" office:value-type="string" calcext:value-type="string">
            <text:p>Flurry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2" calcext:value-type="float">
            <text:p>12</text:p>
          </table:table-cell>
          <table:table-cell table:style-name="ce21" office:value-type="string" calcext:value-type="string">
            <text:p>Religion,Lore (Scribe),Nature,Survival,Medicine,Athletics,Performance,Nature,Occultism</text:p>
          </table:table-cell>
          <table:table-cell table:style-name="ce23" table:formula="of:=[.P47]&amp;IF(LEN([.Q47])&gt;3;&quot;,&quot;&amp;[.Q47];&quot;&quot;)&amp;IF(LEN([.R47])&gt;3;&quot;,&quot;&amp;[.R47];&quot;&quot;)&amp;IF(LEN([.S47])&gt;3;&quot;,&quot;&amp;[.S47];&quot;&quot;)&amp;IF(LEN([.U47])&gt;3;&quot;,&quot;&amp;[.U47];&quot;&quot;)&amp;IF(LEN([.X47])&gt;3;&quot;,&quot;&amp;[.X47];&quot;&quot;)&amp;IF(LEN([.AB47])&gt;3;&quot;,&quot;&amp;[.AB47];&quot;&quot;)&amp;IF(LEN([.AC47])&gt;3;&quot;,&quot;&amp;[.AC47];&quot;&quot;)&amp;IF(LEN([.AD47])&gt;3;&quot;,&quot;&amp;[.AD47];&quot;&quot;)&amp;IF(LEN([.AF47])&gt;3;&quot;,&quot;&amp;[.AF47];&quot;&quot;)" office:value-type="string" office:string-value="Student of the Canon,Cooperative nature,Animal Companion,Canny Acumen" calcext:value-type="string">
            <text:p>Student of the Canon,Cooperative nature,Animal Companion,Canny Acumen</text:p>
          </table:table-cell>
          <table:table-cell table:formula="of:=MATCH([.D47];['BG+Class'.A$38:.A$50];0)+37" office:value-type="float" office:value="47" calcext:value-type="float">
            <text:p>47</text:p>
          </table:table-cell>
          <table:table-cell table:formula="of:=INDIRECT(&quot;'BG+Class'.B&quot;&amp;MATCH([.C47];['BG+Class'.A$1:.A$36];0))" office:value-type="string" office:string-value="Student of the Canon" calcext:value-type="string">
            <text:p>Student of the Canon</text:p>
          </table:table-cell>
          <table:table-cell table:formula="of:=INDIRECT(&quot;'BG+Class'.B&quot;&amp;37+MATCH([.D47];['BG+Class'.A$38:.A$50];0))" office:value-type="float" office:value="0" calcext:value-type="float">
            <text:p>0</text:p>
          </table:table-cell>
          <table:table-cell table:formula="of:=IF(OR(ISERROR([.E47]);LEN([.E47])&lt;1);0;INDIRECT(&quot;'BG+Class'.D&quot;&amp;52+MATCH([.E47];['BG+Class'.C$53:.C$125];0)))" office:value-type="float" office:value="0" calcext:value-type="float">
            <text:p>0</text:p>
          </table:table-cell>
          <table:table-cell table:formula="of:=IF(OR(ISERROR([.F47]);LEN([.F47])&lt;1);0;INDIRECT(&quot;'BG+Class'.D&quot;&amp;52+MATCH([.F47];['BG+Class'.C$53:.C$125];0)))" office:value-type="float" office:value="0" calcext:value-type="float">
            <text:p>0</text:p>
          </table:table-cell>
          <table:table-cell table:formula="of:=RANDBETWEEN(INDIRECT(&quot;'FEATAnc'.B&quot;&amp;MATCH([.A47];[FEATAnc.A$1:.A$8];0));INDIRECT(&quot;'FEATAnc'.C&quot;&amp;MATCH([.A47];[FEATAnc.A$1:.A$8];0)))" office:value-type="float" office:value="39" calcext:value-type="float">
            <text:p>39</text:p>
          </table:table-cell>
          <table:table-cell table:formula="of:=INDIRECT(&quot;'FEATAnc'.B&quot;&amp;[.T47])" office:value-type="string" office:string-value="Cooperative nature" calcext:value-type="string">
            <text:p>Cooperative nature</text:p>
          </table:table-cell>
          <table:table-cell table:style-name="ce25" table:formula="of:=INDIRECT(&quot;'BG+Class'.E&quot;&amp;37+MATCH([.D47];['BG+Class'.A$38:.A$50];0))=1" office:value-type="boolean" office:boolean-value="true" calcext:value-type="boolean">
            <text:p>TRUE</text:p>
          </table:table-cell>
          <table:table-cell table:formula="of:=IF([.V47]&gt;0;RANDBETWEEN(INDIRECT(&quot;'BG+Class'.K&quot;&amp;[.O47]);INDIRECT(&quot;'BG+Class'.L&quot;&amp;[.O47]));0)" office:value-type="float" office:value="46" calcext:value-type="float">
            <text:p>46</text:p>
          </table:table-cell>
          <table:table-cell table:formula="of:=IF([.V47];INDIRECT(&quot;'FEATClass'.A&quot;&amp;[.W47]);0)" office:value-type="string" office:string-value="Animal Companion" calcext:value-type="string">
            <text:p>Animal Companion</text:p>
          </table:table-cell>
          <table:table-cell table:formula="of:=FIND(&quot;,&quot;;[.M47];LEN([.M47])/2)+1" office:value-type="float" office:value="49" calcext:value-type="float">
            <text:p>49</text:p>
          </table:table-cell>
          <table:table-cell table:formula="of:=FIND(&quot;,&quot;;[.M47];[.Y47]+3)" office:value-type="float" office:value="58" calcext:value-type="float">
            <text:p>58</text:p>
          </table:table-cell>
          <table:table-cell table:formula="of:=MATCH(MID([.M47];[.Y47];[.Z47]-[.Y47]);[FEATGenSkill.A$2:.A$18];0)+1" office:value-type="float" office:value="4" calcext:value-type="float">
            <text:p>4</text:p>
          </table:table-cell>
          <table:table-cell table:formula="of:=IF([.$D47]=&quot;Rogue&quot;;INDIRECT(&quot;FEATGenSkill.A&quot;&amp;RANDBETWEEN(INDIRECT(&quot;FEATGenSkill.B&quot;&amp;[.AA47]);INDIRECT(&quot;FEATGenSkill.C&quot;&amp;[.AA47])))&amp;&quot; (&quot;&amp;MID([.M47];[.Y47];[.Z47]-[.Y47])&amp;&quot;)&quot;;&quot;&quot;)">
            <text:p/>
          </table:table-cell>
          <table:table-cell table:formula="of:=IF([.B47]=&quot;Versatile&quot;;INDIRECT(&quot;FEATGenSkill.A&quot;&amp;RANDBETWEEN(21;34));&quot;&quot;)" office:value-type="string" office:string-value="Canny Acumen" calcext:value-type="string">
            <text:p>Canny Acumen</text:p>
          </table:table-cell>
          <table:table-cell table:formula="of:=IF([.U47]=&quot;General Training&quot;;INDIRECT(&quot;FEATGenSkill.A&quot;&amp;RANDBETWEEN(21;34));&quot;&quot;)">
            <text:p/>
          </table:table-cell>
          <table:table-cell table:formula="of:=RANDBETWEEN(INDIRECT(&quot;'BG+Class'.K&quot;&amp;[.O47]);INDIRECT(&quot;'BG+Class'.L&quot;&amp;[.O47]))" office:value-type="float" office:value="47" calcext:value-type="float">
            <text:p>47</text:p>
          </table:table-cell>
          <table:table-cell table:formula="of:=IF([.U47]=&quot;Natural Ambition&quot;;INDIRECT(&quot;'FEATClass'.A&quot;&amp;[.AE47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Dwarf</text:p>
          </table:table-cell>
          <table:table-cell table:style-name="ce20" office:value-type="string" calcext:value-type="string">
            <text:p>Forge</text:p>
          </table:table-cell>
          <table:table-cell table:style-name="ce20" office:value-type="string" calcext:value-type="string">
            <text:p>Farmhand</text:p>
          </table:table-cell>
          <table:table-cell table:style-name="ce20" office:value-type="string" calcext:value-type="string">
            <text:p>Rogue</text:p>
          </table:table-cell>
          <table:table-cell table:style-name="ce20" office:value-type="string" calcext:value-type="string">
            <text:p>Scoundrel</text:p>
          </table:table-cell>
          <table:table-cell table:style-name="ce20"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" calcext:value-type="float">
            <text:p>8</text:p>
          </table:table-cell>
          <table:table-cell table:style-name="ce21" office:value-type="string" calcext:value-type="string">
            <text:p>Athletics,Lore (Farming),Stealth,Deception,Diplomacy,Diplomacy,Acrobatics,Religion,Crafting,Medicine,Diplomacy,Crafting,Diplomacy,Lore,Thievery,Survival</text:p>
          </table:table-cell>
          <table:table-cell table:style-name="ce23" table:formula="of:=[.P48]&amp;IF(LEN([.Q48])&gt;3;&quot;,&quot;&amp;[.Q48];&quot;&quot;)&amp;IF(LEN([.R48])&gt;3;&quot;,&quot;&amp;[.R48];&quot;&quot;)&amp;IF(LEN([.S48])&gt;3;&quot;,&quot;&amp;[.S48];&quot;&quot;)&amp;IF(LEN([.U48])&gt;3;&quot;,&quot;&amp;[.U48];&quot;&quot;)&amp;IF(LEN([.X48])&gt;3;&quot;,&quot;&amp;[.X48];&quot;&quot;)&amp;IF(LEN([.AB48])&gt;3;&quot;,&quot;&amp;[.AB48];&quot;&quot;)&amp;IF(LEN([.AC48])&gt;3;&quot;,&quot;&amp;[.AC48];&quot;&quot;)&amp;IF(LEN([.AD48])&gt;3;&quot;,&quot;&amp;[.AD48];&quot;&quot;)&amp;IF(LEN([.AF48])&gt;3;&quot;,&quot;&amp;[.AF48];&quot;&quot;)" office:value-type="string" office:string-value="Assurance (Athletics),Rock Runner,Nimble Dodge,Snare Crafting (Crafting)" calcext:value-type="string">
            <text:p>Assurance (Athletics),Rock Runner,Nimble Dodge,Snare Crafting (Crafting)</text:p>
          </table:table-cell>
          <table:table-cell table:formula="of:=MATCH([.D48];['BG+Class'.A$38:.A$50];0)+37" office:value-type="float" office:value="48" calcext:value-type="float">
            <text:p>48</text:p>
          </table:table-cell>
          <table:table-cell table:formula="of:=INDIRECT(&quot;'BG+Class'.B&quot;&amp;MATCH([.C48];['BG+Class'.A$1:.A$36];0))" office:value-type="string" office:string-value="Assurance (Athletics)" calcext:value-type="string">
            <text:p>Assurance (Athletics)</text:p>
          </table:table-cell>
          <table:table-cell table:formula="of:=INDIRECT(&quot;'BG+Class'.B&quot;&amp;37+MATCH([.D48];['BG+Class'.A$38:.A$50];0))" office:value-type="float" office:value="0" calcext:value-type="float">
            <text:p>0</text:p>
          </table:table-cell>
          <table:table-cell table:formula="of:=IF(OR(ISERROR([.E48]);LEN([.E48])&lt;1);0;INDIRECT(&quot;'BG+Class'.D&quot;&amp;52+MATCH([.E48];['BG+Class'.C$53:.C$125];0)))" office:value-type="float" office:value="0" calcext:value-type="float">
            <text:p>0</text:p>
          </table:table-cell>
          <table:table-cell table:formula="of:=IF(OR(ISERROR([.F48]);LEN([.F48])&lt;1);0;INDIRECT(&quot;'BG+Class'.D&quot;&amp;52+MATCH([.F48];['BG+Class'.C$53:.C$125];0)))" office:value-type="float" office:value="0" calcext:value-type="float">
            <text:p>0</text:p>
          </table:table-cell>
          <table:table-cell table:formula="of:=RANDBETWEEN(INDIRECT(&quot;'FEATAnc'.B&quot;&amp;MATCH([.A48];[FEATAnc.A$1:.A$8];0));INDIRECT(&quot;'FEATAnc'.C&quot;&amp;MATCH([.A48];[FEATAnc.A$1:.A$8];0)))" office:value-type="float" office:value="12" calcext:value-type="float">
            <text:p>12</text:p>
          </table:table-cell>
          <table:table-cell table:formula="of:=INDIRECT(&quot;'FEATAnc'.B&quot;&amp;[.T48])" office:value-type="string" office:string-value="Rock Runner" calcext:value-type="string">
            <text:p>Rock Runner</text:p>
          </table:table-cell>
          <table:table-cell table:style-name="ce25" table:formula="of:=INDIRECT(&quot;'BG+Class'.E&quot;&amp;37+MATCH([.D48];['BG+Class'.A$38:.A$50];0))=1" office:value-type="boolean" office:boolean-value="true" calcext:value-type="boolean">
            <text:p>TRUE</text:p>
          </table:table-cell>
          <table:table-cell table:formula="of:=IF([.V48]&gt;0;RANDBETWEEN(INDIRECT(&quot;'BG+Class'.K&quot;&amp;[.O48]);INDIRECT(&quot;'BG+Class'.L&quot;&amp;[.O48]));0)" office:value-type="float" office:value="51" calcext:value-type="float">
            <text:p>51</text:p>
          </table:table-cell>
          <table:table-cell table:formula="of:=IF([.V48];INDIRECT(&quot;'FEATClass'.A&quot;&amp;[.W48]);0)" office:value-type="string" office:string-value="Nimble Dodge" calcext:value-type="string">
            <text:p>Nimble Dodge</text:p>
          </table:table-cell>
          <table:table-cell table:formula="of:=FIND(&quot;,&quot;;[.M48];LEN([.M48])/2)+1" office:value-type="float" office:value="84" calcext:value-type="float">
            <text:p>84</text:p>
          </table:table-cell>
          <table:table-cell table:formula="of:=FIND(&quot;,&quot;;[.M48];[.Y48]+3)" office:value-type="float" office:value="92" calcext:value-type="float">
            <text:p>92</text:p>
          </table:table-cell>
          <table:table-cell table:formula="of:=MATCH(MID([.M48];[.Y48];[.Z48]-[.Y48]);[FEATGenSkill.A$2:.A$18];0)+1" office:value-type="float" office:value="5" calcext:value-type="float">
            <text:p>5</text:p>
          </table:table-cell>
          <table:table-cell table:formula="of:=IF([.$D48]=&quot;Rogue&quot;;INDIRECT(&quot;FEATGenSkill.A&quot;&amp;RANDBETWEEN(INDIRECT(&quot;FEATGenSkill.B&quot;&amp;[.AA48]);INDIRECT(&quot;FEATGenSkill.C&quot;&amp;[.AA48])))&amp;&quot; (&quot;&amp;MID([.M48];[.Y48];[.Z48]-[.Y48])&amp;&quot;)&quot;;&quot;&quot;)" office:value-type="string" office:string-value="Snare Crafting (Crafting)" calcext:value-type="string">
            <text:p>Snare Crafting (Crafting)</text:p>
          </table:table-cell>
          <table:table-cell table:formula="of:=IF([.B48]=&quot;Versatile&quot;;INDIRECT(&quot;FEATGenSkill.A&quot;&amp;RANDBETWEEN(21;34));&quot;&quot;)">
            <text:p/>
          </table:table-cell>
          <table:table-cell table:formula="of:=IF([.U48]=&quot;General Training&quot;;INDIRECT(&quot;FEATGenSkill.A&quot;&amp;RANDBETWEEN(21;34));&quot;&quot;)">
            <text:p/>
          </table:table-cell>
          <table:table-cell table:formula="of:=RANDBETWEEN(INDIRECT(&quot;'BG+Class'.K&quot;&amp;[.O48]);INDIRECT(&quot;'BG+Class'.L&quot;&amp;[.O48]))" office:value-type="float" office:value="51" calcext:value-type="float">
            <text:p>51</text:p>
          </table:table-cell>
          <table:table-cell table:formula="of:=IF([.U48]=&quot;Natural Ambition&quot;;INDIRECT(&quot;'FEATClass'.A&quot;&amp;[.AE48]);&quot;&quot;)">
            <text:p/>
          </table:table-cell>
          <table:table-cell table:number-columns-repeated="969"/>
        </table:table-row>
        <table:table-row table:style-name="ro3">
          <table:table-cell table:style-name="ce20" office:value-type="string" calcext:value-type="string">
            <text:p>Gnome</text:p>
          </table:table-cell>
          <table:table-cell table:style-name="ce20" office:value-type="string" calcext:value-type="string">
            <text:p>Umbral</text:p>
          </table:table-cell>
          <table:table-cell table:style-name="ce20" office:value-type="string" calcext:value-type="string">
            <text:p>Criminal</text:p>
          </table:table-cell>
          <table:table-cell table:style-name="ce20" office:value-type="string" calcext:value-type="string">
            <text:p>Fighter</text:p>
          </table:table-cell>
          <table:table-cell table:style-name="ce20" table:number-columns-repeated="2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4" calcext:value-type="float">
            <text:p>14</text:p>
          </table:table-cell>
          <table:table-cell table:style-name="ce21" office:value-type="string" calcext:value-type="string">
            <text:p>Stealth,Lore (Underworld),Acrobatics,Diplomacy,Thievery,Intimidation,Lore,Acrobatics,Religion,Stealth</text:p>
          </table:table-cell>
          <table:table-cell table:style-name="ce23" table:formula="of:=[.P49]&amp;IF(LEN([.Q49])&gt;3;&quot;,&quot;&amp;[.Q49];&quot;&quot;)&amp;IF(LEN([.R49])&gt;3;&quot;,&quot;&amp;[.R49];&quot;&quot;)&amp;IF(LEN([.S49])&gt;3;&quot;,&quot;&amp;[.S49];&quot;&quot;)&amp;IF(LEN([.U49])&gt;3;&quot;,&quot;&amp;[.U49];&quot;&quot;)&amp;IF(LEN([.X49])&gt;3;&quot;,&quot;&amp;[.X49];&quot;&quot;)&amp;IF(LEN([.AB49])&gt;3;&quot;,&quot;&amp;[.AB49];&quot;&quot;)&amp;IF(LEN([.AC49])&gt;3;&quot;,&quot;&amp;[.AC49];&quot;&quot;)&amp;IF(LEN([.AD49])&gt;3;&quot;,&quot;&amp;[.AD49];&quot;&quot;)&amp;IF(LEN([.AF49])&gt;3;&quot;,&quot;&amp;[.AF49];&quot;&quot;)" office:value-type="string" office:string-value="Experienced Smuggler,Shield Block,Gnome Obsession,Point Blank Shot" calcext:value-type="string">
            <text:p>Experienced Smuggler,Shield Block,Gnome Obsession,Point Blank Shot</text:p>
          </table:table-cell>
          <table:table-cell table:formula="of:=MATCH([.D49];['BG+Class'.A$38:.A$50];0)+37" office:value-type="float" office:value="45" calcext:value-type="float">
            <text:p>45</text:p>
          </table:table-cell>
          <table:table-cell table:formula="of:=INDIRECT(&quot;'BG+Class'.B&quot;&amp;MATCH([.C49];['BG+Class'.A$1:.A$36];0))" office:value-type="string" office:string-value="Experienced Smuggler" calcext:value-type="string">
            <text:p>Experienced Smuggler</text:p>
          </table:table-cell>
          <table:table-cell table:formula="of:=INDIRECT(&quot;'BG+Class'.B&quot;&amp;37+MATCH([.D49];['BG+Class'.A$38:.A$50];0))" office:value-type="string" office:string-value="Shield Block" calcext:value-type="string">
            <text:p>Shield Block</text:p>
          </table:table-cell>
          <table:table-cell table:formula="of:=IF(OR(ISERROR([.E49]);LEN([.E49])&lt;1);0;INDIRECT(&quot;'BG+Class'.D&quot;&amp;52+MATCH([.E49];['BG+Class'.C$53:.C$125];0)))" office:value-type="float" office:value="0" calcext:value-type="float">
            <text:p>0</text:p>
          </table:table-cell>
          <table:table-cell table:formula="of:=IF(OR(ISERROR([.F49]);LEN([.F49])&lt;1);0;INDIRECT(&quot;'BG+Class'.D&quot;&amp;52+MATCH([.F49];['BG+Class'.C$53:.C$125];0)))" office:value-type="float" office:value="0" calcext:value-type="float">
            <text:p>0</text:p>
          </table:table-cell>
          <table:table-cell table:formula="of:=RANDBETWEEN(INDIRECT(&quot;'FEATAnc'.B&quot;&amp;MATCH([.A49];[FEATAnc.A$1:.A$8];0));INDIRECT(&quot;'FEATAnc'.C&quot;&amp;MATCH([.A49];[FEATAnc.A$1:.A$8];0)))" office:value-type="float" office:value="27" calcext:value-type="float">
            <text:p>27</text:p>
          </table:table-cell>
          <table:table-cell table:formula="of:=INDIRECT(&quot;'FEATAnc'.B&quot;&amp;[.T49])" office:value-type="string" office:string-value="Gnome Obsession" calcext:value-type="string">
            <text:p>Gnome Obsession</text:p>
          </table:table-cell>
          <table:table-cell table:style-name="ce25" table:formula="of:=INDIRECT(&quot;'BG+Class'.E&quot;&amp;37+MATCH([.D49];['BG+Class'.A$38:.A$50];0))=1" office:value-type="boolean" office:boolean-value="true" calcext:value-type="boolean">
            <text:p>TRUE</text:p>
          </table:table-cell>
          <table:table-cell table:formula="of:=IF([.V49]&gt;0;RANDBETWEEN(INDIRECT(&quot;'BG+Class'.K&quot;&amp;[.O49]);INDIRECT(&quot;'BG+Class'.L&quot;&amp;[.O49]));0)" office:value-type="float" office:value="33" calcext:value-type="float">
            <text:p>33</text:p>
          </table:table-cell>
          <table:table-cell table:formula="of:=IF([.V49];INDIRECT(&quot;'FEATClass'.A&quot;&amp;[.W49]);0)" office:value-type="string" office:string-value="Point Blank Shot" calcext:value-type="string">
            <text:p>Point Blank Shot</text:p>
          </table:table-cell>
          <table:table-cell table:formula="of:=FIND(&quot;,&quot;;[.M49];LEN([.M49])/2)+1" office:value-type="float" office:value="57" calcext:value-type="float">
            <text:p>57</text:p>
          </table:table-cell>
          <table:table-cell table:formula="of:=FIND(&quot;,&quot;;[.M49];[.Y49]+3)" office:value-type="float" office:value="69" calcext:value-type="float">
            <text:p>69</text:p>
          </table:table-cell>
          <table:table-cell table:formula="of:=MATCH(MID([.M49];[.Y49];[.Z49]-[.Y49]);[FEATGenSkill.A$2:.A$18];0)+1" office:value-type="float" office:value="8" calcext:value-type="float">
            <text:p>8</text:p>
          </table:table-cell>
          <table:table-cell table:formula="of:=IF([.$D49]=&quot;Rogue&quot;;INDIRECT(&quot;FEATGenSkill.A&quot;&amp;RANDBETWEEN(INDIRECT(&quot;FEATGenSkill.B&quot;&amp;[.AA49]);INDIRECT(&quot;FEATGenSkill.C&quot;&amp;[.AA49])))&amp;&quot; (&quot;&amp;MID([.M49];[.Y49];[.Z49]-[.Y49])&amp;&quot;)&quot;;&quot;&quot;)">
            <text:p/>
          </table:table-cell>
          <table:table-cell table:formula="of:=IF([.B49]=&quot;Versatile&quot;;INDIRECT(&quot;FEATGenSkill.A&quot;&amp;RANDBETWEEN(21;34));&quot;&quot;)">
            <text:p/>
          </table:table-cell>
          <table:table-cell table:formula="of:=IF([.U49]=&quot;General Training&quot;;INDIRECT(&quot;FEATGenSkill.A&quot;&amp;RANDBETWEEN(21;34));&quot;&quot;)">
            <text:p/>
          </table:table-cell>
          <table:table-cell table:formula="of:=RANDBETWEEN(INDIRECT(&quot;'BG+Class'.K&quot;&amp;[.O49]);INDIRECT(&quot;'BG+Class'.L&quot;&amp;[.O49]))" office:value-type="float" office:value="34" calcext:value-type="float">
            <text:p>34</text:p>
          </table:table-cell>
          <table:table-cell table:formula="of:=IF([.U49]=&quot;Natural Ambition&quot;;INDIRECT(&quot;'FEATClass'.A&quot;&amp;[.AE49]);&quot;&quot;)">
            <text:p/>
          </table:table-cell>
          <table:table-cell table:number-columns-repeated="969"/>
        </table:table-row>
        <table:table-row table:style-name="ro3" table:number-rows-repeated="1048526">
          <table:table-cell table:number-columns-repeated="1001"/>
        </table:table-row>
        <table:table-row table:style-name="ro3">
          <table:table-cell table:number-columns-repeated="1001"/>
        </table:table-row>
      </table:table>
      <table:table table:name="BG+Class" table:style-name="ta1" table:print="false">
        <office:forms form:automatic-focus="false" form:apply-design-mode="false"/>
        <table:table-column table:style-name="co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3">
          <table:table-cell table:style-name="ce28" office:value-type="string" calcext:value-type="string">
            <text:p>Background</text:p>
          </table:table-cell>
          <table:table-cell table:style-name="ce28" office:value-type="string" calcext:value-type="string">
            <text:p>Feats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Acolyte</text:p>
          </table:table-cell>
          <table:table-cell table:style-name="ce32" office:value-type="string" calcext:value-type="string">
            <text:p>Student of the Canon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Acrobat</text:p>
          </table:table-cell>
          <table:table-cell table:style-name="ce32" office:value-type="string" calcext:value-type="string">
            <text:p>Steady Balanc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Animal Whisperer</text:p>
          </table:table-cell>
          <table:table-cell table:style-name="ce32" office:value-type="string" calcext:value-type="string">
            <text:p>Train Animal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Artisan</text:p>
          </table:table-cell>
          <table:table-cell table:style-name="ce32" office:value-type="string" calcext:value-type="string">
            <text:p>Specialty Crafting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Artist</text:p>
          </table:table-cell>
          <table:table-cell table:style-name="ce32" office:value-type="string" calcext:value-type="string">
            <text:p>Specialty Crafting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Barkeep</text:p>
          </table:table-cell>
          <table:table-cell table:style-name="ce32" office:value-type="string" calcext:value-type="string">
            <text:p>Hobnobb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Barrister</text:p>
          </table:table-cell>
          <table:table-cell table:style-name="ce32" office:value-type="string" calcext:value-type="string">
            <text:p>Group Impression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Bounty Hunter</text:p>
          </table:table-cell>
          <table:table-cell table:style-name="ce32" office:value-type="string" calcext:value-type="string">
            <text:p>Experienced Track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Charlatan</text:p>
          </table:table-cell>
          <table:table-cell table:style-name="ce32" office:value-type="string" calcext:value-type="string">
            <text:p>Charming Lia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Criminal</text:p>
          </table:table-cell>
          <table:table-cell table:style-name="ce32" office:value-type="string" calcext:value-type="string">
            <text:p>Experienced Smuggl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Detective</text:p>
          </table:table-cell>
          <table:table-cell table:style-name="ce32" office:value-type="string" calcext:value-type="string">
            <text:p>Streetwis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Emissary</text:p>
          </table:table-cell>
          <table:table-cell table:style-name="ce32" office:value-type="string" calcext:value-type="string">
            <text:p>Multilingual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Entertainer</text:p>
          </table:table-cell>
          <table:table-cell table:style-name="ce32" office:value-type="string" calcext:value-type="string">
            <text:p>Fascinating Performanc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Farmhand</text:p>
          </table:table-cell>
          <table:table-cell table:style-name="ce32" office:value-type="string" calcext:value-type="string">
            <text:p>Assurance (Athletics)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Field Medic</text:p>
          </table:table-cell>
          <table:table-cell table:style-name="ce32" office:value-type="string" calcext:value-type="string">
            <text:p>Battle Medic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Fortune Teller</text:p>
          </table:table-cell>
          <table:table-cell table:style-name="ce32" office:value-type="string" calcext:value-type="string">
            <text:p>Oddity Identification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Gambler</text:p>
          </table:table-cell>
          <table:table-cell table:style-name="ce32" office:value-type="string" calcext:value-type="string">
            <text:p>Lie to M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Gladiator</text:p>
          </table:table-cell>
          <table:table-cell table:style-name="ce32" office:value-type="string" calcext:value-type="string">
            <text:p>Impressive Perfomanc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Guard</text:p>
          </table:table-cell>
          <table:table-cell table:style-name="ce32" office:value-type="string" calcext:value-type="string">
            <text:p>Quick Coercion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Herbalist</text:p>
          </table:table-cell>
          <table:table-cell table:style-name="ce32" office:value-type="string" calcext:value-type="string">
            <text:p>Natural Medicin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Hermit</text:p>
          </table:table-cell>
          <table:table-cell table:style-name="ce32" office:value-type="string" calcext:value-type="string">
            <text:p>Dubious Knowledg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Hunter</text:p>
          </table:table-cell>
          <table:table-cell table:style-name="ce32" office:value-type="string" calcext:value-type="string">
            <text:p>Survey Wildlife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Laborer</text:p>
          </table:table-cell>
          <table:table-cell table:style-name="ce32" office:value-type="string" calcext:value-type="string">
            <text:p>Hefty Haul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Martial Disciple</text:p>
          </table:table-cell>
          <table:table-cell table:style-name="ce32" office:value-type="string" calcext:value-type="string">
            <text:p>Cat Fall or Quick Jump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Merchant</text:p>
          </table:table-cell>
          <table:table-cell table:style-name="ce32" office:value-type="string" calcext:value-type="string">
            <text:p>Bargain Hunt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Miner</text:p>
          </table:table-cell>
          <table:table-cell table:style-name="ce32" office:value-type="string" calcext:value-type="string">
            <text:p>Terrain Expertise (underground)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Noble</text:p>
          </table:table-cell>
          <table:table-cell table:style-name="ce32" office:value-type="string" calcext:value-type="string">
            <text:p>Courtly Graces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Nomad</text:p>
          </table:table-cell>
          <table:table-cell table:style-name="ce32" office:value-type="string" calcext:value-type="string">
            <text:p>Assurance (Survival)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Prisoner</text:p>
          </table:table-cell>
          <table:table-cell table:style-name="ce32" office:value-type="string" calcext:value-type="string">
            <text:p>Experienced Smuggl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Sailor</text:p>
          </table:table-cell>
          <table:table-cell table:style-name="ce32" office:value-type="string" calcext:value-type="string">
            <text:p>Underwater Maraud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Scholar</text:p>
          </table:table-cell>
          <table:table-cell table:style-name="ce32" office:value-type="string" calcext:value-type="string">
            <text:p>Assurance (knowledge skill)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Scout</text:p>
          </table:table-cell>
          <table:table-cell table:style-name="ce32" office:value-type="string" calcext:value-type="string">
            <text:p>Forager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Street Urchin</text:p>
          </table:table-cell>
          <table:table-cell table:style-name="ce32" office:value-type="string" calcext:value-type="string">
            <text:p>Pickpocket</text:p>
          </table:table-cell>
          <table:table-cell table:number-columns-repeated="10"/>
        </table:table-row>
        <table:table-row table:style-name="ro3">
          <table:table-cell table:style-name="ce29" office:value-type="string" calcext:value-type="string">
            <text:p>Tinker</text:p>
          </table:table-cell>
          <table:table-cell table:style-name="ce32" office:value-type="string" calcext:value-type="string">
            <text:p>Specialty Crafting</text:p>
          </table:table-cell>
          <table:table-cell table:number-columns-repeated="10"/>
        </table:table-row>
        <table:table-row table:style-name="ro3">
          <table:table-cell table:style-name="ce30" office:value-type="string" calcext:value-type="string">
            <text:p>Warrior</text:p>
          </table:table-cell>
          <table:table-cell table:style-name="ce33" office:value-type="string" calcext:value-type="string">
            <text:p>Intimidating Glare</text:p>
          </table:table-cell>
          <table:table-cell table:number-columns-repeated="10"/>
        </table:table-row>
        <table:table-row table:style-name="ro3">
          <table:table-cell table:number-columns-repeated="12"/>
        </table:table-row>
        <table:table-row table:style-name="ro3">
          <table:table-cell table:style-name="ce31" office:value-type="string" calcext:value-type="string">
            <text:p>Class</text:p>
          </table:table-cell>
          <table:table-cell table:style-name="ce34" office:value-type="string" calcext:value-type="string">
            <text:p>Feats</text:p>
          </table:table-cell>
          <table:table-cell table:style-name="ce34" office:value-type="string" calcext:value-type="string">
            <text:p>Spec1</text:p>
          </table:table-cell>
          <table:table-cell table:style-name="ce34" office:value-type="string" calcext:value-type="string">
            <text:p>Spec2</text:p>
          </table:table-cell>
          <table:table-cell table:style-name="ce34" office:value-type="string" calcext:value-type="string">
            <text:p>FeatsClass</text:p>
          </table:table-cell>
          <table:table-cell table:style-name="ce34" office:value-type="string" calcext:value-type="string">
            <text:p>FeatsSkill</text:p>
          </table:table-cell>
          <table:table-cell table:style-name="ce34" office:value-type="string" calcext:value-type="string">
            <text:p>S10</text:p>
          </table:table-cell>
          <table:table-cell table:style-name="ce34" office:value-type="string" calcext:value-type="string">
            <text:p>S1X</text:p>
          </table:table-cell>
          <table:table-cell table:style-name="ce34" office:value-type="string" calcext:value-type="string">
            <text:p>S20</text:p>
          </table:table-cell>
          <table:table-cell table:style-name="ce34" office:value-type="string" calcext:value-type="string">
            <text:p>S2X</text:p>
          </table:table-cell>
          <table:table-cell table:style-name="ce34" office:value-type="string" calcext:value-type="string">
            <text:p>F0</text:p>
          </table:table-cell>
          <table:table-cell table:style-name="ce34" office:value-type="string" calcext:value-type="string">
            <text:p>FX</text:p>
          </table:table-cell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Alchemical Crafting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39];[.B$53:.B$123];0)+52" office:value-type="float" office:value="54" calcext:value-type="float">
            <text:p>54</text:p>
          </table:table-cell>
          <table:table-cell table:formula="of:=IF(ISNUMBER([.G39]);COUNTIF([.B$53:.B$123];[.C39]);0)" office:value-type="float" office:value="3" calcext:value-type="float">
            <text:p>3</text:p>
          </table:table-cell>
          <table:table-cell table:formula="of:=MATCH([.D39];[.B$53:.B$123];0)+52" office:value-type="string" office:string-value="" calcext:value-type="error">
            <text:p>#N/A</text:p>
          </table:table-cell>
          <table:table-cell table:formula="of:=IF(ISNUMBER([.I39]);COUNTIF([.B$53:.B$123];[.D39]);0)" office:value-type="float" office:value="0" calcext:value-type="float">
            <text:p>0</text:p>
          </table:table-cell>
          <table:table-cell table:formula="of:=MATCH([.A39];[FEATClass.B$1:.B$1048576];0)" office:value-type="float" office:value="2" calcext:value-type="float">
            <text:p>2</text:p>
          </table:table-cell>
          <table:table-cell table:formula="of:=COUNTIF([FEATClass.B1:.B65];[.A39])+[.K39]-1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rbarian</text:p>
          </table:table-cell>
          <table:table-cell/>
          <table:table-cell office:value-type="string" calcext:value-type="string">
            <text:p>Instinct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40];[.B$53:.B$123];0)+52" office:value-type="float" office:value="57" calcext:value-type="float">
            <text:p>57</text:p>
          </table:table-cell>
          <table:table-cell table:formula="of:=IF(ISNUMBER([.G40]);COUNTIF([.B$53:.B$123];[.C40]);0)" office:value-type="float" office:value="5" calcext:value-type="float">
            <text:p>5</text:p>
          </table:table-cell>
          <table:table-cell table:formula="of:=MATCH([.D40];[.B$53:.B$123];0)+52" office:value-type="string" office:string-value="" calcext:value-type="error">
            <text:p>#N/A</text:p>
          </table:table-cell>
          <table:table-cell table:formula="of:=IF(ISNUMBER([.I40]);COUNTIF([.B$53:.B$123];[.D40]);0)" office:value-type="float" office:value="0" calcext:value-type="float">
            <text:p>0</text:p>
          </table:table-cell>
          <table:table-cell table:formula="of:=MATCH([.A40];[FEATClass.B$1:.B$1048576];0)" office:value-type="float" office:value="6" calcext:value-type="float">
            <text:p>6</text:p>
          </table:table-cell>
          <table:table-cell table:formula="of:=COUNTIF([FEATClass.B2:.B66];[.A40])+[.K40]-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ard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MATCH([.C41];[.B$53:.B$123];0)+52" office:value-type="float" office:value="62" calcext:value-type="float">
            <text:p>62</text:p>
          </table:table-cell>
          <table:table-cell table:formula="of:=IF(ISNUMBER([.G41]);COUNTIF([.B$53:.B$123];[.C41]);0)" office:value-type="float" office:value="3" calcext:value-type="float">
            <text:p>3</text:p>
          </table:table-cell>
          <table:table-cell table:formula="of:=MATCH([.D41];[.B$53:.B$123];0)+52" office:value-type="string" office:string-value="" calcext:value-type="error">
            <text:p>#N/A</text:p>
          </table:table-cell>
          <table:table-cell table:formula="of:=IF(ISNUMBER([.I41]);COUNTIF([.B$53:.B$123];[.D41]);0)" office:value-type="float" office:value="0" calcext:value-type="float">
            <text:p>0</text:p>
          </table:table-cell>
          <table:table-cell table:formula="of:=MATCH([.A41];[FEATClass.B$1:.B$1048576];0)" office:value-type="float" office:value="11" calcext:value-type="float">
            <text:p>11</text:p>
          </table:table-cell>
          <table:table-cell table:formula="of:=COUNTIF([FEATClass.B3:.B67];[.A41])+[.K41]-1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Champion’s Deity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42];[.B$53:.B$123];0)+52" office:value-type="float" office:value="65" calcext:value-type="float">
            <text:p>65</text:p>
          </table:table-cell>
          <table:table-cell table:formula="of:=IF(ISNUMBER([.G42]);COUNTIF([.B$53:.B$123];[.C42]);0)" office:value-type="float" office:value="3" calcext:value-type="float">
            <text:p>3</text:p>
          </table:table-cell>
          <table:table-cell table:formula="of:=MATCH([.D42];[.B$53:.B$123];0)+52" office:value-type="float" office:value="68" calcext:value-type="float">
            <text:p>68</text:p>
          </table:table-cell>
          <table:table-cell table:formula="of:=IF(ISNUMBER([.I42]);COUNTIF([.B$53:.B$123];[.D42]);0)" office:value-type="float" office:value="10" calcext:value-type="float">
            <text:p>10</text:p>
          </table:table-cell>
          <table:table-cell table:formula="of:=MATCH([.A42];[FEATClass.B$1:.B$1048576];0)" office:value-type="float" office:value="15" calcext:value-type="float">
            <text:p>15</text:p>
          </table:table-cell>
          <table:table-cell table:formula="of:=COUNTIF([FEATClass.B4:.B68];[.A42])+[.K42]-1"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Cleric</text:p>
          </table:table-cell>
          <table:table-cell/>
          <table:table-cell office:value-type="string" calcext:value-type="string">
            <text:p>Doctrine</text:p>
          </table:table-cell>
          <table:table-cell office:value-type="string" calcext:value-type="string">
            <text:p>Cleric’s Deity</text:p>
          </table:table-cell>
          <table:table-cell table:number-columns-repeated="2"/>
          <table:table-cell table:formula="of:=MATCH([.C43];[.B$53:.B$123];0)+52" office:value-type="float" office:value="88" calcext:value-type="float">
            <text:p>88</text:p>
          </table:table-cell>
          <table:table-cell table:formula="of:=IF(ISNUMBER([.G43]);COUNTIF([.B$53:.B$123];[.C43]);0)" office:value-type="float" office:value="2" calcext:value-type="float">
            <text:p>2</text:p>
          </table:table-cell>
          <table:table-cell table:formula="of:=MATCH([.D43];[.B$53:.B$123];0)+52" office:value-type="float" office:value="78" calcext:value-type="float">
            <text:p>78</text:p>
          </table:table-cell>
          <table:table-cell table:formula="of:=IF(ISNUMBER([.I43]);COUNTIF([.B$53:.B$123];[.D43]);0)" office:value-type="float" office:value="10" calcext:value-type="float">
            <text:p>10</text:p>
          </table:table-cell>
          <table:table-cell table:formula="of:=MATCH([.A43];[FEATClass.B$1:.B$1048576];0)" office:value-type="float" office:value="19" calcext:value-type="float">
            <text:p>19</text:p>
          </table:table-cell>
          <table:table-cell table:formula="of:=COUNTIF([FEATClass.B5:.B69];[.A43])+[.K43]-1" office:value-type="float" office:value="24" calcext:value-type="float">
            <text:p>24</text:p>
          </table:table-cell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MATCH([.C44];[.B$53:.B$123];0)+52" office:value-type="float" office:value="90" calcext:value-type="float">
            <text:p>90</text:p>
          </table:table-cell>
          <table:table-cell table:formula="of:=IF(ISNUMBER([.G44]);COUNTIF([.B$53:.B$123];[.C44]);0)" office:value-type="float" office:value="4" calcext:value-type="float">
            <text:p>4</text:p>
          </table:table-cell>
          <table:table-cell table:formula="of:=MATCH([.D44];[.B$53:.B$123];0)+52" office:value-type="string" office:string-value="" calcext:value-type="error">
            <text:p>#N/A</text:p>
          </table:table-cell>
          <table:table-cell table:formula="of:=IF(ISNUMBER([.I44]);COUNTIF([.B$53:.B$123];[.D44]);0)" office:value-type="float" office:value="0" calcext:value-type="float">
            <text:p>0</text:p>
          </table:table-cell>
          <table:table-cell table:formula="of:=MATCH([.A44];[FEATClass.B$1:.B$1048576];0)" office:value-type="float" office:value="25" calcext:value-type="float">
            <text:p>25</text:p>
          </table:table-cell>
          <table:table-cell table:formula="of:=COUNTIF([FEATClass.B6:.B70];[.A44])+[.K44]-1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Fighter</text:p>
          </table:table-cell>
          <table:table-cell office:value-type="string" calcext:value-type="string">
            <text:p>Shield Block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45];[.B$53:.B$123];0)+52" office:value-type="string" office:string-value="" calcext:value-type="error">
            <text:p>#N/A</text:p>
          </table:table-cell>
          <table:table-cell table:formula="of:=IF(ISNUMBER([.G45]);COUNTIF([.B$53:.B$123];[.C45]);0)" office:value-type="float" office:value="0" calcext:value-type="float">
            <text:p>0</text:p>
          </table:table-cell>
          <table:table-cell table:formula="of:=MATCH([.D45];[.B$53:.B$123];0)+52" office:value-type="string" office:string-value="" calcext:value-type="error">
            <text:p>#N/A</text:p>
          </table:table-cell>
          <table:table-cell table:formula="of:=IF(ISNUMBER([.I45]);COUNTIF([.B$53:.B$123];[.D45]);0)" office:value-type="float" office:value="0" calcext:value-type="float">
            <text:p>0</text:p>
          </table:table-cell>
          <table:table-cell table:formula="of:=MATCH([.A45];[FEATClass.B$1:.B$1048576];0)" office:value-type="float" office:value="31" calcext:value-type="float">
            <text:p>31</text:p>
          </table:table-cell>
          <table:table-cell table:formula="of:=COUNTIF([FEATClass.B7:.B71];[.A45])+[.K45]-1" office:value-type="float" office:value="37" calcext:value-type="float">
            <text:p>37</text:p>
          </table:table-cell>
        </table:table-row>
        <table:table-row table:style-name="ro3">
          <table:table-cell office:value-type="string" calcext:value-type="string">
            <text:p>Monk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46];[.B$53:.B$123];0)+52" office:value-type="string" office:string-value="" calcext:value-type="error">
            <text:p>#N/A</text:p>
          </table:table-cell>
          <table:table-cell table:formula="of:=IF(ISNUMBER([.G46]);COUNTIF([.B$53:.B$123];[.C46]);0)" office:value-type="float" office:value="0" calcext:value-type="float">
            <text:p>0</text:p>
          </table:table-cell>
          <table:table-cell table:formula="of:=MATCH([.D46];[.B$53:.B$123];0)+52" office:value-type="string" office:string-value="" calcext:value-type="error">
            <text:p>#N/A</text:p>
          </table:table-cell>
          <table:table-cell table:formula="of:=IF(ISNUMBER([.I46]);COUNTIF([.B$53:.B$123];[.D46]);0)" office:value-type="float" office:value="0" calcext:value-type="float">
            <text:p>0</text:p>
          </table:table-cell>
          <table:table-cell table:formula="of:=MATCH([.A46];[FEATClass.B$1:.B$1048576];0)" office:value-type="float" office:value="38" calcext:value-type="float">
            <text:p>38</text:p>
          </table:table-cell>
          <table:table-cell table:formula="of:=COUNTIF([FEATClass.B8:.B72];[.A46])+[.K46]-1"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Edge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47];[.B$53:.B$123];0)+52" office:value-type="float" office:value="94" calcext:value-type="float">
            <text:p>94</text:p>
          </table:table-cell>
          <table:table-cell table:formula="of:=IF(ISNUMBER([.G47]);COUNTIF([.B$53:.B$123];[.C47]);0)" office:value-type="float" office:value="3" calcext:value-type="float">
            <text:p>3</text:p>
          </table:table-cell>
          <table:table-cell table:formula="of:=MATCH([.D47];[.B$53:.B$123];0)+52" office:value-type="string" office:string-value="" calcext:value-type="error">
            <text:p>#N/A</text:p>
          </table:table-cell>
          <table:table-cell table:formula="of:=IF(ISNUMBER([.I47]);COUNTIF([.B$53:.B$123];[.D47]);0)" office:value-type="float" office:value="0" calcext:value-type="float">
            <text:p>0</text:p>
          </table:table-cell>
          <table:table-cell table:formula="of:=MATCH([.A47];[FEATClass.B$1:.B$1048576];0)" office:value-type="float" office:value="46" calcext:value-type="float">
            <text:p>46</text:p>
          </table:table-cell>
          <table:table-cell table:formula="of:=COUNTIF([FEATClass.B9:.B73];[.A47])+[.K47]-1"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Rogue</text:p>
          </table:table-cell>
          <table:table-cell/>
          <table:table-cell office:value-type="string" calcext:value-type="string">
            <text:p>Racket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TCH([.C48];[.B$53:.B$123];0)+52" office:value-type="float" office:value="97" calcext:value-type="float">
            <text:p>97</text:p>
          </table:table-cell>
          <table:table-cell table:formula="of:=IF(ISNUMBER([.G48]);COUNTIF([.B$53:.B$123];[.C48]);0)" office:value-type="float" office:value="3" calcext:value-type="float">
            <text:p>3</text:p>
          </table:table-cell>
          <table:table-cell table:formula="of:=MATCH([.D48];[.B$53:.B$123];0)+52" office:value-type="string" office:string-value="" calcext:value-type="error">
            <text:p>#N/A</text:p>
          </table:table-cell>
          <table:table-cell table:formula="of:=IF(ISNUMBER([.I48]);COUNTIF([.B$53:.B$123];[.D48]);0)" office:value-type="float" office:value="0" calcext:value-type="float">
            <text:p>0</text:p>
          </table:table-cell>
          <table:table-cell table:formula="of:=MATCH([.A48];[FEATClass.B$1:.B$1048576];0)" office:value-type="float" office:value="51" calcext:value-type="float">
            <text:p>51</text:p>
          </table:table-cell>
          <table:table-cell table:formula="of:=COUNTIF([FEATClass.B10:.B74];[.A48])+[.K48]-1" office:value-type="float" office:value="54" calcext:value-type="float">
            <text:p>54</text:p>
          </table:table-cell>
        </table:table-row>
        <table:table-row table:style-name="ro3">
          <table:table-cell office:value-type="string" calcext:value-type="string">
            <text:p>Sorcerer</text:p>
          </table:table-cell>
          <table:table-cell/>
          <table:table-cell office:value-type="string" calcext:value-type="string">
            <text:p>Bloodline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formula="of:=MATCH([.C49];[.B$53:.B$123];0)+52" office:value-type="float" office:value="100" calcext:value-type="float">
            <text:p>100</text:p>
          </table:table-cell>
          <table:table-cell table:formula="of:=IF(ISNUMBER([.G49]);COUNTIF([.B$53:.B$123];[.C49]);0)" office:value-type="float" office:value="10" calcext:value-type="float">
            <text:p>10</text:p>
          </table:table-cell>
          <table:table-cell table:formula="of:=MATCH([.D49];[.B$53:.B$123];0)+52" office:value-type="string" office:string-value="" calcext:value-type="error">
            <text:p>#N/A</text:p>
          </table:table-cell>
          <table:table-cell table:formula="of:=IF(ISNUMBER([.I49]);COUNTIF([.B$53:.B$123];[.D49]);0)" office:value-type="float" office:value="0" calcext:value-type="float">
            <text:p>0</text:p>
          </table:table-cell>
          <table:table-cell table:formula="of:=MATCH([.A49];[FEATClass.B$1:.B$1048576];0)" office:value-type="float" office:value="55" calcext:value-type="float">
            <text:p>55</text:p>
          </table:table-cell>
          <table:table-cell table:formula="of:=COUNTIF([FEATClass.B11:.B75];[.A49])+[.K49]-1"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Wizard</text:p>
          </table:table-cell>
          <table:table-cell/>
          <table:table-cell office:value-type="string" calcext:value-type="string">
            <text:p>School</text:p>
          </table:table-cell>
          <table:table-cell office:value-type="string" calcext:value-type="string">
            <text:p>Thesis</text:p>
          </table:table-cell>
          <table:table-cell office:value-type="float" office:value="1" calcext:value-type="float">
            <text:p>1</text:p>
          </table:table-cell>
          <table:table-cell/>
          <table:table-cell table:formula="of:=MATCH([.C50];[.B$53:.B$123];0)+52" office:value-type="float" office:value="115" calcext:value-type="float">
            <text:p>115</text:p>
          </table:table-cell>
          <table:table-cell table:formula="of:=IF(ISNUMBER([.G50]);COUNTIF([.B$53:.B$123];[.C50]);0)" office:value-type="float" office:value="9" calcext:value-type="float">
            <text:p>9</text:p>
          </table:table-cell>
          <table:table-cell table:formula="of:=MATCH([.D50];[.B$53:.B$123];0)+52" office:value-type="float" office:value="110" calcext:value-type="float">
            <text:p>110</text:p>
          </table:table-cell>
          <table:table-cell table:formula="of:=IF(ISNUMBER([.I50]);COUNTIF([.B$53:.B$123];[.D50]);0)" office:value-type="float" office:value="5" calcext:value-type="float">
            <text:p>5</text:p>
          </table:table-cell>
          <table:table-cell table:formula="of:=MATCH([.A50];[FEATClass.B$1:.B$1048576];0)" office:value-type="float" office:value="60" calcext:value-type="float">
            <text:p>60</text:p>
          </table:table-cell>
          <table:table-cell table:formula="of:=COUNTIF([FEATClass.B12:.B76];[.A50])+[.K50]-1" office:value-type="float" office:value="65" calcext:value-type="float">
            <text:p>65</text:p>
          </table:table-cell>
        </table:table-row>
        <table:table-row table:style-name="ro3" table:number-rows-repeated="2">
          <table:table-cell table:number-columns-repeated="12"/>
        </table:table-row>
        <table:table-row table:style-name="ro3">
          <table:table-cell table:style-name="ce31" office:value-type="string" calcext:value-type="string">
            <text:p>Class</text:p>
          </table:table-cell>
          <table:table-cell table:style-name="ce34" office:value-type="string" calcext:value-type="string">
            <text:p>Spec</text:p>
          </table:table-cell>
          <table:table-cell table:style-name="ce34" office:value-type="string" calcext:value-type="string">
            <text:p>Option</text:p>
          </table:table-cell>
          <table:table-cell table:style-name="ce34" office:value-type="string" calcext:value-type="string">
            <text:p>Feats</text:p>
          </table:table-cell>
          <table:table-cell table:style-name="ce34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ombe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hirurge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lchemist</text:p>
          </table:table-cell>
          <table:table-cell office:value-type="string" calcext:value-type="string">
            <text:p>Field</text:p>
          </table:table-cell>
          <table:table-cell table:style-name="ce35" office:value-type="string" calcext:value-type="string">
            <text:p>Mutagenis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style-name="ce35" office:value-type="string" calcext:value-type="string">
            <text:p>Animal Instinc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table:style-name="ce35" office:value-type="string" calcext:value-type="string">
            <text:p>Drag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Fur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Gian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rbarian</text:p>
          </table:table-cell>
          <table:table-cell office:value-type="string" calcext:value-type="string">
            <text:p>Instinct</text:p>
          </table:table-cell>
          <table:table-cell office:value-type="string" calcext:value-type="string">
            <text:p>Spiri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nigma</text:p>
          </table:table-cell>
          <table:table-cell office:value-type="string" calcext:value-type="string">
            <text:p>Bardic Lor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Lingering Composit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ard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Polymath</text:p>
          </table:table-cell>
          <table:table-cell office:value-type="string" calcext:value-type="string">
            <text:p>Versatile Performanc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Paladi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Redeeme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Liberator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Rainbow Queen Robert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Moonleaper Wilfred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Devourer Cheryl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Fleshreaper Wesle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Amorous Eldob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Sacred Feast Erm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Roaring Judge Ware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Bringer of Visions Halfrid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Stormchaser Wilfred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hampion</text:p>
          </table:table-cell>
          <table:table-cell office:value-type="string" calcext:value-type="string">
            <text:p>Champion’s Deity</text:p>
          </table:table-cell>
          <table:table-cell table:style-name="ce36" office:value-type="string" calcext:value-type="string">
            <text:p>Trailblazer Enric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Roberta the Rainbow Queen</text:p>
          </table:table-cell>
          <table:table-cell office:value-type="string" calcext:value-type="string">
            <text:p>Longsword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Wilfred the Moonleaper</text:p>
          </table:table-cell>
          <table:table-cell office:value-type="string" calcext:value-type="string">
            <text:p>Sling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Cheryl the Devourer</text:p>
          </table:table-cell>
          <table:table-cell office:value-type="string" calcext:value-type="string">
            <text:p>Sickle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Wesley the Fleshreaper</text:p>
          </table:table-cell>
          <table:table-cell office:value-type="string" calcext:value-type="string">
            <text:p>Greatsword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Eldob the Amorous</text:p>
          </table:table-cell>
          <table:table-cell office:value-type="string" calcext:value-type="string">
            <text:p>Rapier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Erma the Sacred Feast</text:p>
          </table:table-cell>
          <table:table-cell office:value-type="string" calcext:value-type="string">
            <text:p>Sickle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Waren the Roaring Judge</text:p>
          </table:table-cell>
          <table:table-cell office:value-type="string" calcext:value-type="string">
            <text:p>Scimitar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Halfrida the Bringer of Visions</text:p>
          </table:table-cell>
          <table:table-cell office:value-type="string" calcext:value-type="string">
            <text:p>Longsword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Wilfred the Stormchaser</text:p>
          </table:table-cell>
          <table:table-cell office:value-type="string" calcext:value-type="string">
            <text:p>Longbow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Cleric’s Deity</text:p>
          </table:table-cell>
          <table:table-cell table:style-name="ce36" office:value-type="string" calcext:value-type="string">
            <text:p>Enrica the Trailblazer</text:p>
          </table:table-cell>
          <table:table-cell office:value-type="string" calcext:value-type="string">
            <text:p>Gauntlet Proficienc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Cloistered</text:p>
          </table:table-cell>
          <table:table-cell office:value-type="string" calcext:value-type="string">
            <text:p>Domain initiat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leric</text:p>
          </table:table-cell>
          <table:table-cell office:value-type="string" calcext:value-type="string">
            <text:p>Doctrine</text:p>
          </table:table-cell>
          <table:table-cell office:value-type="string" calcext:value-type="string">
            <text:p>Warpriest</text:p>
          </table:table-cell>
          <table:table-cell office:value-type="string" calcext:value-type="string">
            <text:p>Light armor, Medium armor, Shield Block, Deadly simplicit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 Companio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Leshy Familia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torm Born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ruid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Wild Shape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Flurr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Precis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nger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Outwi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Ruffian</text:p>
          </table:table-cell>
          <table:table-cell office:value-type="string" calcext:value-type="string">
            <text:p>Medium Armo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Scoundrel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ogu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Thief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berran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Angelic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emonic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iabolic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Draconic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Elemental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Fe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Hag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Imprerial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Sorcerer</text:p>
          </table:table-cell>
          <table:table-cell office:value-type="string" calcext:value-type="string">
            <text:p>Bloodline</text:p>
          </table:table-cell>
          <table:table-cell office:value-type="string" calcext:value-type="string">
            <text:p>Undead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Improved Familiar Attunement</text:p>
          </table:table-cell>
          <table:table-cell office:value-type="string" calcext:value-type="string">
            <text:p>Familiar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Reach</text:p>
          </table:table-cell>
          <table:table-cell office:value-type="string" calcext:value-type="string">
            <text:p>Reach Spell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Metamagic Experimentation Widen</text:p>
          </table:table-cell>
          <table:table-cell office:value-type="string" calcext:value-type="string">
            <text:p>Widen Spell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Blending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Spell Substitu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Abjura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Conjura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Divina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nchantmen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Evoca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Illus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ecromancy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Transmutatio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Wizar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Universal</text:p>
          </table:table-cell>
          <table:table-cell table:number-columns-repeated="9"/>
        </table:table-row>
        <table:table-row table:style-name="ro3"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NULL</text:p>
          </table:table-cell>
          <table:table-cell table:number-columns-repeated="9"/>
        </table:table-row>
      </table:table>
      <table:table table:name="FEATGenSkill" table:style-name="ta1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4">
          <table:table-cell table:style-name="ce37" office:value-type="string" calcext:value-type="string">
            <text:p>Skill</text:p>
          </table:table-cell>
          <table:table-cell table:style-name="ce37" office:value-type="string" calcext:value-type="string">
            <text:p>First</text:p>
          </table:table-cell>
          <table:table-cell table:style-name="ce37" office:value-type="string" calcext:value-type="string">
            <text:p>Las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robatics</text:p>
          </table:table-cell>
          <table:table-cell table:formula="of:=MATCH([.A2];[.B$21:.B$112];0)+20" office:value-type="float" office:value="35" calcext:value-type="float">
            <text:p>35</text:p>
          </table:table-cell>
          <table:table-cell table:formula="of:=COUNTIF([.B$21:.B$112];[.A2])+[.B2]-1" office:value-type="float" office:value="38" calcext:value-type="float">
            <text:p>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rcana</text:p>
          </table:table-cell>
          <table:table-cell table:formula="of:=MATCH([.A3];[.B$21:.B$112];0)+20" office:value-type="float" office:value="39" calcext:value-type="float">
            <text:p>39</text:p>
          </table:table-cell>
          <table:table-cell table:formula="of:=COUNTIF([.B$21:.B$112];[.A3])+[.B3]-1" office:value-type="float" office:value="44" calcext:value-type="float">
            <text:p>4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thletics</text:p>
          </table:table-cell>
          <table:table-cell table:formula="of:=MATCH([.A4];[.B$21:.B$112];0)+20" office:value-type="float" office:value="45" calcext:value-type="float">
            <text:p>45</text:p>
          </table:table-cell>
          <table:table-cell table:formula="of:=COUNTIF([.B$21:.B$112];[.A4])+[.B4]-1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rafting</text:p>
          </table:table-cell>
          <table:table-cell table:formula="of:=MATCH([.A5];[.B$21:.B$112];0)+20" office:value-type="float" office:value="51" calcext:value-type="float">
            <text:p>51</text:p>
          </table:table-cell>
          <table:table-cell table:formula="of:=COUNTIF([.B$21:.B$112];[.A5])+[.B5]-1" office:value-type="float" office:value="55" calcext:value-type="float">
            <text:p>5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ception</text:p>
          </table:table-cell>
          <table:table-cell table:formula="of:=MATCH([.A6];[.B$21:.B$112];0)+20" office:value-type="float" office:value="56" calcext:value-type="float">
            <text:p>56</text:p>
          </table:table-cell>
          <table:table-cell table:formula="of:=COUNTIF([.B$21:.B$112];[.A6])+[.B6]-1" office:value-type="float" office:value="59" calcext:value-type="float">
            <text:p>5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iplomacy</text:p>
          </table:table-cell>
          <table:table-cell table:formula="of:=MATCH([.A7];[.B$21:.B$112];0)+20" office:value-type="float" office:value="60" calcext:value-type="float">
            <text:p>60</text:p>
          </table:table-cell>
          <table:table-cell table:formula="of:=COUNTIF([.B$21:.B$112];[.A7])+[.B7]-1" office:value-type="float" office:value="63" calcext:value-type="float">
            <text:p>6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ntimidation</text:p>
          </table:table-cell>
          <table:table-cell table:formula="of:=MATCH([.A8];[.B$21:.B$112];0)+20" office:value-type="float" office:value="64" calcext:value-type="float">
            <text:p>64</text:p>
          </table:table-cell>
          <table:table-cell table:formula="of:=COUNTIF([.B$21:.B$112];[.A8])+[.B8]-1" office:value-type="float" office:value="67" calcext:value-type="float">
            <text:p>6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re</text:p>
          </table:table-cell>
          <table:table-cell table:formula="of:=MATCH([.A9];[.B$21:.B$112];0)+20" office:value-type="float" office:value="68" calcext:value-type="float">
            <text:p>68</text:p>
          </table:table-cell>
          <table:table-cell table:formula="of:=COUNTIF([.B$21:.B$112];[.A9])+[.B9]-1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dicine</text:p>
          </table:table-cell>
          <table:table-cell table:formula="of:=MATCH([.A10];[.B$21:.B$112];0)+20" office:value-type="float" office:value="71" calcext:value-type="float">
            <text:p>71</text:p>
          </table:table-cell>
          <table:table-cell table:formula="of:=COUNTIF([.B$21:.B$112];[.A10])+[.B10]-1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ature</text:p>
          </table:table-cell>
          <table:table-cell table:formula="of:=MATCH([.A11];[.B$21:.B$112];0)+20" office:value-type="float" office:value="73" calcext:value-type="float">
            <text:p>73</text:p>
          </table:table-cell>
          <table:table-cell table:formula="of:=COUNTIF([.B$21:.B$112];[.A11])+[.B11]-1" office:value-type="float" office:value="79" calcext:value-type="float">
            <text:p>7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ccultism</text:p>
          </table:table-cell>
          <table:table-cell table:formula="of:=MATCH([.A12];[.B$21:.B$112];0)+20" office:value-type="float" office:value="80" calcext:value-type="float">
            <text:p>80</text:p>
          </table:table-cell>
          <table:table-cell table:formula="of:=COUNTIF([.B$21:.B$112];[.A12])+[.B12]-1" office:value-type="float" office:value="85" calcext:value-type="float">
            <text:p>8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erformance</text:p>
          </table:table-cell>
          <table:table-cell table:formula="of:=MATCH([.A13];[.B$21:.B$112];0)+20" office:value-type="float" office:value="86" calcext:value-type="float">
            <text:p>86</text:p>
          </table:table-cell>
          <table:table-cell table:formula="of:=COUNTIF([.B$21:.B$112];[.A13])+[.B13]-1" office:value-type="float" office:value="89" calcext:value-type="float">
            <text:p>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ligion</text:p>
          </table:table-cell>
          <table:table-cell table:formula="of:=MATCH([.A14];[.B$21:.B$112];0)+20" office:value-type="float" office:value="90" calcext:value-type="float">
            <text:p>90</text:p>
          </table:table-cell>
          <table:table-cell table:formula="of:=COUNTIF([.B$21:.B$112];[.A14])+[.B14]-1" office:value-type="float" office:value="95" calcext:value-type="float">
            <text:p>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ciety</text:p>
          </table:table-cell>
          <table:table-cell table:formula="of:=MATCH([.A15];[.B$21:.B$112];0)+20" office:value-type="float" office:value="96" calcext:value-type="float">
            <text:p>96</text:p>
          </table:table-cell>
          <table:table-cell table:formula="of:=COUNTIF([.B$21:.B$112];[.A15])+[.B15]-1" office:value-type="float" office:value="101" calcext:value-type="float">
            <text:p>10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ealth</text:p>
          </table:table-cell>
          <table:table-cell table:formula="of:=MATCH([.A16];[.B$21:.B$112];0)+20" office:value-type="float" office:value="102" calcext:value-type="float">
            <text:p>102</text:p>
          </table:table-cell>
          <table:table-cell table:formula="of:=COUNTIF([.B$21:.B$112];[.A16])+[.B16]-1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urvival</text:p>
          </table:table-cell>
          <table:table-cell table:formula="of:=MATCH([.A17];[.B$21:.B$112];0)+20" office:value-type="float" office:value="105" calcext:value-type="float">
            <text:p>105</text:p>
          </table:table-cell>
          <table:table-cell table:formula="of:=COUNTIF([.B$21:.B$112];[.A17])+[.B17]-1" office:value-type="float" office:value="109" calcext:value-type="float">
            <text:p>1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hievery</text:p>
          </table:table-cell>
          <table:table-cell table:formula="of:=MATCH([.A18];[.B$21:.B$112];0)+20" office:value-type="float" office:value="110" calcext:value-type="float">
            <text:p>110</text:p>
          </table:table-cell>
          <table:table-cell table:formula="of:=COUNTIF([.B$21:.B$112];[.A18])+[.B18]-1" office:value-type="float" office:value="112" calcext:value-type="float">
            <text:p>112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 table:style-name="ce38" office:value-type="string" calcext:value-type="string">
            <text:p>Feat</text:p>
          </table:table-cell>
          <table:table-cell table:style-name="ce39" office:value-type="string" calcext:value-type="string">
            <text:p>Category</text:p>
          </table:table-cell>
          <table:table-cell table:style-name="ce39" office:value-type="string" calcext:value-type="string">
            <text:p>Level</text:p>
          </table:table-cell>
          <table:table-cell table:style-name="ce39" office:value-type="string" calcext:value-type="string">
            <text:p>PrereqTyp</text:p>
          </table:table-cell>
          <table:table-cell table:style-name="ce40" office:value-type="string" calcext:value-type="string">
            <text:p>PrereqVal</text:p>
          </table:table-cell>
        </table:table-row>
        <table:table-row table:style-name="ro5">
          <table:table-cell office:value-type="string" calcext:value-type="string">
            <text:p>Adopted Ancestry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rmor Proficiency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reath Control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anny Acumen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iehard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st Recovery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Feather Step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X</text:p>
          </table:table-cell>
          <table:table-cell office:value-type="float" office:value="14" calcext:value-type="float">
            <text:p>14</text:p>
          </table:table-cell>
        </table:table-row>
        <table:table-row table:style-name="ro5">
          <table:table-cell office:value-type="string" calcext:value-type="string">
            <text:p>Fleet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credible Initiative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ide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hield Block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ughness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eapon Proficiency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kill Training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</text:p>
          </table:table-cell>
          <table:table-cell office:value-type="float" office:value="12" calcext:value-type="float">
            <text:p>12</text:p>
          </table:table-cell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Acroba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at Fall</text:p>
          </table:table-cell>
          <table:table-cell office:value-type="string" calcext:value-type="string">
            <text:p>Acroba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Squeeze</text:p>
          </table:table-cell>
          <table:table-cell office:value-type="string" calcext:value-type="string">
            <text:p>Acroba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eady Balance</text:p>
          </table:table-cell>
          <table:table-cell office:value-type="string" calcext:value-type="string">
            <text:p>Acroba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Ar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ubious Knowledge</text:p>
          </table:table-cell>
          <table:table-cell office:value-type="string" calcext:value-type="string">
            <text:p>Ar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Identification</text:p>
          </table:table-cell>
          <table:table-cell office:value-type="string" calcext:value-type="string">
            <text:p>Ar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cognize Spell</text:p>
          </table:table-cell>
          <table:table-cell office:value-type="string" calcext:value-type="string">
            <text:p>Ar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rick Magic Item</text:p>
          </table:table-cell>
          <table:table-cell office:value-type="string" calcext:value-type="string">
            <text:p>Ar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rcane Sense</text:p>
          </table:table-cell>
          <table:table-cell office:value-type="string" calcext:value-type="string">
            <text:p>Arcan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mbat Climber</text:p>
          </table:table-cell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efty Hauler</text:p>
          </table:table-cell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Jump</text:p>
          </table:table-cell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itan Wrestler</text:p>
          </table:table-cell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nderwater Marauder</text:p>
          </table:table-cell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Athletic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lchemical Craf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Repair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nare Craf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pecialty Crafting</text:p>
          </table:table-cell>
          <table:table-cell office:value-type="string" calcext:value-type="string">
            <text:p>Craf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harming Liar</text:p>
          </table:table-cell>
          <table:table-cell office:value-type="string" calcext:value-type="string">
            <text:p>Dece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engthy Diversion</text:p>
          </table:table-cell>
          <table:table-cell office:value-type="string" calcext:value-type="string">
            <text:p>Dece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ie to Me</text:p>
          </table:table-cell>
          <table:table-cell office:value-type="string" calcext:value-type="string">
            <text:p>Dece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Decep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Diplomac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argain Hunter</text:p>
          </table:table-cell>
          <table:table-cell office:value-type="string" calcext:value-type="string">
            <text:p>Diplomac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Group Impression</text:p>
          </table:table-cell>
          <table:table-cell office:value-type="string" calcext:value-type="string">
            <text:p>Diplomac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obnobber</text:p>
          </table:table-cell>
          <table:table-cell office:value-type="string" calcext:value-type="string">
            <text:p>Diplomac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Group Coercion</text:p>
          </table:table-cell>
          <table:table-cell office:value-type="string" calcext:value-type="string">
            <text:p>Intimid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timidating Glare</text:p>
          </table:table-cell>
          <table:table-cell office:value-type="string" calcext:value-type="string">
            <text:p>Intimid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Coercion</text:p>
          </table:table-cell>
          <table:table-cell office:value-type="string" calcext:value-type="string">
            <text:p>Intimid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timid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Lo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dditional Lore</text:p>
          </table:table-cell>
          <table:table-cell office:value-type="string" calcext:value-type="string">
            <text:p>Lo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xperienced Professional</text:p>
          </table:table-cell>
          <table:table-cell office:value-type="string" calcext:value-type="string">
            <text:p>Lo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attle Medicine</text:p>
          </table:table-cell>
          <table:table-cell office:value-type="string" calcext:value-type="string">
            <text:p>Medic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Medici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atural Medicine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rain Animal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ubious Knowledge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Identification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cognize Spell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rick Magic Item</text:p>
          </table:table-cell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ubious Knowledge</text:p>
          </table:table-cell>
          <table:table-cell office:value-type="string" calcext:value-type="string">
            <text:p>Occul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Identification</text:p>
          </table:table-cell>
          <table:table-cell office:value-type="string" calcext:value-type="string">
            <text:p>Occul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cognize Spell</text:p>
          </table:table-cell>
          <table:table-cell office:value-type="string" calcext:value-type="string">
            <text:p>Occul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rick Magic Item</text:p>
          </table:table-cell>
          <table:table-cell office:value-type="string" calcext:value-type="string">
            <text:p>Occul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Oddity Identification</text:p>
          </table:table-cell>
          <table:table-cell office:value-type="string" calcext:value-type="string">
            <text:p>Occul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Occultis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Perform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scinating Performance</text:p>
          </table:table-cell>
          <table:table-cell office:value-type="string" calcext:value-type="string">
            <text:p>Perform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mpressive Performance</text:p>
          </table:table-cell>
          <table:table-cell office:value-type="string" calcext:value-type="string">
            <text:p>Perform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irtuosic Performer</text:p>
          </table:table-cell>
          <table:table-cell office:value-type="string" calcext:value-type="string">
            <text:p>Perform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ubious Knowledge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Identification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cognize Spell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rick Magic Item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udent of the Canon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urtly Graces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ultilingual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ad Lips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ign Language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reetwise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xperienced Smuggler</text:p>
          </table:table-cell>
          <table:table-cell office:value-type="string" calcext:value-type="string">
            <text:p>Steal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errain Stalker</text:p>
          </table:table-cell>
          <table:table-cell office:value-type="string" calcext:value-type="string">
            <text:p>Steal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Steal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xperienced Tracker</text:p>
          </table:table-cell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orager</text:p>
          </table:table-cell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urvey Wildlife</text:p>
          </table:table-cell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errain Expertise</text:p>
          </table:table-cell>
          <table:table-cell office:value-type="string" calcext:value-type="string">
            <text:p>Surviva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ickpocket</text:p>
          </table:table-cell>
          <table:table-cell office:value-type="string" calcext:value-type="string">
            <text:p>Thiev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ubtle Theft</text:p>
          </table:table-cell>
          <table:table-cell office:value-type="string" calcext:value-type="string">
            <text:p>Thiev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Thieve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FEATClass" table:style-name="ta1" table:print="false">
        <office:forms form:automatic-focus="false" form:apply-design-mode="false"/>
        <table:table-column table:style-name="co4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6">
          <table:table-cell table:style-name="Heading" office:value-type="string" calcext:value-type="string">
            <text:p>Feat</text:p>
          </table:table-cell>
          <table:table-cell table:style-name="Heading" office:value-type="string" calcext:value-type="string">
            <text:p>Class</text:p>
          </table:table-cell>
          <table:table-cell table:style-name="Heading" office:value-type="string" calcext:value-type="string">
            <text:p>Level</text:p>
          </table:table-cell>
          <table:table-cell table:style-name="Heading" office:value-type="string" calcext:value-type="string">
            <text:p>PrereqTyp</text:p>
          </table:table-cell>
          <table:table-cell table:style-name="Heading" office:value-type="string" calcext:value-type="string">
            <text:p>PrereqVal</text:p>
          </table:table-cell>
        </table:table-row>
        <table:table-row table:style-name="ro5">
          <table:table-cell office:value-type="string" calcext:value-type="string">
            <text:p>Alchemical Familiar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lchemical Savant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r Lobber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Quick Bomber</text:p>
          </table:table-cell>
          <table:table-cell office:value-type="string" calcext:value-type="string">
            <text:p>Alchemi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cute Vision</text:p>
          </table:table-cell>
          <table:table-cell office:value-type="string" calcext:value-type="string">
            <text:p>Barbar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ment of Clarity</text:p>
          </table:table-cell>
          <table:table-cell office:value-type="string" calcext:value-type="string">
            <text:p>Barbar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aging Intimidation</text:p>
          </table:table-cell>
          <table:table-cell office:value-type="string" calcext:value-type="string">
            <text:p>Barbar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aging Thrower</text:p>
          </table:table-cell>
          <table:table-cell office:value-type="string" calcext:value-type="string">
            <text:p>Barbar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udden Charge</text:p>
          </table:table-cell>
          <table:table-cell office:value-type="string" calcext:value-type="string">
            <text:p>Barbari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Bardic Lore</text:p>
          </table:table-cell>
          <table:table-cell office:value-type="string" calcext:value-type="string">
            <text:p>B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nigma</text:p>
          </table:table-cell>
        </table:table-row>
        <table:table-row table:style-name="ro5">
          <table:table-cell office:value-type="string" calcext:value-type="string">
            <text:p>Lingering Composition</text:p>
          </table:table-cell>
          <table:table-cell office:value-type="string" calcext:value-type="string">
            <text:p>B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Maestro</text:p>
          </table:table-cell>
        </table:table-row>
        <table:table-row table:style-name="ro5">
          <table:table-cell office:value-type="string" calcext:value-type="string">
            <text:p>Reach Spell</text:p>
          </table:table-cell>
          <table:table-cell office:value-type="string" calcext:value-type="string">
            <text:p>B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ersatile Performance</text:p>
          </table:table-cell>
          <table:table-cell office:value-type="string" calcext:value-type="string">
            <text:p>B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Polymath</text:p>
          </table:table-cell>
        </table:table-row>
        <table:table-row table:style-name="ro5">
          <table:table-cell office:value-type="string" calcext:value-type="string">
            <text:p>Deity's Domain</text:p>
          </table:table-cell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anged Reprisal</text:p>
          </table:table-cell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Paladin</text:p>
          </table:table-cell>
        </table:table-row>
        <table:table-row table:style-name="ro5">
          <table:table-cell office:value-type="string" calcext:value-type="string">
            <text:p>Unimpeded Step</text:p>
          </table:table-cell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Liberator</text:p>
          </table:table-cell>
        </table:table-row>
        <table:table-row table:style-name="ro5">
          <table:table-cell office:value-type="string" calcext:value-type="string">
            <text:p>Weight of Guilt</text:p>
          </table:table-cell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Redeemer</text:p>
          </table:table-cell>
        </table:table-row>
        <table:table-row table:style-name="ro5">
          <table:table-cell office:value-type="string" calcext:value-type="string">
            <text:p>Deadly Simplicity</text:p>
          </table:table-cell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omain Initiate</text:p>
          </table:table-cell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arming Hands</text:p>
          </table:table-cell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Harmful</text:p>
          </table:table-cell>
        </table:table-row>
        <table:table-row table:style-name="ro5">
          <table:table-cell office:value-type="string" calcext:value-type="string">
            <text:p>Healing Hands</text:p>
          </table:table-cell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Healing</text:p>
          </table:table-cell>
        </table:table-row>
        <table:table-row table:style-name="ro5">
          <table:table-cell office:value-type="string" calcext:value-type="string">
            <text:p>Holy Castigation</text:p>
          </table:table-cell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gnment</text:p>
          </table:table-cell>
          <table:table-cell office:value-type="string" calcext:value-type="string">
            <text:p>Good</text:p>
          </table:table-cell>
        </table:table-row>
        <table:table-row table:style-name="ro5">
          <table:table-cell office:value-type="string" calcext:value-type="string">
            <text:p>Reach Spell</text:p>
          </table:table-cell>
          <table:table-cell office:value-type="string" calcext:value-type="string">
            <text:p>Cler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nimal Companion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Animal</text:p>
          </table:table-cell>
        </table:table-row>
        <table:table-row table:style-name="ro5">
          <table:table-cell office:value-type="string" calcext:value-type="string">
            <text:p>Leshy Familiar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Leaf</text:p>
          </table:table-cell>
        </table:table-row>
        <table:table-row table:style-name="ro5">
          <table:table-cell office:value-type="string" calcext:value-type="string">
            <text:p>Reach Spell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torm Born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torm</text:p>
          </table:table-cell>
        </table:table-row>
        <table:table-row table:style-name="ro5">
          <table:table-cell office:value-type="string" calcext:value-type="string">
            <text:p>Widen Spell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ild Shape</text:p>
          </table:table-cell>
          <table:table-cell office:value-type="string" calcext:value-type="string">
            <text:p>Dru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Wild</text:p>
          </table:table-cell>
        </table:table-row>
        <table:table-row table:style-name="ro5">
          <table:table-cell office:value-type="string" calcext:value-type="string">
            <text:p>Double Slice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xacting Strike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oint Blank Shot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ower Attack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active Shield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nagging Strike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udden Charge</text:p>
          </table:table-cell>
          <table:table-cell office:value-type="string" calcext:value-type="string">
            <text:p>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rane Stance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ragon Stance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Ki Rush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Ki Strike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nastic Weaponry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untain Stance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iger Stance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olf Stance</text:p>
          </table:table-cell>
          <table:table-cell office:value-type="string" calcext:value-type="string">
            <text:p>Mon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nimal Companion</text:p>
          </table:table-cell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rossbow Ace</text:p>
          </table:table-cell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unted Shot</text:p>
          </table:table-cell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onster Hunter</text:p>
          </table:table-cell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win Takedown</text:p>
          </table:table-cell>
          <table:table-cell office:value-type="string" calcext:value-type="string">
            <text:p>Ra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imble Dodge</text:p>
          </table:table-cell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rap Finder</text:p>
          </table:table-cell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win Feint</text:p>
          </table:table-cell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You're Next</text:p>
          </table:table-cell>
          <table:table-cell office:value-type="string" calcext:value-type="string">
            <text:p>Rog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unterspell</text:p>
          </table:table-cell>
          <table:table-cell office:value-type="string" calcext:value-type="string">
            <text:p>Sorce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angerous Sorcery</text:p>
          </table:table-cell>
          <table:table-cell office:value-type="string" calcext:value-type="string">
            <text:p>Sorce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miliar</text:p>
          </table:table-cell>
          <table:table-cell office:value-type="string" calcext:value-type="string">
            <text:p>Sorce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ach Spell</text:p>
          </table:table-cell>
          <table:table-cell office:value-type="string" calcext:value-type="string">
            <text:p>Sorce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iden Spell</text:p>
          </table:table-cell>
          <table:table-cell office:value-type="string" calcext:value-type="string">
            <text:p>Sorcer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unterspell</text:p>
          </table:table-cell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schew Materials</text:p>
          </table:table-cell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amiliar</text:p>
          </table:table-cell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and of the Apprentice</text:p>
          </table:table-cell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Universal</text:p>
          </table:table-cell>
        </table:table-row>
        <table:table-row table:style-name="ro5">
          <table:table-cell office:value-type="string" calcext:value-type="string">
            <text:p>Reach Spell</text:p>
          </table:table-cell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Widen Spell</text:p>
          </table:table-cell>
          <table:table-cell office:value-type="string" calcext:value-type="string">
            <text:p>Wiz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FEATAnc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3">
          <table:table-cell table:style-name="ce41" office:value-type="string" calcext:value-type="string">
            <text:p>Ancestry</text:p>
          </table:table-cell>
          <table:table-cell table:style-name="ce41" office:value-type="string" calcext:value-type="string">
            <text:p>Row0</text:p>
          </table:table-cell>
          <table:table-cell table:style-name="ce44" office:value-type="string" calcext:value-type="string">
            <text:p>RowX</text:p>
          </table:table-cell>
        </table:table-row>
        <table:table-row table:style-name="ro3">
          <table:table-cell table:style-name="ce42" office:value-type="string" calcext:value-type="string">
            <text:p>Dwarf</text:p>
          </table:table-cell>
          <table:table-cell table:formula="of:=MATCH([.A2];[.A$9:.A$64];0)+8" office:value-type="float" office:value="10" calcext:value-type="float">
            <text:p>10</text:p>
          </table:table-cell>
          <table:table-cell table:formula="of:=[.B2]+COUNTIF([.A$9:.A$64];[.A2])-1" office:value-type="float" office:value="15" calcext:value-type="float">
            <text:p>15</text:p>
          </table:table-cell>
        </table:table-row>
        <table:table-row table:style-name="ro3">
          <table:table-cell table:style-name="ce42" office:value-type="string" calcext:value-type="string">
            <text:p>Elf</text:p>
          </table:table-cell>
          <table:table-cell table:formula="of:=MATCH([.A3];[.A$9:.A$64];0)+8" office:value-type="float" office:value="16" calcext:value-type="float">
            <text:p>16</text:p>
          </table:table-cell>
          <table:table-cell table:formula="of:=[.B3]+COUNTIF([.A$9:.A$64];[.A3])-1" office:value-type="float" office:value="22" calcext:value-type="float">
            <text:p>22</text:p>
          </table:table-cell>
        </table:table-row>
        <table:table-row table:style-name="ro3">
          <table:table-cell table:style-name="ce42" office:value-type="string" calcext:value-type="string">
            <text:p>Gnome</text:p>
          </table:table-cell>
          <table:table-cell table:formula="of:=MATCH([.A4];[.A$9:.A$64];0)+8" office:value-type="float" office:value="23" calcext:value-type="float">
            <text:p>23</text:p>
          </table:table-cell>
          <table:table-cell table:formula="of:=[.B4]+COUNTIF([.A$9:.A$64];[.A4])-1" office:value-type="float" office:value="29" calcext:value-type="float">
            <text:p>29</text:p>
          </table:table-cell>
        </table:table-row>
        <table:table-row table:style-name="ro3">
          <table:table-cell table:style-name="ce42" office:value-type="string" calcext:value-type="string">
            <text:p>Goblin</text:p>
          </table:table-cell>
          <table:table-cell table:formula="of:=MATCH([.A5];[.A$9:.A$64];0)+8" office:value-type="float" office:value="45" calcext:value-type="float">
            <text:p>45</text:p>
          </table:table-cell>
          <table:table-cell table:formula="of:=[.B5]+COUNTIF([.A$9:.A$64];[.A5])-1" office:value-type="float" office:value="53" calcext:value-type="float">
            <text:p>53</text:p>
          </table:table-cell>
        </table:table-row>
        <table:table-row table:style-name="ro3">
          <table:table-cell table:style-name="ce42" office:value-type="string" calcext:value-type="string">
            <text:p>Halfling</text:p>
          </table:table-cell>
          <table:table-cell table:formula="of:=MATCH([.A6];[.A$9:.A$64];0)+8" office:value-type="float" office:value="30" calcext:value-type="float">
            <text:p>30</text:p>
          </table:table-cell>
          <table:table-cell table:formula="of:=[.B6]+COUNTIF([.A$9:.A$64];[.A6])-1" office:value-type="float" office:value="37" calcext:value-type="float">
            <text:p>37</text:p>
          </table:table-cell>
        </table:table-row>
        <table:table-row table:style-name="ro3">
          <table:table-cell table:style-name="ce43" office:value-type="string" calcext:value-type="string">
            <text:p>Human</text:p>
          </table:table-cell>
          <table:table-cell table:formula="of:=MATCH([.A7];[.A$9:.A$64];0)+8" office:value-type="float" office:value="38" calcext:value-type="float">
            <text:p>38</text:p>
          </table:table-cell>
          <table:table-cell table:formula="of:=[.B7]+COUNTIF([.A$9:.A$64];[.A7])-1" office:value-type="float" office:value="44" calcext:value-type="float">
            <text:p>44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1" office:value-type="string" calcext:value-type="string">
            <text:p>Ancestry</text:p>
          </table:table-cell>
          <table:table-cell table:style-name="ce41" office:value-type="string" calcext:value-type="string">
            <text:p>Feat</text:p>
          </table:table-cell>
          <table:table-cell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Dwarven Lore</text:p>
          </table:table-cell>
          <table:table-cell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Dwarven Weapon Familiarity</text:p>
          </table:table-cell>
          <table:table-cell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Rock Runner</text:p>
          </table:table-cell>
          <table:table-cell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Stonecunning</text:p>
          </table:table-cell>
          <table:table-cell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Inburdened Iron</text:p>
          </table:table-cell>
          <table:table-cell/>
        </table:table-row>
        <table:table-row table:style-name="ro3">
          <table:table-cell office:value-type="string" calcext:value-type="string">
            <text:p>Dwarf</text:p>
          </table:table-cell>
          <table:table-cell office:value-type="string" calcext:value-type="string">
            <text:p>Vengeful Hatred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Ancestral Longevity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Elven Lore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Elven Weapon Familiarity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Forlorn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Nimble Elf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Otherworldly Magic</text:p>
          </table:table-cell>
          <table:table-cell/>
        </table:table-row>
        <table:table-row table:style-name="ro3">
          <table:table-cell office:value-type="string" calcext:value-type="string">
            <text:p>Elf</text:p>
          </table:table-cell>
          <table:table-cell office:value-type="string" calcext:value-type="string">
            <text:p>Unwavering Mien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Animal Accomplice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Burrowing Elocutionist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Fey Fellowship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First World Magic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Gnome Obsession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Gnome Weapon Familiarity</text:p>
          </table:table-cell>
          <table:table-cell/>
        </table:table-row>
        <table:table-row table:style-name="ro3">
          <table:table-cell office:value-type="string" calcext:value-type="string">
            <text:p>Gnome</text:p>
          </table:table-cell>
          <table:table-cell office:value-type="string" calcext:value-type="string">
            <text:p>Illusion Sense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Distracting Shadows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Halfling Lore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Halfling Luck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Halfling Weapon Familiarity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Sure Feet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Titan Slinger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Unfettered Halfling</text:p>
          </table:table-cell>
          <table:table-cell/>
        </table:table-row>
        <table:table-row table:style-name="ro3">
          <table:table-cell office:value-type="string" calcext:value-type="string">
            <text:p>Halfling</text:p>
          </table:table-cell>
          <table:table-cell office:value-type="string" calcext:value-type="string">
            <text:p>Watchful Halfling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Adapted Cantrip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Cooperative nature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General Training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Haughty Obstinacy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Natural Ambition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Natural Skill</text:p>
          </table:table-cell>
          <table:table-cell/>
        </table:table-row>
        <table:table-row table:style-name="ro3">
          <table:table-cell office:value-type="string" calcext:value-type="string">
            <text:p>Human</text:p>
          </table:table-cell>
          <table:table-cell office:value-type="string" calcext:value-type="string">
            <text:p>Unconventional Weaponry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Burn It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City Scavenger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Goblin Lore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Goblin Scuttle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Goblin Song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Goblin Weapon Familiarity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Junk Tinker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Rough Rider</text:p>
          </table:table-cell>
          <table:table-cell/>
        </table:table-row>
        <table:table-row table:style-name="ro3">
          <table:table-cell office:value-type="string" calcext:value-type="string">
            <text:p>Goblin</text:p>
          </table:table-cell>
          <table:table-cell office:value-type="string" calcext:value-type="string">
            <text:p>Very Sneaky</text:p>
          </table:table-cell>
          <table:table-cell/>
        </table:table-row>
      </table:table>
      <table:named-expressions/>
      <table:database-ranges>
        <table:database-range table:name="__Anonymous_Sheet_DB__1" table:target-range-address="Chars.A1:Chars.AF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0/00/0000</text:date>, <text:time style:data-style-name="N2" text:time-value="16:04:50.0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3:41:04.072000000</meta:creation-date>
    <dc:date>2022-02-09T16:17:02.980000000</dc:date>
    <meta:editing-duration>PT9H15M5S</meta:editing-duration>
    <meta:editing-cycles>97</meta:editing-cycles>
    <meta:generator>LibreOffice/5.1.1.3$Windows_x86 LibreOffice_project/89f508ef3ecebd2cfb8e1def0f0ba9a803b88a6d</meta:generator>
    <meta:document-statistic meta:table-count="6" meta:cell-count="2663" meta:object-count="0"/>
  </office:meta>
</office:document-meta>
</file>